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visibility="collapse" table:default-cell-style-name="ce1"/>
        <table:table-column table:style-name="co1" table:default-cell-style-name="ce1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mutation</text:p>
          </table:table-cell>
          <table:table-cell/>
          <table:table-cell office:value-type="string" calcext:value-type="string">
            <text:p>permutation</text:p>
          </table:table-cell>
          <table:table-cell/>
          <table:table-cell office:value-type="string" calcext:value-type="string">
            <text:p>Combination</text:p>
          </table:table-cell>
          <table:table-cell/>
          <table:table-cell office:value-type="string" calcext:value-type="string">
            <text:p>Combin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placement</text:p>
          </table:table-cell>
          <table:table-cell table:number-columns-repeated="3"/>
          <table:table-cell office:value-type="string" calcext:value-type="string">
            <text:p>Replacement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0^([.B3]*LOG([.A3];10))" office:value-type="float" office:value="1" calcext:value-type="float">
            <text:p>1</text:p>
          </table:table-cell>
          <table:table-cell table:formula="of:=+[.A3]^[.B3]" office:value-type="float" office:value="1" calcext:value-type="float">
            <text:p>1</text:p>
          </table:table-cell>
          <table:table-cell table:formula="of:=FACT([.A3])/(FACT([.A3]-[.B3]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FACT([.A3]+[.B3]+1)/FACT([.A3]-1)/FACT([.B3])" office:value-type="float" office:value="6" calcext:value-type="float">
            <text:p>6</text:p>
          </table:table-cell>
          <table:table-cell table:formula="of:=10^LOG([.G3])" office:value-type="float" office:value="6" calcext:value-type="float">
            <text:p>6</text:p>
          </table:table-cell>
          <table:table-cell table:formula="of:=FACT([.A3])/FACT([.A3]-[.B3])/FACT([.B3])" office:value-type="float" office:value="1" calcext:value-type="float">
            <text:p>1</text:p>
          </table:table-cell>
          <table:table-cell table:formula="of:=10^LOG([.I3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^([.B4]*LOG([.A4];10))" office:value-type="float" office:value="2" calcext:value-type="float">
            <text:p>2</text:p>
          </table:table-cell>
          <table:table-cell table:formula="of:=+[.A4]^[.B4]" office:value-type="float" office:value="2" calcext:value-type="float">
            <text:p>2</text:p>
          </table:table-cell>
          <table:table-cell table:formula="of:=FACT([.A4])/(FACT([.A4]-[.B4]))" office:value-type="float" office:value="2" calcext:value-type="float">
            <text:p>2</text:p>
          </table:table-cell>
          <table:table-cell table:formula="of:=10^(LOG(2;10))" office:value-type="float" office:value="2" calcext:value-type="float">
            <text:p>2</text:p>
          </table:table-cell>
          <table:table-cell table:formula="of:=FACT([.A4]+[.B4]+1)/FACT([.A4]-1)/FACT([.B4])" office:value-type="float" office:value="24" calcext:value-type="float">
            <text:p>24</text:p>
          </table:table-cell>
          <table:table-cell table:formula="of:=10^LOG([.G4])" office:value-type="float" office:value="24" calcext:value-type="float">
            <text:p>24</text:p>
          </table:table-cell>
          <table:table-cell table:formula="of:=FACT([.A4])/FACT([.A4]-[.B4])/FACT([.B4])" office:value-type="float" office:value="2" calcext:value-type="float">
            <text:p>2</text:p>
          </table:table-cell>
          <table:table-cell table:formula="of:=10^LOG([.I4];10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10^([.B5]*LOG([.A5];10))" office:value-type="float" office:value="4" calcext:value-type="float">
            <text:p>4</text:p>
          </table:table-cell>
          <table:table-cell table:formula="of:=+[.A5]^[.B5]" office:value-type="float" office:value="4" calcext:value-type="float">
            <text:p>4</text:p>
          </table:table-cell>
          <table:table-cell table:formula="of:=FACT([.A5])/(FACT([.A5]-[.B5]))" office:value-type="float" office:value="2" calcext:value-type="float">
            <text:p>2</text:p>
          </table:table-cell>
          <table:table-cell table:formula="of:=+10^LOG(2;10)" office:value-type="float" office:value="2" calcext:value-type="float">
            <text:p>2</text:p>
          </table:table-cell>
          <table:table-cell table:formula="of:=FACT([.A5]+[.B5]+1)/FACT([.A5]-1)/FACT([.B5])" office:value-type="float" office:value="60" calcext:value-type="float">
            <text:p>60</text:p>
          </table:table-cell>
          <table:table-cell table:formula="of:=10^LOG([.G5])" office:value-type="float" office:value="60" calcext:value-type="float">
            <text:p>60</text:p>
          </table:table-cell>
          <table:table-cell table:formula="of:=FACT([.A5])/FACT([.A5]-[.B5])/FACT([.B5])" office:value-type="float" office:value="1" calcext:value-type="float">
            <text:p>1</text:p>
          </table:table-cell>
          <table:table-cell table:formula="of:=10^LOG([.I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10^([.B6]*LOG([.A6];10))" office:value-type="float" office:value="1" calcext:value-type="float">
            <text:p>1</text:p>
          </table:table-cell>
          <table:table-cell table:formula="of:=+[.A6]^[.B6]" office:value-type="float" office:value="1" calcext:value-type="float">
            <text:p>1</text:p>
          </table:table-cell>
          <table:table-cell table:formula="of:=FACT([.A6])/(FACT([.A6]-[.B6]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FACT([.A6]+[.B6]+1)/FACT([.A6]-1)/FACT([.B6])" office:value-type="float" office:value="12" calcext:value-type="float">
            <text:p>12</text:p>
          </table:table-cell>
          <table:table-cell table:formula="of:=10^LOG([.G6])" office:value-type="float" office:value="12" calcext:value-type="float">
            <text:p>12</text:p>
          </table:table-cell>
          <table:table-cell table:formula="of:=FACT([.A6])/FACT([.A6]-[.B6])/FACT([.B6])" office:value-type="float" office:value="1" calcext:value-type="float">
            <text:p>1</text:p>
          </table:table-cell>
          <table:table-cell table:formula="of:=10^LOG([.I6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0^([.B7]*LOG([.A7];10))" office:value-type="float" office:value="3" calcext:value-type="float">
            <text:p>3</text:p>
          </table:table-cell>
          <table:table-cell table:formula="of:=+[.A7]^[.B7]" office:value-type="float" office:value="3" calcext:value-type="float">
            <text:p>3</text:p>
          </table:table-cell>
          <table:table-cell table:formula="of:=FACT([.A7])/(FACT([.A7]-[.B7]))" office:value-type="float" office:value="3" calcext:value-type="float">
            <text:p>3</text:p>
          </table:table-cell>
          <table:table-cell table:formula="of:=10^LOG(FACT([.A7])/FACT([.A7]-[.B7]);10)" office:value-type="float" office:value="3" calcext:value-type="float">
            <text:p>3</text:p>
          </table:table-cell>
          <table:table-cell table:formula="of:=FACT([.A7]+[.B7]+1)/FACT([.A7]-1)/FACT([.B7])" office:value-type="float" office:value="60" calcext:value-type="float">
            <text:p>60</text:p>
          </table:table-cell>
          <table:table-cell table:formula="of:=10^LOG([.G7])" office:value-type="float" office:value="60" calcext:value-type="float">
            <text:p>60</text:p>
          </table:table-cell>
          <table:table-cell table:formula="of:=FACT([.A7])/FACT([.A7]-[.B7])/FACT([.B7])" office:value-type="float" office:value="3" calcext:value-type="float">
            <text:p>3</text:p>
          </table:table-cell>
          <table:table-cell table:formula="of:=10^LOG([.I7];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0^([.B8]*LOG([.A8];10))" office:value-type="float" office:value="9" calcext:value-type="float">
            <text:p>9</text:p>
          </table:table-cell>
          <table:table-cell table:formula="of:=+[.A8]^[.B8]" office:value-type="float" office:value="9" calcext:value-type="float">
            <text:p>9</text:p>
          </table:table-cell>
          <table:table-cell table:formula="of:=FACT([.A8])/(FACT([.A8]-[.B8]))" office:value-type="float" office:value="6" calcext:value-type="float">
            <text:p>6</text:p>
          </table:table-cell>
          <table:table-cell table:formula="of:=10^LOG(FACT([.A8])/FACT([.A8]-[.B8]);10)" office:value-type="float" office:value="6" calcext:value-type="float">
            <text:p>6</text:p>
          </table:table-cell>
          <table:table-cell table:formula="of:=FACT([.A8]+[.B8]+1)/FACT([.A8]-1)/FACT([.B8])" office:value-type="float" office:value="180" calcext:value-type="float">
            <text:p>180</text:p>
          </table:table-cell>
          <table:table-cell table:formula="of:=10^LOG([.G8])" office:value-type="float" office:value="180" calcext:value-type="float">
            <text:p>180</text:p>
          </table:table-cell>
          <table:table-cell table:formula="of:=FACT([.A8])/FACT([.A8]-[.B8])/FACT([.B8])" office:value-type="float" office:value="3" calcext:value-type="float">
            <text:p>3</text:p>
          </table:table-cell>
          <table:table-cell table:formula="of:=10^LOG([.I8];10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10^([.B9]*LOG([.A9];10))" office:value-type="float" office:value="27" calcext:value-type="float">
            <text:p>27</text:p>
          </table:table-cell>
          <table:table-cell table:formula="of:=+[.A9]^[.B9]" office:value-type="float" office:value="27" calcext:value-type="float">
            <text:p>27</text:p>
          </table:table-cell>
          <table:table-cell table:formula="of:=FACT([.A9])/(FACT([.A9]-[.B9]))" office:value-type="float" office:value="6" calcext:value-type="float">
            <text:p>6</text:p>
          </table:table-cell>
          <table:table-cell table:formula="of:=10^LOG(FACT([.A9])/FACT([.A9]-[.B9]);10)" office:value-type="float" office:value="6" calcext:value-type="float">
            <text:p>6</text:p>
          </table:table-cell>
          <table:table-cell table:formula="of:=FACT([.A9]+[.B9]+1)/FACT([.A9]-1)/FACT([.B9])" office:value-type="float" office:value="420" calcext:value-type="float">
            <text:p>420</text:p>
          </table:table-cell>
          <table:table-cell table:formula="of:=10^LOG([.G9])" office:value-type="float" office:value="420" calcext:value-type="float">
            <text:p>420</text:p>
          </table:table-cell>
          <table:table-cell table:formula="of:=FACT([.A9])/FACT([.A9]-[.B9])/FACT([.B9])" office:value-type="float" office:value="1" calcext:value-type="float">
            <text:p>1</text:p>
          </table:table-cell>
          <table:table-cell table:formula="of:=10^LOG([.I9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0^([.B10]*LOG([.A10];10))" office:value-type="float" office:value="1" calcext:value-type="float">
            <text:p>1</text:p>
          </table:table-cell>
          <table:table-cell table:formula="of:=+[.A10]^[.B10]" office:value-type="float" office:value="1" calcext:value-type="float">
            <text:p>1</text:p>
          </table:table-cell>
          <table:table-cell table:formula="of:=FACT([.A10])/(FACT([.A10]-[.B10]))" office:value-type="float" office:value="1" calcext:value-type="float">
            <text:p>1</text:p>
          </table:table-cell>
          <table:table-cell table:formula="of:=10^LOG(FACT([.A10])/FACT([.A10]-[.B10]);10)" office:value-type="float" office:value="1" calcext:value-type="float">
            <text:p>1</text:p>
          </table:table-cell>
          <table:table-cell table:formula="of:=FACT([.A10]+[.B10]+1)/FACT([.A10]-1)/FACT([.B10])" office:value-type="float" office:value="20" calcext:value-type="float">
            <text:p>20</text:p>
          </table:table-cell>
          <table:table-cell table:formula="of:=10^LOG([.G10])" office:value-type="float" office:value="20" calcext:value-type="float">
            <text:p>20</text:p>
          </table:table-cell>
          <table:table-cell table:formula="of:=FACT([.A10])/FACT([.A10]-[.B10])/FACT([.B10])" office:value-type="float" office:value="1" calcext:value-type="float">
            <text:p>1</text:p>
          </table:table-cell>
          <table:table-cell table:formula="of:=10^LOG([.I10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0^([.B11]*LOG([.A11];10))" office:value-type="float" office:value="4" calcext:value-type="float">
            <text:p>4</text:p>
          </table:table-cell>
          <table:table-cell table:formula="of:=+[.A11]^[.B11]" office:value-type="float" office:value="4" calcext:value-type="float">
            <text:p>4</text:p>
          </table:table-cell>
          <table:table-cell table:formula="of:=FACT([.A11])/(FACT([.A11]-[.B11]))" office:value-type="float" office:value="4" calcext:value-type="float">
            <text:p>4</text:p>
          </table:table-cell>
          <table:table-cell table:formula="of:=10^LOG(FACT([.A11])/FACT([.A11]-[.B11]);10)" office:value-type="float" office:value="4" calcext:value-type="float">
            <text:p>4</text:p>
          </table:table-cell>
          <table:table-cell table:formula="of:=FACT([.A11]+[.B11]+1)/FACT([.A11]-1)/FACT([.B11])" office:value-type="float" office:value="120" calcext:value-type="float">
            <text:p>120</text:p>
          </table:table-cell>
          <table:table-cell table:formula="of:=10^LOG([.G11])" office:value-type="float" office:value="120" calcext:value-type="float">
            <text:p>120</text:p>
          </table:table-cell>
          <table:table-cell table:formula="of:=FACT([.A11])/FACT([.A11]-[.B11])/FACT([.B11])" office:value-type="float" office:value="4" calcext:value-type="float">
            <text:p>4</text:p>
          </table:table-cell>
          <table:table-cell table:formula="of:=10^LOG([.I11];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0^([.B12]*LOG([.A12];10))" office:value-type="float" office:value="16" calcext:value-type="float">
            <text:p>16</text:p>
          </table:table-cell>
          <table:table-cell table:formula="of:=+[.A12]^[.B12]" office:value-type="float" office:value="16" calcext:value-type="float">
            <text:p>16</text:p>
          </table:table-cell>
          <table:table-cell table:formula="of:=FACT([.A12])/(FACT([.A12]-[.B12]))" office:value-type="float" office:value="12" calcext:value-type="float">
            <text:p>12</text:p>
          </table:table-cell>
          <table:table-cell table:formula="of:=10^LOG(FACT([.A12])/FACT([.A12]-[.B12]);10)" office:value-type="float" office:value="12" calcext:value-type="float">
            <text:p>12</text:p>
          </table:table-cell>
          <table:table-cell table:formula="of:=FACT([.A12]+[.B12]+1)/FACT([.A12]-1)/FACT([.B12])" office:value-type="float" office:value="420" calcext:value-type="float">
            <text:p>420</text:p>
          </table:table-cell>
          <table:table-cell table:formula="of:=10^LOG([.G12])" office:value-type="float" office:value="420" calcext:value-type="float">
            <text:p>420</text:p>
          </table:table-cell>
          <table:table-cell table:formula="of:=FACT([.A12])/FACT([.A12]-[.B12])/FACT([.B12])" office:value-type="float" office:value="6" calcext:value-type="float">
            <text:p>6</text:p>
          </table:table-cell>
          <table:table-cell table:formula="of:=10^LOG([.I12]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0^([.B13]*LOG([.A13];10))" office:value-type="float" office:value="64" calcext:value-type="float">
            <text:p>64</text:p>
          </table:table-cell>
          <table:table-cell table:formula="of:=+[.A13]^[.B13]" office:value-type="float" office:value="64" calcext:value-type="float">
            <text:p>64</text:p>
          </table:table-cell>
          <table:table-cell table:formula="of:=FACT([.A13])/(FACT([.A13]-[.B13]))" office:value-type="float" office:value="24" calcext:value-type="float">
            <text:p>24</text:p>
          </table:table-cell>
          <table:table-cell table:formula="of:=10^LOG(FACT([.A13])/FACT([.A13]-[.B13]);10)" office:value-type="float" office:value="24" calcext:value-type="float">
            <text:p>24</text:p>
          </table:table-cell>
          <table:table-cell table:formula="of:=FACT([.A13]+[.B13]+1)/FACT([.A13]-1)/FACT([.B13])" office:value-type="float" office:value="1120" calcext:value-type="float">
            <text:p>1120</text:p>
          </table:table-cell>
          <table:table-cell table:formula="of:=10^LOG([.G13])" office:value-type="float" office:value="1120" calcext:value-type="float">
            <text:p>1120</text:p>
          </table:table-cell>
          <table:table-cell table:formula="of:=FACT([.A13])/FACT([.A13]-[.B13])/FACT([.B13])" office:value-type="float" office:value="4" calcext:value-type="float">
            <text:p>4</text:p>
          </table:table-cell>
          <table:table-cell table:formula="of:=10^LOG([.I13];10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10^([.B14]*LOG([.A14];10))" office:value-type="float" office:value="256" calcext:value-type="float">
            <text:p>256</text:p>
          </table:table-cell>
          <table:table-cell table:formula="of:=+[.A14]^[.B14]" office:value-type="float" office:value="256" calcext:value-type="float">
            <text:p>256</text:p>
          </table:table-cell>
          <table:table-cell table:formula="of:=FACT([.A14])/(FACT([.A14]-[.B14]))" office:value-type="float" office:value="24" calcext:value-type="float">
            <text:p>24</text:p>
          </table:table-cell>
          <table:table-cell table:formula="of:=10^LOG(FACT([.A14])/FACT([.A14]-[.B14]);10)" office:value-type="float" office:value="24" calcext:value-type="float">
            <text:p>24</text:p>
          </table:table-cell>
          <table:table-cell table:formula="of:=FACT([.A14]+[.B14]+1)/FACT([.A14]-1)/FACT([.B14])" office:value-type="float" office:value="2520" calcext:value-type="float">
            <text:p>2520</text:p>
          </table:table-cell>
          <table:table-cell table:formula="of:=10^LOG([.G14])" office:value-type="float" office:value="2520" calcext:value-type="float">
            <text:p>2520</text:p>
          </table:table-cell>
          <table:table-cell table:formula="of:=FACT([.A14])/FACT([.A14]-[.B14])/FACT([.B14])" office:value-type="float" office:value="1" calcext:value-type="float">
            <text:p>1</text:p>
          </table:table-cell>
          <table:table-cell table:formula="of:=10^LOG([.I14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10^([.B15]*LOG([.A15];10))" office:value-type="float" office:value="1" calcext:value-type="float">
            <text:p>1</text:p>
          </table:table-cell>
          <table:table-cell table:formula="of:=+[.A15]^[.B15]" office:value-type="float" office:value="1" calcext:value-type="float">
            <text:p>1</text:p>
          </table:table-cell>
          <table:table-cell table:formula="of:=FACT([.A15])/(FACT([.A15]-[.B15]))" office:value-type="float" office:value="1" calcext:value-type="float">
            <text:p>1</text:p>
          </table:table-cell>
          <table:table-cell table:formula="of:=10^LOG(FACT([.A15])/FACT([.A15]-[.B15]);10)" office:value-type="float" office:value="1" calcext:value-type="float">
            <text:p>1</text:p>
          </table:table-cell>
          <table:table-cell table:formula="of:=FACT([.A15]+[.B15]+1)/FACT([.A15]-1)/FACT([.B15])" office:value-type="float" office:value="30" calcext:value-type="float">
            <text:p>30</text:p>
          </table:table-cell>
          <table:table-cell table:formula="of:=10^LOG([.G15])" office:value-type="float" office:value="30" calcext:value-type="float">
            <text:p>30</text:p>
          </table:table-cell>
          <table:table-cell table:formula="of:=FACT([.A15])/FACT([.A15]-[.B15])/FACT([.B15])" office:value-type="float" office:value="1" calcext:value-type="float">
            <text:p>1</text:p>
          </table:table-cell>
          <table:table-cell table:formula="of:=10^LOG([.I1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0^([.B16]*LOG([.A16];10))" office:value-type="float" office:value="5" calcext:value-type="float">
            <text:p>5</text:p>
          </table:table-cell>
          <table:table-cell table:formula="of:=+[.A16]^[.B16]" office:value-type="float" office:value="5" calcext:value-type="float">
            <text:p>5</text:p>
          </table:table-cell>
          <table:table-cell table:formula="of:=FACT([.A16])/(FACT([.A16]-[.B16]))" office:value-type="float" office:value="5" calcext:value-type="float">
            <text:p>5</text:p>
          </table:table-cell>
          <table:table-cell table:formula="of:=10^LOG(FACT([.A16])/FACT([.A16]-[.B16]);10)" office:value-type="float" office:value="5" calcext:value-type="float">
            <text:p>5</text:p>
          </table:table-cell>
          <table:table-cell table:formula="of:=FACT([.A16]+[.B16]+1)/FACT([.A16]-1)/FACT([.B16])" office:value-type="float" office:value="210" calcext:value-type="float">
            <text:p>210</text:p>
          </table:table-cell>
          <table:table-cell table:formula="of:=10^LOG([.G16])" office:value-type="float" office:value="210" calcext:value-type="float">
            <text:p>210</text:p>
          </table:table-cell>
          <table:table-cell table:formula="of:=FACT([.A16])/FACT([.A16]-[.B16])/FACT([.B16])" office:value-type="float" office:value="5" calcext:value-type="float">
            <text:p>5</text:p>
          </table:table-cell>
          <table:table-cell table:formula="of:=10^LOG([.I16]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0^([.B17]*LOG([.A17];10))" office:value-type="float" office:value="25" calcext:value-type="float">
            <text:p>25</text:p>
          </table:table-cell>
          <table:table-cell table:formula="of:=+[.A17]^[.B17]" office:value-type="float" office:value="25" calcext:value-type="float">
            <text:p>25</text:p>
          </table:table-cell>
          <table:table-cell table:formula="of:=FACT([.A17])/(FACT([.A17]-[.B17]))" office:value-type="float" office:value="20" calcext:value-type="float">
            <text:p>20</text:p>
          </table:table-cell>
          <table:table-cell table:formula="of:=10^LOG(FACT([.A17])/FACT([.A17]-[.B17]);10)" office:value-type="float" office:value="20" calcext:value-type="float">
            <text:p>20</text:p>
          </table:table-cell>
          <table:table-cell table:formula="of:=FACT([.A17]+[.B17]+1)/FACT([.A17]-1)/FACT([.B17])" office:value-type="float" office:value="840" calcext:value-type="float">
            <text:p>840</text:p>
          </table:table-cell>
          <table:table-cell table:formula="of:=10^LOG([.G17])" office:value-type="float" office:value="840" calcext:value-type="float">
            <text:p>840</text:p>
          </table:table-cell>
          <table:table-cell table:formula="of:=FACT([.A17])/FACT([.A17]-[.B17])/FACT([.B17])" office:value-type="float" office:value="10" calcext:value-type="float">
            <text:p>10</text:p>
          </table:table-cell>
          <table:table-cell table:formula="of:=10^LOG([.I17];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0^([.B18]*LOG([.A18];10))" office:value-type="float" office:value="125" calcext:value-type="float">
            <text:p>125</text:p>
          </table:table-cell>
          <table:table-cell table:formula="of:=+[.A18]^[.B18]" office:value-type="float" office:value="125" calcext:value-type="float">
            <text:p>125</text:p>
          </table:table-cell>
          <table:table-cell table:formula="of:=FACT([.A18])/(FACT([.A18]-[.B18]))" office:value-type="float" office:value="60" calcext:value-type="float">
            <text:p>60</text:p>
          </table:table-cell>
          <table:table-cell table:formula="of:=10^LOG(FACT([.A18])/FACT([.A18]-[.B18]);10)" office:value-type="float" office:value="60" calcext:value-type="float">
            <text:p>60</text:p>
          </table:table-cell>
          <table:table-cell table:formula="of:=FACT([.A18]+[.B18]+1)/FACT([.A18]-1)/FACT([.B18])" office:value-type="float" office:value="2520" calcext:value-type="float">
            <text:p>2520</text:p>
          </table:table-cell>
          <table:table-cell table:formula="of:=10^LOG([.G18])" office:value-type="float" office:value="2520" calcext:value-type="float">
            <text:p>2520</text:p>
          </table:table-cell>
          <table:table-cell table:formula="of:=FACT([.A18])/FACT([.A18]-[.B18])/FACT([.B18])" office:value-type="float" office:value="10" calcext:value-type="float">
            <text:p>10</text:p>
          </table:table-cell>
          <table:table-cell table:formula="of:=10^LOG([.I18];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0^([.B19]*LOG([.A19];10))" office:value-type="float" office:value="625" calcext:value-type="float">
            <text:p>625</text:p>
          </table:table-cell>
          <table:table-cell table:formula="of:=+[.A19]^[.B19]" office:value-type="float" office:value="625" calcext:value-type="float">
            <text:p>625</text:p>
          </table:table-cell>
          <table:table-cell table:formula="of:=FACT([.A19])/(FACT([.A19]-[.B19]))" office:value-type="float" office:value="120" calcext:value-type="float">
            <text:p>120</text:p>
          </table:table-cell>
          <table:table-cell table:formula="of:=10^LOG(FACT([.A19])/FACT([.A19]-[.B19]);10)" office:value-type="float" office:value="120" calcext:value-type="float">
            <text:p>120</text:p>
          </table:table-cell>
          <table:table-cell table:formula="of:=FACT([.A19]+[.B19]+1)/FACT([.A19]-1)/FACT([.B19])" office:value-type="float" office:value="6300" calcext:value-type="float">
            <text:p>6300</text:p>
          </table:table-cell>
          <table:table-cell table:formula="of:=10^LOG([.G19])" office:value-type="float" office:value="6299.99999999999" calcext:value-type="float">
            <text:p>6299.99999999999</text:p>
          </table:table-cell>
          <table:table-cell table:formula="of:=FACT([.A19])/FACT([.A19]-[.B19])/FACT([.B19])" office:value-type="float" office:value="5" calcext:value-type="float">
            <text:p>5</text:p>
          </table:table-cell>
          <table:table-cell table:formula="of:=10^LOG([.I19];10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10^([.B20]*LOG([.A20];10))" office:value-type="float" office:value="3125" calcext:value-type="float">
            <text:p>3125</text:p>
          </table:table-cell>
          <table:table-cell table:formula="of:=+[.A20]^[.B20]" office:value-type="float" office:value="3125" calcext:value-type="float">
            <text:p>3125</text:p>
          </table:table-cell>
          <table:table-cell table:formula="of:=FACT([.A20])/(FACT([.A20]-[.B20]))" office:value-type="float" office:value="120" calcext:value-type="float">
            <text:p>120</text:p>
          </table:table-cell>
          <table:table-cell table:formula="of:=10^LOG(FACT([.A20])/FACT([.A20]-[.B20]);10)" office:value-type="float" office:value="120" calcext:value-type="float">
            <text:p>120</text:p>
          </table:table-cell>
          <table:table-cell table:formula="of:=FACT([.A20]+[.B20]+1)/FACT([.A20]-1)/FACT([.B20])" office:value-type="float" office:value="13860" calcext:value-type="float">
            <text:p>13860</text:p>
          </table:table-cell>
          <table:table-cell table:formula="of:=10^LOG([.G20])" office:value-type="float" office:value="13860" calcext:value-type="float">
            <text:p>13860</text:p>
          </table:table-cell>
          <table:table-cell table:formula="of:=FACT([.A20])/FACT([.A20]-[.B20])/FACT([.B20])" office:value-type="float" office:value="1" calcext:value-type="float">
            <text:p>1</text:p>
          </table:table-cell>
          <table:table-cell table:formula="of:=10^LOG([.I20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0^([.B21]*LOG([.A21];10))" office:value-type="float" office:value="1" calcext:value-type="float">
            <text:p>1</text:p>
          </table:table-cell>
          <table:table-cell table:formula="of:=+[.A21]^[.B21]" office:value-type="float" office:value="1" calcext:value-type="float">
            <text:p>1</text:p>
          </table:table-cell>
          <table:table-cell table:formula="of:=FACT([.A21])/(FACT([.A21]-[.B21]))" office:value-type="float" office:value="1" calcext:value-type="float">
            <text:p>1</text:p>
          </table:table-cell>
          <table:table-cell table:formula="of:=10^LOG(FACT([.A21])/FACT([.A21]-[.B21]);10)" office:value-type="float" office:value="1" calcext:value-type="float">
            <text:p>1</text:p>
          </table:table-cell>
          <table:table-cell table:formula="of:=FACT([.A21]+[.B21]+1)/FACT([.A21]-1)/FACT([.B21])" office:value-type="float" office:value="42" calcext:value-type="float">
            <text:p>42</text:p>
          </table:table-cell>
          <table:table-cell table:formula="of:=10^LOG([.G21])" office:value-type="float" office:value="42" calcext:value-type="float">
            <text:p>42</text:p>
          </table:table-cell>
          <table:table-cell table:formula="of:=FACT([.A21])/FACT([.A21]-[.B21])/FACT([.B21])" office:value-type="float" office:value="1" calcext:value-type="float">
            <text:p>1</text:p>
          </table:table-cell>
          <table:table-cell table:formula="of:=10^LOG([.I21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0^([.B22]*LOG([.A22];10))" office:value-type="float" office:value="6" calcext:value-type="float">
            <text:p>6</text:p>
          </table:table-cell>
          <table:table-cell table:formula="of:=+[.A22]^[.B22]" office:value-type="float" office:value="6" calcext:value-type="float">
            <text:p>6</text:p>
          </table:table-cell>
          <table:table-cell table:formula="of:=FACT([.A22])/(FACT([.A22]-[.B22]))" office:value-type="float" office:value="6" calcext:value-type="float">
            <text:p>6</text:p>
          </table:table-cell>
          <table:table-cell table:formula="of:=10^LOG(FACT([.A22])/FACT([.A22]-[.B22]);10)" office:value-type="float" office:value="6" calcext:value-type="float">
            <text:p>6</text:p>
          </table:table-cell>
          <table:table-cell table:formula="of:=FACT([.A22]+[.B22]+1)/FACT([.A22]-1)/FACT([.B22])" office:value-type="float" office:value="336" calcext:value-type="float">
            <text:p>336</text:p>
          </table:table-cell>
          <table:table-cell table:formula="of:=10^LOG([.G22])" office:value-type="float" office:value="336" calcext:value-type="float">
            <text:p>336</text:p>
          </table:table-cell>
          <table:table-cell table:formula="of:=FACT([.A22])/FACT([.A22]-[.B22])/FACT([.B22])" office:value-type="float" office:value="6" calcext:value-type="float">
            <text:p>6</text:p>
          </table:table-cell>
          <table:table-cell table:formula="of:=10^LOG([.I22]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0^([.B23]*LOG([.A23];10))" office:value-type="float" office:value="36" calcext:value-type="float">
            <text:p>36</text:p>
          </table:table-cell>
          <table:table-cell table:formula="of:=+[.A23]^[.B23]" office:value-type="float" office:value="36" calcext:value-type="float">
            <text:p>36</text:p>
          </table:table-cell>
          <table:table-cell table:formula="of:=FACT([.A23])/(FACT([.A23]-[.B23]))" office:value-type="float" office:value="30" calcext:value-type="float">
            <text:p>30</text:p>
          </table:table-cell>
          <table:table-cell table:formula="of:=10^LOG(FACT([.A23])/FACT([.A23]-[.B23]);10)" office:value-type="float" office:value="30" calcext:value-type="float">
            <text:p>30</text:p>
          </table:table-cell>
          <table:table-cell table:formula="of:=FACT([.A23]+[.B23]+1)/FACT([.A23]-1)/FACT([.B23])" office:value-type="float" office:value="1512" calcext:value-type="float">
            <text:p>1512</text:p>
          </table:table-cell>
          <table:table-cell table:formula="of:=10^LOG([.G23])" office:value-type="float" office:value="1512" calcext:value-type="float">
            <text:p>1512</text:p>
          </table:table-cell>
          <table:table-cell table:formula="of:=FACT([.A23])/FACT([.A23]-[.B23])/FACT([.B23])" office:value-type="float" office:value="15" calcext:value-type="float">
            <text:p>15</text:p>
          </table:table-cell>
          <table:table-cell table:formula="of:=10^LOG([.I23];1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0^([.B24]*LOG([.A24];10))" office:value-type="float" office:value="216" calcext:value-type="float">
            <text:p>216</text:p>
          </table:table-cell>
          <table:table-cell table:formula="of:=+[.A24]^[.B24]" office:value-type="float" office:value="216" calcext:value-type="float">
            <text:p>216</text:p>
          </table:table-cell>
          <table:table-cell table:formula="of:=FACT([.A24])/(FACT([.A24]-[.B24]))" office:value-type="float" office:value="120" calcext:value-type="float">
            <text:p>120</text:p>
          </table:table-cell>
          <table:table-cell table:formula="of:=10^LOG(FACT([.A24])/FACT([.A24]-[.B24]);10)" office:value-type="float" office:value="120" calcext:value-type="float">
            <text:p>120</text:p>
          </table:table-cell>
          <table:table-cell table:formula="of:=FACT([.A24]+[.B24]+1)/FACT([.A24]-1)/FACT([.B24])" office:value-type="float" office:value="5040" calcext:value-type="float">
            <text:p>5040</text:p>
          </table:table-cell>
          <table:table-cell table:formula="of:=10^LOG([.G24])" office:value-type="float" office:value="5040" calcext:value-type="float">
            <text:p>5040</text:p>
          </table:table-cell>
          <table:table-cell table:formula="of:=FACT([.A24])/FACT([.A24]-[.B24])/FACT([.B24])" office:value-type="float" office:value="20" calcext:value-type="float">
            <text:p>20</text:p>
          </table:table-cell>
          <table:table-cell table:formula="of:=10^LOG([.I24];1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^([.B25]*LOG([.A25];10))" office:value-type="float" office:value="1296" calcext:value-type="float">
            <text:p>1296</text:p>
          </table:table-cell>
          <table:table-cell table:formula="of:=+[.A25]^[.B25]" office:value-type="float" office:value="1296" calcext:value-type="float">
            <text:p>1296</text:p>
          </table:table-cell>
          <table:table-cell table:formula="of:=FACT([.A25])/(FACT([.A25]-[.B25]))" office:value-type="float" office:value="360" calcext:value-type="float">
            <text:p>360</text:p>
          </table:table-cell>
          <table:table-cell table:formula="of:=10^LOG(FACT([.A25])/FACT([.A25]-[.B25]);10)" office:value-type="float" office:value="360" calcext:value-type="float">
            <text:p>360</text:p>
          </table:table-cell>
          <table:table-cell table:formula="of:=FACT([.A25]+[.B25]+1)/FACT([.A25]-1)/FACT([.B25])" office:value-type="float" office:value="13860" calcext:value-type="float">
            <text:p>13860</text:p>
          </table:table-cell>
          <table:table-cell table:formula="of:=10^LOG([.G25])" office:value-type="float" office:value="13860" calcext:value-type="float">
            <text:p>13860</text:p>
          </table:table-cell>
          <table:table-cell table:formula="of:=FACT([.A25])/FACT([.A25]-[.B25])/FACT([.B25])" office:value-type="float" office:value="15" calcext:value-type="float">
            <text:p>15</text:p>
          </table:table-cell>
          <table:table-cell table:formula="of:=10^LOG([.I25];1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0^([.B26]*LOG([.A26];10))" office:value-type="float" office:value="7775.99999999999" calcext:value-type="float">
            <text:p>7775.99999999999</text:p>
          </table:table-cell>
          <table:table-cell table:formula="of:=+[.A26]^[.B26]" office:value-type="float" office:value="7776" calcext:value-type="float">
            <text:p>7776</text:p>
          </table:table-cell>
          <table:table-cell table:formula="of:=FACT([.A26])/(FACT([.A26]-[.B26]))" office:value-type="float" office:value="720" calcext:value-type="float">
            <text:p>720</text:p>
          </table:table-cell>
          <table:table-cell table:formula="of:=10^LOG(FACT([.A26])/FACT([.A26]-[.B26]);10)" office:value-type="float" office:value="719.999999999999" calcext:value-type="float">
            <text:p>719.999999999999</text:p>
          </table:table-cell>
          <table:table-cell table:formula="of:=FACT([.A26]+[.B26]+1)/FACT([.A26]-1)/FACT([.B26])" office:value-type="float" office:value="33264" calcext:value-type="float">
            <text:p>33264</text:p>
          </table:table-cell>
          <table:table-cell table:formula="of:=10^LOG([.G26])" office:value-type="float" office:value="33264" calcext:value-type="float">
            <text:p>33264</text:p>
          </table:table-cell>
          <table:table-cell table:formula="of:=FACT([.A26])/FACT([.A26]-[.B26])/FACT([.B26])" office:value-type="float" office:value="6" calcext:value-type="float">
            <text:p>6</text:p>
          </table:table-cell>
          <table:table-cell table:formula="of:=10^LOG([.I26];10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10^([.B27]*LOG([.A27];10))" office:value-type="float" office:value="46656" calcext:value-type="float">
            <text:p>46656</text:p>
          </table:table-cell>
          <table:table-cell table:formula="of:=+[.A27]^[.B27]" office:value-type="float" office:value="46656" calcext:value-type="float">
            <text:p>46656</text:p>
          </table:table-cell>
          <table:table-cell table:formula="of:=FACT([.A27])/(FACT([.A27]-[.B27]))" office:value-type="float" office:value="720" calcext:value-type="float">
            <text:p>720</text:p>
          </table:table-cell>
          <table:table-cell table:formula="of:=10^LOG(FACT([.A27])/FACT([.A27]-[.B27]);10)" office:value-type="float" office:value="719.999999999999" calcext:value-type="float">
            <text:p>719.999999999999</text:p>
          </table:table-cell>
          <table:table-cell table:formula="of:=FACT([.A27]+[.B27]+1)/FACT([.A27]-1)/FACT([.B27])" office:value-type="float" office:value="72072" calcext:value-type="float">
            <text:p>72072</text:p>
          </table:table-cell>
          <table:table-cell table:formula="of:=10^LOG([.G27])" office:value-type="float" office:value="72072" calcext:value-type="float">
            <text:p>72072</text:p>
          </table:table-cell>
          <table:table-cell table:formula="of:=FACT([.A27])/FACT([.A27]-[.B27])/FACT([.B27])" office:value-type="float" office:value="1" calcext:value-type="float">
            <text:p>1</text:p>
          </table:table-cell>
          <table:table-cell table:formula="of:=10^LOG([.I27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0^([.B28]*LOG([.A28];10))" office:value-type="float" office:value="1" calcext:value-type="float">
            <text:p>1</text:p>
          </table:table-cell>
          <table:table-cell table:formula="of:=+[.A28]^[.B28]" office:value-type="float" office:value="1" calcext:value-type="float">
            <text:p>1</text:p>
          </table:table-cell>
          <table:table-cell table:formula="of:=FACT([.A28])/(FACT([.A28]-[.B28]))" office:value-type="float" office:value="1" calcext:value-type="float">
            <text:p>1</text:p>
          </table:table-cell>
          <table:table-cell table:formula="of:=10^LOG(FACT([.A28])/FACT([.A28]-[.B28]);10)" office:value-type="float" office:value="1" calcext:value-type="float">
            <text:p>1</text:p>
          </table:table-cell>
          <table:table-cell table:formula="of:=FACT([.A28]+[.B28]+1)/FACT([.A28]-1)/FACT([.B28])" office:value-type="float" office:value="56" calcext:value-type="float">
            <text:p>56</text:p>
          </table:table-cell>
          <table:table-cell table:formula="of:=10^LOG([.G28])" office:value-type="float" office:value="56" calcext:value-type="float">
            <text:p>56</text:p>
          </table:table-cell>
          <table:table-cell table:formula="of:=FACT([.A28])/FACT([.A28]-[.B28])/FACT([.B28])" office:value-type="float" office:value="1" calcext:value-type="float">
            <text:p>1</text:p>
          </table:table-cell>
          <table:table-cell table:formula="of:=10^LOG([.I28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0^([.B29]*LOG([.A29];10))" office:value-type="float" office:value="7" calcext:value-type="float">
            <text:p>7</text:p>
          </table:table-cell>
          <table:table-cell table:formula="of:=+[.A29]^[.B29]" office:value-type="float" office:value="7" calcext:value-type="float">
            <text:p>7</text:p>
          </table:table-cell>
          <table:table-cell table:formula="of:=FACT([.A29])/(FACT([.A29]-[.B29]))" office:value-type="float" office:value="7" calcext:value-type="float">
            <text:p>7</text:p>
          </table:table-cell>
          <table:table-cell table:formula="of:=10^LOG(FACT([.A29])/FACT([.A29]-[.B29]);10)" office:value-type="float" office:value="7" calcext:value-type="float">
            <text:p>7</text:p>
          </table:table-cell>
          <table:table-cell table:formula="of:=FACT([.A29]+[.B29]+1)/FACT([.A29]-1)/FACT([.B29])" office:value-type="float" office:value="504" calcext:value-type="float">
            <text:p>504</text:p>
          </table:table-cell>
          <table:table-cell table:formula="of:=10^LOG([.G29])" office:value-type="float" office:value="504" calcext:value-type="float">
            <text:p>504</text:p>
          </table:table-cell>
          <table:table-cell table:formula="of:=FACT([.A29])/FACT([.A29]-[.B29])/FACT([.B29])" office:value-type="float" office:value="7" calcext:value-type="float">
            <text:p>7</text:p>
          </table:table-cell>
          <table:table-cell table:formula="of:=10^LOG([.I29];1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10^([.B30]*LOG([.A30];10))" office:value-type="float" office:value="49" calcext:value-type="float">
            <text:p>49</text:p>
          </table:table-cell>
          <table:table-cell table:formula="of:=+[.A30]^[.B30]" office:value-type="float" office:value="49" calcext:value-type="float">
            <text:p>49</text:p>
          </table:table-cell>
          <table:table-cell table:formula="of:=FACT([.A30])/(FACT([.A30]-[.B30]))" office:value-type="float" office:value="42" calcext:value-type="float">
            <text:p>42</text:p>
          </table:table-cell>
          <table:table-cell table:formula="of:=10^LOG(FACT([.A30])/FACT([.A30]-[.B30]);10)" office:value-type="float" office:value="42" calcext:value-type="float">
            <text:p>42</text:p>
          </table:table-cell>
          <table:table-cell table:formula="of:=FACT([.A30]+[.B30]+1)/FACT([.A30]-1)/FACT([.B30])" office:value-type="float" office:value="2520" calcext:value-type="float">
            <text:p>2520</text:p>
          </table:table-cell>
          <table:table-cell table:formula="of:=10^LOG([.G30])" office:value-type="float" office:value="2520" calcext:value-type="float">
            <text:p>2520</text:p>
          </table:table-cell>
          <table:table-cell table:formula="of:=FACT([.A30])/FACT([.A30]-[.B30])/FACT([.B30])" office:value-type="float" office:value="21" calcext:value-type="float">
            <text:p>21</text:p>
          </table:table-cell>
          <table:table-cell table:formula="of:=10^LOG([.I30];1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10^([.B31]*LOG([.A31];10))" office:value-type="float" office:value="343" calcext:value-type="float">
            <text:p>343</text:p>
          </table:table-cell>
          <table:table-cell table:formula="of:=+[.A31]^[.B31]" office:value-type="float" office:value="343" calcext:value-type="float">
            <text:p>343</text:p>
          </table:table-cell>
          <table:table-cell table:formula="of:=FACT([.A31])/(FACT([.A31]-[.B31]))" office:value-type="float" office:value="210" calcext:value-type="float">
            <text:p>210</text:p>
          </table:table-cell>
          <table:table-cell table:formula="of:=10^LOG(FACT([.A31])/FACT([.A31]-[.B31]);10)" office:value-type="float" office:value="210" calcext:value-type="float">
            <text:p>210</text:p>
          </table:table-cell>
          <table:table-cell table:formula="of:=FACT([.A31]+[.B31]+1)/FACT([.A31]-1)/FACT([.B31])" office:value-type="float" office:value="9240" calcext:value-type="float">
            <text:p>9240</text:p>
          </table:table-cell>
          <table:table-cell table:formula="of:=10^LOG([.G31])" office:value-type="float" office:value="9239.99999999999" calcext:value-type="float">
            <text:p>9239.99999999999</text:p>
          </table:table-cell>
          <table:table-cell table:formula="of:=FACT([.A31])/FACT([.A31]-[.B31])/FACT([.B31])" office:value-type="float" office:value="35" calcext:value-type="float">
            <text:p>35</text:p>
          </table:table-cell>
          <table:table-cell table:formula="of:=10^LOG([.I31];1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10^([.B32]*LOG([.A32];10))" office:value-type="float" office:value="2401" calcext:value-type="float">
            <text:p>2401</text:p>
          </table:table-cell>
          <table:table-cell table:formula="of:=+[.A32]^[.B32]" office:value-type="float" office:value="2401" calcext:value-type="float">
            <text:p>2401</text:p>
          </table:table-cell>
          <table:table-cell table:formula="of:=FACT([.A32])/(FACT([.A32]-[.B32]))" office:value-type="float" office:value="840" calcext:value-type="float">
            <text:p>840</text:p>
          </table:table-cell>
          <table:table-cell table:formula="of:=10^LOG(FACT([.A32])/FACT([.A32]-[.B32]);10)" office:value-type="float" office:value="840" calcext:value-type="float">
            <text:p>840</text:p>
          </table:table-cell>
          <table:table-cell table:formula="of:=FACT([.A32]+[.B32]+1)/FACT([.A32]-1)/FACT([.B32])" office:value-type="float" office:value="27720" calcext:value-type="float">
            <text:p>27720</text:p>
          </table:table-cell>
          <table:table-cell table:formula="of:=10^LOG([.G32])" office:value-type="float" office:value="27720" calcext:value-type="float">
            <text:p>27720</text:p>
          </table:table-cell>
          <table:table-cell table:formula="of:=FACT([.A32])/FACT([.A32]-[.B32])/FACT([.B32])" office:value-type="float" office:value="35" calcext:value-type="float">
            <text:p>35</text:p>
          </table:table-cell>
          <table:table-cell table:formula="of:=10^LOG([.I32];1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0^([.B33]*LOG([.A33];10))" office:value-type="float" office:value="16807" calcext:value-type="float">
            <text:p>16807</text:p>
          </table:table-cell>
          <table:table-cell table:formula="of:=+[.A33]^[.B33]" office:value-type="float" office:value="16807" calcext:value-type="float">
            <text:p>16807</text:p>
          </table:table-cell>
          <table:table-cell table:formula="of:=FACT([.A33])/(FACT([.A33]-[.B33]))" office:value-type="float" office:value="2520" calcext:value-type="float">
            <text:p>2520</text:p>
          </table:table-cell>
          <table:table-cell table:formula="of:=10^LOG(FACT([.A33])/FACT([.A33]-[.B33]);10)" office:value-type="float" office:value="2520" calcext:value-type="float">
            <text:p>2520</text:p>
          </table:table-cell>
          <table:table-cell table:formula="of:=FACT([.A33]+[.B33]+1)/FACT([.A33]-1)/FACT([.B33])" office:value-type="float" office:value="72072" calcext:value-type="float">
            <text:p>72072</text:p>
          </table:table-cell>
          <table:table-cell table:formula="of:=10^LOG([.G33])" office:value-type="float" office:value="72072" calcext:value-type="float">
            <text:p>72072</text:p>
          </table:table-cell>
          <table:table-cell table:formula="of:=FACT([.A33])/FACT([.A33]-[.B33])/FACT([.B33])" office:value-type="float" office:value="21" calcext:value-type="float">
            <text:p>21</text:p>
          </table:table-cell>
          <table:table-cell table:formula="of:=10^LOG([.I33];1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10^([.B34]*LOG([.A34];10))" office:value-type="float" office:value="117649" calcext:value-type="float">
            <text:p>117649</text:p>
          </table:table-cell>
          <table:table-cell table:formula="of:=+[.A34]^[.B34]" office:value-type="float" office:value="117649" calcext:value-type="float">
            <text:p>117649</text:p>
          </table:table-cell>
          <table:table-cell table:formula="of:=FACT([.A34])/(FACT([.A34]-[.B34]))" office:value-type="float" office:value="5040" calcext:value-type="float">
            <text:p>5040</text:p>
          </table:table-cell>
          <table:table-cell table:formula="of:=10^LOG(FACT([.A34])/FACT([.A34]-[.B34]);10)" office:value-type="float" office:value="5040" calcext:value-type="float">
            <text:p>5040</text:p>
          </table:table-cell>
          <table:table-cell table:formula="of:=FACT([.A34]+[.B34]+1)/FACT([.A34]-1)/FACT([.B34])" office:value-type="float" office:value="168168" calcext:value-type="float">
            <text:p>168168</text:p>
          </table:table-cell>
          <table:table-cell table:formula="of:=10^LOG([.G34])" office:value-type="float" office:value="168168" calcext:value-type="float">
            <text:p>168168</text:p>
          </table:table-cell>
          <table:table-cell table:formula="of:=FACT([.A34])/FACT([.A34]-[.B34])/FACT([.B34])" office:value-type="float" office:value="7" calcext:value-type="float">
            <text:p>7</text:p>
          </table:table-cell>
          <table:table-cell table:formula="of:=10^LOG([.I34];10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10^([.B35]*LOG([.A35];10))" office:value-type="float" office:value="823542.999999998" calcext:value-type="float">
            <text:p>823542.999999998</text:p>
          </table:table-cell>
          <table:table-cell table:formula="of:=+[.A35]^[.B35]" office:value-type="float" office:value="823543" calcext:value-type="float">
            <text:p>823543</text:p>
          </table:table-cell>
          <table:table-cell table:formula="of:=FACT([.A35])/(FACT([.A35]-[.B35]))" office:value-type="float" office:value="5040" calcext:value-type="float">
            <text:p>5040</text:p>
          </table:table-cell>
          <table:table-cell table:formula="of:=10^LOG(FACT([.A35])/FACT([.A35]-[.B35]);10)" office:value-type="float" office:value="5040" calcext:value-type="float">
            <text:p>5040</text:p>
          </table:table-cell>
          <table:table-cell table:formula="of:=FACT([.A35]+[.B35]+1)/FACT([.A35]-1)/FACT([.B35])" office:value-type="float" office:value="360360" calcext:value-type="float">
            <text:p>360360</text:p>
          </table:table-cell>
          <table:table-cell table:formula="of:=10^LOG([.G35])" office:value-type="float" office:value="360359.999999999" calcext:value-type="float">
            <text:p>360359.999999999</text:p>
          </table:table-cell>
          <table:table-cell table:formula="of:=FACT([.A35])/FACT([.A35]-[.B35])/FACT([.B35])" office:value-type="float" office:value="1" calcext:value-type="float">
            <text:p>1</text:p>
          </table:table-cell>
          <table:table-cell table:formula="of:=10^LOG([.I3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10^([.B36]*LOG([.A36];10))" office:value-type="float" office:value="1" calcext:value-type="float">
            <text:p>1</text:p>
          </table:table-cell>
          <table:table-cell table:formula="of:=+[.A36]^[.B36]" office:value-type="float" office:value="1" calcext:value-type="float">
            <text:p>1</text:p>
          </table:table-cell>
          <table:table-cell table:formula="of:=FACT([.A36])/(FACT([.A36]-[.B36]))" office:value-type="float" office:value="1" calcext:value-type="float">
            <text:p>1</text:p>
          </table:table-cell>
          <table:table-cell table:formula="of:=10^LOG(FACT([.A36])/FACT([.A36]-[.B36]);10)" office:value-type="float" office:value="1" calcext:value-type="float">
            <text:p>1</text:p>
          </table:table-cell>
          <table:table-cell table:formula="of:=FACT([.A36]+[.B36]+1)/FACT([.A36]-1)/FACT([.B36])" office:value-type="float" office:value="72" calcext:value-type="float">
            <text:p>72</text:p>
          </table:table-cell>
          <table:table-cell table:formula="of:=10^LOG([.G36])" office:value-type="float" office:value="72" calcext:value-type="float">
            <text:p>72</text:p>
          </table:table-cell>
          <table:table-cell table:formula="of:=FACT([.A36])/FACT([.A36]-[.B36])/FACT([.B36])" office:value-type="float" office:value="1" calcext:value-type="float">
            <text:p>1</text:p>
          </table:table-cell>
          <table:table-cell table:formula="of:=10^LOG([.I36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0^([.B37]*LOG([.A37];10))" office:value-type="float" office:value="8" calcext:value-type="float">
            <text:p>8</text:p>
          </table:table-cell>
          <table:table-cell table:formula="of:=+[.A37]^[.B37]" office:value-type="float" office:value="8" calcext:value-type="float">
            <text:p>8</text:p>
          </table:table-cell>
          <table:table-cell table:formula="of:=FACT([.A37])/(FACT([.A37]-[.B37]))" office:value-type="float" office:value="8" calcext:value-type="float">
            <text:p>8</text:p>
          </table:table-cell>
          <table:table-cell table:formula="of:=10^LOG(FACT([.A37])/FACT([.A37]-[.B37]);10)" office:value-type="float" office:value="8" calcext:value-type="float">
            <text:p>8</text:p>
          </table:table-cell>
          <table:table-cell table:formula="of:=FACT([.A37]+[.B37]+1)/FACT([.A37]-1)/FACT([.B37])" office:value-type="float" office:value="720" calcext:value-type="float">
            <text:p>720</text:p>
          </table:table-cell>
          <table:table-cell table:formula="of:=10^LOG([.G37])" office:value-type="float" office:value="719.999999999999" calcext:value-type="float">
            <text:p>719.999999999999</text:p>
          </table:table-cell>
          <table:table-cell table:formula="of:=FACT([.A37])/FACT([.A37]-[.B37])/FACT([.B37])" office:value-type="float" office:value="8" calcext:value-type="float">
            <text:p>8</text:p>
          </table:table-cell>
          <table:table-cell table:formula="of:=10^LOG([.I37];1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0^([.B38]*LOG([.A38];10))" office:value-type="float" office:value="64" calcext:value-type="float">
            <text:p>64</text:p>
          </table:table-cell>
          <table:table-cell table:formula="of:=+[.A38]^[.B38]" office:value-type="float" office:value="64" calcext:value-type="float">
            <text:p>64</text:p>
          </table:table-cell>
          <table:table-cell table:formula="of:=FACT([.A38])/(FACT([.A38]-[.B38]))" office:value-type="float" office:value="56" calcext:value-type="float">
            <text:p>56</text:p>
          </table:table-cell>
          <table:table-cell table:formula="of:=10^LOG(FACT([.A38])/FACT([.A38]-[.B38]);10)" office:value-type="float" office:value="56" calcext:value-type="float">
            <text:p>56</text:p>
          </table:table-cell>
          <table:table-cell table:formula="of:=FACT([.A38]+[.B38]+1)/FACT([.A38]-1)/FACT([.B38])" office:value-type="float" office:value="3960" calcext:value-type="float">
            <text:p>3960</text:p>
          </table:table-cell>
          <table:table-cell table:formula="of:=10^LOG([.G38])" office:value-type="float" office:value="3960" calcext:value-type="float">
            <text:p>3960</text:p>
          </table:table-cell>
          <table:table-cell table:formula="of:=FACT([.A38])/FACT([.A38]-[.B38])/FACT([.B38])" office:value-type="float" office:value="28" calcext:value-type="float">
            <text:p>28</text:p>
          </table:table-cell>
          <table:table-cell table:formula="of:=10^LOG([.I38];1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10^([.B39]*LOG([.A39];10))" office:value-type="float" office:value="512" calcext:value-type="float">
            <text:p>512</text:p>
          </table:table-cell>
          <table:table-cell table:formula="of:=+[.A39]^[.B39]" office:value-type="float" office:value="512" calcext:value-type="float">
            <text:p>512</text:p>
          </table:table-cell>
          <table:table-cell table:formula="of:=FACT([.A39])/(FACT([.A39]-[.B39]))" office:value-type="float" office:value="336" calcext:value-type="float">
            <text:p>336</text:p>
          </table:table-cell>
          <table:table-cell table:formula="of:=10^LOG(FACT([.A39])/FACT([.A39]-[.B39]);10)" office:value-type="float" office:value="336" calcext:value-type="float">
            <text:p>336</text:p>
          </table:table-cell>
          <table:table-cell table:formula="of:=FACT([.A39]+[.B39]+1)/FACT([.A39]-1)/FACT([.B39])" office:value-type="float" office:value="15840" calcext:value-type="float">
            <text:p>15840</text:p>
          </table:table-cell>
          <table:table-cell table:formula="of:=10^LOG([.G39])" office:value-type="float" office:value="15840" calcext:value-type="float">
            <text:p>15840</text:p>
          </table:table-cell>
          <table:table-cell table:formula="of:=FACT([.A39])/FACT([.A39]-[.B39])/FACT([.B39])" office:value-type="float" office:value="56" calcext:value-type="float">
            <text:p>56</text:p>
          </table:table-cell>
          <table:table-cell table:formula="of:=10^LOG([.I39];1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0^([.B40]*LOG([.A40];10))" office:value-type="float" office:value="4095.99999999999" calcext:value-type="float">
            <text:p>4095.99999999999</text:p>
          </table:table-cell>
          <table:table-cell table:formula="of:=+[.A40]^[.B40]" office:value-type="float" office:value="4096" calcext:value-type="float">
            <text:p>4096</text:p>
          </table:table-cell>
          <table:table-cell table:formula="of:=FACT([.A40])/(FACT([.A40]-[.B40]))" office:value-type="float" office:value="1680" calcext:value-type="float">
            <text:p>1680</text:p>
          </table:table-cell>
          <table:table-cell table:formula="of:=10^LOG(FACT([.A40])/FACT([.A40]-[.B40]);10)" office:value-type="float" office:value="1680" calcext:value-type="float">
            <text:p>1680</text:p>
          </table:table-cell>
          <table:table-cell table:formula="of:=FACT([.A40]+[.B40]+1)/FACT([.A40]-1)/FACT([.B40])" office:value-type="float" office:value="51480" calcext:value-type="float">
            <text:p>51480</text:p>
          </table:table-cell>
          <table:table-cell table:formula="of:=10^LOG([.G40])" office:value-type="float" office:value="51479.9999999999" calcext:value-type="float">
            <text:p>51479.9999999999</text:p>
          </table:table-cell>
          <table:table-cell table:formula="of:=FACT([.A40])/FACT([.A40]-[.B40])/FACT([.B40])" office:value-type="float" office:value="70" calcext:value-type="float">
            <text:p>70</text:p>
          </table:table-cell>
          <table:table-cell table:formula="of:=10^LOG([.I40];1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10^([.B41]*LOG([.A41];10))" office:value-type="float" office:value="32767.9999999999" calcext:value-type="float">
            <text:p>32767.9999999999</text:p>
          </table:table-cell>
          <table:table-cell table:formula="of:=+[.A41]^[.B41]" office:value-type="float" office:value="32768" calcext:value-type="float">
            <text:p>32768</text:p>
          </table:table-cell>
          <table:table-cell table:formula="of:=FACT([.A41])/(FACT([.A41]-[.B41]))" office:value-type="float" office:value="6720" calcext:value-type="float">
            <text:p>6720</text:p>
          </table:table-cell>
          <table:table-cell table:formula="of:=10^LOG(FACT([.A41])/FACT([.A41]-[.B41]);10)" office:value-type="float" office:value="6719.99999999999" calcext:value-type="float">
            <text:p>6719.99999999999</text:p>
          </table:table-cell>
          <table:table-cell table:formula="of:=FACT([.A41]+[.B41]+1)/FACT([.A41]-1)/FACT([.B41])" office:value-type="float" office:value="144144" calcext:value-type="float">
            <text:p>144144</text:p>
          </table:table-cell>
          <table:table-cell table:formula="of:=10^LOG([.G41])" office:value-type="float" office:value="144144" calcext:value-type="float">
            <text:p>144144</text:p>
          </table:table-cell>
          <table:table-cell table:formula="of:=FACT([.A41])/FACT([.A41]-[.B41])/FACT([.B41])" office:value-type="float" office:value="56" calcext:value-type="float">
            <text:p>56</text:p>
          </table:table-cell>
          <table:table-cell table:formula="of:=10^LOG([.I41];1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10^([.B42]*LOG([.A42];10))" office:value-type="float" office:value="262144" calcext:value-type="float">
            <text:p>262144</text:p>
          </table:table-cell>
          <table:table-cell table:formula="of:=+[.A42]^[.B42]" office:value-type="float" office:value="262144" calcext:value-type="float">
            <text:p>262144</text:p>
          </table:table-cell>
          <table:table-cell table:formula="of:=FACT([.A42])/(FACT([.A42]-[.B42]))" office:value-type="float" office:value="20160" calcext:value-type="float">
            <text:p>20160</text:p>
          </table:table-cell>
          <table:table-cell table:formula="of:=10^LOG(FACT([.A42])/FACT([.A42]-[.B42]);10)" office:value-type="float" office:value="20160" calcext:value-type="float">
            <text:p>20160</text:p>
          </table:table-cell>
          <table:table-cell table:formula="of:=FACT([.A42]+[.B42]+1)/FACT([.A42]-1)/FACT([.B42])" office:value-type="float" office:value="360360" calcext:value-type="float">
            <text:p>360360</text:p>
          </table:table-cell>
          <table:table-cell table:formula="of:=10^LOG([.G42])" office:value-type="float" office:value="360359.999999999" calcext:value-type="float">
            <text:p>360359.999999999</text:p>
          </table:table-cell>
          <table:table-cell table:formula="of:=FACT([.A42])/FACT([.A42]-[.B42])/FACT([.B42])" office:value-type="float" office:value="28" calcext:value-type="float">
            <text:p>28</text:p>
          </table:table-cell>
          <table:table-cell table:formula="of:=10^LOG([.I42];1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10^([.B43]*LOG([.A43];10))" office:value-type="float" office:value="2097151.99999999" calcext:value-type="float">
            <text:p>2097151.99999999</text:p>
          </table:table-cell>
          <table:table-cell table:formula="of:=+[.A43]^[.B43]" office:value-type="float" office:value="2097152" calcext:value-type="float">
            <text:p>2097152</text:p>
          </table:table-cell>
          <table:table-cell table:formula="of:=FACT([.A43])/(FACT([.A43]-[.B43]))" office:value-type="float" office:value="40320" calcext:value-type="float">
            <text:p>40320</text:p>
          </table:table-cell>
          <table:table-cell table:formula="of:=10^LOG(FACT([.A43])/FACT([.A43]-[.B43]);10)" office:value-type="float" office:value="40320" calcext:value-type="float">
            <text:p>40320</text:p>
          </table:table-cell>
          <table:table-cell table:formula="of:=FACT([.A43]+[.B43]+1)/FACT([.A43]-1)/FACT([.B43])" office:value-type="float" office:value="823680" calcext:value-type="float">
            <text:p>823680</text:p>
          </table:table-cell>
          <table:table-cell table:formula="of:=10^LOG([.G43])" office:value-type="float" office:value="823679.999999999" calcext:value-type="float">
            <text:p>823679.999999999</text:p>
          </table:table-cell>
          <table:table-cell table:formula="of:=FACT([.A43])/FACT([.A43]-[.B43])/FACT([.B43])" office:value-type="float" office:value="8" calcext:value-type="float">
            <text:p>8</text:p>
          </table:table-cell>
          <table:table-cell table:formula="of:=10^LOG([.I43];10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10^([.B44]*LOG([.A44];10))" office:value-type="float" office:value="16777216" calcext:value-type="float">
            <text:p>16777216</text:p>
          </table:table-cell>
          <table:table-cell table:formula="of:=+[.A44]^[.B44]" office:value-type="float" office:value="16777216" calcext:value-type="float">
            <text:p>16777216</text:p>
          </table:table-cell>
          <table:table-cell table:formula="of:=FACT([.A44])/(FACT([.A44]-[.B44]))" office:value-type="float" office:value="40320" calcext:value-type="float">
            <text:p>40320</text:p>
          </table:table-cell>
          <table:table-cell table:formula="of:=10^LOG(FACT([.A44])/FACT([.A44]-[.B44]);10)" office:value-type="float" office:value="40320" calcext:value-type="float">
            <text:p>40320</text:p>
          </table:table-cell>
          <table:table-cell table:formula="of:=FACT([.A44]+[.B44]+1)/FACT([.A44]-1)/FACT([.B44])" office:value-type="float" office:value="1750320" calcext:value-type="float">
            <text:p>1750320</text:p>
          </table:table-cell>
          <table:table-cell table:formula="of:=10^LOG([.G44])" office:value-type="float" office:value="1750320" calcext:value-type="float">
            <text:p>1750320</text:p>
          </table:table-cell>
          <table:table-cell table:formula="of:=FACT([.A44])/FACT([.A44]-[.B44])/FACT([.B44])" office:value-type="float" office:value="1" calcext:value-type="float">
            <text:p>1</text:p>
          </table:table-cell>
          <table:table-cell table:formula="of:=10^LOG([.I44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0^([.B45]*LOG([.A45];10))" office:value-type="float" office:value="1" calcext:value-type="float">
            <text:p>1</text:p>
          </table:table-cell>
          <table:table-cell table:formula="of:=+[.A45]^[.B45]" office:value-type="float" office:value="1" calcext:value-type="float">
            <text:p>1</text:p>
          </table:table-cell>
          <table:table-cell table:formula="of:=FACT([.A45])/(FACT([.A45]-[.B45]))" office:value-type="float" office:value="1" calcext:value-type="float">
            <text:p>1</text:p>
          </table:table-cell>
          <table:table-cell table:formula="of:=10^LOG(FACT([.A45])/FACT([.A45]-[.B45]);10)" office:value-type="float" office:value="1" calcext:value-type="float">
            <text:p>1</text:p>
          </table:table-cell>
          <table:table-cell table:formula="of:=FACT([.A45]+[.B45]+1)/FACT([.A45]-1)/FACT([.B45])" office:value-type="float" office:value="90" calcext:value-type="float">
            <text:p>90</text:p>
          </table:table-cell>
          <table:table-cell table:formula="of:=10^LOG([.G45])" office:value-type="float" office:value="90" calcext:value-type="float">
            <text:p>90</text:p>
          </table:table-cell>
          <table:table-cell table:formula="of:=FACT([.A45])/FACT([.A45]-[.B45])/FACT([.B45])" office:value-type="float" office:value="1" calcext:value-type="float">
            <text:p>1</text:p>
          </table:table-cell>
          <table:table-cell table:formula="of:=10^LOG([.I4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0^([.B46]*LOG([.A46];10))" office:value-type="float" office:value="9" calcext:value-type="float">
            <text:p>9</text:p>
          </table:table-cell>
          <table:table-cell table:formula="of:=+[.A46]^[.B46]" office:value-type="float" office:value="9" calcext:value-type="float">
            <text:p>9</text:p>
          </table:table-cell>
          <table:table-cell table:formula="of:=FACT([.A46])/(FACT([.A46]-[.B46]))" office:value-type="float" office:value="9" calcext:value-type="float">
            <text:p>9</text:p>
          </table:table-cell>
          <table:table-cell table:formula="of:=10^LOG(FACT([.A46])/FACT([.A46]-[.B46]);10)" office:value-type="float" office:value="9" calcext:value-type="float">
            <text:p>9</text:p>
          </table:table-cell>
          <table:table-cell table:formula="of:=FACT([.A46]+[.B46]+1)/FACT([.A46]-1)/FACT([.B46])" office:value-type="float" office:value="990" calcext:value-type="float">
            <text:p>990</text:p>
          </table:table-cell>
          <table:table-cell table:formula="of:=10^LOG([.G46])" office:value-type="float" office:value="990" calcext:value-type="float">
            <text:p>990</text:p>
          </table:table-cell>
          <table:table-cell table:formula="of:=FACT([.A46])/FACT([.A46]-[.B46])/FACT([.B46])" office:value-type="float" office:value="9" calcext:value-type="float">
            <text:p>9</text:p>
          </table:table-cell>
          <table:table-cell table:formula="of:=10^LOG([.I46];1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^([.B47]*LOG([.A47];10))" office:value-type="float" office:value="81" calcext:value-type="float">
            <text:p>81</text:p>
          </table:table-cell>
          <table:table-cell table:formula="of:=+[.A47]^[.B47]" office:value-type="float" office:value="81" calcext:value-type="float">
            <text:p>81</text:p>
          </table:table-cell>
          <table:table-cell table:formula="of:=FACT([.A47])/(FACT([.A47]-[.B47]))" office:value-type="float" office:value="72" calcext:value-type="float">
            <text:p>72</text:p>
          </table:table-cell>
          <table:table-cell table:formula="of:=10^LOG(FACT([.A47])/FACT([.A47]-[.B47]);10)" office:value-type="float" office:value="72" calcext:value-type="float">
            <text:p>72</text:p>
          </table:table-cell>
          <table:table-cell table:formula="of:=FACT([.A47]+[.B47]+1)/FACT([.A47]-1)/FACT([.B47])" office:value-type="float" office:value="5940" calcext:value-type="float">
            <text:p>5940</text:p>
          </table:table-cell>
          <table:table-cell table:formula="of:=10^LOG([.G47])" office:value-type="float" office:value="5939.99999999999" calcext:value-type="float">
            <text:p>5939.99999999999</text:p>
          </table:table-cell>
          <table:table-cell table:formula="of:=FACT([.A47])/FACT([.A47]-[.B47])/FACT([.B47])" office:value-type="float" office:value="36" calcext:value-type="float">
            <text:p>36</text:p>
          </table:table-cell>
          <table:table-cell table:formula="of:=10^LOG([.I47];1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0^([.B48]*LOG([.A48];10))" office:value-type="float" office:value="729" calcext:value-type="float">
            <text:p>729</text:p>
          </table:table-cell>
          <table:table-cell table:formula="of:=+[.A48]^[.B48]" office:value-type="float" office:value="729" calcext:value-type="float">
            <text:p>729</text:p>
          </table:table-cell>
          <table:table-cell table:formula="of:=FACT([.A48])/(FACT([.A48]-[.B48]))" office:value-type="float" office:value="504" calcext:value-type="float">
            <text:p>504</text:p>
          </table:table-cell>
          <table:table-cell table:formula="of:=10^LOG(FACT([.A48])/FACT([.A48]-[.B48]);10)" office:value-type="float" office:value="504" calcext:value-type="float">
            <text:p>504</text:p>
          </table:table-cell>
          <table:table-cell table:formula="of:=FACT([.A48]+[.B48]+1)/FACT([.A48]-1)/FACT([.B48])" office:value-type="float" office:value="25740" calcext:value-type="float">
            <text:p>25740</text:p>
          </table:table-cell>
          <table:table-cell table:formula="of:=10^LOG([.G48])" office:value-type="float" office:value="25739.9999999999" calcext:value-type="float">
            <text:p>25739.9999999999</text:p>
          </table:table-cell>
          <table:table-cell table:formula="of:=FACT([.A48])/FACT([.A48]-[.B48])/FACT([.B48])" office:value-type="float" office:value="84" calcext:value-type="float">
            <text:p>84</text:p>
          </table:table-cell>
          <table:table-cell table:formula="of:=10^LOG([.I48];1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10^([.B49]*LOG([.A49];10))" office:value-type="float" office:value="6561" calcext:value-type="float">
            <text:p>6561</text:p>
          </table:table-cell>
          <table:table-cell table:formula="of:=+[.A49]^[.B49]" office:value-type="float" office:value="6561" calcext:value-type="float">
            <text:p>6561</text:p>
          </table:table-cell>
          <table:table-cell table:formula="of:=FACT([.A49])/(FACT([.A49]-[.B49]))" office:value-type="float" office:value="3024" calcext:value-type="float">
            <text:p>3024</text:p>
          </table:table-cell>
          <table:table-cell table:formula="of:=10^LOG(FACT([.A49])/FACT([.A49]-[.B49]);10)" office:value-type="float" office:value="3024" calcext:value-type="float">
            <text:p>3024</text:p>
          </table:table-cell>
          <table:table-cell table:formula="of:=FACT([.A49]+[.B49]+1)/FACT([.A49]-1)/FACT([.B49])" office:value-type="float" office:value="90090" calcext:value-type="float">
            <text:p>90090</text:p>
          </table:table-cell>
          <table:table-cell table:formula="of:=10^LOG([.G49])" office:value-type="float" office:value="90089.9999999998" calcext:value-type="float">
            <text:p>90089.9999999998</text:p>
          </table:table-cell>
          <table:table-cell table:formula="of:=FACT([.A49])/FACT([.A49]-[.B49])/FACT([.B49])" office:value-type="float" office:value="126" calcext:value-type="float">
            <text:p>126</text:p>
          </table:table-cell>
          <table:table-cell table:formula="of:=10^LOG([.I49];1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10^([.B50]*LOG([.A50];10))" office:value-type="float" office:value="59049" calcext:value-type="float">
            <text:p>59049</text:p>
          </table:table-cell>
          <table:table-cell table:formula="of:=+[.A50]^[.B50]" office:value-type="float" office:value="59049" calcext:value-type="float">
            <text:p>59049</text:p>
          </table:table-cell>
          <table:table-cell table:formula="of:=FACT([.A50])/(FACT([.A50]-[.B50]))" office:value-type="float" office:value="15120" calcext:value-type="float">
            <text:p>15120</text:p>
          </table:table-cell>
          <table:table-cell table:formula="of:=10^LOG(FACT([.A50])/FACT([.A50]-[.B50]);10)" office:value-type="float" office:value="15120" calcext:value-type="float">
            <text:p>15120</text:p>
          </table:table-cell>
          <table:table-cell table:formula="of:=FACT([.A50]+[.B50]+1)/FACT([.A50]-1)/FACT([.B50])" office:value-type="float" office:value="270270" calcext:value-type="float">
            <text:p>270270</text:p>
          </table:table-cell>
          <table:table-cell table:formula="of:=10^LOG([.G50])" office:value-type="float" office:value="270270" calcext:value-type="float">
            <text:p>270270</text:p>
          </table:table-cell>
          <table:table-cell table:formula="of:=FACT([.A50])/FACT([.A50]-[.B50])/FACT([.B50])" office:value-type="float" office:value="126" calcext:value-type="float">
            <text:p>126</text:p>
          </table:table-cell>
          <table:table-cell table:formula="of:=10^LOG([.I50];1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10^([.B51]*LOG([.A51];10))" office:value-type="float" office:value="531441" calcext:value-type="float">
            <text:p>531441</text:p>
          </table:table-cell>
          <table:table-cell table:formula="of:=+[.A51]^[.B51]" office:value-type="float" office:value="531441" calcext:value-type="float">
            <text:p>531441</text:p>
          </table:table-cell>
          <table:table-cell table:formula="of:=FACT([.A51])/(FACT([.A51]-[.B51]))" office:value-type="float" office:value="60480" calcext:value-type="float">
            <text:p>60480</text:p>
          </table:table-cell>
          <table:table-cell table:formula="of:=10^LOG(FACT([.A51])/FACT([.A51]-[.B51]);10)" office:value-type="float" office:value="60479.9999999999" calcext:value-type="float">
            <text:p>60479.9999999999</text:p>
          </table:table-cell>
          <table:table-cell table:formula="of:=FACT([.A51]+[.B51]+1)/FACT([.A51]-1)/FACT([.B51])" office:value-type="float" office:value="720720" calcext:value-type="float">
            <text:p>720720</text:p>
          </table:table-cell>
          <table:table-cell table:formula="of:=10^LOG([.G51])" office:value-type="float" office:value="720719.999999999" calcext:value-type="float">
            <text:p>720719.999999999</text:p>
          </table:table-cell>
          <table:table-cell table:formula="of:=FACT([.A51])/FACT([.A51]-[.B51])/FACT([.B51])" office:value-type="float" office:value="84" calcext:value-type="float">
            <text:p>84</text:p>
          </table:table-cell>
          <table:table-cell table:formula="of:=10^LOG([.I51];1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10^([.B52]*LOG([.A52];10))" office:value-type="float" office:value="4782969" calcext:value-type="float">
            <text:p>4782969</text:p>
          </table:table-cell>
          <table:table-cell table:formula="of:=+[.A52]^[.B52]" office:value-type="float" office:value="4782969" calcext:value-type="float">
            <text:p>4782969</text:p>
          </table:table-cell>
          <table:table-cell table:formula="of:=FACT([.A52])/(FACT([.A52]-[.B52]))" office:value-type="float" office:value="181440" calcext:value-type="float">
            <text:p>181440</text:p>
          </table:table-cell>
          <table:table-cell table:formula="of:=10^LOG(FACT([.A52])/FACT([.A52]-[.B52]);10)" office:value-type="float" office:value="181440" calcext:value-type="float">
            <text:p>181440</text:p>
          </table:table-cell>
          <table:table-cell table:formula="of:=FACT([.A52]+[.B52]+1)/FACT([.A52]-1)/FACT([.B52])" office:value-type="float" office:value="1750320" calcext:value-type="float">
            <text:p>1750320</text:p>
          </table:table-cell>
          <table:table-cell table:formula="of:=10^LOG([.G52])" office:value-type="float" office:value="1750320" calcext:value-type="float">
            <text:p>1750320</text:p>
          </table:table-cell>
          <table:table-cell table:formula="of:=FACT([.A52])/FACT([.A52]-[.B52])/FACT([.B52])" office:value-type="float" office:value="36" calcext:value-type="float">
            <text:p>36</text:p>
          </table:table-cell>
          <table:table-cell table:formula="of:=10^LOG([.I52];1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10^([.B53]*LOG([.A53];10))" office:value-type="float" office:value="43046721" calcext:value-type="float">
            <text:p>43046721</text:p>
          </table:table-cell>
          <table:table-cell table:formula="of:=+[.A53]^[.B53]" office:value-type="float" office:value="43046721" calcext:value-type="float">
            <text:p>43046721</text:p>
          </table:table-cell>
          <table:table-cell table:formula="of:=FACT([.A53])/(FACT([.A53]-[.B53]))" office:value-type="float" office:value="362880" calcext:value-type="float">
            <text:p>362880</text:p>
          </table:table-cell>
          <table:table-cell table:formula="of:=10^LOG(FACT([.A53])/FACT([.A53]-[.B53]);10)" office:value-type="float" office:value="362879.999999999" calcext:value-type="float">
            <text:p>362879.999999999</text:p>
          </table:table-cell>
          <table:table-cell table:formula="of:=FACT([.A53]+[.B53]+1)/FACT([.A53]-1)/FACT([.B53])" office:value-type="float" office:value="3938220" calcext:value-type="float">
            <text:p>3938220</text:p>
          </table:table-cell>
          <table:table-cell table:formula="of:=10^LOG([.G53])" office:value-type="float" office:value="3938220" calcext:value-type="float">
            <text:p>3938220</text:p>
          </table:table-cell>
          <table:table-cell table:formula="of:=FACT([.A53])/FACT([.A53]-[.B53])/FACT([.B53])" office:value-type="float" office:value="9" calcext:value-type="float">
            <text:p>9</text:p>
          </table:table-cell>
          <table:table-cell table:formula="of:=10^LOG([.I53];10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10^([.B54]*LOG([.A54];10))" office:value-type="float" office:value="387420488.999999" calcext:value-type="float">
            <text:p>387420488.999999</text:p>
          </table:table-cell>
          <table:table-cell table:formula="of:=+[.A54]^[.B54]" office:value-type="float" office:value="387420489" calcext:value-type="float">
            <text:p>387420489</text:p>
          </table:table-cell>
          <table:table-cell table:formula="of:=FACT([.A54])/(FACT([.A54]-[.B54]))" office:value-type="float" office:value="362880" calcext:value-type="float">
            <text:p>362880</text:p>
          </table:table-cell>
          <table:table-cell table:formula="of:=10^LOG(FACT([.A54])/FACT([.A54]-[.B54]);10)" office:value-type="float" office:value="362879.999999999" calcext:value-type="float">
            <text:p>362879.999999999</text:p>
          </table:table-cell>
          <table:table-cell table:formula="of:=FACT([.A54]+[.B54]+1)/FACT([.A54]-1)/FACT([.B54])" office:value-type="float" office:value="8314020" calcext:value-type="float">
            <text:p>8314020</text:p>
          </table:table-cell>
          <table:table-cell table:formula="of:=10^LOG([.G54])" office:value-type="float" office:value="8314019.99999998" calcext:value-type="float">
            <text:p>8314019.99999998</text:p>
          </table:table-cell>
          <table:table-cell table:formula="of:=FACT([.A54])/FACT([.A54]-[.B54])/FACT([.B54])" office:value-type="float" office:value="1" calcext:value-type="float">
            <text:p>1</text:p>
          </table:table-cell>
          <table:table-cell table:formula="of:=10^LOG([.I54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0^([.B55]*LOG([.A55];10))" office:value-type="float" office:value="1" calcext:value-type="float">
            <text:p>1</text:p>
          </table:table-cell>
          <table:table-cell table:formula="of:=+[.A55]^[.B55]" office:value-type="float" office:value="1" calcext:value-type="float">
            <text:p>1</text:p>
          </table:table-cell>
          <table:table-cell table:formula="of:=FACT([.A55])/(FACT([.A55]-[.B55]))" office:value-type="float" office:value="1" calcext:value-type="float">
            <text:p>1</text:p>
          </table:table-cell>
          <table:table-cell table:formula="of:=10^LOG(FACT([.A55])/FACT([.A55]-[.B55]);10)" office:value-type="float" office:value="1" calcext:value-type="float">
            <text:p>1</text:p>
          </table:table-cell>
          <table:table-cell table:formula="of:=FACT([.A55]+[.B55]+1)/FACT([.A55]-1)/FACT([.B55])" office:value-type="float" office:value="110" calcext:value-type="float">
            <text:p>110</text:p>
          </table:table-cell>
          <table:table-cell table:formula="of:=10^LOG([.G55])" office:value-type="float" office:value="110" calcext:value-type="float">
            <text:p>110</text:p>
          </table:table-cell>
          <table:table-cell table:formula="of:=FACT([.A55])/FACT([.A55]-[.B55])/FACT([.B55])" office:value-type="float" office:value="1" calcext:value-type="float">
            <text:p>1</text:p>
          </table:table-cell>
          <table:table-cell table:formula="of:=10^LOG([.I5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0^([.B56]*LOG([.A56];10))" office:value-type="float" office:value="10" calcext:value-type="float">
            <text:p>10</text:p>
          </table:table-cell>
          <table:table-cell table:formula="of:=+[.A56]^[.B56]" office:value-type="float" office:value="10" calcext:value-type="float">
            <text:p>10</text:p>
          </table:table-cell>
          <table:table-cell table:formula="of:=FACT([.A56])/(FACT([.A56]-[.B56]))" office:value-type="float" office:value="10" calcext:value-type="float">
            <text:p>10</text:p>
          </table:table-cell>
          <table:table-cell table:formula="of:=10^LOG(FACT([.A56])/FACT([.A56]-[.B56]);10)" office:value-type="float" office:value="10" calcext:value-type="float">
            <text:p>10</text:p>
          </table:table-cell>
          <table:table-cell table:formula="of:=FACT([.A56]+[.B56]+1)/FACT([.A56]-1)/FACT([.B56])" office:value-type="float" office:value="1320" calcext:value-type="float">
            <text:p>1320</text:p>
          </table:table-cell>
          <table:table-cell table:formula="of:=10^LOG([.G56])" office:value-type="float" office:value="1320" calcext:value-type="float">
            <text:p>1320</text:p>
          </table:table-cell>
          <table:table-cell table:formula="of:=FACT([.A56])/FACT([.A56]-[.B56])/FACT([.B56])" office:value-type="float" office:value="10" calcext:value-type="float">
            <text:p>10</text:p>
          </table:table-cell>
          <table:table-cell table:formula="of:=10^LOG([.I56];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^([.B57]*LOG([.A57];10))" office:value-type="float" office:value="100" calcext:value-type="float">
            <text:p>100</text:p>
          </table:table-cell>
          <table:table-cell table:formula="of:=+[.A57]^[.B57]" office:value-type="float" office:value="100" calcext:value-type="float">
            <text:p>100</text:p>
          </table:table-cell>
          <table:table-cell table:formula="of:=FACT([.A57])/(FACT([.A57]-[.B57]))" office:value-type="float" office:value="90" calcext:value-type="float">
            <text:p>90</text:p>
          </table:table-cell>
          <table:table-cell table:formula="of:=10^LOG(FACT([.A57])/FACT([.A57]-[.B57]);10)" office:value-type="float" office:value="90" calcext:value-type="float">
            <text:p>90</text:p>
          </table:table-cell>
          <table:table-cell table:formula="of:=FACT([.A57]+[.B57]+1)/FACT([.A57]-1)/FACT([.B57])" office:value-type="float" office:value="8580" calcext:value-type="float">
            <text:p>8580</text:p>
          </table:table-cell>
          <table:table-cell table:formula="of:=10^LOG([.G57])" office:value-type="float" office:value="8580" calcext:value-type="float">
            <text:p>8580</text:p>
          </table:table-cell>
          <table:table-cell table:formula="of:=FACT([.A57])/FACT([.A57]-[.B57])/FACT([.B57])" office:value-type="float" office:value="45" calcext:value-type="float">
            <text:p>45</text:p>
          </table:table-cell>
          <table:table-cell table:formula="of:=10^LOG([.I57];1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0^([.B58]*LOG([.A58];10))" office:value-type="float" office:value="1000" calcext:value-type="float">
            <text:p>1000</text:p>
          </table:table-cell>
          <table:table-cell table:formula="of:=+[.A58]^[.B58]" office:value-type="float" office:value="1000" calcext:value-type="float">
            <text:p>1000</text:p>
          </table:table-cell>
          <table:table-cell table:formula="of:=FACT([.A58])/(FACT([.A58]-[.B58]))" office:value-type="float" office:value="720" calcext:value-type="float">
            <text:p>720</text:p>
          </table:table-cell>
          <table:table-cell table:formula="of:=10^LOG(FACT([.A58])/FACT([.A58]-[.B58]);10)" office:value-type="float" office:value="719.999999999999" calcext:value-type="float">
            <text:p>719.999999999999</text:p>
          </table:table-cell>
          <table:table-cell table:formula="of:=FACT([.A58]+[.B58]+1)/FACT([.A58]-1)/FACT([.B58])" office:value-type="float" office:value="40040" calcext:value-type="float">
            <text:p>40040</text:p>
          </table:table-cell>
          <table:table-cell table:formula="of:=10^LOG([.G58])" office:value-type="float" office:value="40039.9999999999" calcext:value-type="float">
            <text:p>40039.9999999999</text:p>
          </table:table-cell>
          <table:table-cell table:formula="of:=FACT([.A58])/FACT([.A58]-[.B58])/FACT([.B58])" office:value-type="float" office:value="120" calcext:value-type="float">
            <text:p>120</text:p>
          </table:table-cell>
          <table:table-cell table:formula="of:=10^LOG([.I58];1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10^([.B59]*LOG([.A59];10))" office:value-type="float" office:value="10000" calcext:value-type="float">
            <text:p>10000</text:p>
          </table:table-cell>
          <table:table-cell table:formula="of:=+[.A59]^[.B59]" office:value-type="float" office:value="10000" calcext:value-type="float">
            <text:p>10000</text:p>
          </table:table-cell>
          <table:table-cell table:formula="of:=FACT([.A59])/(FACT([.A59]-[.B59]))" office:value-type="float" office:value="5040" calcext:value-type="float">
            <text:p>5040</text:p>
          </table:table-cell>
          <table:table-cell table:formula="of:=10^LOG(FACT([.A59])/FACT([.A59]-[.B59]);10)" office:value-type="float" office:value="5040" calcext:value-type="float">
            <text:p>5040</text:p>
          </table:table-cell>
          <table:table-cell table:formula="of:=FACT([.A59]+[.B59]+1)/FACT([.A59]-1)/FACT([.B59])" office:value-type="float" office:value="150150" calcext:value-type="float">
            <text:p>150150</text:p>
          </table:table-cell>
          <table:table-cell table:formula="of:=10^LOG([.G59])" office:value-type="float" office:value="150150" calcext:value-type="float">
            <text:p>150150</text:p>
          </table:table-cell>
          <table:table-cell table:formula="of:=FACT([.A59])/FACT([.A59]-[.B59])/FACT([.B59])" office:value-type="float" office:value="210" calcext:value-type="float">
            <text:p>210</text:p>
          </table:table-cell>
          <table:table-cell table:formula="of:=10^LOG([.I59];10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10^([.B60]*LOG([.A60];10))" office:value-type="float" office:value="100000" calcext:value-type="float">
            <text:p>100000</text:p>
          </table:table-cell>
          <table:table-cell table:formula="of:=+[.A60]^[.B60]" office:value-type="float" office:value="100000" calcext:value-type="float">
            <text:p>100000</text:p>
          </table:table-cell>
          <table:table-cell table:formula="of:=FACT([.A60])/(FACT([.A60]-[.B60]))" office:value-type="float" office:value="30240" calcext:value-type="float">
            <text:p>30240</text:p>
          </table:table-cell>
          <table:table-cell table:formula="of:=10^LOG(FACT([.A60])/FACT([.A60]-[.B60]);10)" office:value-type="float" office:value="30240" calcext:value-type="float">
            <text:p>30240</text:p>
          </table:table-cell>
          <table:table-cell table:formula="of:=FACT([.A60]+[.B60]+1)/FACT([.A60]-1)/FACT([.B60])" office:value-type="float" office:value="480480" calcext:value-type="float">
            <text:p>480480</text:p>
          </table:table-cell>
          <table:table-cell table:formula="of:=10^LOG([.G60])" office:value-type="float" office:value="480480" calcext:value-type="float">
            <text:p>480480</text:p>
          </table:table-cell>
          <table:table-cell table:formula="of:=FACT([.A60])/FACT([.A60]-[.B60])/FACT([.B60])" office:value-type="float" office:value="252" calcext:value-type="float">
            <text:p>252</text:p>
          </table:table-cell>
          <table:table-cell table:formula="of:=10^LOG([.I60];10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10^([.B61]*LOG([.A61];10))" office:value-type="float" office:value="1000000" calcext:value-type="float">
            <text:p>1000000</text:p>
          </table:table-cell>
          <table:table-cell table:formula="of:=+[.A61]^[.B61]" office:value-type="float" office:value="1000000" calcext:value-type="float">
            <text:p>1000000</text:p>
          </table:table-cell>
          <table:table-cell table:formula="of:=FACT([.A61])/(FACT([.A61]-[.B61]))" office:value-type="float" office:value="151200" calcext:value-type="float">
            <text:p>151200</text:p>
          </table:table-cell>
          <table:table-cell table:formula="of:=10^LOG(FACT([.A61])/FACT([.A61]-[.B61]);10)" office:value-type="float" office:value="151200" calcext:value-type="float">
            <text:p>151200</text:p>
          </table:table-cell>
          <table:table-cell table:formula="of:=FACT([.A61]+[.B61]+1)/FACT([.A61]-1)/FACT([.B61])" office:value-type="float" office:value="1361360" calcext:value-type="float">
            <text:p>1361360</text:p>
          </table:table-cell>
          <table:table-cell table:formula="of:=10^LOG([.G61])" office:value-type="float" office:value="1361360" calcext:value-type="float">
            <text:p>1361360</text:p>
          </table:table-cell>
          <table:table-cell table:formula="of:=FACT([.A61])/FACT([.A61]-[.B61])/FACT([.B61])" office:value-type="float" office:value="210" calcext:value-type="float">
            <text:p>210</text:p>
          </table:table-cell>
          <table:table-cell table:formula="of:=10^LOG([.I61];10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10^([.B62]*LOG([.A62];10))" office:value-type="float" office:value="10000000" calcext:value-type="float">
            <text:p>10000000</text:p>
          </table:table-cell>
          <table:table-cell table:formula="of:=+[.A62]^[.B62]" office:value-type="float" office:value="10000000" calcext:value-type="float">
            <text:p>10000000</text:p>
          </table:table-cell>
          <table:table-cell table:formula="of:=FACT([.A62])/(FACT([.A62]-[.B62]))" office:value-type="float" office:value="604800" calcext:value-type="float">
            <text:p>604800</text:p>
          </table:table-cell>
          <table:table-cell table:formula="of:=10^LOG(FACT([.A62])/FACT([.A62]-[.B62]);10)" office:value-type="float" office:value="604799.999999999" calcext:value-type="float">
            <text:p>604799.999999999</text:p>
          </table:table-cell>
          <table:table-cell table:formula="of:=FACT([.A62]+[.B62]+1)/FACT([.A62]-1)/FACT([.B62])" office:value-type="float" office:value="3500640" calcext:value-type="float">
            <text:p>3500640</text:p>
          </table:table-cell>
          <table:table-cell table:formula="of:=10^LOG([.G62])" office:value-type="float" office:value="3500640" calcext:value-type="float">
            <text:p>3500640</text:p>
          </table:table-cell>
          <table:table-cell table:formula="of:=FACT([.A62])/FACT([.A62]-[.B62])/FACT([.B62])" office:value-type="float" office:value="120" calcext:value-type="float">
            <text:p>120</text:p>
          </table:table-cell>
          <table:table-cell table:formula="of:=10^LOG([.I62];1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10^([.B63]*LOG([.A63];10))" office:value-type="float" office:value="100000000" calcext:value-type="float">
            <text:p>100000000</text:p>
          </table:table-cell>
          <table:table-cell table:formula="of:=+[.A63]^[.B63]" office:value-type="float" office:value="100000000" calcext:value-type="float">
            <text:p>100000000</text:p>
          </table:table-cell>
          <table:table-cell table:formula="of:=FACT([.A63])/(FACT([.A63]-[.B63]))" office:value-type="float" office:value="1814400" calcext:value-type="float">
            <text:p>1814400</text:p>
          </table:table-cell>
          <table:table-cell table:formula="of:=10^LOG(FACT([.A63])/FACT([.A63]-[.B63]);10)" office:value-type="float" office:value="1814400" calcext:value-type="float">
            <text:p>1814400</text:p>
          </table:table-cell>
          <table:table-cell table:formula="of:=FACT([.A63]+[.B63]+1)/FACT([.A63]-1)/FACT([.B63])" office:value-type="float" office:value="8314020" calcext:value-type="float">
            <text:p>8314020</text:p>
          </table:table-cell>
          <table:table-cell table:formula="of:=10^LOG([.G63])" office:value-type="float" office:value="8314019.99999998" calcext:value-type="float">
            <text:p>8314019.99999998</text:p>
          </table:table-cell>
          <table:table-cell table:formula="of:=FACT([.A63])/FACT([.A63]-[.B63])/FACT([.B63])" office:value-type="float" office:value="45" calcext:value-type="float">
            <text:p>45</text:p>
          </table:table-cell>
          <table:table-cell table:formula="of:=10^LOG([.I63];1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10^([.B64]*LOG([.A64];10))" office:value-type="float" office:value="1000000000" calcext:value-type="float">
            <text:p>1000000000</text:p>
          </table:table-cell>
          <table:table-cell table:formula="of:=+[.A64]^[.B64]" office:value-type="float" office:value="1000000000" calcext:value-type="float">
            <text:p>1000000000</text:p>
          </table:table-cell>
          <table:table-cell table:formula="of:=FACT([.A64])/(FACT([.A64]-[.B64]))" office:value-type="float" office:value="3628800" calcext:value-type="float">
            <text:p>3628800</text:p>
          </table:table-cell>
          <table:table-cell table:formula="of:=10^LOG(FACT([.A64])/FACT([.A64]-[.B64]);10)" office:value-type="float" office:value="3628799.99999999" calcext:value-type="float">
            <text:p>3628799.99999999</text:p>
          </table:table-cell>
          <table:table-cell table:formula="of:=FACT([.A64]+[.B64]+1)/FACT([.A64]-1)/FACT([.B64])" office:value-type="float" office:value="18475600" calcext:value-type="float">
            <text:p>18475600</text:p>
          </table:table-cell>
          <table:table-cell table:formula="of:=10^LOG([.G64])" office:value-type="float" office:value="18475600" calcext:value-type="float">
            <text:p>18475600</text:p>
          </table:table-cell>
          <table:table-cell table:formula="of:=FACT([.A64])/FACT([.A64]-[.B64])/FACT([.B64])" office:value-type="float" office:value="10" calcext:value-type="float">
            <text:p>10</text:p>
          </table:table-cell>
          <table:table-cell table:formula="of:=10^LOG([.I64];10)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10^([.B65]*LOG([.A65];10))" office:value-type="float" office:value="10000000000" calcext:value-type="float">
            <text:p>10000000000</text:p>
          </table:table-cell>
          <table:table-cell table:formula="of:=+[.A65]^[.B65]" office:value-type="float" office:value="10000000000" calcext:value-type="float">
            <text:p>10000000000</text:p>
          </table:table-cell>
          <table:table-cell table:formula="of:=FACT([.A65])/(FACT([.A65]-[.B65]))" office:value-type="float" office:value="3628800" calcext:value-type="float">
            <text:p>3628800</text:p>
          </table:table-cell>
          <table:table-cell table:formula="of:=10^LOG(FACT([.A65])/FACT([.A65]-[.B65]);10)" office:value-type="float" office:value="3628799.99999999" calcext:value-type="float">
            <text:p>3628799.99999999</text:p>
          </table:table-cell>
          <table:table-cell table:formula="of:=FACT([.A65]+[.B65]+1)/FACT([.A65]-1)/FACT([.B65])" office:value-type="float" office:value="38798760" calcext:value-type="float">
            <text:p>38798760</text:p>
          </table:table-cell>
          <table:table-cell table:formula="of:=10^LOG([.G65])" office:value-type="float" office:value="38798759.9999999" calcext:value-type="float">
            <text:p>38798759.9999999</text:p>
          </table:table-cell>
          <table:table-cell table:formula="of:=FACT([.A65])/FACT([.A65]-[.B65])/FACT([.B65])" office:value-type="float" office:value="1" calcext:value-type="float">
            <text:p>1</text:p>
          </table:table-cell>
          <table:table-cell table:formula="of:=10^LOG([.I6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10^([.B66]*LOG([.A66];10))" office:value-type="float" office:value="1" calcext:value-type="float">
            <text:p>1</text:p>
          </table:table-cell>
          <table:table-cell table:formula="of:=+[.A66]^[.B66]" office:value-type="float" office:value="1" calcext:value-type="float">
            <text:p>1</text:p>
          </table:table-cell>
          <table:table-cell table:formula="of:=FACT([.A66])/(FACT([.A66]-[.B66]))" office:value-type="float" office:value="1" calcext:value-type="float">
            <text:p>1</text:p>
          </table:table-cell>
          <table:table-cell table:formula="of:=10^LOG(FACT([.A66])/FACT([.A66]-[.B66]);10)" office:value-type="float" office:value="1" calcext:value-type="float">
            <text:p>1</text:p>
          </table:table-cell>
          <table:table-cell table:formula="of:=FACT([.A66]+[.B66]+1)/FACT([.A66]-1)/FACT([.B66])" office:value-type="float" office:value="132" calcext:value-type="float">
            <text:p>132</text:p>
          </table:table-cell>
          <table:table-cell table:formula="of:=10^LOG([.G66])" office:value-type="float" office:value="132" calcext:value-type="float">
            <text:p>132</text:p>
          </table:table-cell>
          <table:table-cell table:formula="of:=FACT([.A66])/FACT([.A66]-[.B66])/FACT([.B66])" office:value-type="float" office:value="1" calcext:value-type="float">
            <text:p>1</text:p>
          </table:table-cell>
          <table:table-cell table:formula="of:=10^LOG([.I66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10^([.B67]*LOG([.A67];10))" office:value-type="float" office:value="11" calcext:value-type="float">
            <text:p>11</text:p>
          </table:table-cell>
          <table:table-cell table:formula="of:=+[.A67]^[.B67]" office:value-type="float" office:value="11" calcext:value-type="float">
            <text:p>11</text:p>
          </table:table-cell>
          <table:table-cell table:formula="of:=FACT([.A67])/(FACT([.A67]-[.B67]))" office:value-type="float" office:value="11" calcext:value-type="float">
            <text:p>11</text:p>
          </table:table-cell>
          <table:table-cell table:formula="of:=10^LOG(FACT([.A67])/FACT([.A67]-[.B67]);10)" office:value-type="float" office:value="11" calcext:value-type="float">
            <text:p>11</text:p>
          </table:table-cell>
          <table:table-cell table:formula="of:=FACT([.A67]+[.B67]+1)/FACT([.A67]-1)/FACT([.B67])" office:value-type="float" office:value="1716" calcext:value-type="float">
            <text:p>1716</text:p>
          </table:table-cell>
          <table:table-cell table:formula="of:=10^LOG([.G67])" office:value-type="float" office:value="1716" calcext:value-type="float">
            <text:p>1716</text:p>
          </table:table-cell>
          <table:table-cell table:formula="of:=FACT([.A67])/FACT([.A67]-[.B67])/FACT([.B67])" office:value-type="float" office:value="11" calcext:value-type="float">
            <text:p>11</text:p>
          </table:table-cell>
          <table:table-cell table:formula="of:=10^LOG([.I67];1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^([.B68]*LOG([.A68];10))" office:value-type="float" office:value="121" calcext:value-type="float">
            <text:p>121</text:p>
          </table:table-cell>
          <table:table-cell table:formula="of:=+[.A68]^[.B68]" office:value-type="float" office:value="121" calcext:value-type="float">
            <text:p>121</text:p>
          </table:table-cell>
          <table:table-cell table:formula="of:=FACT([.A68])/(FACT([.A68]-[.B68]))" office:value-type="float" office:value="110" calcext:value-type="float">
            <text:p>110</text:p>
          </table:table-cell>
          <table:table-cell table:formula="of:=10^LOG(FACT([.A68])/FACT([.A68]-[.B68]);10)" office:value-type="float" office:value="110" calcext:value-type="float">
            <text:p>110</text:p>
          </table:table-cell>
          <table:table-cell table:formula="of:=FACT([.A68]+[.B68]+1)/FACT([.A68]-1)/FACT([.B68])" office:value-type="float" office:value="12012" calcext:value-type="float">
            <text:p>12012</text:p>
          </table:table-cell>
          <table:table-cell table:formula="of:=10^LOG([.G68])" office:value-type="float" office:value="12012" calcext:value-type="float">
            <text:p>12012</text:p>
          </table:table-cell>
          <table:table-cell table:formula="of:=FACT([.A68])/FACT([.A68]-[.B68])/FACT([.B68])" office:value-type="float" office:value="55" calcext:value-type="float">
            <text:p>55</text:p>
          </table:table-cell>
          <table:table-cell table:formula="of:=10^LOG([.I68];1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10^([.B69]*LOG([.A69];10))" office:value-type="float" office:value="1331" calcext:value-type="float">
            <text:p>1331</text:p>
          </table:table-cell>
          <table:table-cell table:formula="of:=+[.A69]^[.B69]" office:value-type="float" office:value="1331" calcext:value-type="float">
            <text:p>1331</text:p>
          </table:table-cell>
          <table:table-cell table:formula="of:=FACT([.A69])/(FACT([.A69]-[.B69]))" office:value-type="float" office:value="990" calcext:value-type="float">
            <text:p>990</text:p>
          </table:table-cell>
          <table:table-cell table:formula="of:=10^LOG(FACT([.A69])/FACT([.A69]-[.B69]);10)" office:value-type="float" office:value="990" calcext:value-type="float">
            <text:p>990</text:p>
          </table:table-cell>
          <table:table-cell table:formula="of:=FACT([.A69]+[.B69]+1)/FACT([.A69]-1)/FACT([.B69])" office:value-type="float" office:value="60060" calcext:value-type="float">
            <text:p>60060</text:p>
          </table:table-cell>
          <table:table-cell table:formula="of:=10^LOG([.G69])" office:value-type="float" office:value="60060" calcext:value-type="float">
            <text:p>60060</text:p>
          </table:table-cell>
          <table:table-cell table:formula="of:=FACT([.A69])/FACT([.A69]-[.B69])/FACT([.B69])" office:value-type="float" office:value="165" calcext:value-type="float">
            <text:p>165</text:p>
          </table:table-cell>
          <table:table-cell table:formula="of:=10^LOG([.I69];1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10^([.B70]*LOG([.A70];10))" office:value-type="float" office:value="14641" calcext:value-type="float">
            <text:p>14641</text:p>
          </table:table-cell>
          <table:table-cell table:formula="of:=+[.A70]^[.B70]" office:value-type="float" office:value="14641" calcext:value-type="float">
            <text:p>14641</text:p>
          </table:table-cell>
          <table:table-cell table:formula="of:=FACT([.A70])/(FACT([.A70]-[.B70]))" office:value-type="float" office:value="7920" calcext:value-type="float">
            <text:p>7920</text:p>
          </table:table-cell>
          <table:table-cell table:formula="of:=10^LOG(FACT([.A70])/FACT([.A70]-[.B70]);10)" office:value-type="float" office:value="7920" calcext:value-type="float">
            <text:p>7920</text:p>
          </table:table-cell>
          <table:table-cell table:formula="of:=FACT([.A70]+[.B70]+1)/FACT([.A70]-1)/FACT([.B70])" office:value-type="float" office:value="240240" calcext:value-type="float">
            <text:p>240240</text:p>
          </table:table-cell>
          <table:table-cell table:formula="of:=10^LOG([.G70])" office:value-type="float" office:value="240240" calcext:value-type="float">
            <text:p>240240</text:p>
          </table:table-cell>
          <table:table-cell table:formula="of:=FACT([.A70])/FACT([.A70]-[.B70])/FACT([.B70])" office:value-type="float" office:value="330" calcext:value-type="float">
            <text:p>330</text:p>
          </table:table-cell>
          <table:table-cell table:formula="of:=10^LOG([.I70];10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10^([.B71]*LOG([.A71];10))" office:value-type="float" office:value="161051" calcext:value-type="float">
            <text:p>161051</text:p>
          </table:table-cell>
          <table:table-cell table:formula="of:=+[.A71]^[.B71]" office:value-type="float" office:value="161051" calcext:value-type="float">
            <text:p>161051</text:p>
          </table:table-cell>
          <table:table-cell table:formula="of:=FACT([.A71])/(FACT([.A71]-[.B71]))" office:value-type="float" office:value="55440" calcext:value-type="float">
            <text:p>55440</text:p>
          </table:table-cell>
          <table:table-cell table:formula="of:=10^LOG(FACT([.A71])/FACT([.A71]-[.B71]);10)" office:value-type="float" office:value="55440" calcext:value-type="float">
            <text:p>55440</text:p>
          </table:table-cell>
          <table:table-cell table:formula="of:=FACT([.A71]+[.B71]+1)/FACT([.A71]-1)/FACT([.B71])" office:value-type="float" office:value="816816" calcext:value-type="float">
            <text:p>816816</text:p>
          </table:table-cell>
          <table:table-cell table:formula="of:=10^LOG([.G71])" office:value-type="float" office:value="816815.999999999" calcext:value-type="float">
            <text:p>816815.999999999</text:p>
          </table:table-cell>
          <table:table-cell table:formula="of:=FACT([.A71])/FACT([.A71]-[.B71])/FACT([.B71])" office:value-type="float" office:value="462" calcext:value-type="float">
            <text:p>462</text:p>
          </table:table-cell>
          <table:table-cell table:formula="of:=10^LOG([.I71];10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10^([.B72]*LOG([.A72];10))" office:value-type="float" office:value="1771561" calcext:value-type="float">
            <text:p>1771561</text:p>
          </table:table-cell>
          <table:table-cell table:formula="of:=+[.A72]^[.B72]" office:value-type="float" office:value="1771561" calcext:value-type="float">
            <text:p>1771561</text:p>
          </table:table-cell>
          <table:table-cell table:formula="of:=FACT([.A72])/(FACT([.A72]-[.B72]))" office:value-type="float" office:value="332640" calcext:value-type="float">
            <text:p>332640</text:p>
          </table:table-cell>
          <table:table-cell table:formula="of:=10^LOG(FACT([.A72])/FACT([.A72]-[.B72]);10)" office:value-type="float" office:value="332640" calcext:value-type="float">
            <text:p>332640</text:p>
          </table:table-cell>
          <table:table-cell table:formula="of:=FACT([.A72]+[.B72]+1)/FACT([.A72]-1)/FACT([.B72])" office:value-type="float" office:value="2450448" calcext:value-type="float">
            <text:p>2450448</text:p>
          </table:table-cell>
          <table:table-cell table:formula="of:=10^LOG([.G72])" office:value-type="float" office:value="2450448" calcext:value-type="float">
            <text:p>2450448</text:p>
          </table:table-cell>
          <table:table-cell table:formula="of:=FACT([.A72])/FACT([.A72]-[.B72])/FACT([.B72])" office:value-type="float" office:value="462" calcext:value-type="float">
            <text:p>462</text:p>
          </table:table-cell>
          <table:table-cell table:formula="of:=10^LOG([.I72];10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10^([.B73]*LOG([.A73];10))" office:value-type="float" office:value="19487170.9999999" calcext:value-type="float">
            <text:p>19487170.9999999</text:p>
          </table:table-cell>
          <table:table-cell table:formula="of:=+[.A73]^[.B73]" office:value-type="float" office:value="19487171" calcext:value-type="float">
            <text:p>19487171</text:p>
          </table:table-cell>
          <table:table-cell table:formula="of:=FACT([.A73])/(FACT([.A73]-[.B73]))" office:value-type="float" office:value="1663200" calcext:value-type="float">
            <text:p>1663200</text:p>
          </table:table-cell>
          <table:table-cell table:formula="of:=10^LOG(FACT([.A73])/FACT([.A73]-[.B73]);10)" office:value-type="float" office:value="1663200" calcext:value-type="float">
            <text:p>1663200</text:p>
          </table:table-cell>
          <table:table-cell table:formula="of:=FACT([.A73]+[.B73]+1)/FACT([.A73]-1)/FACT([.B73])" office:value-type="float" office:value="6651216" calcext:value-type="float">
            <text:p>6651216</text:p>
          </table:table-cell>
          <table:table-cell table:formula="of:=10^LOG([.G73])" office:value-type="float" office:value="6651215.99999999" calcext:value-type="float">
            <text:p>6651215.99999999</text:p>
          </table:table-cell>
          <table:table-cell table:formula="of:=FACT([.A73])/FACT([.A73]-[.B73])/FACT([.B73])" office:value-type="float" office:value="330" calcext:value-type="float">
            <text:p>330</text:p>
          </table:table-cell>
          <table:table-cell table:formula="of:=10^LOG([.I73];10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10^([.B74]*LOG([.A74];10))" office:value-type="float" office:value="214358881" calcext:value-type="float">
            <text:p>214358881</text:p>
          </table:table-cell>
          <table:table-cell table:formula="of:=+[.A74]^[.B74]" office:value-type="float" office:value="214358881" calcext:value-type="float">
            <text:p>214358881</text:p>
          </table:table-cell>
          <table:table-cell table:formula="of:=FACT([.A74])/(FACT([.A74]-[.B74]))" office:value-type="float" office:value="6652800" calcext:value-type="float">
            <text:p>6652800</text:p>
          </table:table-cell>
          <table:table-cell table:formula="of:=10^LOG(FACT([.A74])/FACT([.A74]-[.B74]);10)" office:value-type="float" office:value="6652799.99999999" calcext:value-type="float">
            <text:p>6652799.99999999</text:p>
          </table:table-cell>
          <table:table-cell table:formula="of:=FACT([.A74]+[.B74]+1)/FACT([.A74]-1)/FACT([.B74])" office:value-type="float" office:value="16628040" calcext:value-type="float">
            <text:p>16628040</text:p>
          </table:table-cell>
          <table:table-cell table:formula="of:=10^LOG([.G74])" office:value-type="float" office:value="16628040" calcext:value-type="float">
            <text:p>16628040</text:p>
          </table:table-cell>
          <table:table-cell table:formula="of:=FACT([.A74])/FACT([.A74]-[.B74])/FACT([.B74])" office:value-type="float" office:value="165" calcext:value-type="float">
            <text:p>165</text:p>
          </table:table-cell>
          <table:table-cell table:formula="of:=10^LOG([.I74];1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10^([.B75]*LOG([.A75];10))" office:value-type="float" office:value="2357947691" calcext:value-type="float">
            <text:p>2357947691</text:p>
          </table:table-cell>
          <table:table-cell table:formula="of:=+[.A75]^[.B75]" office:value-type="float" office:value="2357947691" calcext:value-type="float">
            <text:p>2357947691</text:p>
          </table:table-cell>
          <table:table-cell table:formula="of:=FACT([.A75])/(FACT([.A75]-[.B75]))" office:value-type="float" office:value="19958400" calcext:value-type="float">
            <text:p>19958400</text:p>
          </table:table-cell>
          <table:table-cell table:formula="of:=10^LOG(FACT([.A75])/FACT([.A75]-[.B75]);10)" office:value-type="float" office:value="19958399.9999999" calcext:value-type="float">
            <text:p>19958399.9999999</text:p>
          </table:table-cell>
          <table:table-cell table:formula="of:=FACT([.A75]+[.B75]+1)/FACT([.A75]-1)/FACT([.B75])" office:value-type="float" office:value="38798760" calcext:value-type="float">
            <text:p>38798760</text:p>
          </table:table-cell>
          <table:table-cell table:formula="of:=10^LOG([.G75])" office:value-type="float" office:value="38798759.9999999" calcext:value-type="float">
            <text:p>38798759.9999999</text:p>
          </table:table-cell>
          <table:table-cell table:formula="of:=FACT([.A75])/FACT([.A75]-[.B75])/FACT([.B75])" office:value-type="float" office:value="55" calcext:value-type="float">
            <text:p>55</text:p>
          </table:table-cell>
          <table:table-cell table:formula="of:=10^LOG([.I75];1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10^([.B76]*LOG([.A76];10))" office:value-type="float" office:value="25937424601" calcext:value-type="float">
            <text:p>25937424601</text:p>
          </table:table-cell>
          <table:table-cell table:formula="of:=+[.A76]^[.B76]" office:value-type="float" office:value="25937424601" calcext:value-type="float">
            <text:p>25937424601</text:p>
          </table:table-cell>
          <table:table-cell table:formula="of:=FACT([.A76])/(FACT([.A76]-[.B76]))" office:value-type="float" office:value="39916800" calcext:value-type="float">
            <text:p>39916800</text:p>
          </table:table-cell>
          <table:table-cell table:formula="of:=10^LOG(FACT([.A76])/FACT([.A76]-[.B76]);10)" office:value-type="float" office:value="39916800" calcext:value-type="float">
            <text:p>39916800</text:p>
          </table:table-cell>
          <table:table-cell table:formula="of:=FACT([.A76]+[.B76]+1)/FACT([.A76]-1)/FACT([.B76])" office:value-type="float" office:value="85357272" calcext:value-type="float">
            <text:p>85357272</text:p>
          </table:table-cell>
          <table:table-cell table:formula="of:=10^LOG([.G76])" office:value-type="float" office:value="85357271.9999997" calcext:value-type="float">
            <text:p>85357271.9999997</text:p>
          </table:table-cell>
          <table:table-cell table:formula="of:=FACT([.A76])/FACT([.A76]-[.B76])/FACT([.B76])" office:value-type="float" office:value="11" calcext:value-type="float">
            <text:p>11</text:p>
          </table:table-cell>
          <table:table-cell table:formula="of:=10^LOG([.I76];10)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10^([.B77]*LOG([.A77];10))" office:value-type="float" office:value="285311670610.999" calcext:value-type="float">
            <text:p>285311670610.999</text:p>
          </table:table-cell>
          <table:table-cell table:formula="of:=+[.A77]^[.B77]" office:value-type="float" office:value="285311670611" calcext:value-type="float">
            <text:p>285311670611</text:p>
          </table:table-cell>
          <table:table-cell table:formula="of:=FACT([.A77])/(FACT([.A77]-[.B77]))" office:value-type="float" office:value="39916800" calcext:value-type="float">
            <text:p>39916800</text:p>
          </table:table-cell>
          <table:table-cell table:formula="of:=10^LOG(FACT([.A77])/FACT([.A77]-[.B77]);10)" office:value-type="float" office:value="39916800" calcext:value-type="float">
            <text:p>39916800</text:p>
          </table:table-cell>
          <table:table-cell table:formula="of:=FACT([.A77]+[.B77]+1)/FACT([.A77]-1)/FACT([.B77])" office:value-type="float" office:value="178474296" calcext:value-type="float">
            <text:p>178474296</text:p>
          </table:table-cell>
          <table:table-cell table:formula="of:=10^LOG([.G77])" office:value-type="float" office:value="178474296" calcext:value-type="float">
            <text:p>178474296</text:p>
          </table:table-cell>
          <table:table-cell table:formula="of:=FACT([.A77])/FACT([.A77]-[.B77])/FACT([.B77])" office:value-type="float" office:value="1" calcext:value-type="float">
            <text:p>1</text:p>
          </table:table-cell>
          <table:table-cell table:formula="of:=10^LOG([.I77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0^([.B78]*LOG([.A78];10))" office:value-type="float" office:value="1" calcext:value-type="float">
            <text:p>1</text:p>
          </table:table-cell>
          <table:table-cell table:formula="of:=+[.A78]^[.B78]" office:value-type="float" office:value="1" calcext:value-type="float">
            <text:p>1</text:p>
          </table:table-cell>
          <table:table-cell table:formula="of:=FACT([.A78])/(FACT([.A78]-[.B78]))" office:value-type="float" office:value="1" calcext:value-type="float">
            <text:p>1</text:p>
          </table:table-cell>
          <table:table-cell table:formula="of:=10^LOG(FACT([.A78])/FACT([.A78]-[.B78]);10)" office:value-type="float" office:value="1" calcext:value-type="float">
            <text:p>1</text:p>
          </table:table-cell>
          <table:table-cell table:formula="of:=FACT([.A78]+[.B78]+1)/FACT([.A78]-1)/FACT([.B78])" office:value-type="float" office:value="156" calcext:value-type="float">
            <text:p>156</text:p>
          </table:table-cell>
          <table:table-cell table:formula="of:=10^LOG([.G78])" office:value-type="float" office:value="156" calcext:value-type="float">
            <text:p>156</text:p>
          </table:table-cell>
          <table:table-cell table:formula="of:=FACT([.A78])/FACT([.A78]-[.B78])/FACT([.B78])" office:value-type="float" office:value="1" calcext:value-type="float">
            <text:p>1</text:p>
          </table:table-cell>
          <table:table-cell table:formula="of:=10^LOG([.I78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10^([.B79]*LOG([.A79];10))" office:value-type="float" office:value="12" calcext:value-type="float">
            <text:p>12</text:p>
          </table:table-cell>
          <table:table-cell table:formula="of:=+[.A79]^[.B79]" office:value-type="float" office:value="12" calcext:value-type="float">
            <text:p>12</text:p>
          </table:table-cell>
          <table:table-cell table:formula="of:=FACT([.A79])/(FACT([.A79]-[.B79]))" office:value-type="float" office:value="12" calcext:value-type="float">
            <text:p>12</text:p>
          </table:table-cell>
          <table:table-cell table:formula="of:=10^LOG(FACT([.A79])/FACT([.A79]-[.B79]);10)" office:value-type="float" office:value="12" calcext:value-type="float">
            <text:p>12</text:p>
          </table:table-cell>
          <table:table-cell table:formula="of:=FACT([.A79]+[.B79]+1)/FACT([.A79]-1)/FACT([.B79])" office:value-type="float" office:value="2184" calcext:value-type="float">
            <text:p>2184</text:p>
          </table:table-cell>
          <table:table-cell table:formula="of:=10^LOG([.G79])" office:value-type="float" office:value="2184" calcext:value-type="float">
            <text:p>2184</text:p>
          </table:table-cell>
          <table:table-cell table:formula="of:=FACT([.A79])/FACT([.A79]-[.B79])/FACT([.B79])" office:value-type="float" office:value="12" calcext:value-type="float">
            <text:p>12</text:p>
          </table:table-cell>
          <table:table-cell table:formula="of:=10^LOG([.I79];1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^([.B80]*LOG([.A80];10))" office:value-type="float" office:value="144" calcext:value-type="float">
            <text:p>144</text:p>
          </table:table-cell>
          <table:table-cell table:formula="of:=+[.A80]^[.B80]" office:value-type="float" office:value="144" calcext:value-type="float">
            <text:p>144</text:p>
          </table:table-cell>
          <table:table-cell table:formula="of:=FACT([.A80])/(FACT([.A80]-[.B80]))" office:value-type="float" office:value="132" calcext:value-type="float">
            <text:p>132</text:p>
          </table:table-cell>
          <table:table-cell table:formula="of:=10^LOG(FACT([.A80])/FACT([.A80]-[.B80]);10)" office:value-type="float" office:value="132" calcext:value-type="float">
            <text:p>132</text:p>
          </table:table-cell>
          <table:table-cell table:formula="of:=FACT([.A80]+[.B80]+1)/FACT([.A80]-1)/FACT([.B80])" office:value-type="float" office:value="16380" calcext:value-type="float">
            <text:p>16380</text:p>
          </table:table-cell>
          <table:table-cell table:formula="of:=10^LOG([.G80])" office:value-type="float" office:value="16380" calcext:value-type="float">
            <text:p>16380</text:p>
          </table:table-cell>
          <table:table-cell table:formula="of:=FACT([.A80])/FACT([.A80]-[.B80])/FACT([.B80])" office:value-type="float" office:value="66" calcext:value-type="float">
            <text:p>66</text:p>
          </table:table-cell>
          <table:table-cell table:formula="of:=10^LOG([.I80];10)" office:value-type="float" office:value="65.9999999999999" calcext:value-type="float">
            <text:p>65.9999999999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10^([.B81]*LOG([.A81];10))" office:value-type="float" office:value="1728" calcext:value-type="float">
            <text:p>1728</text:p>
          </table:table-cell>
          <table:table-cell table:formula="of:=+[.A81]^[.B81]" office:value-type="float" office:value="1728" calcext:value-type="float">
            <text:p>1728</text:p>
          </table:table-cell>
          <table:table-cell table:formula="of:=FACT([.A81])/(FACT([.A81]-[.B81]))" office:value-type="float" office:value="1320" calcext:value-type="float">
            <text:p>1320</text:p>
          </table:table-cell>
          <table:table-cell table:formula="of:=10^LOG(FACT([.A81])/FACT([.A81]-[.B81]);10)" office:value-type="float" office:value="1320" calcext:value-type="float">
            <text:p>1320</text:p>
          </table:table-cell>
          <table:table-cell table:formula="of:=FACT([.A81]+[.B81]+1)/FACT([.A81]-1)/FACT([.B81])" office:value-type="float" office:value="87360" calcext:value-type="float">
            <text:p>87360</text:p>
          </table:table-cell>
          <table:table-cell table:formula="of:=10^LOG([.G81])" office:value-type="float" office:value="87360" calcext:value-type="float">
            <text:p>87360</text:p>
          </table:table-cell>
          <table:table-cell table:formula="of:=FACT([.A81])/FACT([.A81]-[.B81])/FACT([.B81])" office:value-type="float" office:value="220" calcext:value-type="float">
            <text:p>220</text:p>
          </table:table-cell>
          <table:table-cell table:formula="of:=10^LOG([.I81];10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10^([.B82]*LOG([.A82];10))" office:value-type="float" office:value="20736" calcext:value-type="float">
            <text:p>20736</text:p>
          </table:table-cell>
          <table:table-cell table:formula="of:=+[.A82]^[.B82]" office:value-type="float" office:value="20736" calcext:value-type="float">
            <text:p>20736</text:p>
          </table:table-cell>
          <table:table-cell table:formula="of:=FACT([.A82])/(FACT([.A82]-[.B82]))" office:value-type="float" office:value="11880" calcext:value-type="float">
            <text:p>11880</text:p>
          </table:table-cell>
          <table:table-cell table:formula="of:=10^LOG(FACT([.A82])/FACT([.A82]-[.B82]);10)" office:value-type="float" office:value="11880" calcext:value-type="float">
            <text:p>11880</text:p>
          </table:table-cell>
          <table:table-cell table:formula="of:=FACT([.A82]+[.B82]+1)/FACT([.A82]-1)/FACT([.B82])" office:value-type="float" office:value="371280" calcext:value-type="float">
            <text:p>371280</text:p>
          </table:table-cell>
          <table:table-cell table:formula="of:=10^LOG([.G82])" office:value-type="float" office:value="371279.999999999" calcext:value-type="float">
            <text:p>371279.999999999</text:p>
          </table:table-cell>
          <table:table-cell table:formula="of:=FACT([.A82])/FACT([.A82]-[.B82])/FACT([.B82])" office:value-type="float" office:value="495" calcext:value-type="float">
            <text:p>495</text:p>
          </table:table-cell>
          <table:table-cell table:formula="of:=10^LOG([.I82];10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10^([.B83]*LOG([.A83];10))" office:value-type="float" office:value="248832" calcext:value-type="float">
            <text:p>248832</text:p>
          </table:table-cell>
          <table:table-cell table:formula="of:=+[.A83]^[.B83]" office:value-type="float" office:value="248832" calcext:value-type="float">
            <text:p>248832</text:p>
          </table:table-cell>
          <table:table-cell table:formula="of:=FACT([.A83])/(FACT([.A83]-[.B83]))" office:value-type="float" office:value="95040" calcext:value-type="float">
            <text:p>95040</text:p>
          </table:table-cell>
          <table:table-cell table:formula="of:=10^LOG(FACT([.A83])/FACT([.A83]-[.B83]);10)" office:value-type="float" office:value="95039.9999999999" calcext:value-type="float">
            <text:p>95039.9999999999</text:p>
          </table:table-cell>
          <table:table-cell table:formula="of:=FACT([.A83]+[.B83]+1)/FACT([.A83]-1)/FACT([.B83])" office:value-type="float" office:value="1336608" calcext:value-type="float">
            <text:p>1336608</text:p>
          </table:table-cell>
          <table:table-cell table:formula="of:=10^LOG([.G83])" office:value-type="float" office:value="1336608" calcext:value-type="float">
            <text:p>1336608</text:p>
          </table:table-cell>
          <table:table-cell table:formula="of:=FACT([.A83])/FACT([.A83]-[.B83])/FACT([.B83])" office:value-type="float" office:value="792" calcext:value-type="float">
            <text:p>792</text:p>
          </table:table-cell>
          <table:table-cell table:formula="of:=10^LOG([.I83];10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10^([.B84]*LOG([.A84];10))" office:value-type="float" office:value="2985983.99999999" calcext:value-type="float">
            <text:p>2985983.99999999</text:p>
          </table:table-cell>
          <table:table-cell table:formula="of:=+[.A84]^[.B84]" office:value-type="float" office:value="2985984" calcext:value-type="float">
            <text:p>2985984</text:p>
          </table:table-cell>
          <table:table-cell table:formula="of:=FACT([.A84])/(FACT([.A84]-[.B84]))" office:value-type="float" office:value="665280" calcext:value-type="float">
            <text:p>665280</text:p>
          </table:table-cell>
          <table:table-cell table:formula="of:=10^LOG(FACT([.A84])/FACT([.A84]-[.B84]);10)" office:value-type="float" office:value="665279.999999999" calcext:value-type="float">
            <text:p>665279.999999999</text:p>
          </table:table-cell>
          <table:table-cell table:formula="of:=FACT([.A84]+[.B84]+1)/FACT([.A84]-1)/FACT([.B84])" office:value-type="float" office:value="4232592" calcext:value-type="float">
            <text:p>4232592</text:p>
          </table:table-cell>
          <table:table-cell table:formula="of:=10^LOG([.G84])" office:value-type="float" office:value="4232591.99999999" calcext:value-type="float">
            <text:p>4232591.99999999</text:p>
          </table:table-cell>
          <table:table-cell table:formula="of:=FACT([.A84])/FACT([.A84]-[.B84])/FACT([.B84])" office:value-type="float" office:value="924" calcext:value-type="float">
            <text:p>924</text:p>
          </table:table-cell>
          <table:table-cell table:formula="of:=10^LOG([.I84];10)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10^([.B85]*LOG([.A85];10))" office:value-type="float" office:value="35831807.9999999" calcext:value-type="float">
            <text:p>35831807.9999999</text:p>
          </table:table-cell>
          <table:table-cell table:formula="of:=+[.A85]^[.B85]" office:value-type="float" office:value="35831808" calcext:value-type="float">
            <text:p>35831808</text:p>
          </table:table-cell>
          <table:table-cell table:formula="of:=FACT([.A85])/(FACT([.A85]-[.B85]))" office:value-type="float" office:value="3991680" calcext:value-type="float">
            <text:p>3991680</text:p>
          </table:table-cell>
          <table:table-cell table:formula="of:=10^LOG(FACT([.A85])/FACT([.A85]-[.B85]);10)" office:value-type="float" office:value="3991680" calcext:value-type="float">
            <text:p>3991680</text:p>
          </table:table-cell>
          <table:table-cell table:formula="of:=FACT([.A85]+[.B85]+1)/FACT([.A85]-1)/FACT([.B85])" office:value-type="float" office:value="12093120" calcext:value-type="float">
            <text:p>12093120</text:p>
          </table:table-cell>
          <table:table-cell table:formula="of:=10^LOG([.G85])" office:value-type="float" office:value="12093120" calcext:value-type="float">
            <text:p>12093120</text:p>
          </table:table-cell>
          <table:table-cell table:formula="of:=FACT([.A85])/FACT([.A85]-[.B85])/FACT([.B85])" office:value-type="float" office:value="792" calcext:value-type="float">
            <text:p>792</text:p>
          </table:table-cell>
          <table:table-cell table:formula="of:=10^LOG([.I85];10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10^([.B86]*LOG([.A86];10))" office:value-type="float" office:value="429981695.999999" calcext:value-type="float">
            <text:p>429981695.999999</text:p>
          </table:table-cell>
          <table:table-cell table:formula="of:=+[.A86]^[.B86]" office:value-type="float" office:value="429981696" calcext:value-type="float">
            <text:p>429981696</text:p>
          </table:table-cell>
          <table:table-cell table:formula="of:=FACT([.A86])/(FACT([.A86]-[.B86]))" office:value-type="float" office:value="19958400" calcext:value-type="float">
            <text:p>19958400</text:p>
          </table:table-cell>
          <table:table-cell table:formula="of:=10^LOG(FACT([.A86])/FACT([.A86]-[.B86]);10)" office:value-type="float" office:value="19958399.9999999" calcext:value-type="float">
            <text:p>19958399.9999999</text:p>
          </table:table-cell>
          <table:table-cell table:formula="of:=FACT([.A86]+[.B86]+1)/FACT([.A86]-1)/FACT([.B86])" office:value-type="float" office:value="31744440" calcext:value-type="float">
            <text:p>31744440</text:p>
          </table:table-cell>
          <table:table-cell table:formula="of:=10^LOG([.G86])" office:value-type="float" office:value="31744439.9999999" calcext:value-type="float">
            <text:p>31744439.9999999</text:p>
          </table:table-cell>
          <table:table-cell table:formula="of:=FACT([.A86])/FACT([.A86]-[.B86])/FACT([.B86])" office:value-type="float" office:value="495" calcext:value-type="float">
            <text:p>495</text:p>
          </table:table-cell>
          <table:table-cell table:formula="of:=10^LOG([.I86];10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10^([.B87]*LOG([.A87];10))" office:value-type="float" office:value="5159780351.99999" calcext:value-type="float">
            <text:p>5159780351.99999</text:p>
          </table:table-cell>
          <table:table-cell table:formula="of:=+[.A87]^[.B87]" office:value-type="float" office:value="5159780352" calcext:value-type="float">
            <text:p>5159780352</text:p>
          </table:table-cell>
          <table:table-cell table:formula="of:=FACT([.A87])/(FACT([.A87]-[.B87]))" office:value-type="float" office:value="79833600" calcext:value-type="float">
            <text:p>79833600</text:p>
          </table:table-cell>
          <table:table-cell table:formula="of:=10^LOG(FACT([.A87])/FACT([.A87]-[.B87]);10)" office:value-type="float" office:value="79833599.9999998" calcext:value-type="float">
            <text:p>79833599.9999998</text:p>
          </table:table-cell>
          <table:table-cell table:formula="of:=FACT([.A87]+[.B87]+1)/FACT([.A87]-1)/FACT([.B87])" office:value-type="float" office:value="77597520" calcext:value-type="float">
            <text:p>77597520</text:p>
          </table:table-cell>
          <table:table-cell table:formula="of:=10^LOG([.G87])" office:value-type="float" office:value="77597520" calcext:value-type="float">
            <text:p>77597520</text:p>
          </table:table-cell>
          <table:table-cell table:formula="of:=FACT([.A87])/FACT([.A87]-[.B87])/FACT([.B87])" office:value-type="float" office:value="220" calcext:value-type="float">
            <text:p>220</text:p>
          </table:table-cell>
          <table:table-cell table:formula="of:=10^LOG([.I87];10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10^([.B88]*LOG([.A88];10))" office:value-type="float" office:value="61917364223.9999" calcext:value-type="float">
            <text:p>61917364223.9999</text:p>
          </table:table-cell>
          <table:table-cell table:formula="of:=+[.A88]^[.B88]" office:value-type="float" office:value="61917364224" calcext:value-type="float">
            <text:p>61917364224</text:p>
          </table:table-cell>
          <table:table-cell table:formula="of:=FACT([.A88])/(FACT([.A88]-[.B88]))" office:value-type="float" office:value="239500800" calcext:value-type="float">
            <text:p>239500800</text:p>
          </table:table-cell>
          <table:table-cell table:formula="of:=10^LOG(FACT([.A88])/FACT([.A88]-[.B88]);10)" office:value-type="float" office:value="239500800" calcext:value-type="float">
            <text:p>239500800</text:p>
          </table:table-cell>
          <table:table-cell table:formula="of:=FACT([.A88]+[.B88]+1)/FACT([.A88]-1)/FACT([.B88])" office:value-type="float" office:value="178474296" calcext:value-type="float">
            <text:p>178474296</text:p>
          </table:table-cell>
          <table:table-cell table:formula="of:=10^LOG([.G88])" office:value-type="float" office:value="178474296" calcext:value-type="float">
            <text:p>178474296</text:p>
          </table:table-cell>
          <table:table-cell table:formula="of:=FACT([.A88])/FACT([.A88]-[.B88])/FACT([.B88])" office:value-type="float" office:value="66" calcext:value-type="float">
            <text:p>66</text:p>
          </table:table-cell>
          <table:table-cell table:formula="of:=10^LOG([.I88];10)" office:value-type="float" office:value="65.9999999999999" calcext:value-type="float">
            <text:p>65.9999999999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10^([.B89]*LOG([.A89];10))" office:value-type="float" office:value="743008370687.996" calcext:value-type="float">
            <text:p>743008370687.996</text:p>
          </table:table-cell>
          <table:table-cell table:formula="of:=+[.A89]^[.B89]" office:value-type="float" office:value="743008370688" calcext:value-type="float">
            <text:p>743008370688</text:p>
          </table:table-cell>
          <table:table-cell table:formula="of:=FACT([.A89])/(FACT([.A89]-[.B89]))" office:value-type="float" office:value="479001600" calcext:value-type="float">
            <text:p>479001600</text:p>
          </table:table-cell>
          <table:table-cell table:formula="of:=10^LOG(FACT([.A89])/FACT([.A89]-[.B89]);10)" office:value-type="float" office:value="479001599.999998" calcext:value-type="float">
            <text:p>479001599.999998</text:p>
          </table:table-cell>
          <table:table-cell table:formula="of:=FACT([.A89]+[.B89]+1)/FACT([.A89]-1)/FACT([.B89])" office:value-type="float" office:value="389398464" calcext:value-type="float">
            <text:p>389398464</text:p>
          </table:table-cell>
          <table:table-cell table:formula="of:=10^LOG([.G89])" office:value-type="float" office:value="389398463.999999" calcext:value-type="float">
            <text:p>389398463.999999</text:p>
          </table:table-cell>
          <table:table-cell table:formula="of:=FACT([.A89])/FACT([.A89]-[.B89])/FACT([.B89])" office:value-type="float" office:value="12" calcext:value-type="float">
            <text:p>12</text:p>
          </table:table-cell>
          <table:table-cell table:formula="of:=10^LOG([.I89];10)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10^([.B90]*LOG([.A90];10))" office:value-type="float" office:value="8916100448255.96" calcext:value-type="float">
            <text:p>8916100448255.96</text:p>
          </table:table-cell>
          <table:table-cell table:formula="of:=+[.A90]^[.B90]" office:value-type="float" office:value="8916100448256" calcext:value-type="float">
            <text:p>8916100448256</text:p>
          </table:table-cell>
          <table:table-cell table:formula="of:=FACT([.A90])/(FACT([.A90]-[.B90]))" office:value-type="float" office:value="479001600" calcext:value-type="float">
            <text:p>479001600</text:p>
          </table:table-cell>
          <table:table-cell table:formula="of:=10^LOG(FACT([.A90])/FACT([.A90]-[.B90]);10)" office:value-type="float" office:value="479001599.999998" calcext:value-type="float">
            <text:p>479001599.999998</text:p>
          </table:table-cell>
          <table:table-cell table:formula="of:=FACT([.A90]+[.B90]+1)/FACT([.A90]-1)/FACT([.B90])" office:value-type="float" office:value="811246800" calcext:value-type="float">
            <text:p>811246800</text:p>
          </table:table-cell>
          <table:table-cell table:formula="of:=10^LOG([.G90])" office:value-type="float" office:value="811246799.999998" calcext:value-type="float">
            <text:p>811246799.999998</text:p>
          </table:table-cell>
          <table:table-cell table:formula="of:=FACT([.A90])/FACT([.A90]-[.B90])/FACT([.B90])" office:value-type="float" office:value="1" calcext:value-type="float">
            <text:p>1</text:p>
          </table:table-cell>
          <table:table-cell table:formula="of:=10^LOG([.I90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10^([.B91]*LOG([.A91];10))" office:value-type="float" office:value="1" calcext:value-type="float">
            <text:p>1</text:p>
          </table:table-cell>
          <table:table-cell table:formula="of:=+[.A91]^[.B91]" office:value-type="float" office:value="1" calcext:value-type="float">
            <text:p>1</text:p>
          </table:table-cell>
          <table:table-cell table:formula="of:=FACT([.A91])/(FACT([.A91]-[.B91]))" office:value-type="float" office:value="1" calcext:value-type="float">
            <text:p>1</text:p>
          </table:table-cell>
          <table:table-cell table:formula="of:=10^LOG(FACT([.A91])/FACT([.A91]-[.B91]);10)" office:value-type="float" office:value="1" calcext:value-type="float">
            <text:p>1</text:p>
          </table:table-cell>
          <table:table-cell table:formula="of:=FACT([.A91]+[.B91]+1)/FACT([.A91]-1)/FACT([.B91])" office:value-type="float" office:value="182" calcext:value-type="float">
            <text:p>182</text:p>
          </table:table-cell>
          <table:table-cell table:formula="of:=10^LOG([.G91])" office:value-type="float" office:value="182" calcext:value-type="float">
            <text:p>182</text:p>
          </table:table-cell>
          <table:table-cell table:formula="of:=FACT([.A91])/FACT([.A91]-[.B91])/FACT([.B91])" office:value-type="float" office:value="1" calcext:value-type="float">
            <text:p>1</text:p>
          </table:table-cell>
          <table:table-cell table:formula="of:=10^LOG([.I91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0^([.B92]*LOG([.A92];10))" office:value-type="float" office:value="13" calcext:value-type="float">
            <text:p>13</text:p>
          </table:table-cell>
          <table:table-cell table:formula="of:=+[.A92]^[.B92]" office:value-type="float" office:value="13" calcext:value-type="float">
            <text:p>13</text:p>
          </table:table-cell>
          <table:table-cell table:formula="of:=FACT([.A92])/(FACT([.A92]-[.B92]))" office:value-type="float" office:value="13" calcext:value-type="float">
            <text:p>13</text:p>
          </table:table-cell>
          <table:table-cell table:formula="of:=10^LOG(FACT([.A92])/FACT([.A92]-[.B92]);10)" office:value-type="float" office:value="13" calcext:value-type="float">
            <text:p>13</text:p>
          </table:table-cell>
          <table:table-cell table:formula="of:=FACT([.A92]+[.B92]+1)/FACT([.A92]-1)/FACT([.B92])" office:value-type="float" office:value="2730" calcext:value-type="float">
            <text:p>2730</text:p>
          </table:table-cell>
          <table:table-cell table:formula="of:=10^LOG([.G92])" office:value-type="float" office:value="2730" calcext:value-type="float">
            <text:p>2730</text:p>
          </table:table-cell>
          <table:table-cell table:formula="of:=FACT([.A92])/FACT([.A92]-[.B92])/FACT([.B92])" office:value-type="float" office:value="13" calcext:value-type="float">
            <text:p>13</text:p>
          </table:table-cell>
          <table:table-cell table:formula="of:=10^LOG([.I92];1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^([.B93]*LOG([.A93];10))" office:value-type="float" office:value="169" calcext:value-type="float">
            <text:p>169</text:p>
          </table:table-cell>
          <table:table-cell table:formula="of:=+[.A93]^[.B93]" office:value-type="float" office:value="169" calcext:value-type="float">
            <text:p>169</text:p>
          </table:table-cell>
          <table:table-cell table:formula="of:=FACT([.A93])/(FACT([.A93]-[.B93]))" office:value-type="float" office:value="156" calcext:value-type="float">
            <text:p>156</text:p>
          </table:table-cell>
          <table:table-cell table:formula="of:=10^LOG(FACT([.A93])/FACT([.A93]-[.B93]);10)" office:value-type="float" office:value="156" calcext:value-type="float">
            <text:p>156</text:p>
          </table:table-cell>
          <table:table-cell table:formula="of:=FACT([.A93]+[.B93]+1)/FACT([.A93]-1)/FACT([.B93])" office:value-type="float" office:value="21840" calcext:value-type="float">
            <text:p>21840</text:p>
          </table:table-cell>
          <table:table-cell table:formula="of:=10^LOG([.G93])" office:value-type="float" office:value="21840" calcext:value-type="float">
            <text:p>21840</text:p>
          </table:table-cell>
          <table:table-cell table:formula="of:=FACT([.A93])/FACT([.A93]-[.B93])/FACT([.B93])" office:value-type="float" office:value="78" calcext:value-type="float">
            <text:p>78</text:p>
          </table:table-cell>
          <table:table-cell table:formula="of:=10^LOG([.I93];1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0^([.B94]*LOG([.A94];10))" office:value-type="float" office:value="2197" calcext:value-type="float">
            <text:p>2197</text:p>
          </table:table-cell>
          <table:table-cell table:formula="of:=+[.A94]^[.B94]" office:value-type="float" office:value="2197" calcext:value-type="float">
            <text:p>2197</text:p>
          </table:table-cell>
          <table:table-cell table:formula="of:=FACT([.A94])/(FACT([.A94]-[.B94]))" office:value-type="float" office:value="1716" calcext:value-type="float">
            <text:p>1716</text:p>
          </table:table-cell>
          <table:table-cell table:formula="of:=10^LOG(FACT([.A94])/FACT([.A94]-[.B94]);10)" office:value-type="float" office:value="1716" calcext:value-type="float">
            <text:p>1716</text:p>
          </table:table-cell>
          <table:table-cell table:formula="of:=FACT([.A94]+[.B94]+1)/FACT([.A94]-1)/FACT([.B94])" office:value-type="float" office:value="123760" calcext:value-type="float">
            <text:p>123760</text:p>
          </table:table-cell>
          <table:table-cell table:formula="of:=10^LOG([.G94])" office:value-type="float" office:value="123760" calcext:value-type="float">
            <text:p>123760</text:p>
          </table:table-cell>
          <table:table-cell table:formula="of:=FACT([.A94])/FACT([.A94]-[.B94])/FACT([.B94])" office:value-type="float" office:value="286" calcext:value-type="float">
            <text:p>286</text:p>
          </table:table-cell>
          <table:table-cell table:formula="of:=10^LOG([.I94];1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10^([.B95]*LOG([.A95];10))" office:value-type="float" office:value="28561" calcext:value-type="float">
            <text:p>28561</text:p>
          </table:table-cell>
          <table:table-cell table:formula="of:=+[.A95]^[.B95]" office:value-type="float" office:value="28561" calcext:value-type="float">
            <text:p>28561</text:p>
          </table:table-cell>
          <table:table-cell table:formula="of:=FACT([.A95])/(FACT([.A95]-[.B95]))" office:value-type="float" office:value="17160" calcext:value-type="float">
            <text:p>17160</text:p>
          </table:table-cell>
          <table:table-cell table:formula="of:=10^LOG(FACT([.A95])/FACT([.A95]-[.B95]);10)" office:value-type="float" office:value="17160" calcext:value-type="float">
            <text:p>17160</text:p>
          </table:table-cell>
          <table:table-cell table:formula="of:=FACT([.A95]+[.B95]+1)/FACT([.A95]-1)/FACT([.B95])" office:value-type="float" office:value="556920" calcext:value-type="float">
            <text:p>556920</text:p>
          </table:table-cell>
          <table:table-cell table:formula="of:=10^LOG([.G95])" office:value-type="float" office:value="556920" calcext:value-type="float">
            <text:p>556920</text:p>
          </table:table-cell>
          <table:table-cell table:formula="of:=FACT([.A95])/FACT([.A95]-[.B95])/FACT([.B95])" office:value-type="float" office:value="715" calcext:value-type="float">
            <text:p>715</text:p>
          </table:table-cell>
          <table:table-cell table:formula="of:=10^LOG([.I95];10)" office:value-type="float" office:value="714.999999999999" calcext:value-type="float">
            <text:p>714.99999999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10^([.B96]*LOG([.A96];10))" office:value-type="float" office:value="371293" calcext:value-type="float">
            <text:p>371293</text:p>
          </table:table-cell>
          <table:table-cell table:formula="of:=+[.A96]^[.B96]" office:value-type="float" office:value="371293" calcext:value-type="float">
            <text:p>371293</text:p>
          </table:table-cell>
          <table:table-cell table:formula="of:=FACT([.A96])/(FACT([.A96]-[.B96]))" office:value-type="float" office:value="154440" calcext:value-type="float">
            <text:p>154440</text:p>
          </table:table-cell>
          <table:table-cell table:formula="of:=10^LOG(FACT([.A96])/FACT([.A96]-[.B96]);10)" office:value-type="float" office:value="154440" calcext:value-type="float">
            <text:p>154440</text:p>
          </table:table-cell>
          <table:table-cell table:formula="of:=FACT([.A96]+[.B96]+1)/FACT([.A96]-1)/FACT([.B96])" office:value-type="float" office:value="2116296" calcext:value-type="float">
            <text:p>2116296</text:p>
          </table:table-cell>
          <table:table-cell table:formula="of:=10^LOG([.G96])" office:value-type="float" office:value="2116296" calcext:value-type="float">
            <text:p>2116296</text:p>
          </table:table-cell>
          <table:table-cell table:formula="of:=FACT([.A96])/FACT([.A96]-[.B96])/FACT([.B96])" office:value-type="float" office:value="1287" calcext:value-type="float">
            <text:p>1287</text:p>
          </table:table-cell>
          <table:table-cell table:formula="of:=10^LOG([.I96];10)"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10^([.B97]*LOG([.A97];10))" office:value-type="float" office:value="4826808.99999999" calcext:value-type="float">
            <text:p>4826808.99999999</text:p>
          </table:table-cell>
          <table:table-cell table:formula="of:=+[.A97]^[.B97]" office:value-type="float" office:value="4826809" calcext:value-type="float">
            <text:p>4826809</text:p>
          </table:table-cell>
          <table:table-cell table:formula="of:=FACT([.A97])/(FACT([.A97]-[.B97]))" office:value-type="float" office:value="1235520" calcext:value-type="float">
            <text:p>1235520</text:p>
          </table:table-cell>
          <table:table-cell table:formula="of:=10^LOG(FACT([.A97])/FACT([.A97]-[.B97]);10)" office:value-type="float" office:value="1235520" calcext:value-type="float">
            <text:p>1235520</text:p>
          </table:table-cell>
          <table:table-cell table:formula="of:=FACT([.A97]+[.B97]+1)/FACT([.A97]-1)/FACT([.B97])" office:value-type="float" office:value="7054320" calcext:value-type="float">
            <text:p>7054320</text:p>
          </table:table-cell>
          <table:table-cell table:formula="of:=10^LOG([.G97])" office:value-type="float" office:value="7054319.99999998" calcext:value-type="float">
            <text:p>7054319.99999998</text:p>
          </table:table-cell>
          <table:table-cell table:formula="of:=FACT([.A97])/FACT([.A97]-[.B97])/FACT([.B97])" office:value-type="float" office:value="1716" calcext:value-type="float">
            <text:p>1716</text:p>
          </table:table-cell>
          <table:table-cell table:formula="of:=10^LOG([.I97];10)"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10^([.B98]*LOG([.A98];10))" office:value-type="float" office:value="62748516.9999999" calcext:value-type="float">
            <text:p>62748516.9999999</text:p>
          </table:table-cell>
          <table:table-cell table:formula="of:=+[.A98]^[.B98]" office:value-type="float" office:value="62748517" calcext:value-type="float">
            <text:p>62748517</text:p>
          </table:table-cell>
          <table:table-cell table:formula="of:=FACT([.A98])/(FACT([.A98]-[.B98]))" office:value-type="float" office:value="8648640" calcext:value-type="float">
            <text:p>8648640</text:p>
          </table:table-cell>
          <table:table-cell table:formula="of:=10^LOG(FACT([.A98])/FACT([.A98]-[.B98]);10)" office:value-type="float" office:value="8648639.99999999" calcext:value-type="float">
            <text:p>8648639.99999999</text:p>
          </table:table-cell>
          <table:table-cell table:formula="of:=FACT([.A98]+[.B98]+1)/FACT([.A98]-1)/FACT([.B98])" office:value-type="float" office:value="21162960" calcext:value-type="float">
            <text:p>21162960</text:p>
          </table:table-cell>
          <table:table-cell table:formula="of:=10^LOG([.G98])" office:value-type="float" office:value="21162960" calcext:value-type="float">
            <text:p>21162960</text:p>
          </table:table-cell>
          <table:table-cell table:formula="of:=FACT([.A98])/FACT([.A98]-[.B98])/FACT([.B98])" office:value-type="float" office:value="1716" calcext:value-type="float">
            <text:p>1716</text:p>
          </table:table-cell>
          <table:table-cell table:formula="of:=10^LOG([.I98];10)"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10^([.B99]*LOG([.A99];10))" office:value-type="float" office:value="815730720.999999" calcext:value-type="float">
            <text:p>815730720.999999</text:p>
          </table:table-cell>
          <table:table-cell table:formula="of:=+[.A99]^[.B99]" office:value-type="float" office:value="815730721" calcext:value-type="float">
            <text:p>815730721</text:p>
          </table:table-cell>
          <table:table-cell table:formula="of:=FACT([.A99])/(FACT([.A99]-[.B99]))" office:value-type="float" office:value="51891840" calcext:value-type="float">
            <text:p>51891840</text:p>
          </table:table-cell>
          <table:table-cell table:formula="of:=10^LOG(FACT([.A99])/FACT([.A99]-[.B99]);10)" office:value-type="float" office:value="51891839.9999999" calcext:value-type="float">
            <text:p>51891839.9999999</text:p>
          </table:table-cell>
          <table:table-cell table:formula="of:=FACT([.A99]+[.B99]+1)/FACT([.A99]-1)/FACT([.B99])" office:value-type="float" office:value="58198140" calcext:value-type="float">
            <text:p>58198140</text:p>
          </table:table-cell>
          <table:table-cell table:formula="of:=10^LOG([.G99])" office:value-type="float" office:value="58198139.9999998" calcext:value-type="float">
            <text:p>58198139.9999998</text:p>
          </table:table-cell>
          <table:table-cell table:formula="of:=FACT([.A99])/FACT([.A99]-[.B99])/FACT([.B99])" office:value-type="float" office:value="1287" calcext:value-type="float">
            <text:p>1287</text:p>
          </table:table-cell>
          <table:table-cell table:formula="of:=10^LOG([.I99];10)"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10^([.B100]*LOG([.A100];10))" office:value-type="float" office:value="10604499373" calcext:value-type="float">
            <text:p>10604499373</text:p>
          </table:table-cell>
          <table:table-cell table:formula="of:=+[.A100]^[.B100]" office:value-type="float" office:value="10604499373" calcext:value-type="float">
            <text:p>10604499373</text:p>
          </table:table-cell>
          <table:table-cell table:formula="of:=FACT([.A100])/(FACT([.A100]-[.B100]))" office:value-type="float" office:value="259459200" calcext:value-type="float">
            <text:p>259459200</text:p>
          </table:table-cell>
          <table:table-cell table:formula="of:=10^LOG(FACT([.A100])/FACT([.A100]-[.B100]);10)" office:value-type="float" office:value="259459199.999999" calcext:value-type="float">
            <text:p>259459199.999999</text:p>
          </table:table-cell>
          <table:table-cell table:formula="of:=FACT([.A100]+[.B100]+1)/FACT([.A100]-1)/FACT([.B100])" office:value-type="float" office:value="148728580" calcext:value-type="float">
            <text:p>148728580</text:p>
          </table:table-cell>
          <table:table-cell table:formula="of:=10^LOG([.G100])" office:value-type="float" office:value="148728580" calcext:value-type="float">
            <text:p>148728580</text:p>
          </table:table-cell>
          <table:table-cell table:formula="of:=FACT([.A100])/FACT([.A100]-[.B100])/FACT([.B100])" office:value-type="float" office:value="715" calcext:value-type="float">
            <text:p>715</text:p>
          </table:table-cell>
          <table:table-cell table:formula="of:=10^LOG([.I100];10)" office:value-type="float" office:value="714.999999999999" calcext:value-type="float">
            <text:p>714.99999999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10^([.B101]*LOG([.A101];10))" office:value-type="float" office:value="137858491849" calcext:value-type="float">
            <text:p>137858491849</text:p>
          </table:table-cell>
          <table:table-cell table:formula="of:=+[.A101]^[.B101]" office:value-type="float" office:value="137858491849" calcext:value-type="float">
            <text:p>137858491849</text:p>
          </table:table-cell>
          <table:table-cell table:formula="of:=FACT([.A101])/(FACT([.A101]-[.B101]))" office:value-type="float" office:value="1037836800" calcext:value-type="float">
            <text:p>1037836800</text:p>
          </table:table-cell>
          <table:table-cell table:formula="of:=10^LOG(FACT([.A101])/FACT([.A101]-[.B101]);10)" office:value-type="float" office:value="1037836800" calcext:value-type="float">
            <text:p>1037836800</text:p>
          </table:table-cell>
          <table:table-cell table:formula="of:=FACT([.A101]+[.B101]+1)/FACT([.A101]-1)/FACT([.B101])" office:value-type="float" office:value="356948592" calcext:value-type="float">
            <text:p>356948592</text:p>
          </table:table-cell>
          <table:table-cell table:formula="of:=10^LOG([.G101])" office:value-type="float" office:value="356948591.999998" calcext:value-type="float">
            <text:p>356948591.999998</text:p>
          </table:table-cell>
          <table:table-cell table:formula="of:=FACT([.A101])/FACT([.A101]-[.B101])/FACT([.B101])" office:value-type="float" office:value="286" calcext:value-type="float">
            <text:p>286</text:p>
          </table:table-cell>
          <table:table-cell table:formula="of:=10^LOG([.I101];1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10^([.B102]*LOG([.A102];10))" office:value-type="float" office:value="1792160394037" calcext:value-type="float">
            <text:p>1792160394037</text:p>
          </table:table-cell>
          <table:table-cell table:formula="of:=+[.A102]^[.B102]" office:value-type="float" office:value="1792160394037" calcext:value-type="float">
            <text:p>1792160394037</text:p>
          </table:table-cell>
          <table:table-cell table:formula="of:=FACT([.A102])/(FACT([.A102]-[.B102]))" office:value-type="float" office:value="3113510400" calcext:value-type="float">
            <text:p>3113510400</text:p>
          </table:table-cell>
          <table:table-cell table:formula="of:=10^LOG(FACT([.A102])/FACT([.A102]-[.B102]);10)" office:value-type="float" office:value="3113510399.99999" calcext:value-type="float">
            <text:p>3113510399.99999</text:p>
          </table:table-cell>
          <table:table-cell table:formula="of:=FACT([.A102]+[.B102]+1)/FACT([.A102]-1)/FACT([.B102])" office:value-type="float" office:value="811246800" calcext:value-type="float">
            <text:p>811246800</text:p>
          </table:table-cell>
          <table:table-cell table:formula="of:=10^LOG([.G102])" office:value-type="float" office:value="811246799.999998" calcext:value-type="float">
            <text:p>811246799.999998</text:p>
          </table:table-cell>
          <table:table-cell table:formula="of:=FACT([.A102])/FACT([.A102]-[.B102])/FACT([.B102])" office:value-type="float" office:value="78" calcext:value-type="float">
            <text:p>78</text:p>
          </table:table-cell>
          <table:table-cell table:formula="of:=10^LOG([.I102];1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10^([.B103]*LOG([.A103];10))" office:value-type="float" office:value="23298085122480.9" calcext:value-type="float">
            <text:p>23298085122480.9</text:p>
          </table:table-cell>
          <table:table-cell table:formula="of:=+[.A103]^[.B103]" office:value-type="float" office:value="23298085122481" calcext:value-type="float">
            <text:p>23298085122481</text:p>
          </table:table-cell>
          <table:table-cell table:formula="of:=FACT([.A103])/(FACT([.A103]-[.B103]))" office:value-type="float" office:value="6227020800" calcext:value-type="float">
            <text:p>6227020800</text:p>
          </table:table-cell>
          <table:table-cell table:formula="of:=10^LOG(FACT([.A103])/FACT([.A103]-[.B103]);10)" office:value-type="float" office:value="6227020800" calcext:value-type="float">
            <text:p>6227020800</text:p>
          </table:table-cell>
          <table:table-cell table:formula="of:=FACT([.A103]+[.B103]+1)/FACT([.A103]-1)/FACT([.B103])" office:value-type="float" office:value="1757701400" calcext:value-type="float">
            <text:p>1757701400</text:p>
          </table:table-cell>
          <table:table-cell table:formula="of:=10^LOG([.G103])" office:value-type="float" office:value="1757701400" calcext:value-type="float">
            <text:p>1757701400</text:p>
          </table:table-cell>
          <table:table-cell table:formula="of:=FACT([.A103])/FACT([.A103]-[.B103])/FACT([.B103])" office:value-type="float" office:value="13" calcext:value-type="float">
            <text:p>13</text:p>
          </table:table-cell>
          <table:table-cell table:formula="of:=10^LOG([.I103];10)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10^([.B104]*LOG([.A104];10))" office:value-type="float" office:value="302875106592252" calcext:value-type="float">
            <text:p>302875106592252</text:p>
          </table:table-cell>
          <table:table-cell table:formula="of:=+[.A104]^[.B104]" office:value-type="float" office:value="302875106592253" calcext:value-type="float">
            <text:p>302875106592253</text:p>
          </table:table-cell>
          <table:table-cell table:formula="of:=FACT([.A104])/(FACT([.A104]-[.B104]))" office:value-type="float" office:value="6227020800" calcext:value-type="float">
            <text:p>6227020800</text:p>
          </table:table-cell>
          <table:table-cell table:formula="of:=10^LOG(FACT([.A104])/FACT([.A104]-[.B104]);10)" office:value-type="float" office:value="6227020800" calcext:value-type="float">
            <text:p>6227020800</text:p>
          </table:table-cell>
          <table:table-cell table:formula="of:=FACT([.A104]+[.B104]+1)/FACT([.A104]-1)/FACT([.B104])" office:value-type="float" office:value="3650610600" calcext:value-type="float">
            <text:p>3650610600</text:p>
          </table:table-cell>
          <table:table-cell table:formula="of:=10^LOG([.G104])" office:value-type="float" office:value="3650610599.99999" calcext:value-type="float">
            <text:p>3650610599.99999</text:p>
          </table:table-cell>
          <table:table-cell table:formula="of:=FACT([.A104])/FACT([.A104]-[.B104])/FACT([.B104])" office:value-type="float" office:value="1" calcext:value-type="float">
            <text:p>1</text:p>
          </table:table-cell>
          <table:table-cell table:formula="of:=10^LOG([.I104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0^([.B105]*LOG([.A105];10))" office:value-type="float" office:value="1" calcext:value-type="float">
            <text:p>1</text:p>
          </table:table-cell>
          <table:table-cell table:formula="of:=+[.A105]^[.B105]" office:value-type="float" office:value="1" calcext:value-type="float">
            <text:p>1</text:p>
          </table:table-cell>
          <table:table-cell table:formula="of:=FACT([.A105])/(FACT([.A105]-[.B105]))" office:value-type="float" office:value="1" calcext:value-type="float">
            <text:p>1</text:p>
          </table:table-cell>
          <table:table-cell table:formula="of:=10^LOG(FACT([.A105])/FACT([.A105]-[.B105]);10)" office:value-type="float" office:value="1" calcext:value-type="float">
            <text:p>1</text:p>
          </table:table-cell>
          <table:table-cell table:formula="of:=FACT([.A105]+[.B105]+1)/FACT([.A105]-1)/FACT([.B105])" office:value-type="float" office:value="210" calcext:value-type="float">
            <text:p>210</text:p>
          </table:table-cell>
          <table:table-cell table:formula="of:=10^LOG([.G105])" office:value-type="float" office:value="210" calcext:value-type="float">
            <text:p>210</text:p>
          </table:table-cell>
          <table:table-cell table:formula="of:=FACT([.A105])/FACT([.A105]-[.B105])/FACT([.B105])" office:value-type="float" office:value="1" calcext:value-type="float">
            <text:p>1</text:p>
          </table:table-cell>
          <table:table-cell table:formula="of:=10^LOG([.I10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10^([.B106]*LOG([.A106];10))" office:value-type="float" office:value="14" calcext:value-type="float">
            <text:p>14</text:p>
          </table:table-cell>
          <table:table-cell table:formula="of:=+[.A106]^[.B106]" office:value-type="float" office:value="14" calcext:value-type="float">
            <text:p>14</text:p>
          </table:table-cell>
          <table:table-cell table:formula="of:=FACT([.A106])/(FACT([.A106]-[.B106]))" office:value-type="float" office:value="14" calcext:value-type="float">
            <text:p>14</text:p>
          </table:table-cell>
          <table:table-cell table:formula="of:=10^LOG(FACT([.A106])/FACT([.A106]-[.B106]);10)" office:value-type="float" office:value="14" calcext:value-type="float">
            <text:p>14</text:p>
          </table:table-cell>
          <table:table-cell table:formula="of:=FACT([.A106]+[.B106]+1)/FACT([.A106]-1)/FACT([.B106])" office:value-type="float" office:value="3360" calcext:value-type="float">
            <text:p>3360</text:p>
          </table:table-cell>
          <table:table-cell table:formula="of:=10^LOG([.G106])" office:value-type="float" office:value="3359.99999999999" calcext:value-type="float">
            <text:p>3359.99999999999</text:p>
          </table:table-cell>
          <table:table-cell table:formula="of:=FACT([.A106])/FACT([.A106]-[.B106])/FACT([.B106])" office:value-type="float" office:value="14" calcext:value-type="float">
            <text:p>14</text:p>
          </table:table-cell>
          <table:table-cell table:formula="of:=10^LOG([.I106];1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0^([.B107]*LOG([.A107];10))" office:value-type="float" office:value="196" calcext:value-type="float">
            <text:p>196</text:p>
          </table:table-cell>
          <table:table-cell table:formula="of:=+[.A107]^[.B107]" office:value-type="float" office:value="196" calcext:value-type="float">
            <text:p>196</text:p>
          </table:table-cell>
          <table:table-cell table:formula="of:=FACT([.A107])/(FACT([.A107]-[.B107]))" office:value-type="float" office:value="182" calcext:value-type="float">
            <text:p>182</text:p>
          </table:table-cell>
          <table:table-cell table:formula="of:=10^LOG(FACT([.A107])/FACT([.A107]-[.B107]);10)" office:value-type="float" office:value="182" calcext:value-type="float">
            <text:p>182</text:p>
          </table:table-cell>
          <table:table-cell table:formula="of:=FACT([.A107]+[.B107]+1)/FACT([.A107]-1)/FACT([.B107])" office:value-type="float" office:value="28560" calcext:value-type="float">
            <text:p>28560</text:p>
          </table:table-cell>
          <table:table-cell table:formula="of:=10^LOG([.G107])" office:value-type="float" office:value="28560" calcext:value-type="float">
            <text:p>28560</text:p>
          </table:table-cell>
          <table:table-cell table:formula="of:=FACT([.A107])/FACT([.A107]-[.B107])/FACT([.B107])" office:value-type="float" office:value="91" calcext:value-type="float">
            <text:p>91</text:p>
          </table:table-cell>
          <table:table-cell table:formula="of:=10^LOG([.I107];10)" office:value-type="float" office:value="90.9999999999999" calcext:value-type="float">
            <text:p>90.9999999999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10^([.B108]*LOG([.A108];10))" office:value-type="float" office:value="2743.99999999999" calcext:value-type="float">
            <text:p>2743.99999999999</text:p>
          </table:table-cell>
          <table:table-cell table:formula="of:=+[.A108]^[.B108]" office:value-type="float" office:value="2744" calcext:value-type="float">
            <text:p>2744</text:p>
          </table:table-cell>
          <table:table-cell table:formula="of:=FACT([.A108])/(FACT([.A108]-[.B108]))" office:value-type="float" office:value="2184" calcext:value-type="float">
            <text:p>2184</text:p>
          </table:table-cell>
          <table:table-cell table:formula="of:=10^LOG(FACT([.A108])/FACT([.A108]-[.B108]);10)" office:value-type="float" office:value="2184" calcext:value-type="float">
            <text:p>2184</text:p>
          </table:table-cell>
          <table:table-cell table:formula="of:=FACT([.A108]+[.B108]+1)/FACT([.A108]-1)/FACT([.B108])" office:value-type="float" office:value="171360" calcext:value-type="float">
            <text:p>171360</text:p>
          </table:table-cell>
          <table:table-cell table:formula="of:=10^LOG([.G108])" office:value-type="float" office:value="171360" calcext:value-type="float">
            <text:p>171360</text:p>
          </table:table-cell>
          <table:table-cell table:formula="of:=FACT([.A108])/FACT([.A108]-[.B108])/FACT([.B108])" office:value-type="float" office:value="364" calcext:value-type="float">
            <text:p>364</text:p>
          </table:table-cell>
          <table:table-cell table:formula="of:=10^LOG([.I108];10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^([.B109]*LOG([.A109];10))" office:value-type="float" office:value="38415.9999999999" calcext:value-type="float">
            <text:p>38415.9999999999</text:p>
          </table:table-cell>
          <table:table-cell table:formula="of:=+[.A109]^[.B109]" office:value-type="float" office:value="38416" calcext:value-type="float">
            <text:p>38416</text:p>
          </table:table-cell>
          <table:table-cell table:formula="of:=FACT([.A109])/(FACT([.A109]-[.B109]))" office:value-type="float" office:value="24024" calcext:value-type="float">
            <text:p>24024</text:p>
          </table:table-cell>
          <table:table-cell table:formula="of:=10^LOG(FACT([.A109])/FACT([.A109]-[.B109]);10)" office:value-type="float" office:value="24024" calcext:value-type="float">
            <text:p>24024</text:p>
          </table:table-cell>
          <table:table-cell table:formula="of:=FACT([.A109]+[.B109]+1)/FACT([.A109]-1)/FACT([.B109])" office:value-type="float" office:value="813960" calcext:value-type="float">
            <text:p>813960</text:p>
          </table:table-cell>
          <table:table-cell table:formula="of:=10^LOG([.G109])" office:value-type="float" office:value="813959.999999998" calcext:value-type="float">
            <text:p>813959.999999998</text:p>
          </table:table-cell>
          <table:table-cell table:formula="of:=FACT([.A109])/FACT([.A109]-[.B109])/FACT([.B109])" office:value-type="float" office:value="1001" calcext:value-type="float">
            <text:p>1001</text:p>
          </table:table-cell>
          <table:table-cell table:formula="of:=10^LOG([.I109];10)"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10^([.B110]*LOG([.A110];10))" office:value-type="float" office:value="537823.999999999" calcext:value-type="float">
            <text:p>537823.999999999</text:p>
          </table:table-cell>
          <table:table-cell table:formula="of:=+[.A110]^[.B110]" office:value-type="float" office:value="537824" calcext:value-type="float">
            <text:p>537824</text:p>
          </table:table-cell>
          <table:table-cell table:formula="of:=FACT([.A110])/(FACT([.A110]-[.B110]))" office:value-type="float" office:value="240240" calcext:value-type="float">
            <text:p>240240</text:p>
          </table:table-cell>
          <table:table-cell table:formula="of:=10^LOG(FACT([.A110])/FACT([.A110]-[.B110]);10)" office:value-type="float" office:value="240240" calcext:value-type="float">
            <text:p>240240</text:p>
          </table:table-cell>
          <table:table-cell table:formula="of:=FACT([.A110]+[.B110]+1)/FACT([.A110]-1)/FACT([.B110])" office:value-type="float" office:value="3255840" calcext:value-type="float">
            <text:p>3255840</text:p>
          </table:table-cell>
          <table:table-cell table:formula="of:=10^LOG([.G110])" office:value-type="float" office:value="3255839.99999999" calcext:value-type="float">
            <text:p>3255839.99999999</text:p>
          </table:table-cell>
          <table:table-cell table:formula="of:=FACT([.A110])/FACT([.A110]-[.B110])/FACT([.B110])" office:value-type="float" office:value="2002" calcext:value-type="float">
            <text:p>2002</text:p>
          </table:table-cell>
          <table:table-cell table:formula="of:=10^LOG([.I110];10)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10^([.B111]*LOG([.A111];10))" office:value-type="float" office:value="7529535.99999997" calcext:value-type="float">
            <text:p>7529535.99999997</text:p>
          </table:table-cell>
          <table:table-cell table:formula="of:=+[.A111]^[.B111]" office:value-type="float" office:value="7529536" calcext:value-type="float">
            <text:p>7529536</text:p>
          </table:table-cell>
          <table:table-cell table:formula="of:=FACT([.A111])/(FACT([.A111]-[.B111]))" office:value-type="float" office:value="2162160" calcext:value-type="float">
            <text:p>2162160</text:p>
          </table:table-cell>
          <table:table-cell table:formula="of:=10^LOG(FACT([.A111])/FACT([.A111]-[.B111]);10)" office:value-type="float" office:value="2162160" calcext:value-type="float">
            <text:p>2162160</text:p>
          </table:table-cell>
          <table:table-cell table:formula="of:=FACT([.A111]+[.B111]+1)/FACT([.A111]-1)/FACT([.B111])" office:value-type="float" office:value="11395440" calcext:value-type="float">
            <text:p>11395440</text:p>
          </table:table-cell>
          <table:table-cell table:formula="of:=10^LOG([.G111])" office:value-type="float" office:value="11395440" calcext:value-type="float">
            <text:p>11395440</text:p>
          </table:table-cell>
          <table:table-cell table:formula="of:=FACT([.A111])/FACT([.A111]-[.B111])/FACT([.B111])" office:value-type="float" office:value="3003" calcext:value-type="float">
            <text:p>3003</text:p>
          </table:table-cell>
          <table:table-cell table:formula="of:=10^LOG([.I111];10)"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10^([.B112]*LOG([.A112];10))" office:value-type="float" office:value="105413503.999999" calcext:value-type="float">
            <text:p>105413503.999999</text:p>
          </table:table-cell>
          <table:table-cell table:formula="of:=+[.A112]^[.B112]" office:value-type="float" office:value="105413504" calcext:value-type="float">
            <text:p>105413504</text:p>
          </table:table-cell>
          <table:table-cell table:formula="of:=FACT([.A112])/(FACT([.A112]-[.B112]))" office:value-type="float" office:value="17297280" calcext:value-type="float">
            <text:p>17297280</text:p>
          </table:table-cell>
          <table:table-cell table:formula="of:=10^LOG(FACT([.A112])/FACT([.A112]-[.B112]);10)" office:value-type="float" office:value="17297280" calcext:value-type="float">
            <text:p>17297280</text:p>
          </table:table-cell>
          <table:table-cell table:formula="of:=FACT([.A112]+[.B112]+1)/FACT([.A112]-1)/FACT([.B112])" office:value-type="float" office:value="35814240" calcext:value-type="float">
            <text:p>35814240</text:p>
          </table:table-cell>
          <table:table-cell table:formula="of:=10^LOG([.G112])" office:value-type="float" office:value="35814240" calcext:value-type="float">
            <text:p>35814240</text:p>
          </table:table-cell>
          <table:table-cell table:formula="of:=FACT([.A112])/FACT([.A112]-[.B112])/FACT([.B112])" office:value-type="float" office:value="3432" calcext:value-type="float">
            <text:p>3432</text:p>
          </table:table-cell>
          <table:table-cell table:formula="of:=10^LOG([.I112];10)"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10^([.B113]*LOG([.A113];10))" office:value-type="float" office:value="1475789055.99999" calcext:value-type="float">
            <text:p>1475789055.99999</text:p>
          </table:table-cell>
          <table:table-cell table:formula="of:=+[.A113]^[.B113]" office:value-type="float" office:value="1475789056" calcext:value-type="float">
            <text:p>1475789056</text:p>
          </table:table-cell>
          <table:table-cell table:formula="of:=FACT([.A113])/(FACT([.A113]-[.B113]))" office:value-type="float" office:value="121080960" calcext:value-type="float">
            <text:p>121080960</text:p>
          </table:table-cell>
          <table:table-cell table:formula="of:=10^LOG(FACT([.A113])/FACT([.A113]-[.B113]);10)" office:value-type="float" office:value="121080960" calcext:value-type="float">
            <text:p>121080960</text:p>
          </table:table-cell>
          <table:table-cell table:formula="of:=FACT([.A113]+[.B113]+1)/FACT([.A113]-1)/FACT([.B113])" office:value-type="float" office:value="102965940" calcext:value-type="float">
            <text:p>102965940</text:p>
          </table:table-cell>
          <table:table-cell table:formula="of:=10^LOG([.G113])" office:value-type="float" office:value="102965940" calcext:value-type="float">
            <text:p>102965940</text:p>
          </table:table-cell>
          <table:table-cell table:formula="of:=FACT([.A113])/FACT([.A113]-[.B113])/FACT([.B113])" office:value-type="float" office:value="3003" calcext:value-type="float">
            <text:p>3003</text:p>
          </table:table-cell>
          <table:table-cell table:formula="of:=10^LOG([.I113];10)"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10^([.B114]*LOG([.A114];10))" office:value-type="float" office:value="20661046783.9999" calcext:value-type="float">
            <text:p>20661046783.9999</text:p>
          </table:table-cell>
          <table:table-cell table:formula="of:=+[.A114]^[.B114]" office:value-type="float" office:value="20661046784" calcext:value-type="float">
            <text:p>20661046784</text:p>
          </table:table-cell>
          <table:table-cell table:formula="of:=FACT([.A114])/(FACT([.A114]-[.B114]))" office:value-type="float" office:value="726485760" calcext:value-type="float">
            <text:p>726485760</text:p>
          </table:table-cell>
          <table:table-cell table:formula="of:=10^LOG(FACT([.A114])/FACT([.A114]-[.B114]);10)" office:value-type="float" office:value="726485759.999997" calcext:value-type="float">
            <text:p>726485759.999997</text:p>
          </table:table-cell>
          <table:table-cell table:formula="of:=FACT([.A114]+[.B114]+1)/FACT([.A114]-1)/FACT([.B114])" office:value-type="float" office:value="274575840" calcext:value-type="float">
            <text:p>274575840</text:p>
          </table:table-cell>
          <table:table-cell table:formula="of:=10^LOG([.G114])" office:value-type="float" office:value="274575840" calcext:value-type="float">
            <text:p>274575840</text:p>
          </table:table-cell>
          <table:table-cell table:formula="of:=FACT([.A114])/FACT([.A114]-[.B114])/FACT([.B114])" office:value-type="float" office:value="2002" calcext:value-type="float">
            <text:p>2002</text:p>
          </table:table-cell>
          <table:table-cell table:formula="of:=10^LOG([.I114];10)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10^([.B115]*LOG([.A115];10))" office:value-type="float" office:value="289254654975.999" calcext:value-type="float">
            <text:p>289254654975.999</text:p>
          </table:table-cell>
          <table:table-cell table:formula="of:=+[.A115]^[.B115]" office:value-type="float" office:value="289254654976" calcext:value-type="float">
            <text:p>289254654976</text:p>
          </table:table-cell>
          <table:table-cell table:formula="of:=FACT([.A115])/(FACT([.A115]-[.B115]))" office:value-type="float" office:value="3632428800" calcext:value-type="float">
            <text:p>3632428800</text:p>
          </table:table-cell>
          <table:table-cell table:formula="of:=10^LOG(FACT([.A115])/FACT([.A115]-[.B115]);10)" office:value-type="float" office:value="3632428799.99998" calcext:value-type="float">
            <text:p>3632428799.99998</text:p>
          </table:table-cell>
          <table:table-cell table:formula="of:=FACT([.A115]+[.B115]+1)/FACT([.A115]-1)/FACT([.B115])" office:value-type="float" office:value="686439600" calcext:value-type="float">
            <text:p>686439600</text:p>
          </table:table-cell>
          <table:table-cell table:formula="of:=10^LOG([.G115])" office:value-type="float" office:value="686439599.999999" calcext:value-type="float">
            <text:p>686439599.999999</text:p>
          </table:table-cell>
          <table:table-cell table:formula="of:=FACT([.A115])/FACT([.A115]-[.B115])/FACT([.B115])" office:value-type="float" office:value="1001" calcext:value-type="float">
            <text:p>1001</text:p>
          </table:table-cell>
          <table:table-cell table:formula="of:=10^LOG([.I115];10)"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10^([.B116]*LOG([.A116];10))" office:value-type="float" office:value="4049565169663.97" calcext:value-type="float">
            <text:p>4049565169663.97</text:p>
          </table:table-cell>
          <table:table-cell table:formula="of:=+[.A116]^[.B116]" office:value-type="float" office:value="4049565169664" calcext:value-type="float">
            <text:p>4049565169664</text:p>
          </table:table-cell>
          <table:table-cell table:formula="of:=FACT([.A116])/(FACT([.A116]-[.B116]))" office:value-type="float" office:value="14529715200" calcext:value-type="float">
            <text:p>14529715200</text:p>
          </table:table-cell>
          <table:table-cell table:formula="of:=10^LOG(FACT([.A116])/FACT([.A116]-[.B116]);10)" office:value-type="float" office:value="14529715199.9999" calcext:value-type="float">
            <text:p>14529715199.9999</text:p>
          </table:table-cell>
          <table:table-cell table:formula="of:=FACT([.A116]+[.B116]+1)/FACT([.A116]-1)/FACT([.B116])" office:value-type="float" office:value="1622493600" calcext:value-type="float">
            <text:p>1622493600</text:p>
          </table:table-cell>
          <table:table-cell table:formula="of:=10^LOG([.G116])" office:value-type="float" office:value="1622493600" calcext:value-type="float">
            <text:p>1622493600</text:p>
          </table:table-cell>
          <table:table-cell table:formula="of:=FACT([.A116])/FACT([.A116]-[.B116])/FACT([.B116])" office:value-type="float" office:value="364" calcext:value-type="float">
            <text:p>364</text:p>
          </table:table-cell>
          <table:table-cell table:formula="of:=10^LOG([.I116];10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10^([.B117]*LOG([.A117];10))" office:value-type="float" office:value="56693912375295.5" calcext:value-type="float">
            <text:p>56693912375295.5</text:p>
          </table:table-cell>
          <table:table-cell table:formula="of:=+[.A117]^[.B117]" office:value-type="float" office:value="56693912375296" calcext:value-type="float">
            <text:p>56693912375296</text:p>
          </table:table-cell>
          <table:table-cell table:formula="of:=FACT([.A117])/(FACT([.A117]-[.B117]))" office:value-type="float" office:value="43589145600" calcext:value-type="float">
            <text:p>43589145600</text:p>
          </table:table-cell>
          <table:table-cell table:formula="of:=10^LOG(FACT([.A117])/FACT([.A117]-[.B117]);10)" office:value-type="float" office:value="43589145599.9998" calcext:value-type="float">
            <text:p>43589145599.9998</text:p>
          </table:table-cell>
          <table:table-cell table:formula="of:=FACT([.A117]+[.B117]+1)/FACT([.A117]-1)/FACT([.B117])" office:value-type="float" office:value="3650610600" calcext:value-type="float">
            <text:p>3650610600</text:p>
          </table:table-cell>
          <table:table-cell table:formula="of:=10^LOG([.G117])" office:value-type="float" office:value="3650610599.99999" calcext:value-type="float">
            <text:p>3650610599.99999</text:p>
          </table:table-cell>
          <table:table-cell table:formula="of:=FACT([.A117])/FACT([.A117]-[.B117])/FACT([.B117])" office:value-type="float" office:value="91" calcext:value-type="float">
            <text:p>91</text:p>
          </table:table-cell>
          <table:table-cell table:formula="of:=10^LOG([.I117];10)" office:value-type="float" office:value="90.9999999999999" calcext:value-type="float">
            <text:p>90.9999999999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10^([.B118]*LOG([.A118];10))" office:value-type="float" office:value="793714773254138" calcext:value-type="float">
            <text:p>793714773254138</text:p>
          </table:table-cell>
          <table:table-cell table:formula="of:=+[.A118]^[.B118]" office:value-type="float" office:value="793714773254144" calcext:value-type="float">
            <text:p>793714773254144</text:p>
          </table:table-cell>
          <table:table-cell table:formula="of:=FACT([.A118])/(FACT([.A118]-[.B118]))" office:value-type="float" office:value="87178291200" calcext:value-type="float">
            <text:p>87178291200</text:p>
          </table:table-cell>
          <table:table-cell table:formula="of:=10^LOG(FACT([.A118])/FACT([.A118]-[.B118]);10)" office:value-type="float" office:value="87178291199.9997" calcext:value-type="float">
            <text:p>87178291199.9997</text:p>
          </table:table-cell>
          <table:table-cell table:formula="of:=FACT([.A118]+[.B118]+1)/FACT([.A118]-1)/FACT([.B118])" office:value-type="float" office:value="7862853600" calcext:value-type="float">
            <text:p>7862853600</text:p>
          </table:table-cell>
          <table:table-cell table:formula="of:=10^LOG([.G118])" office:value-type="float" office:value="7862853599.99996" calcext:value-type="float">
            <text:p>7862853599.99996</text:p>
          </table:table-cell>
          <table:table-cell table:formula="of:=FACT([.A118])/FACT([.A118]-[.B118])/FACT([.B118])" office:value-type="float" office:value="14" calcext:value-type="float">
            <text:p>14</text:p>
          </table:table-cell>
          <table:table-cell table:formula="of:=10^LOG([.I118];10)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10^([.B119]*LOG([.A119];10))" office:value-type="float" office:value="1.11120068255579E+016" calcext:value-type="float">
            <text:p>1.11120068255579E+016</text:p>
          </table:table-cell>
          <table:table-cell table:formula="of:=+[.A119]^[.B119]" office:value-type="float" office:value="1.1112006825558E+016" calcext:value-type="float">
            <text:p>1.1112006825558E+016</text:p>
          </table:table-cell>
          <table:table-cell table:formula="of:=FACT([.A119])/(FACT([.A119]-[.B119]))" office:value-type="float" office:value="87178291200" calcext:value-type="float">
            <text:p>87178291200</text:p>
          </table:table-cell>
          <table:table-cell table:formula="of:=10^LOG(FACT([.A119])/FACT([.A119]-[.B119]);10)" office:value-type="float" office:value="87178291199.9997" calcext:value-type="float">
            <text:p>87178291199.9997</text:p>
          </table:table-cell>
          <table:table-cell table:formula="of:=FACT([.A119]+[.B119]+1)/FACT([.A119]-1)/FACT([.B119])" office:value-type="float" office:value="16287339600" calcext:value-type="float">
            <text:p>16287339600</text:p>
          </table:table-cell>
          <table:table-cell table:formula="of:=10^LOG([.G119])" office:value-type="float" office:value="16287339600" calcext:value-type="float">
            <text:p>16287339600</text:p>
          </table:table-cell>
          <table:table-cell table:formula="of:=FACT([.A119])/FACT([.A119]-[.B119])/FACT([.B119])" office:value-type="float" office:value="1" calcext:value-type="float">
            <text:p>1</text:p>
          </table:table-cell>
          <table:table-cell table:formula="of:=10^LOG([.I119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10^([.B120]*LOG([.A120];10))" office:value-type="float" office:value="1" calcext:value-type="float">
            <text:p>1</text:p>
          </table:table-cell>
          <table:table-cell table:formula="of:=+[.A120]^[.B120]" office:value-type="float" office:value="1" calcext:value-type="float">
            <text:p>1</text:p>
          </table:table-cell>
          <table:table-cell table:formula="of:=FACT([.A120])/(FACT([.A120]-[.B120]))" office:value-type="float" office:value="1" calcext:value-type="float">
            <text:p>1</text:p>
          </table:table-cell>
          <table:table-cell table:formula="of:=10^LOG(FACT([.A120])/FACT([.A120]-[.B120]);10)" office:value-type="float" office:value="1" calcext:value-type="float">
            <text:p>1</text:p>
          </table:table-cell>
          <table:table-cell table:formula="of:=FACT([.A120]+[.B120]+1)/FACT([.A120]-1)/FACT([.B120])" office:value-type="float" office:value="240" calcext:value-type="float">
            <text:p>240</text:p>
          </table:table-cell>
          <table:table-cell table:formula="of:=10^LOG([.G120])" office:value-type="float" office:value="240" calcext:value-type="float">
            <text:p>240</text:p>
          </table:table-cell>
          <table:table-cell table:formula="of:=FACT([.A120])/FACT([.A120]-[.B120])/FACT([.B120])" office:value-type="float" office:value="1" calcext:value-type="float">
            <text:p>1</text:p>
          </table:table-cell>
          <table:table-cell table:formula="of:=10^LOG([.I120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10^([.B121]*LOG([.A121];10))" office:value-type="float" office:value="15" calcext:value-type="float">
            <text:p>15</text:p>
          </table:table-cell>
          <table:table-cell table:formula="of:=+[.A121]^[.B121]" office:value-type="float" office:value="15" calcext:value-type="float">
            <text:p>15</text:p>
          </table:table-cell>
          <table:table-cell table:formula="of:=FACT([.A121])/(FACT([.A121]-[.B121]))" office:value-type="float" office:value="15" calcext:value-type="float">
            <text:p>15</text:p>
          </table:table-cell>
          <table:table-cell table:formula="of:=10^LOG(FACT([.A121])/FACT([.A121]-[.B121]);10)" office:value-type="float" office:value="15" calcext:value-type="float">
            <text:p>15</text:p>
          </table:table-cell>
          <table:table-cell table:formula="of:=FACT([.A121]+[.B121]+1)/FACT([.A121]-1)/FACT([.B121])" office:value-type="float" office:value="4080" calcext:value-type="float">
            <text:p>4080</text:p>
          </table:table-cell>
          <table:table-cell table:formula="of:=10^LOG([.G121])" office:value-type="float" office:value="4080" calcext:value-type="float">
            <text:p>4080</text:p>
          </table:table-cell>
          <table:table-cell table:formula="of:=FACT([.A121])/FACT([.A121]-[.B121])/FACT([.B121])" office:value-type="float" office:value="15" calcext:value-type="float">
            <text:p>15</text:p>
          </table:table-cell>
          <table:table-cell table:formula="of:=10^LOG([.I121];1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^([.B122]*LOG([.A122];10))" office:value-type="float" office:value="225" calcext:value-type="float">
            <text:p>225</text:p>
          </table:table-cell>
          <table:table-cell table:formula="of:=+[.A122]^[.B122]" office:value-type="float" office:value="225" calcext:value-type="float">
            <text:p>225</text:p>
          </table:table-cell>
          <table:table-cell table:formula="of:=FACT([.A122])/(FACT([.A122]-[.B122]))" office:value-type="float" office:value="210" calcext:value-type="float">
            <text:p>210</text:p>
          </table:table-cell>
          <table:table-cell table:formula="of:=10^LOG(FACT([.A122])/FACT([.A122]-[.B122]);10)" office:value-type="float" office:value="210" calcext:value-type="float">
            <text:p>210</text:p>
          </table:table-cell>
          <table:table-cell table:formula="of:=FACT([.A122]+[.B122]+1)/FACT([.A122]-1)/FACT([.B122])" office:value-type="float" office:value="36720" calcext:value-type="float">
            <text:p>36720</text:p>
          </table:table-cell>
          <table:table-cell table:formula="of:=10^LOG([.G122])" office:value-type="float" office:value="36720" calcext:value-type="float">
            <text:p>36720</text:p>
          </table:table-cell>
          <table:table-cell table:formula="of:=FACT([.A122])/FACT([.A122]-[.B122])/FACT([.B122])" office:value-type="float" office:value="105" calcext:value-type="float">
            <text:p>105</text:p>
          </table:table-cell>
          <table:table-cell table:formula="of:=10^LOG([.I122];1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10^([.B123]*LOG([.A123];10))" office:value-type="float" office:value="3375" calcext:value-type="float">
            <text:p>3375</text:p>
          </table:table-cell>
          <table:table-cell table:formula="of:=+[.A123]^[.B123]" office:value-type="float" office:value="3375" calcext:value-type="float">
            <text:p>3375</text:p>
          </table:table-cell>
          <table:table-cell table:formula="of:=FACT([.A123])/(FACT([.A123]-[.B123]))" office:value-type="float" office:value="2730" calcext:value-type="float">
            <text:p>2730</text:p>
          </table:table-cell>
          <table:table-cell table:formula="of:=10^LOG(FACT([.A123])/FACT([.A123]-[.B123]);10)" office:value-type="float" office:value="2730" calcext:value-type="float">
            <text:p>2730</text:p>
          </table:table-cell>
          <table:table-cell table:formula="of:=FACT([.A123]+[.B123]+1)/FACT([.A123]-1)/FACT([.B123])" office:value-type="float" office:value="232560" calcext:value-type="float">
            <text:p>232560</text:p>
          </table:table-cell>
          <table:table-cell table:formula="of:=10^LOG([.G123])" office:value-type="float" office:value="232559.999999999" calcext:value-type="float">
            <text:p>232559.999999999</text:p>
          </table:table-cell>
          <table:table-cell table:formula="of:=FACT([.A123])/FACT([.A123]-[.B123])/FACT([.B123])" office:value-type="float" office:value="455" calcext:value-type="float">
            <text:p>455</text:p>
          </table:table-cell>
          <table:table-cell table:formula="of:=10^LOG([.I123];10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10^([.B124]*LOG([.A124];10))" office:value-type="float" office:value="50625" calcext:value-type="float">
            <text:p>50625</text:p>
          </table:table-cell>
          <table:table-cell table:formula="of:=+[.A124]^[.B124]" office:value-type="float" office:value="50625" calcext:value-type="float">
            <text:p>50625</text:p>
          </table:table-cell>
          <table:table-cell table:formula="of:=FACT([.A124])/(FACT([.A124]-[.B124]))" office:value-type="float" office:value="32760" calcext:value-type="float">
            <text:p>32760</text:p>
          </table:table-cell>
          <table:table-cell table:formula="of:=10^LOG(FACT([.A124])/FACT([.A124]-[.B124]);10)" office:value-type="float" office:value="32760" calcext:value-type="float">
            <text:p>32760</text:p>
          </table:table-cell>
          <table:table-cell table:formula="of:=FACT([.A124]+[.B124]+1)/FACT([.A124]-1)/FACT([.B124])" office:value-type="float" office:value="1162800" calcext:value-type="float">
            <text:p>1162800</text:p>
          </table:table-cell>
          <table:table-cell table:formula="of:=10^LOG([.G124])" office:value-type="float" office:value="1162800" calcext:value-type="float">
            <text:p>1162800</text:p>
          </table:table-cell>
          <table:table-cell table:formula="of:=FACT([.A124])/FACT([.A124]-[.B124])/FACT([.B124])" office:value-type="float" office:value="1365" calcext:value-type="float">
            <text:p>1365</text:p>
          </table:table-cell>
          <table:table-cell table:formula="of:=10^LOG([.I124];10)"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10^([.B125]*LOG([.A125];10))" office:value-type="float" office:value="759374.999999999" calcext:value-type="float">
            <text:p>759374.999999999</text:p>
          </table:table-cell>
          <table:table-cell table:formula="of:=+[.A125]^[.B125]" office:value-type="float" office:value="759375" calcext:value-type="float">
            <text:p>759375</text:p>
          </table:table-cell>
          <table:table-cell table:formula="of:=FACT([.A125])/(FACT([.A125]-[.B125]))" office:value-type="float" office:value="360360" calcext:value-type="float">
            <text:p>360360</text:p>
          </table:table-cell>
          <table:table-cell table:formula="of:=10^LOG(FACT([.A125])/FACT([.A125]-[.B125]);10)" office:value-type="float" office:value="360359.999999999" calcext:value-type="float">
            <text:p>360359.999999999</text:p>
          </table:table-cell>
          <table:table-cell table:formula="of:=FACT([.A125]+[.B125]+1)/FACT([.A125]-1)/FACT([.B125])" office:value-type="float" office:value="4883760" calcext:value-type="float">
            <text:p>4883760</text:p>
          </table:table-cell>
          <table:table-cell table:formula="of:=10^LOG([.G125])" office:value-type="float" office:value="4883760" calcext:value-type="float">
            <text:p>4883760</text:p>
          </table:table-cell>
          <table:table-cell table:formula="of:=FACT([.A125])/FACT([.A125]-[.B125])/FACT([.B125])" office:value-type="float" office:value="3003" calcext:value-type="float">
            <text:p>3003</text:p>
          </table:table-cell>
          <table:table-cell table:formula="of:=10^LOG([.I125];10)"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10^([.B126]*LOG([.A126];10))" office:value-type="float" office:value="11390625" calcext:value-type="float">
            <text:p>11390625</text:p>
          </table:table-cell>
          <table:table-cell table:formula="of:=+[.A126]^[.B126]" office:value-type="float" office:value="11390625" calcext:value-type="float">
            <text:p>11390625</text:p>
          </table:table-cell>
          <table:table-cell table:formula="of:=FACT([.A126])/(FACT([.A126]-[.B126]))" office:value-type="float" office:value="3603600" calcext:value-type="float">
            <text:p>3603600</text:p>
          </table:table-cell>
          <table:table-cell table:formula="of:=10^LOG(FACT([.A126])/FACT([.A126]-[.B126]);10)" office:value-type="float" office:value="3603599.99999999" calcext:value-type="float">
            <text:p>3603599.99999999</text:p>
          </table:table-cell>
          <table:table-cell table:formula="of:=FACT([.A126]+[.B126]+1)/FACT([.A126]-1)/FACT([.B126])" office:value-type="float" office:value="17907120" calcext:value-type="float">
            <text:p>17907120</text:p>
          </table:table-cell>
          <table:table-cell table:formula="of:=10^LOG([.G126])" office:value-type="float" office:value="17907120" calcext:value-type="float">
            <text:p>17907120</text:p>
          </table:table-cell>
          <table:table-cell table:formula="of:=FACT([.A126])/FACT([.A126]-[.B126])/FACT([.B126])" office:value-type="float" office:value="5005" calcext:value-type="float">
            <text:p>5005</text:p>
          </table:table-cell>
          <table:table-cell table:formula="of:=10^LOG([.I126];10)"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10^([.B127]*LOG([.A127];10))" office:value-type="float" office:value="170859375" calcext:value-type="float">
            <text:p>170859375</text:p>
          </table:table-cell>
          <table:table-cell table:formula="of:=+[.A127]^[.B127]" office:value-type="float" office:value="170859375" calcext:value-type="float">
            <text:p>170859375</text:p>
          </table:table-cell>
          <table:table-cell table:formula="of:=FACT([.A127])/(FACT([.A127]-[.B127]))" office:value-type="float" office:value="32432400" calcext:value-type="float">
            <text:p>32432400</text:p>
          </table:table-cell>
          <table:table-cell table:formula="of:=10^LOG(FACT([.A127])/FACT([.A127]-[.B127]);10)" office:value-type="float" office:value="32432400" calcext:value-type="float">
            <text:p>32432400</text:p>
          </table:table-cell>
          <table:table-cell table:formula="of:=FACT([.A127]+[.B127]+1)/FACT([.A127]-1)/FACT([.B127])" office:value-type="float" office:value="58837680" calcext:value-type="float">
            <text:p>58837680</text:p>
          </table:table-cell>
          <table:table-cell table:formula="of:=10^LOG([.G127])" office:value-type="float" office:value="58837679.9999999" calcext:value-type="float">
            <text:p>58837679.9999999</text:p>
          </table:table-cell>
          <table:table-cell table:formula="of:=FACT([.A127])/FACT([.A127]-[.B127])/FACT([.B127])" office:value-type="float" office:value="6435" calcext:value-type="float">
            <text:p>6435</text:p>
          </table:table-cell>
          <table:table-cell table:formula="of:=10^LOG([.I127];10)" office:value-type="float" office:value="6434.99999999999" calcext:value-type="float">
            <text:p>6434.9999999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10^([.B128]*LOG([.A128];10))" office:value-type="float" office:value="2562890624.99999" calcext:value-type="float">
            <text:p>2562890624.99999</text:p>
          </table:table-cell>
          <table:table-cell table:formula="of:=+[.A128]^[.B128]" office:value-type="float" office:value="2562890625" calcext:value-type="float">
            <text:p>2562890625</text:p>
          </table:table-cell>
          <table:table-cell table:formula="of:=FACT([.A128])/(FACT([.A128]-[.B128]))" office:value-type="float" office:value="259459200" calcext:value-type="float">
            <text:p>259459200</text:p>
          </table:table-cell>
          <table:table-cell table:formula="of:=10^LOG(FACT([.A128])/FACT([.A128]-[.B128]);10)" office:value-type="float" office:value="259459199.999999" calcext:value-type="float">
            <text:p>259459199.999999</text:p>
          </table:table-cell>
          <table:table-cell table:formula="of:=FACT([.A128]+[.B128]+1)/FACT([.A128]-1)/FACT([.B128])" office:value-type="float" office:value="176513040" calcext:value-type="float">
            <text:p>176513040</text:p>
          </table:table-cell>
          <table:table-cell table:formula="of:=10^LOG([.G128])" office:value-type="float" office:value="176513040" calcext:value-type="float">
            <text:p>176513040</text:p>
          </table:table-cell>
          <table:table-cell table:formula="of:=FACT([.A128])/FACT([.A128]-[.B128])/FACT([.B128])" office:value-type="float" office:value="6435" calcext:value-type="float">
            <text:p>6435</text:p>
          </table:table-cell>
          <table:table-cell table:formula="of:=10^LOG([.I128];10)" office:value-type="float" office:value="6434.99999999999" calcext:value-type="float">
            <text:p>6434.9999999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10^([.B129]*LOG([.A129];10))" office:value-type="float" office:value="38443359374.9999" calcext:value-type="float">
            <text:p>38443359374.9999</text:p>
          </table:table-cell>
          <table:table-cell table:formula="of:=+[.A129]^[.B129]" office:value-type="float" office:value="38443359375" calcext:value-type="float">
            <text:p>38443359375</text:p>
          </table:table-cell>
          <table:table-cell table:formula="of:=FACT([.A129])/(FACT([.A129]-[.B129]))" office:value-type="float" office:value="1816214400" calcext:value-type="float">
            <text:p>1816214400</text:p>
          </table:table-cell>
          <table:table-cell table:formula="of:=10^LOG(FACT([.A129])/FACT([.A129]-[.B129]);10)" office:value-type="float" office:value="1816214400" calcext:value-type="float">
            <text:p>1816214400</text:p>
          </table:table-cell>
          <table:table-cell table:formula="of:=FACT([.A129]+[.B129]+1)/FACT([.A129]-1)/FACT([.B129])" office:value-type="float" office:value="490314000" calcext:value-type="float">
            <text:p>490314000</text:p>
          </table:table-cell>
          <table:table-cell table:formula="of:=10^LOG([.G129])" office:value-type="float" office:value="490313999.999999" calcext:value-type="float">
            <text:p>490313999.999999</text:p>
          </table:table-cell>
          <table:table-cell table:formula="of:=FACT([.A129])/FACT([.A129]-[.B129])/FACT([.B129])" office:value-type="float" office:value="5005" calcext:value-type="float">
            <text:p>5005</text:p>
          </table:table-cell>
          <table:table-cell table:formula="of:=10^LOG([.I129];10)"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10^([.B130]*LOG([.A130];10))" office:value-type="float" office:value="576650390624.999" calcext:value-type="float">
            <text:p>576650390624.999</text:p>
          </table:table-cell>
          <table:table-cell table:formula="of:=+[.A130]^[.B130]" office:value-type="float" office:value="576650390625" calcext:value-type="float">
            <text:p>576650390625</text:p>
          </table:table-cell>
          <table:table-cell table:formula="of:=FACT([.A130])/(FACT([.A130]-[.B130]))" office:value-type="float" office:value="10897286400" calcext:value-type="float">
            <text:p>10897286400</text:p>
          </table:table-cell>
          <table:table-cell table:formula="of:=10^LOG(FACT([.A130])/FACT([.A130]-[.B130]);10)" office:value-type="float" office:value="10897286400" calcext:value-type="float">
            <text:p>10897286400</text:p>
          </table:table-cell>
          <table:table-cell table:formula="of:=FACT([.A130]+[.B130]+1)/FACT([.A130]-1)/FACT([.B130])" office:value-type="float" office:value="1274816400" calcext:value-type="float">
            <text:p>1274816400</text:p>
          </table:table-cell>
          <table:table-cell table:formula="of:=10^LOG([.G130])" office:value-type="float" office:value="1274816400" calcext:value-type="float">
            <text:p>1274816400</text:p>
          </table:table-cell>
          <table:table-cell table:formula="of:=FACT([.A130])/FACT([.A130]-[.B130])/FACT([.B130])" office:value-type="float" office:value="3003" calcext:value-type="float">
            <text:p>3003</text:p>
          </table:table-cell>
          <table:table-cell table:formula="of:=10^LOG([.I130];10)"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10^([.B131]*LOG([.A131];10))" office:value-type="float" office:value="8649755859374.99" calcext:value-type="float">
            <text:p>8649755859374.99</text:p>
          </table:table-cell>
          <table:table-cell table:formula="of:=+[.A131]^[.B131]" office:value-type="float" office:value="8649755859375" calcext:value-type="float">
            <text:p>8649755859375</text:p>
          </table:table-cell>
          <table:table-cell table:formula="of:=FACT([.A131])/(FACT([.A131]-[.B131]))" office:value-type="float" office:value="54486432000" calcext:value-type="float">
            <text:p>54486432000</text:p>
          </table:table-cell>
          <table:table-cell table:formula="of:=10^LOG(FACT([.A131])/FACT([.A131]-[.B131]);10)" office:value-type="float" office:value="54486431999.9998" calcext:value-type="float">
            <text:p>54486431999.9998</text:p>
          </table:table-cell>
          <table:table-cell table:formula="of:=FACT([.A131]+[.B131]+1)/FACT([.A131]-1)/FACT([.B131])" office:value-type="float" office:value="3129094800" calcext:value-type="float">
            <text:p>3129094800</text:p>
          </table:table-cell>
          <table:table-cell table:formula="of:=10^LOG([.G131])" office:value-type="float" office:value="3129094800" calcext:value-type="float">
            <text:p>3129094800</text:p>
          </table:table-cell>
          <table:table-cell table:formula="of:=FACT([.A131])/FACT([.A131]-[.B131])/FACT([.B131])" office:value-type="float" office:value="1365" calcext:value-type="float">
            <text:p>1365</text:p>
          </table:table-cell>
          <table:table-cell table:formula="of:=10^LOG([.I131];10)"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10^([.B132]*LOG([.A132];10))" office:value-type="float" office:value="129746337890624" calcext:value-type="float">
            <text:p>129746337890624</text:p>
          </table:table-cell>
          <table:table-cell table:formula="of:=+[.A132]^[.B132]" office:value-type="float" office:value="129746337890625" calcext:value-type="float">
            <text:p>129746337890625</text:p>
          </table:table-cell>
          <table:table-cell table:formula="of:=FACT([.A132])/(FACT([.A132]-[.B132]))" office:value-type="float" office:value="217945728000" calcext:value-type="float">
            <text:p>217945728000</text:p>
          </table:table-cell>
          <table:table-cell table:formula="of:=10^LOG(FACT([.A132])/FACT([.A132]-[.B132]);10)" office:value-type="float" office:value="217945727999.999" calcext:value-type="float">
            <text:p>217945727999.999</text:p>
          </table:table-cell>
          <table:table-cell table:formula="of:=FACT([.A132]+[.B132]+1)/FACT([.A132]-1)/FACT([.B132])" office:value-type="float" office:value="7301221200" calcext:value-type="float">
            <text:p>7301221200</text:p>
          </table:table-cell>
          <table:table-cell table:formula="of:=10^LOG([.G132])" office:value-type="float" office:value="7301221199.99999" calcext:value-type="float">
            <text:p>7301221199.99999</text:p>
          </table:table-cell>
          <table:table-cell table:formula="of:=FACT([.A132])/FACT([.A132]-[.B132])/FACT([.B132])" office:value-type="float" office:value="455" calcext:value-type="float">
            <text:p>455</text:p>
          </table:table-cell>
          <table:table-cell table:formula="of:=10^LOG([.I132];10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10^([.B133]*LOG([.A133];10))" office:value-type="float" office:value="1.94619506835937E+015" calcext:value-type="float">
            <text:p>1.94619506835937E+015</text:p>
          </table:table-cell>
          <table:table-cell table:formula="of:=+[.A133]^[.B133]" office:value-type="float" office:value="1946195068359375" calcext:value-type="float">
            <text:p>1946195068359375</text:p>
          </table:table-cell>
          <table:table-cell table:formula="of:=FACT([.A133])/(FACT([.A133]-[.B133]))" office:value-type="float" office:value="653837184000" calcext:value-type="float">
            <text:p>653837184000</text:p>
          </table:table-cell>
          <table:table-cell table:formula="of:=10^LOG(FACT([.A133])/FACT([.A133]-[.B133]);10)" office:value-type="float" office:value="653837183999.998" calcext:value-type="float">
            <text:p>653837183999.998</text:p>
          </table:table-cell>
          <table:table-cell table:formula="of:=FACT([.A133]+[.B133]+1)/FACT([.A133]-1)/FACT([.B133])" office:value-type="float" office:value="16287339600" calcext:value-type="float">
            <text:p>16287339600</text:p>
          </table:table-cell>
          <table:table-cell table:formula="of:=10^LOG([.G133])" office:value-type="float" office:value="16287339600" calcext:value-type="float">
            <text:p>16287339600</text:p>
          </table:table-cell>
          <table:table-cell table:formula="of:=FACT([.A133])/FACT([.A133]-[.B133])/FACT([.B133])" office:value-type="float" office:value="105" calcext:value-type="float">
            <text:p>105</text:p>
          </table:table-cell>
          <table:table-cell table:formula="of:=10^LOG([.I133];1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10^([.B134]*LOG([.A134];10))" office:value-type="float" office:value="2.91929260253905E+016" calcext:value-type="float">
            <text:p>2.91929260253905E+016</text:p>
          </table:table-cell>
          <table:table-cell table:formula="of:=+[.A134]^[.B134]" office:value-type="float" office:value="2.91929260253906E+016" calcext:value-type="float">
            <text:p>2.91929260253906E+016</text:p>
          </table:table-cell>
          <table:table-cell table:formula="of:=FACT([.A134])/(FACT([.A134]-[.B134]))" office:value-type="float" office:value="1307674368000" calcext:value-type="float">
            <text:p>1307674368000</text:p>
          </table:table-cell>
          <table:table-cell table:formula="of:=10^LOG(FACT([.A134])/FACT([.A134]-[.B134]);10)" office:value-type="float" office:value="1307674368000" calcext:value-type="float">
            <text:p>1307674368000</text:p>
          </table:table-cell>
          <table:table-cell table:formula="of:=FACT([.A134]+[.B134]+1)/FACT([.A134]-1)/FACT([.B134])" office:value-type="float" office:value="34901442000" calcext:value-type="float">
            <text:p>34901442000</text:p>
          </table:table-cell>
          <table:table-cell table:formula="of:=10^LOG([.G134])" office:value-type="float" office:value="34901441999.9999" calcext:value-type="float">
            <text:p>34901441999.9999</text:p>
          </table:table-cell>
          <table:table-cell table:formula="of:=FACT([.A134])/FACT([.A134]-[.B134])/FACT([.B134])" office:value-type="float" office:value="15" calcext:value-type="float">
            <text:p>15</text:p>
          </table:table-cell>
          <table:table-cell table:formula="of:=10^LOG([.I134];10)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10^([.B135]*LOG([.A135];10))" office:value-type="float" office:value="4.37893890380857E+017" calcext:value-type="float">
            <text:p>4.37893890380857E+017</text:p>
          </table:table-cell>
          <table:table-cell table:formula="of:=+[.A135]^[.B135]" office:value-type="float" office:value="4.37893890380859E+017" calcext:value-type="float">
            <text:p>4.37893890380859E+017</text:p>
          </table:table-cell>
          <table:table-cell table:formula="of:=FACT([.A135])/(FACT([.A135]-[.B135]))" office:value-type="float" office:value="1307674368000" calcext:value-type="float">
            <text:p>1307674368000</text:p>
          </table:table-cell>
          <table:table-cell table:formula="of:=10^LOG(FACT([.A135])/FACT([.A135]-[.B135]);10)" office:value-type="float" office:value="1307674368000" calcext:value-type="float">
            <text:p>1307674368000</text:p>
          </table:table-cell>
          <table:table-cell table:formula="of:=FACT([.A135]+[.B135]+1)/FACT([.A135]-1)/FACT([.B135])" office:value-type="float" office:value="72129646800" calcext:value-type="float">
            <text:p>72129646800</text:p>
          </table:table-cell>
          <table:table-cell table:formula="of:=10^LOG([.G135])" office:value-type="float" office:value="72129646799.9999" calcext:value-type="float">
            <text:p>72129646799.9999</text:p>
          </table:table-cell>
          <table:table-cell table:formula="of:=FACT([.A135])/FACT([.A135]-[.B135])/FACT([.B135])" office:value-type="float" office:value="1" calcext:value-type="float">
            <text:p>1</text:p>
          </table:table-cell>
          <table:table-cell table:formula="of:=10^LOG([.I13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10^([.B136]*LOG([.A136];10))" office:value-type="float" office:value="1" calcext:value-type="float">
            <text:p>1</text:p>
          </table:table-cell>
          <table:table-cell table:formula="of:=+[.A136]^[.B136]" office:value-type="float" office:value="1" calcext:value-type="float">
            <text:p>1</text:p>
          </table:table-cell>
          <table:table-cell table:formula="of:=FACT([.A136])/(FACT([.A136]-[.B136]))" office:value-type="float" office:value="1" calcext:value-type="float">
            <text:p>1</text:p>
          </table:table-cell>
          <table:table-cell table:formula="of:=10^LOG(FACT([.A136])/FACT([.A136]-[.B136]);10)" office:value-type="float" office:value="1" calcext:value-type="float">
            <text:p>1</text:p>
          </table:table-cell>
          <table:table-cell table:formula="of:=FACT([.A136]+[.B136]+1)/FACT([.A136]-1)/FACT([.B136])" office:value-type="float" office:value="272" calcext:value-type="float">
            <text:p>272</text:p>
          </table:table-cell>
          <table:table-cell table:formula="of:=10^LOG([.G136])" office:value-type="float" office:value="272" calcext:value-type="float">
            <text:p>272</text:p>
          </table:table-cell>
          <table:table-cell table:formula="of:=FACT([.A136])/FACT([.A136]-[.B136])/FACT([.B136])" office:value-type="float" office:value="1" calcext:value-type="float">
            <text:p>1</text:p>
          </table:table-cell>
          <table:table-cell table:formula="of:=10^LOG([.I136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10^([.B137]*LOG([.A137];10))" office:value-type="float" office:value="16" calcext:value-type="float">
            <text:p>16</text:p>
          </table:table-cell>
          <table:table-cell table:formula="of:=+[.A137]^[.B137]" office:value-type="float" office:value="16" calcext:value-type="float">
            <text:p>16</text:p>
          </table:table-cell>
          <table:table-cell table:formula="of:=FACT([.A137])/(FACT([.A137]-[.B137]))" office:value-type="float" office:value="16" calcext:value-type="float">
            <text:p>16</text:p>
          </table:table-cell>
          <table:table-cell table:formula="of:=10^LOG(FACT([.A137])/FACT([.A137]-[.B137]);10)" office:value-type="float" office:value="16" calcext:value-type="float">
            <text:p>16</text:p>
          </table:table-cell>
          <table:table-cell table:formula="of:=FACT([.A137]+[.B137]+1)/FACT([.A137]-1)/FACT([.B137])" office:value-type="float" office:value="4896" calcext:value-type="float">
            <text:p>4896</text:p>
          </table:table-cell>
          <table:table-cell table:formula="of:=10^LOG([.G137])" office:value-type="float" office:value="4896" calcext:value-type="float">
            <text:p>4896</text:p>
          </table:table-cell>
          <table:table-cell table:formula="of:=FACT([.A137])/FACT([.A137]-[.B137])/FACT([.B137])" office:value-type="float" office:value="16" calcext:value-type="float">
            <text:p>16</text:p>
          </table:table-cell>
          <table:table-cell table:formula="of:=10^LOG([.I137];1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10^([.B138]*LOG([.A138];10))" office:value-type="float" office:value="256" calcext:value-type="float">
            <text:p>256</text:p>
          </table:table-cell>
          <table:table-cell table:formula="of:=+[.A138]^[.B138]" office:value-type="float" office:value="256" calcext:value-type="float">
            <text:p>256</text:p>
          </table:table-cell>
          <table:table-cell table:formula="of:=FACT([.A138])/(FACT([.A138]-[.B138]))" office:value-type="float" office:value="240" calcext:value-type="float">
            <text:p>240</text:p>
          </table:table-cell>
          <table:table-cell table:formula="of:=10^LOG(FACT([.A138])/FACT([.A138]-[.B138]);10)" office:value-type="float" office:value="240" calcext:value-type="float">
            <text:p>240</text:p>
          </table:table-cell>
          <table:table-cell table:formula="of:=FACT([.A138]+[.B138]+1)/FACT([.A138]-1)/FACT([.B138])" office:value-type="float" office:value="46512" calcext:value-type="float">
            <text:p>46512</text:p>
          </table:table-cell>
          <table:table-cell table:formula="of:=10^LOG([.G138])" office:value-type="float" office:value="46512" calcext:value-type="float">
            <text:p>46512</text:p>
          </table:table-cell>
          <table:table-cell table:formula="of:=FACT([.A138])/FACT([.A138]-[.B138])/FACT([.B138])" office:value-type="float" office:value="120" calcext:value-type="float">
            <text:p>120</text:p>
          </table:table-cell>
          <table:table-cell table:formula="of:=10^LOG([.I138];1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10^([.B139]*LOG([.A139];10))" office:value-type="float" office:value="4095.99999999999" calcext:value-type="float">
            <text:p>4095.99999999999</text:p>
          </table:table-cell>
          <table:table-cell table:formula="of:=+[.A139]^[.B139]" office:value-type="float" office:value="4096" calcext:value-type="float">
            <text:p>4096</text:p>
          </table:table-cell>
          <table:table-cell table:formula="of:=FACT([.A139])/(FACT([.A139]-[.B139]))" office:value-type="float" office:value="3360" calcext:value-type="float">
            <text:p>3360</text:p>
          </table:table-cell>
          <table:table-cell table:formula="of:=10^LOG(FACT([.A139])/FACT([.A139]-[.B139]);10)" office:value-type="float" office:value="3359.99999999999" calcext:value-type="float">
            <text:p>3359.99999999999</text:p>
          </table:table-cell>
          <table:table-cell table:formula="of:=FACT([.A139]+[.B139]+1)/FACT([.A139]-1)/FACT([.B139])" office:value-type="float" office:value="310080" calcext:value-type="float">
            <text:p>310080</text:p>
          </table:table-cell>
          <table:table-cell table:formula="of:=10^LOG([.G139])" office:value-type="float" office:value="310080" calcext:value-type="float">
            <text:p>310080</text:p>
          </table:table-cell>
          <table:table-cell table:formula="of:=FACT([.A139])/FACT([.A139]-[.B139])/FACT([.B139])" office:value-type="float" office:value="560" calcext:value-type="float">
            <text:p>560</text:p>
          </table:table-cell>
          <table:table-cell table:formula="of:=10^LOG([.I139];10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^([.B140]*LOG([.A140];10))" office:value-type="float" office:value="65535.9999999999" calcext:value-type="float">
            <text:p>65535.9999999999</text:p>
          </table:table-cell>
          <table:table-cell table:formula="of:=+[.A140]^[.B140]" office:value-type="float" office:value="65536" calcext:value-type="float">
            <text:p>65536</text:p>
          </table:table-cell>
          <table:table-cell table:formula="of:=FACT([.A140])/(FACT([.A140]-[.B140]))" office:value-type="float" office:value="43680" calcext:value-type="float">
            <text:p>43680</text:p>
          </table:table-cell>
          <table:table-cell table:formula="of:=10^LOG(FACT([.A140])/FACT([.A140]-[.B140]);10)" office:value-type="float" office:value="43680" calcext:value-type="float">
            <text:p>43680</text:p>
          </table:table-cell>
          <table:table-cell table:formula="of:=FACT([.A140]+[.B140]+1)/FACT([.A140]-1)/FACT([.B140])" office:value-type="float" office:value="1627920" calcext:value-type="float">
            <text:p>1627920</text:p>
          </table:table-cell>
          <table:table-cell table:formula="of:=10^LOG([.G140])" office:value-type="float" office:value="1627920" calcext:value-type="float">
            <text:p>1627920</text:p>
          </table:table-cell>
          <table:table-cell table:formula="of:=FACT([.A140])/FACT([.A140]-[.B140])/FACT([.B140])" office:value-type="float" office:value="1820" calcext:value-type="float">
            <text:p>1820</text:p>
          </table:table-cell>
          <table:table-cell table:formula="of:=10^LOG([.I140];10)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10^([.B141]*LOG([.A141];10))" office:value-type="float" office:value="1048576" calcext:value-type="float">
            <text:p>1048576</text:p>
          </table:table-cell>
          <table:table-cell table:formula="of:=+[.A141]^[.B141]" office:value-type="float" office:value="1048576" calcext:value-type="float">
            <text:p>1048576</text:p>
          </table:table-cell>
          <table:table-cell table:formula="of:=FACT([.A141])/(FACT([.A141]-[.B141]))" office:value-type="float" office:value="524160" calcext:value-type="float">
            <text:p>524160</text:p>
          </table:table-cell>
          <table:table-cell table:formula="of:=10^LOG(FACT([.A141])/FACT([.A141]-[.B141]);10)" office:value-type="float" office:value="524159.999999999" calcext:value-type="float">
            <text:p>524159.999999999</text:p>
          </table:table-cell>
          <table:table-cell table:formula="of:=FACT([.A141]+[.B141]+1)/FACT([.A141]-1)/FACT([.B141])" office:value-type="float" office:value="7162848" calcext:value-type="float">
            <text:p>7162848</text:p>
          </table:table-cell>
          <table:table-cell table:formula="of:=10^LOG([.G141])" office:value-type="float" office:value="7162847.99999999" calcext:value-type="float">
            <text:p>7162847.99999999</text:p>
          </table:table-cell>
          <table:table-cell table:formula="of:=FACT([.A141])/FACT([.A141]-[.B141])/FACT([.B141])" office:value-type="float" office:value="4368" calcext:value-type="float">
            <text:p>4368</text:p>
          </table:table-cell>
          <table:table-cell table:formula="of:=10^LOG([.I141];10)" office:value-type="float" office:value="4367.99999999999" calcext:value-type="float">
            <text:p>4367.999999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10^([.B142]*LOG([.A142];10))" office:value-type="float" office:value="16777216" calcext:value-type="float">
            <text:p>16777216</text:p>
          </table:table-cell>
          <table:table-cell table:formula="of:=+[.A142]^[.B142]" office:value-type="float" office:value="16777216" calcext:value-type="float">
            <text:p>16777216</text:p>
          </table:table-cell>
          <table:table-cell table:formula="of:=FACT([.A142])/(FACT([.A142]-[.B142]))" office:value-type="float" office:value="5765760" calcext:value-type="float">
            <text:p>5765760</text:p>
          </table:table-cell>
          <table:table-cell table:formula="of:=10^LOG(FACT([.A142])/FACT([.A142]-[.B142]);10)" office:value-type="float" office:value="5765759.99999999" calcext:value-type="float">
            <text:p>5765759.99999999</text:p>
          </table:table-cell>
          <table:table-cell table:formula="of:=FACT([.A142]+[.B142]+1)/FACT([.A142]-1)/FACT([.B142])" office:value-type="float" office:value="27457584" calcext:value-type="float">
            <text:p>27457584</text:p>
          </table:table-cell>
          <table:table-cell table:formula="of:=10^LOG([.G142])" office:value-type="float" office:value="27457584" calcext:value-type="float">
            <text:p>27457584</text:p>
          </table:table-cell>
          <table:table-cell table:formula="of:=FACT([.A142])/FACT([.A142]-[.B142])/FACT([.B142])" office:value-type="float" office:value="8008" calcext:value-type="float">
            <text:p>8008</text:p>
          </table:table-cell>
          <table:table-cell table:formula="of:=10^LOG([.I142];10)"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10^([.B143]*LOG([.A143];10))" office:value-type="float" office:value="268435455.999999" calcext:value-type="float">
            <text:p>268435455.999999</text:p>
          </table:table-cell>
          <table:table-cell table:formula="of:=+[.A143]^[.B143]" office:value-type="float" office:value="268435456" calcext:value-type="float">
            <text:p>268435456</text:p>
          </table:table-cell>
          <table:table-cell table:formula="of:=FACT([.A143])/(FACT([.A143]-[.B143]))" office:value-type="float" office:value="57657600" calcext:value-type="float">
            <text:p>57657600</text:p>
          </table:table-cell>
          <table:table-cell table:formula="of:=10^LOG(FACT([.A143])/FACT([.A143]-[.B143]);10)" office:value-type="float" office:value="57657599.9999999" calcext:value-type="float">
            <text:p>57657599.9999999</text:p>
          </table:table-cell>
          <table:table-cell table:formula="of:=FACT([.A143]+[.B143]+1)/FACT([.A143]-1)/FACT([.B143])" office:value-type="float" office:value="94140288" calcext:value-type="float">
            <text:p>94140288</text:p>
          </table:table-cell>
          <table:table-cell table:formula="of:=10^LOG([.G143])" office:value-type="float" office:value="94140287.9999999" calcext:value-type="float">
            <text:p>94140287.9999999</text:p>
          </table:table-cell>
          <table:table-cell table:formula="of:=FACT([.A143])/FACT([.A143]-[.B143])/FACT([.B143])" office:value-type="float" office:value="11440" calcext:value-type="float">
            <text:p>11440</text:p>
          </table:table-cell>
          <table:table-cell table:formula="of:=10^LOG([.I143];10)"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10^([.B144]*LOG([.A144];10))" office:value-type="float" office:value="4294967295.99998" calcext:value-type="float">
            <text:p>4294967295.99998</text:p>
          </table:table-cell>
          <table:table-cell table:formula="of:=+[.A144]^[.B144]" office:value-type="float" office:value="4294967296" calcext:value-type="float">
            <text:p>4294967296</text:p>
          </table:table-cell>
          <table:table-cell table:formula="of:=FACT([.A144])/(FACT([.A144]-[.B144]))" office:value-type="float" office:value="518918400" calcext:value-type="float">
            <text:p>518918400</text:p>
          </table:table-cell>
          <table:table-cell table:formula="of:=10^LOG(FACT([.A144])/FACT([.A144]-[.B144]);10)" office:value-type="float" office:value="518918400" calcext:value-type="float">
            <text:p>518918400</text:p>
          </table:table-cell>
          <table:table-cell table:formula="of:=FACT([.A144]+[.B144]+1)/FACT([.A144]-1)/FACT([.B144])" office:value-type="float" office:value="294188400" calcext:value-type="float">
            <text:p>294188400</text:p>
          </table:table-cell>
          <table:table-cell table:formula="of:=10^LOG([.G144])" office:value-type="float" office:value="294188399.999999" calcext:value-type="float">
            <text:p>294188399.999999</text:p>
          </table:table-cell>
          <table:table-cell table:formula="of:=FACT([.A144])/FACT([.A144]-[.B144])/FACT([.B144])" office:value-type="float" office:value="12870" calcext:value-type="float">
            <text:p>12870</text:p>
          </table:table-cell>
          <table:table-cell table:formula="of:=10^LOG([.I144];10)" office:value-type="float" office:value="12870" calcext:value-type="float">
            <text:p>128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10^([.B145]*LOG([.A145];10))" office:value-type="float" office:value="68719476735.9998" calcext:value-type="float">
            <text:p>68719476735.9998</text:p>
          </table:table-cell>
          <table:table-cell table:formula="of:=+[.A145]^[.B145]" office:value-type="float" office:value="68719476736" calcext:value-type="float">
            <text:p>68719476736</text:p>
          </table:table-cell>
          <table:table-cell table:formula="of:=FACT([.A145])/(FACT([.A145]-[.B145]))" office:value-type="float" office:value="4151347200" calcext:value-type="float">
            <text:p>4151347200</text:p>
          </table:table-cell>
          <table:table-cell table:formula="of:=10^LOG(FACT([.A145])/FACT([.A145]-[.B145]);10)" office:value-type="float" office:value="4151347199.99998" calcext:value-type="float">
            <text:p>4151347199.99998</text:p>
          </table:table-cell>
          <table:table-cell table:formula="of:=FACT([.A145]+[.B145]+1)/FACT([.A145]-1)/FACT([.B145])" office:value-type="float" office:value="849877600" calcext:value-type="float">
            <text:p>849877600</text:p>
          </table:table-cell>
          <table:table-cell table:formula="of:=10^LOG([.G145])" office:value-type="float" office:value="849877599.999998" calcext:value-type="float">
            <text:p>849877599.999998</text:p>
          </table:table-cell>
          <table:table-cell table:formula="of:=FACT([.A145])/FACT([.A145]-[.B145])/FACT([.B145])" office:value-type="float" office:value="11440" calcext:value-type="float">
            <text:p>11440</text:p>
          </table:table-cell>
          <table:table-cell table:formula="of:=10^LOG([.I145];10)"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10^([.B146]*LOG([.A146];10))" office:value-type="float" office:value="1099511627776" calcext:value-type="float">
            <text:p>1099511627776</text:p>
          </table:table-cell>
          <table:table-cell table:formula="of:=+[.A146]^[.B146]" office:value-type="float" office:value="1099511627776" calcext:value-type="float">
            <text:p>1099511627776</text:p>
          </table:table-cell>
          <table:table-cell table:formula="of:=FACT([.A146])/(FACT([.A146]-[.B146]))" office:value-type="float" office:value="29059430400" calcext:value-type="float">
            <text:p>29059430400</text:p>
          </table:table-cell>
          <table:table-cell table:formula="of:=10^LOG(FACT([.A146])/FACT([.A146]-[.B146]);10)" office:value-type="float" office:value="29059430400" calcext:value-type="float">
            <text:p>29059430400</text:p>
          </table:table-cell>
          <table:table-cell table:formula="of:=FACT([.A146]+[.B146]+1)/FACT([.A146]-1)/FACT([.B146])" office:value-type="float" office:value="2294669520" calcext:value-type="float">
            <text:p>2294669520</text:p>
          </table:table-cell>
          <table:table-cell table:formula="of:=10^LOG([.G146])" office:value-type="float" office:value="2294669519.99999" calcext:value-type="float">
            <text:p>2294669519.99999</text:p>
          </table:table-cell>
          <table:table-cell table:formula="of:=FACT([.A146])/FACT([.A146]-[.B146])/FACT([.B146])" office:value-type="float" office:value="8008" calcext:value-type="float">
            <text:p>8008</text:p>
          </table:table-cell>
          <table:table-cell table:formula="of:=10^LOG([.I146];10)"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10^([.B147]*LOG([.A147];10))" office:value-type="float" office:value="17592186044415.9" calcext:value-type="float">
            <text:p>17592186044415.9</text:p>
          </table:table-cell>
          <table:table-cell table:formula="of:=+[.A147]^[.B147]" office:value-type="float" office:value="17592186044416" calcext:value-type="float">
            <text:p>17592186044416</text:p>
          </table:table-cell>
          <table:table-cell table:formula="of:=FACT([.A147])/(FACT([.A147]-[.B147]))" office:value-type="float" office:value="174356582400" calcext:value-type="float">
            <text:p>174356582400</text:p>
          </table:table-cell>
          <table:table-cell table:formula="of:=10^LOG(FACT([.A147])/FACT([.A147]-[.B147]);10)" office:value-type="float" office:value="174356582399.999" calcext:value-type="float">
            <text:p>174356582399.999</text:p>
          </table:table-cell>
          <table:table-cell table:formula="of:=FACT([.A147]+[.B147]+1)/FACT([.A147]-1)/FACT([.B147])" office:value-type="float" office:value="5840976960" calcext:value-type="float">
            <text:p>5840976960</text:p>
          </table:table-cell>
          <table:table-cell table:formula="of:=10^LOG([.G147])" office:value-type="float" office:value="5840976959.99997" calcext:value-type="float">
            <text:p>5840976959.99997</text:p>
          </table:table-cell>
          <table:table-cell table:formula="of:=FACT([.A147])/FACT([.A147]-[.B147])/FACT([.B147])" office:value-type="float" office:value="4368" calcext:value-type="float">
            <text:p>4368</text:p>
          </table:table-cell>
          <table:table-cell table:formula="of:=10^LOG([.I147];10)" office:value-type="float" office:value="4367.99999999999" calcext:value-type="float">
            <text:p>4367.999999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10^([.B148]*LOG([.A148];10))" office:value-type="float" office:value="281474976710654" calcext:value-type="float">
            <text:p>281474976710654</text:p>
          </table:table-cell>
          <table:table-cell table:formula="of:=+[.A148]^[.B148]" office:value-type="float" office:value="281474976710656" calcext:value-type="float">
            <text:p>281474976710656</text:p>
          </table:table-cell>
          <table:table-cell table:formula="of:=FACT([.A148])/(FACT([.A148]-[.B148]))" office:value-type="float" office:value="871782912000" calcext:value-type="float">
            <text:p>871782912000</text:p>
          </table:table-cell>
          <table:table-cell table:formula="of:=10^LOG(FACT([.A148])/FACT([.A148]-[.B148]);10)" office:value-type="float" office:value="871782911999.997" calcext:value-type="float">
            <text:p>871782911999.997</text:p>
          </table:table-cell>
          <table:table-cell table:formula="of:=FACT([.A148]+[.B148]+1)/FACT([.A148]-1)/FACT([.B148])" office:value-type="float" office:value="14115694320" calcext:value-type="float">
            <text:p>14115694320</text:p>
          </table:table-cell>
          <table:table-cell table:formula="of:=10^LOG([.G148])" office:value-type="float" office:value="14115694320" calcext:value-type="float">
            <text:p>14115694320</text:p>
          </table:table-cell>
          <table:table-cell table:formula="of:=FACT([.A148])/FACT([.A148]-[.B148])/FACT([.B148])" office:value-type="float" office:value="1820" calcext:value-type="float">
            <text:p>1820</text:p>
          </table:table-cell>
          <table:table-cell table:formula="of:=10^LOG([.I148];10)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10^([.B149]*LOG([.A149];10))" office:value-type="float" office:value="4503599627370472" calcext:value-type="float">
            <text:p>4503599627370472</text:p>
          </table:table-cell>
          <table:table-cell table:formula="of:=+[.A149]^[.B149]" office:value-type="float" office:value="4503599627370496" calcext:value-type="float">
            <text:p>4503599627370496</text:p>
          </table:table-cell>
          <table:table-cell table:formula="of:=FACT([.A149])/(FACT([.A149]-[.B149]))" office:value-type="float" office:value="3487131648000" calcext:value-type="float">
            <text:p>3487131648000</text:p>
          </table:table-cell>
          <table:table-cell table:formula="of:=10^LOG(FACT([.A149])/FACT([.A149]-[.B149]);10)" office:value-type="float" office:value="3487131647999.99" calcext:value-type="float">
            <text:p>3487131647999.99</text:p>
          </table:table-cell>
          <table:table-cell table:formula="of:=FACT([.A149]+[.B149]+1)/FACT([.A149]-1)/FACT([.B149])" office:value-type="float" office:value="32574679200" calcext:value-type="float">
            <text:p>32574679200</text:p>
          </table:table-cell>
          <table:table-cell table:formula="of:=10^LOG([.G149])" office:value-type="float" office:value="32574679199.9999" calcext:value-type="float">
            <text:p>32574679199.9999</text:p>
          </table:table-cell>
          <table:table-cell table:formula="of:=FACT([.A149])/FACT([.A149]-[.B149])/FACT([.B149])" office:value-type="float" office:value="560" calcext:value-type="float">
            <text:p>560</text:p>
          </table:table-cell>
          <table:table-cell table:formula="of:=10^LOG([.I149];10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10^([.B150]*LOG([.A150];10))" office:value-type="float" office:value="7.20575940379273E+016" calcext:value-type="float">
            <text:p>7.20575940379273E+016</text:p>
          </table:table-cell>
          <table:table-cell table:formula="of:=+[.A150]^[.B150]" office:value-type="float" office:value="7.20575940379279E+016" calcext:value-type="float">
            <text:p>7.20575940379279E+016</text:p>
          </table:table-cell>
          <table:table-cell table:formula="of:=FACT([.A150])/(FACT([.A150]-[.B150]))" office:value-type="float" office:value="10461394944000" calcext:value-type="float">
            <text:p>10461394944000</text:p>
          </table:table-cell>
          <table:table-cell table:formula="of:=10^LOG(FACT([.A150])/FACT([.A150]-[.B150]);10)" office:value-type="float" office:value="10461394944000" calcext:value-type="float">
            <text:p>10461394944000</text:p>
          </table:table-cell>
          <table:table-cell table:formula="of:=FACT([.A150]+[.B150]+1)/FACT([.A150]-1)/FACT([.B150])" office:value-type="float" office:value="72129646800" calcext:value-type="float">
            <text:p>72129646800</text:p>
          </table:table-cell>
          <table:table-cell table:formula="of:=10^LOG([.G150])" office:value-type="float" office:value="72129646799.9999" calcext:value-type="float">
            <text:p>72129646799.9999</text:p>
          </table:table-cell>
          <table:table-cell table:formula="of:=FACT([.A150])/FACT([.A150]-[.B150])/FACT([.B150])" office:value-type="float" office:value="120" calcext:value-type="float">
            <text:p>120</text:p>
          </table:table-cell>
          <table:table-cell table:formula="of:=10^LOG([.I150];1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10^([.B151]*LOG([.A151];10))" office:value-type="float" office:value="1.15292150460684E+018" calcext:value-type="float">
            <text:p>1.15292150460684E+018</text:p>
          </table:table-cell>
          <table:table-cell table:formula="of:=+[.A151]^[.B151]" office:value-type="float" office:value="1.15292150460685E+018" calcext:value-type="float">
            <text:p>1.15292150460685E+018</text:p>
          </table:table-cell>
          <table:table-cell table:formula="of:=FACT([.A151])/(FACT([.A151]-[.B151]))" office:value-type="float" office:value="20922789888000" calcext:value-type="float">
            <text:p>20922789888000</text:p>
          </table:table-cell>
          <table:table-cell table:formula="of:=10^LOG(FACT([.A151])/FACT([.A151]-[.B151]);10)" office:value-type="float" office:value="20922789887999.9" calcext:value-type="float">
            <text:p>20922789887999.9</text:p>
          </table:table-cell>
          <table:table-cell table:formula="of:=FACT([.A151]+[.B151]+1)/FACT([.A151]-1)/FACT([.B151])" office:value-type="float" office:value="153876579840" calcext:value-type="float">
            <text:p>153876579840</text:p>
          </table:table-cell>
          <table:table-cell table:formula="of:=10^LOG([.G151])" office:value-type="float" office:value="153876579840" calcext:value-type="float">
            <text:p>153876579840</text:p>
          </table:table-cell>
          <table:table-cell table:formula="of:=FACT([.A151])/FACT([.A151]-[.B151])/FACT([.B151])" office:value-type="float" office:value="16" calcext:value-type="float">
            <text:p>16</text:p>
          </table:table-cell>
          <table:table-cell table:formula="of:=10^LOG([.I151];10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10^([.B152]*LOG([.A152];10))" office:value-type="float" office:value="1.84467440737094E+019" calcext:value-type="float">
            <text:p>1.84467440737094E+019</text:p>
          </table:table-cell>
          <table:table-cell table:formula="of:=+[.A152]^[.B152]" office:value-type="float" office:value="1.84467440737096E+019" calcext:value-type="float">
            <text:p>1.84467440737096E+019</text:p>
          </table:table-cell>
          <table:table-cell table:formula="of:=FACT([.A152])/(FACT([.A152]-[.B152]))" office:value-type="float" office:value="20922789888000" calcext:value-type="float">
            <text:p>20922789888000</text:p>
          </table:table-cell>
          <table:table-cell table:formula="of:=10^LOG(FACT([.A152])/FACT([.A152]-[.B152]);10)" office:value-type="float" office:value="20922789887999.9" calcext:value-type="float">
            <text:p>20922789887999.9</text:p>
          </table:table-cell>
          <table:table-cell table:formula="of:=FACT([.A152]+[.B152]+1)/FACT([.A152]-1)/FACT([.B152])" office:value-type="float" office:value="317370445920" calcext:value-type="float">
            <text:p>317370445920</text:p>
          </table:table-cell>
          <table:table-cell table:formula="of:=10^LOG([.G152])" office:value-type="float" office:value="317370445920" calcext:value-type="float">
            <text:p>317370445920</text:p>
          </table:table-cell>
          <table:table-cell table:formula="of:=FACT([.A152])/FACT([.A152]-[.B152])/FACT([.B152])" office:value-type="float" office:value="1" calcext:value-type="float">
            <text:p>1</text:p>
          </table:table-cell>
          <table:table-cell table:formula="of:=10^LOG([.I152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10^([.B153]*LOG([.A153];10))" office:value-type="float" office:value="1" calcext:value-type="float">
            <text:p>1</text:p>
          </table:table-cell>
          <table:table-cell table:formula="of:=+[.A153]^[.B153]" office:value-type="float" office:value="1" calcext:value-type="float">
            <text:p>1</text:p>
          </table:table-cell>
          <table:table-cell table:formula="of:=FACT([.A153])/(FACT([.A153]-[.B153]))" office:value-type="float" office:value="1" calcext:value-type="float">
            <text:p>1</text:p>
          </table:table-cell>
          <table:table-cell table:formula="of:=10^LOG(FACT([.A153])/FACT([.A153]-[.B153]);10)" office:value-type="float" office:value="1" calcext:value-type="float">
            <text:p>1</text:p>
          </table:table-cell>
          <table:table-cell table:formula="of:=FACT([.A153]+[.B153]+1)/FACT([.A153]-1)/FACT([.B153])" office:value-type="float" office:value="306" calcext:value-type="float">
            <text:p>306</text:p>
          </table:table-cell>
          <table:table-cell table:formula="of:=10^LOG([.G153])" office:value-type="float" office:value="306" calcext:value-type="float">
            <text:p>306</text:p>
          </table:table-cell>
          <table:table-cell table:formula="of:=FACT([.A153])/FACT([.A153]-[.B153])/FACT([.B153])" office:value-type="float" office:value="1" calcext:value-type="float">
            <text:p>1</text:p>
          </table:table-cell>
          <table:table-cell table:formula="of:=10^LOG([.I153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10^([.B154]*LOG([.A154];10))" office:value-type="float" office:value="17" calcext:value-type="float">
            <text:p>17</text:p>
          </table:table-cell>
          <table:table-cell table:formula="of:=+[.A154]^[.B154]" office:value-type="float" office:value="17" calcext:value-type="float">
            <text:p>17</text:p>
          </table:table-cell>
          <table:table-cell table:formula="of:=FACT([.A154])/(FACT([.A154]-[.B154]))" office:value-type="float" office:value="17" calcext:value-type="float">
            <text:p>17</text:p>
          </table:table-cell>
          <table:table-cell table:formula="of:=10^LOG(FACT([.A154])/FACT([.A154]-[.B154]);10)" office:value-type="float" office:value="17" calcext:value-type="float">
            <text:p>17</text:p>
          </table:table-cell>
          <table:table-cell table:formula="of:=FACT([.A154]+[.B154]+1)/FACT([.A154]-1)/FACT([.B154])" office:value-type="float" office:value="5814" calcext:value-type="float">
            <text:p>5814</text:p>
          </table:table-cell>
          <table:table-cell table:formula="of:=10^LOG([.G154])" office:value-type="float" office:value="5814" calcext:value-type="float">
            <text:p>5814</text:p>
          </table:table-cell>
          <table:table-cell table:formula="of:=FACT([.A154])/FACT([.A154]-[.B154])/FACT([.B154])" office:value-type="float" office:value="17" calcext:value-type="float">
            <text:p>17</text:p>
          </table:table-cell>
          <table:table-cell table:formula="of:=10^LOG([.I154];1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10^([.B155]*LOG([.A155];10))" office:value-type="float" office:value="289" calcext:value-type="float">
            <text:p>289</text:p>
          </table:table-cell>
          <table:table-cell table:formula="of:=+[.A155]^[.B155]" office:value-type="float" office:value="289" calcext:value-type="float">
            <text:p>289</text:p>
          </table:table-cell>
          <table:table-cell table:formula="of:=FACT([.A155])/(FACT([.A155]-[.B155]))" office:value-type="float" office:value="272" calcext:value-type="float">
            <text:p>272</text:p>
          </table:table-cell>
          <table:table-cell table:formula="of:=10^LOG(FACT([.A155])/FACT([.A155]-[.B155]);10)" office:value-type="float" office:value="272" calcext:value-type="float">
            <text:p>272</text:p>
          </table:table-cell>
          <table:table-cell table:formula="of:=FACT([.A155]+[.B155]+1)/FACT([.A155]-1)/FACT([.B155])" office:value-type="float" office:value="58140" calcext:value-type="float">
            <text:p>58140</text:p>
          </table:table-cell>
          <table:table-cell table:formula="of:=10^LOG([.G155])" office:value-type="float" office:value="58139.9999999999" calcext:value-type="float">
            <text:p>58139.9999999999</text:p>
          </table:table-cell>
          <table:table-cell table:formula="of:=FACT([.A155])/FACT([.A155]-[.B155])/FACT([.B155])" office:value-type="float" office:value="136" calcext:value-type="float">
            <text:p>136</text:p>
          </table:table-cell>
          <table:table-cell table:formula="of:=10^LOG([.I155];1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10^([.B156]*LOG([.A156];10))" office:value-type="float" office:value="4913" calcext:value-type="float">
            <text:p>4913</text:p>
          </table:table-cell>
          <table:table-cell table:formula="of:=+[.A156]^[.B156]" office:value-type="float" office:value="4913" calcext:value-type="float">
            <text:p>4913</text:p>
          </table:table-cell>
          <table:table-cell table:formula="of:=FACT([.A156])/(FACT([.A156]-[.B156]))" office:value-type="float" office:value="4080" calcext:value-type="float">
            <text:p>4080</text:p>
          </table:table-cell>
          <table:table-cell table:formula="of:=10^LOG(FACT([.A156])/FACT([.A156]-[.B156]);10)" office:value-type="float" office:value="4080" calcext:value-type="float">
            <text:p>4080</text:p>
          </table:table-cell>
          <table:table-cell table:formula="of:=FACT([.A156]+[.B156]+1)/FACT([.A156]-1)/FACT([.B156])" office:value-type="float" office:value="406980" calcext:value-type="float">
            <text:p>406980</text:p>
          </table:table-cell>
          <table:table-cell table:formula="of:=10^LOG([.G156])" office:value-type="float" office:value="406979.999999999" calcext:value-type="float">
            <text:p>406979.999999999</text:p>
          </table:table-cell>
          <table:table-cell table:formula="of:=FACT([.A156])/FACT([.A156]-[.B156])/FACT([.B156])" office:value-type="float" office:value="680" calcext:value-type="float">
            <text:p>680</text:p>
          </table:table-cell>
          <table:table-cell table:formula="of:=10^LOG([.I156];10)" office:value-type="float" office:value="679.999999999999" calcext:value-type="float">
            <text:p>679.999999999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^([.B157]*LOG([.A157];10))" office:value-type="float" office:value="83521" calcext:value-type="float">
            <text:p>83521</text:p>
          </table:table-cell>
          <table:table-cell table:formula="of:=+[.A157]^[.B157]" office:value-type="float" office:value="83521" calcext:value-type="float">
            <text:p>83521</text:p>
          </table:table-cell>
          <table:table-cell table:formula="of:=FACT([.A157])/(FACT([.A157]-[.B157]))" office:value-type="float" office:value="57120" calcext:value-type="float">
            <text:p>57120</text:p>
          </table:table-cell>
          <table:table-cell table:formula="of:=10^LOG(FACT([.A157])/FACT([.A157]-[.B157]);10)" office:value-type="float" office:value="57120" calcext:value-type="float">
            <text:p>57120</text:p>
          </table:table-cell>
          <table:table-cell table:formula="of:=FACT([.A157]+[.B157]+1)/FACT([.A157]-1)/FACT([.B157])" office:value-type="float" office:value="2238390" calcext:value-type="float">
            <text:p>2238390</text:p>
          </table:table-cell>
          <table:table-cell table:formula="of:=10^LOG([.G157])" office:value-type="float" office:value="2238389.99999999" calcext:value-type="float">
            <text:p>2238389.99999999</text:p>
          </table:table-cell>
          <table:table-cell table:formula="of:=FACT([.A157])/FACT([.A157]-[.B157])/FACT([.B157])" office:value-type="float" office:value="2380" calcext:value-type="float">
            <text:p>2380</text:p>
          </table:table-cell>
          <table:table-cell table:formula="of:=10^LOG([.I157];10)"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10^([.B158]*LOG([.A158];10))" office:value-type="float" office:value="1419857" calcext:value-type="float">
            <text:p>1419857</text:p>
          </table:table-cell>
          <table:table-cell table:formula="of:=+[.A158]^[.B158]" office:value-type="float" office:value="1419857" calcext:value-type="float">
            <text:p>1419857</text:p>
          </table:table-cell>
          <table:table-cell table:formula="of:=FACT([.A158])/(FACT([.A158]-[.B158]))" office:value-type="float" office:value="742560" calcext:value-type="float">
            <text:p>742560</text:p>
          </table:table-cell>
          <table:table-cell table:formula="of:=10^LOG(FACT([.A158])/FACT([.A158]-[.B158]);10)" office:value-type="float" office:value="742559.999999998" calcext:value-type="float">
            <text:p>742559.999999998</text:p>
          </table:table-cell>
          <table:table-cell table:formula="of:=FACT([.A158]+[.B158]+1)/FACT([.A158]-1)/FACT([.B158])" office:value-type="float" office:value="10296594" calcext:value-type="float">
            <text:p>10296594</text:p>
          </table:table-cell>
          <table:table-cell table:formula="of:=10^LOG([.G158])" office:value-type="float" office:value="10296594" calcext:value-type="float">
            <text:p>10296594</text:p>
          </table:table-cell>
          <table:table-cell table:formula="of:=FACT([.A158])/FACT([.A158]-[.B158])/FACT([.B158])" office:value-type="float" office:value="6188" calcext:value-type="float">
            <text:p>6188</text:p>
          </table:table-cell>
          <table:table-cell table:formula="of:=10^LOG([.I158];10)"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10^([.B159]*LOG([.A159];10))" office:value-type="float" office:value="24137569" calcext:value-type="float">
            <text:p>24137569</text:p>
          </table:table-cell>
          <table:table-cell table:formula="of:=+[.A159]^[.B159]" office:value-type="float" office:value="24137569" calcext:value-type="float">
            <text:p>24137569</text:p>
          </table:table-cell>
          <table:table-cell table:formula="of:=FACT([.A159])/(FACT([.A159]-[.B159]))" office:value-type="float" office:value="8910720" calcext:value-type="float">
            <text:p>8910720</text:p>
          </table:table-cell>
          <table:table-cell table:formula="of:=10^LOG(FACT([.A159])/FACT([.A159]-[.B159]);10)" office:value-type="float" office:value="8910720.00000001" calcext:value-type="float">
            <text:p>8910720.00000001</text:p>
          </table:table-cell>
          <table:table-cell table:formula="of:=FACT([.A159]+[.B159]+1)/FACT([.A159]-1)/FACT([.B159])" office:value-type="float" office:value="41186376" calcext:value-type="float">
            <text:p>41186376</text:p>
          </table:table-cell>
          <table:table-cell table:formula="of:=10^LOG([.G159])" office:value-type="float" office:value="41186375.9999999" calcext:value-type="float">
            <text:p>41186375.9999999</text:p>
          </table:table-cell>
          <table:table-cell table:formula="of:=FACT([.A159])/FACT([.A159]-[.B159])/FACT([.B159])" office:value-type="float" office:value="12376" calcext:value-type="float">
            <text:p>12376</text:p>
          </table:table-cell>
          <table:table-cell table:formula="of:=10^LOG([.I159];10)" office:value-type="float" office:value="12376" calcext:value-type="float">
            <text:p>123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10^([.B160]*LOG([.A160];10))" office:value-type="float" office:value="410338673" calcext:value-type="float">
            <text:p>410338673</text:p>
          </table:table-cell>
          <table:table-cell table:formula="of:=+[.A160]^[.B160]" office:value-type="float" office:value="410338673" calcext:value-type="float">
            <text:p>410338673</text:p>
          </table:table-cell>
          <table:table-cell table:formula="of:=FACT([.A160])/(FACT([.A160]-[.B160]))" office:value-type="float" office:value="98017920" calcext:value-type="float">
            <text:p>98017920</text:p>
          </table:table-cell>
          <table:table-cell table:formula="of:=10^LOG(FACT([.A160])/FACT([.A160]-[.B160]);10)" office:value-type="float" office:value="98017919.9999997" calcext:value-type="float">
            <text:p>98017919.9999997</text:p>
          </table:table-cell>
          <table:table-cell table:formula="of:=FACT([.A160]+[.B160]+1)/FACT([.A160]-1)/FACT([.B160])" office:value-type="float" office:value="147094200" calcext:value-type="float">
            <text:p>147094200</text:p>
          </table:table-cell>
          <table:table-cell table:formula="of:=10^LOG([.G160])" office:value-type="float" office:value="147094200" calcext:value-type="float">
            <text:p>147094200</text:p>
          </table:table-cell>
          <table:table-cell table:formula="of:=FACT([.A160])/FACT([.A160]-[.B160])/FACT([.B160])" office:value-type="float" office:value="19448" calcext:value-type="float">
            <text:p>19448</text:p>
          </table:table-cell>
          <table:table-cell table:formula="of:=10^LOG([.I160];10)" office:value-type="float" office:value="19448" calcext:value-type="float">
            <text:p>194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10^([.B161]*LOG([.A161];10))" office:value-type="float" office:value="6975757440.99999" calcext:value-type="float">
            <text:p>6975757440.99999</text:p>
          </table:table-cell>
          <table:table-cell table:formula="of:=+[.A161]^[.B161]" office:value-type="float" office:value="6975757441" calcext:value-type="float">
            <text:p>6975757441</text:p>
          </table:table-cell>
          <table:table-cell table:formula="of:=FACT([.A161])/(FACT([.A161]-[.B161]))" office:value-type="float" office:value="980179200" calcext:value-type="float">
            <text:p>980179200</text:p>
          </table:table-cell>
          <table:table-cell table:formula="of:=10^LOG(FACT([.A161])/FACT([.A161]-[.B161]);10)" office:value-type="float" office:value="980179199.999999" calcext:value-type="float">
            <text:p>980179199.999999</text:p>
          </table:table-cell>
          <table:table-cell table:formula="of:=FACT([.A161]+[.B161]+1)/FACT([.A161]-1)/FACT([.B161])" office:value-type="float" office:value="478056150" calcext:value-type="float">
            <text:p>478056150</text:p>
          </table:table-cell>
          <table:table-cell table:formula="of:=10^LOG([.G161])" office:value-type="float" office:value="478056149.999999" calcext:value-type="float">
            <text:p>478056149.999999</text:p>
          </table:table-cell>
          <table:table-cell table:formula="of:=FACT([.A161])/FACT([.A161]-[.B161])/FACT([.B161])" office:value-type="float" office:value="24310" calcext:value-type="float">
            <text:p>24310</text:p>
          </table:table-cell>
          <table:table-cell table:formula="of:=10^LOG([.I161];10)" office:value-type="float" office:value="24310" calcext:value-type="float">
            <text:p>243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10^([.B162]*LOG([.A162];10))" office:value-type="float" office:value="118587876497" calcext:value-type="float">
            <text:p>118587876497</text:p>
          </table:table-cell>
          <table:table-cell table:formula="of:=+[.A162]^[.B162]" office:value-type="float" office:value="118587876497" calcext:value-type="float">
            <text:p>118587876497</text:p>
          </table:table-cell>
          <table:table-cell table:formula="of:=FACT([.A162])/(FACT([.A162]-[.B162]))" office:value-type="float" office:value="8821612800" calcext:value-type="float">
            <text:p>8821612800</text:p>
          </table:table-cell>
          <table:table-cell table:formula="of:=10^LOG(FACT([.A162])/FACT([.A162]-[.B162]);10)" office:value-type="float" office:value="8821612799.99996" calcext:value-type="float">
            <text:p>8821612799.99996</text:p>
          </table:table-cell>
          <table:table-cell table:formula="of:=FACT([.A162]+[.B162]+1)/FACT([.A162]-1)/FACT([.B162])" office:value-type="float" office:value="1434168450" calcext:value-type="float">
            <text:p>1434168450</text:p>
          </table:table-cell>
          <table:table-cell table:formula="of:=10^LOG([.G162])" office:value-type="float" office:value="1434168450" calcext:value-type="float">
            <text:p>1434168450</text:p>
          </table:table-cell>
          <table:table-cell table:formula="of:=FACT([.A162])/FACT([.A162]-[.B162])/FACT([.B162])" office:value-type="float" office:value="24310" calcext:value-type="float">
            <text:p>24310</text:p>
          </table:table-cell>
          <table:table-cell table:formula="of:=10^LOG([.I162];10)" office:value-type="float" office:value="24310" calcext:value-type="float">
            <text:p>243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10^([.B163]*LOG([.A163];10))" office:value-type="float" office:value="2015993900449" calcext:value-type="float">
            <text:p>2015993900449</text:p>
          </table:table-cell>
          <table:table-cell table:formula="of:=+[.A163]^[.B163]" office:value-type="float" office:value="2015993900449" calcext:value-type="float">
            <text:p>2015993900449</text:p>
          </table:table-cell>
          <table:table-cell table:formula="of:=FACT([.A163])/(FACT([.A163]-[.B163]))" office:value-type="float" office:value="70572902400" calcext:value-type="float">
            <text:p>70572902400</text:p>
          </table:table-cell>
          <table:table-cell table:formula="of:=10^LOG(FACT([.A163])/FACT([.A163]-[.B163]);10)" office:value-type="float" office:value="70572902400" calcext:value-type="float">
            <text:p>70572902400</text:p>
          </table:table-cell>
          <table:table-cell table:formula="of:=FACT([.A163]+[.B163]+1)/FACT([.A163]-1)/FACT([.B163])" office:value-type="float" office:value="4015671660" calcext:value-type="float">
            <text:p>4015671660</text:p>
          </table:table-cell>
          <table:table-cell table:formula="of:=10^LOG([.G163])" office:value-type="float" office:value="4015671660" calcext:value-type="float">
            <text:p>4015671660</text:p>
          </table:table-cell>
          <table:table-cell table:formula="of:=FACT([.A163])/FACT([.A163]-[.B163])/FACT([.B163])" office:value-type="float" office:value="19448" calcext:value-type="float">
            <text:p>19448</text:p>
          </table:table-cell>
          <table:table-cell table:formula="of:=10^LOG([.I163];10)" office:value-type="float" office:value="19448" calcext:value-type="float">
            <text:p>194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10^([.B164]*LOG([.A164];10))" office:value-type="float" office:value="34271896307633" calcext:value-type="float">
            <text:p>34271896307633</text:p>
          </table:table-cell>
          <table:table-cell table:formula="of:=+[.A164]^[.B164]" office:value-type="float" office:value="34271896307633" calcext:value-type="float">
            <text:p>34271896307633</text:p>
          </table:table-cell>
          <table:table-cell table:formula="of:=FACT([.A164])/(FACT([.A164]-[.B164]))" office:value-type="float" office:value="494010316800" calcext:value-type="float">
            <text:p>494010316800</text:p>
          </table:table-cell>
          <table:table-cell table:formula="of:=10^LOG(FACT([.A164])/FACT([.A164]-[.B164]);10)" office:value-type="float" office:value="494010316799.998" calcext:value-type="float">
            <text:p>494010316799.998</text:p>
          </table:table-cell>
          <table:table-cell table:formula="of:=FACT([.A164]+[.B164]+1)/FACT([.A164]-1)/FACT([.B164])" office:value-type="float" office:value="10586770740" calcext:value-type="float">
            <text:p>10586770740</text:p>
          </table:table-cell>
          <table:table-cell table:formula="of:=10^LOG([.G164])" office:value-type="float" office:value="10586770740" calcext:value-type="float">
            <text:p>10586770740</text:p>
          </table:table-cell>
          <table:table-cell table:formula="of:=FACT([.A164])/FACT([.A164]-[.B164])/FACT([.B164])" office:value-type="float" office:value="12376" calcext:value-type="float">
            <text:p>12376</text:p>
          </table:table-cell>
          <table:table-cell table:formula="of:=10^LOG([.I164];10)" office:value-type="float" office:value="12376" calcext:value-type="float">
            <text:p>123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10^([.B165]*LOG([.A165];10))" office:value-type="float" office:value="582622237229759" calcext:value-type="float">
            <text:p>582622237229759</text:p>
          </table:table-cell>
          <table:table-cell table:formula="of:=+[.A165]^[.B165]" office:value-type="float" office:value="582622237229761" calcext:value-type="float">
            <text:p>582622237229761</text:p>
          </table:table-cell>
          <table:table-cell table:formula="of:=FACT([.A165])/(FACT([.A165]-[.B165]))" office:value-type="float" office:value="2964061900800" calcext:value-type="float">
            <text:p>2964061900800</text:p>
          </table:table-cell>
          <table:table-cell table:formula="of:=10^LOG(FACT([.A165])/FACT([.A165]-[.B165]);10)" office:value-type="float" office:value="2964061900799.99" calcext:value-type="float">
            <text:p>2964061900799.99</text:p>
          </table:table-cell>
          <table:table-cell table:formula="of:=FACT([.A165]+[.B165]+1)/FACT([.A165]-1)/FACT([.B165])" office:value-type="float" office:value="26466926850" calcext:value-type="float">
            <text:p>26466926850</text:p>
          </table:table-cell>
          <table:table-cell table:formula="of:=10^LOG([.G165])" office:value-type="float" office:value="26466926849.9999" calcext:value-type="float">
            <text:p>26466926849.9999</text:p>
          </table:table-cell>
          <table:table-cell table:formula="of:=FACT([.A165])/FACT([.A165]-[.B165])/FACT([.B165])" office:value-type="float" office:value="6188" calcext:value-type="float">
            <text:p>6188</text:p>
          </table:table-cell>
          <table:table-cell table:formula="of:=10^LOG([.I165];10)"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10^([.B166]*LOG([.A166];10))" office:value-type="float" office:value="9.90457803290591E+015" calcext:value-type="float">
            <text:p>9.90457803290591E+015</text:p>
          </table:table-cell>
          <table:table-cell table:formula="of:=+[.A166]^[.B166]" office:value-type="float" office:value="9.90457803290594E+015" calcext:value-type="float">
            <text:p>9.90457803290594E+015</text:p>
          </table:table-cell>
          <table:table-cell table:formula="of:=FACT([.A166])/(FACT([.A166]-[.B166]))" office:value-type="float" office:value="14820309504000" calcext:value-type="float">
            <text:p>14820309504000</text:p>
          </table:table-cell>
          <table:table-cell table:formula="of:=10^LOG(FACT([.A166])/FACT([.A166]-[.B166]);10)" office:value-type="float" office:value="14820309504000" calcext:value-type="float">
            <text:p>14820309504000</text:p>
          </table:table-cell>
          <table:table-cell table:formula="of:=FACT([.A166]+[.B166]+1)/FACT([.A166]-1)/FACT([.B166])" office:value-type="float" office:value="63113440950" calcext:value-type="float">
            <text:p>63113440950</text:p>
          </table:table-cell>
          <table:table-cell table:formula="of:=10^LOG([.G166])" office:value-type="float" office:value="63113440949.9999" calcext:value-type="float">
            <text:p>63113440949.9999</text:p>
          </table:table-cell>
          <table:table-cell table:formula="of:=FACT([.A166])/FACT([.A166]-[.B166])/FACT([.B166])" office:value-type="float" office:value="2380" calcext:value-type="float">
            <text:p>2380</text:p>
          </table:table-cell>
          <table:table-cell table:formula="of:=10^LOG([.I166];10)"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10^([.B167]*LOG([.A167];10))" office:value-type="float" office:value="1.68377826559401E+017" calcext:value-type="float">
            <text:p>1.68377826559401E+017</text:p>
          </table:table-cell>
          <table:table-cell table:formula="of:=+[.A167]^[.B167]" office:value-type="float" office:value="1.68377826559401E+017" calcext:value-type="float">
            <text:p>1.68377826559401E+017</text:p>
          </table:table-cell>
          <table:table-cell table:formula="of:=FACT([.A167])/(FACT([.A167]-[.B167]))" office:value-type="float" office:value="59281238016000" calcext:value-type="float">
            <text:p>59281238016000</text:p>
          </table:table-cell>
          <table:table-cell table:formula="of:=10^LOG(FACT([.A167])/FACT([.A167]-[.B167]);10)" office:value-type="float" office:value="59281238015999.8" calcext:value-type="float">
            <text:p>59281238015999.8</text:p>
          </table:table-cell>
          <table:table-cell table:formula="of:=FACT([.A167]+[.B167]+1)/FACT([.A167]-1)/FACT([.B167])" office:value-type="float" office:value="144259293600" calcext:value-type="float">
            <text:p>144259293600</text:p>
          </table:table-cell>
          <table:table-cell table:formula="of:=10^LOG([.G167])" office:value-type="float" office:value="144259293600" calcext:value-type="float">
            <text:p>144259293600</text:p>
          </table:table-cell>
          <table:table-cell table:formula="of:=FACT([.A167])/FACT([.A167]-[.B167])/FACT([.B167])" office:value-type="float" office:value="680" calcext:value-type="float">
            <text:p>680</text:p>
          </table:table-cell>
          <table:table-cell table:formula="of:=10^LOG([.I167];10)" office:value-type="float" office:value="679.999999999999" calcext:value-type="float">
            <text:p>679.999999999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0^([.B168]*LOG([.A168];10))" office:value-type="float" office:value="2.86242305150982E+018" calcext:value-type="float">
            <text:p>2.86242305150982E+018</text:p>
          </table:table-cell>
          <table:table-cell table:formula="of:=+[.A168]^[.B168]" office:value-type="float" office:value="2.86242305150982E+018" calcext:value-type="float">
            <text:p>2.86242305150982E+018</text:p>
          </table:table-cell>
          <table:table-cell table:formula="of:=FACT([.A168])/(FACT([.A168]-[.B168]))" office:value-type="float" office:value="177843714048000" calcext:value-type="float">
            <text:p>177843714048000</text:p>
          </table:table-cell>
          <table:table-cell table:formula="of:=10^LOG(FACT([.A168])/FACT([.A168]-[.B168]);10)" office:value-type="float" office:value="177843714048000" calcext:value-type="float">
            <text:p>177843714048000</text:p>
          </table:table-cell>
          <table:table-cell table:formula="of:=FACT([.A168]+[.B168]+1)/FACT([.A168]-1)/FACT([.B168])" office:value-type="float" office:value="317370445920" calcext:value-type="float">
            <text:p>317370445920</text:p>
          </table:table-cell>
          <table:table-cell table:formula="of:=10^LOG([.G168])" office:value-type="float" office:value="317370445920" calcext:value-type="float">
            <text:p>317370445920</text:p>
          </table:table-cell>
          <table:table-cell table:formula="of:=FACT([.A168])/FACT([.A168]-[.B168])/FACT([.B168])" office:value-type="float" office:value="136" calcext:value-type="float">
            <text:p>136</text:p>
          </table:table-cell>
          <table:table-cell table:formula="of:=10^LOG([.I168];1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10^([.B169]*LOG([.A169];10))" office:value-type="float" office:value="4.86611918756668E+019" calcext:value-type="float">
            <text:p>4.86611918756668E+019</text:p>
          </table:table-cell>
          <table:table-cell table:formula="of:=+[.A169]^[.B169]" office:value-type="float" office:value="4.86611918756669E+019" calcext:value-type="float">
            <text:p>4.86611918756669E+019</text:p>
          </table:table-cell>
          <table:table-cell table:formula="of:=FACT([.A169])/(FACT([.A169]-[.B169]))" office:value-type="float" office:value="355687428096000" calcext:value-type="float">
            <text:p>355687428096000</text:p>
          </table:table-cell>
          <table:table-cell table:formula="of:=10^LOG(FACT([.A169])/FACT([.A169]-[.B169]);10)" office:value-type="float" office:value="355687428095999" calcext:value-type="float">
            <text:p>355687428095999</text:p>
          </table:table-cell>
          <table:table-cell table:formula="of:=FACT([.A169]+[.B169]+1)/FACT([.A169]-1)/FACT([.B169])" office:value-type="float" office:value="674412197580" calcext:value-type="float">
            <text:p>674412197580</text:p>
          </table:table-cell>
          <table:table-cell table:formula="of:=10^LOG([.G169])" office:value-type="float" office:value="674412197579.999" calcext:value-type="float">
            <text:p>674412197579.999</text:p>
          </table:table-cell>
          <table:table-cell table:formula="of:=FACT([.A169])/FACT([.A169]-[.B169])/FACT([.B169])" office:value-type="float" office:value="17" calcext:value-type="float">
            <text:p>17</text:p>
          </table:table-cell>
          <table:table-cell table:formula="of:=10^LOG([.I169];10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10^([.B170]*LOG([.A170];10))" office:value-type="float" office:value="8.27240261886332E+020" calcext:value-type="float">
            <text:p>8.27240261886332E+020</text:p>
          </table:table-cell>
          <table:table-cell table:formula="of:=+[.A170]^[.B170]" office:value-type="float" office:value="8.27240261886337E+020" calcext:value-type="float">
            <text:p>8.27240261886337E+020</text:p>
          </table:table-cell>
          <table:table-cell table:formula="of:=FACT([.A170])/(FACT([.A170]-[.B170]))" office:value-type="float" office:value="355687428096000" calcext:value-type="float">
            <text:p>355687428096000</text:p>
          </table:table-cell>
          <table:table-cell table:formula="of:=10^LOG(FACT([.A170])/FACT([.A170]-[.B170]);10)" office:value-type="float" office:value="355687428095999" calcext:value-type="float">
            <text:p>355687428095999</text:p>
          </table:table-cell>
          <table:table-cell table:formula="of:=FACT([.A170]+[.B170]+1)/FACT([.A170]-1)/FACT([.B170])" office:value-type="float" office:value="1388495700900" calcext:value-type="float">
            <text:p>1388495700900</text:p>
          </table:table-cell>
          <table:table-cell table:formula="of:=10^LOG([.G170])" office:value-type="float" office:value="1388495700900" calcext:value-type="float">
            <text:p>1388495700900</text:p>
          </table:table-cell>
          <table:table-cell table:formula="of:=FACT([.A170])/FACT([.A170]-[.B170])/FACT([.B170])" office:value-type="float" office:value="1" calcext:value-type="float">
            <text:p>1</text:p>
          </table:table-cell>
          <table:table-cell table:formula="of:=10^LOG([.I170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10^([.B171]*LOG([.A171];10))" office:value-type="float" office:value="1" calcext:value-type="float">
            <text:p>1</text:p>
          </table:table-cell>
          <table:table-cell table:formula="of:=+[.A171]^[.B171]" office:value-type="float" office:value="1" calcext:value-type="float">
            <text:p>1</text:p>
          </table:table-cell>
          <table:table-cell table:formula="of:=FACT([.A171])/(FACT([.A171]-[.B171]))" office:value-type="float" office:value="1" calcext:value-type="float">
            <text:p>1</text:p>
          </table:table-cell>
          <table:table-cell table:formula="of:=10^LOG(FACT([.A171])/FACT([.A171]-[.B171]);10)" office:value-type="float" office:value="1" calcext:value-type="float">
            <text:p>1</text:p>
          </table:table-cell>
          <table:table-cell table:formula="of:=FACT([.A171]+[.B171]+1)/FACT([.A171]-1)/FACT([.B171])" office:value-type="float" office:value="342" calcext:value-type="float">
            <text:p>342</text:p>
          </table:table-cell>
          <table:table-cell table:formula="of:=10^LOG([.G171])" office:value-type="float" office:value="342" calcext:value-type="float">
            <text:p>342</text:p>
          </table:table-cell>
          <table:table-cell table:formula="of:=FACT([.A171])/FACT([.A171]-[.B171])/FACT([.B171])" office:value-type="float" office:value="1" calcext:value-type="float">
            <text:p>1</text:p>
          </table:table-cell>
          <table:table-cell table:formula="of:=10^LOG([.I171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10^([.B172]*LOG([.A172];10))" office:value-type="float" office:value="18" calcext:value-type="float">
            <text:p>18</text:p>
          </table:table-cell>
          <table:table-cell table:formula="of:=+[.A172]^[.B172]" office:value-type="float" office:value="18" calcext:value-type="float">
            <text:p>18</text:p>
          </table:table-cell>
          <table:table-cell table:formula="of:=FACT([.A172])/(FACT([.A172]-[.B172]))" office:value-type="float" office:value="18" calcext:value-type="float">
            <text:p>18</text:p>
          </table:table-cell>
          <table:table-cell table:formula="of:=10^LOG(FACT([.A172])/FACT([.A172]-[.B172]);10)" office:value-type="float" office:value="18" calcext:value-type="float">
            <text:p>18</text:p>
          </table:table-cell>
          <table:table-cell table:formula="of:=FACT([.A172]+[.B172]+1)/FACT([.A172]-1)/FACT([.B172])" office:value-type="float" office:value="6840" calcext:value-type="float">
            <text:p>6840</text:p>
          </table:table-cell>
          <table:table-cell table:formula="of:=10^LOG([.G172])" office:value-type="float" office:value="6839.99999999999" calcext:value-type="float">
            <text:p>6839.99999999999</text:p>
          </table:table-cell>
          <table:table-cell table:formula="of:=FACT([.A172])/FACT([.A172]-[.B172])/FACT([.B172])" office:value-type="float" office:value="18" calcext:value-type="float">
            <text:p>18</text:p>
          </table:table-cell>
          <table:table-cell table:formula="of:=10^LOG([.I172];1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10^([.B173]*LOG([.A173];10))" office:value-type="float" office:value="324" calcext:value-type="float">
            <text:p>324</text:p>
          </table:table-cell>
          <table:table-cell table:formula="of:=+[.A173]^[.B173]" office:value-type="float" office:value="324" calcext:value-type="float">
            <text:p>324</text:p>
          </table:table-cell>
          <table:table-cell table:formula="of:=FACT([.A173])/(FACT([.A173]-[.B173]))" office:value-type="float" office:value="306" calcext:value-type="float">
            <text:p>306</text:p>
          </table:table-cell>
          <table:table-cell table:formula="of:=10^LOG(FACT([.A173])/FACT([.A173]-[.B173]);10)" office:value-type="float" office:value="306" calcext:value-type="float">
            <text:p>306</text:p>
          </table:table-cell>
          <table:table-cell table:formula="of:=FACT([.A173]+[.B173]+1)/FACT([.A173]-1)/FACT([.B173])" office:value-type="float" office:value="71820" calcext:value-type="float">
            <text:p>71820</text:p>
          </table:table-cell>
          <table:table-cell table:formula="of:=10^LOG([.G173])" office:value-type="float" office:value="71819.9999999999" calcext:value-type="float">
            <text:p>71819.9999999999</text:p>
          </table:table-cell>
          <table:table-cell table:formula="of:=FACT([.A173])/FACT([.A173]-[.B173])/FACT([.B173])" office:value-type="float" office:value="153" calcext:value-type="float">
            <text:p>153</text:p>
          </table:table-cell>
          <table:table-cell table:formula="of:=10^LOG([.I173];1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10^([.B174]*LOG([.A174];10))" office:value-type="float" office:value="5831.99999999999" calcext:value-type="float">
            <text:p>5831.99999999999</text:p>
          </table:table-cell>
          <table:table-cell table:formula="of:=+[.A174]^[.B174]" office:value-type="float" office:value="5832" calcext:value-type="float">
            <text:p>5832</text:p>
          </table:table-cell>
          <table:table-cell table:formula="of:=FACT([.A174])/(FACT([.A174]-[.B174]))" office:value-type="float" office:value="4896" calcext:value-type="float">
            <text:p>4896</text:p>
          </table:table-cell>
          <table:table-cell table:formula="of:=10^LOG(FACT([.A174])/FACT([.A174]-[.B174]);10)" office:value-type="float" office:value="4896" calcext:value-type="float">
            <text:p>4896</text:p>
          </table:table-cell>
          <table:table-cell table:formula="of:=FACT([.A174]+[.B174]+1)/FACT([.A174]-1)/FACT([.B174])" office:value-type="float" office:value="526680" calcext:value-type="float">
            <text:p>526680</text:p>
          </table:table-cell>
          <table:table-cell table:formula="of:=10^LOG([.G174])" office:value-type="float" office:value="526680" calcext:value-type="float">
            <text:p>526680</text:p>
          </table:table-cell>
          <table:table-cell table:formula="of:=FACT([.A174])/FACT([.A174]-[.B174])/FACT([.B174])" office:value-type="float" office:value="816" calcext:value-type="float">
            <text:p>816</text:p>
          </table:table-cell>
          <table:table-cell table:formula="of:=10^LOG([.I174];10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^([.B175]*LOG([.A175];10))" office:value-type="float" office:value="104976" calcext:value-type="float">
            <text:p>104976</text:p>
          </table:table-cell>
          <table:table-cell table:formula="of:=+[.A175]^[.B175]" office:value-type="float" office:value="104976" calcext:value-type="float">
            <text:p>104976</text:p>
          </table:table-cell>
          <table:table-cell table:formula="of:=FACT([.A175])/(FACT([.A175]-[.B175]))" office:value-type="float" office:value="73440" calcext:value-type="float">
            <text:p>73440</text:p>
          </table:table-cell>
          <table:table-cell table:formula="of:=10^LOG(FACT([.A175])/FACT([.A175]-[.B175]);10)" office:value-type="float" office:value="73440" calcext:value-type="float">
            <text:p>73440</text:p>
          </table:table-cell>
          <table:table-cell table:formula="of:=FACT([.A175]+[.B175]+1)/FACT([.A175]-1)/FACT([.B175])" office:value-type="float" office:value="3028410" calcext:value-type="float">
            <text:p>3028410</text:p>
          </table:table-cell>
          <table:table-cell table:formula="of:=10^LOG([.G175])" office:value-type="float" office:value="3028409.99999999" calcext:value-type="float">
            <text:p>3028409.99999999</text:p>
          </table:table-cell>
          <table:table-cell table:formula="of:=FACT([.A175])/FACT([.A175]-[.B175])/FACT([.B175])" office:value-type="float" office:value="3060" calcext:value-type="float">
            <text:p>3060</text:p>
          </table:table-cell>
          <table:table-cell table:formula="of:=10^LOG([.I175];10)" office:value-type="float" office:value="3059.99999999999" calcext:value-type="float">
            <text:p>3059.9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10^([.B176]*LOG([.A176];10))" office:value-type="float" office:value="1889567.99999999" calcext:value-type="float">
            <text:p>1889567.99999999</text:p>
          </table:table-cell>
          <table:table-cell table:formula="of:=+[.A176]^[.B176]" office:value-type="float" office:value="1889568" calcext:value-type="float">
            <text:p>1889568</text:p>
          </table:table-cell>
          <table:table-cell table:formula="of:=FACT([.A176])/(FACT([.A176]-[.B176]))" office:value-type="float" office:value="1028160" calcext:value-type="float">
            <text:p>1028160</text:p>
          </table:table-cell>
          <table:table-cell table:formula="of:=10^LOG(FACT([.A176])/FACT([.A176]-[.B176]);10)" office:value-type="float" office:value="1028160" calcext:value-type="float">
            <text:p>1028160</text:p>
          </table:table-cell>
          <table:table-cell table:formula="of:=FACT([.A176]+[.B176]+1)/FACT([.A176]-1)/FACT([.B176])" office:value-type="float" office:value="14536368" calcext:value-type="float">
            <text:p>14536368</text:p>
          </table:table-cell>
          <table:table-cell table:formula="of:=10^LOG([.G176])" office:value-type="float" office:value="14536368" calcext:value-type="float">
            <text:p>14536368</text:p>
          </table:table-cell>
          <table:table-cell table:formula="of:=FACT([.A176])/FACT([.A176]-[.B176])/FACT([.B176])" office:value-type="float" office:value="8568" calcext:value-type="float">
            <text:p>8568</text:p>
          </table:table-cell>
          <table:table-cell table:formula="of:=10^LOG([.I176];10)"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10^([.B177]*LOG([.A177];10))" office:value-type="float" office:value="34012223.9999999" calcext:value-type="float">
            <text:p>34012223.9999999</text:p>
          </table:table-cell>
          <table:table-cell table:formula="of:=+[.A177]^[.B177]" office:value-type="float" office:value="34012224" calcext:value-type="float">
            <text:p>34012224</text:p>
          </table:table-cell>
          <table:table-cell table:formula="of:=FACT([.A177])/(FACT([.A177]-[.B177]))" office:value-type="float" office:value="13366080" calcext:value-type="float">
            <text:p>13366080</text:p>
          </table:table-cell>
          <table:table-cell table:formula="of:=10^LOG(FACT([.A177])/FACT([.A177]-[.B177]);10)" office:value-type="float" office:value="13366080" calcext:value-type="float">
            <text:p>13366080</text:p>
          </table:table-cell>
          <table:table-cell table:formula="of:=FACT([.A177]+[.B177]+1)/FACT([.A177]-1)/FACT([.B177])" office:value-type="float" office:value="60568200" calcext:value-type="float">
            <text:p>60568200</text:p>
          </table:table-cell>
          <table:table-cell table:formula="of:=10^LOG([.G177])" office:value-type="float" office:value="60568200" calcext:value-type="float">
            <text:p>60568200</text:p>
          </table:table-cell>
          <table:table-cell table:formula="of:=FACT([.A177])/FACT([.A177]-[.B177])/FACT([.B177])" office:value-type="float" office:value="18564" calcext:value-type="float">
            <text:p>18564</text:p>
          </table:table-cell>
          <table:table-cell table:formula="of:=10^LOG([.I177];10)" office:value-type="float" office:value="18564" calcext:value-type="float">
            <text:p>185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10^([.B178]*LOG([.A178];10))" office:value-type="float" office:value="612220031.999996" calcext:value-type="float">
            <text:p>612220031.999996</text:p>
          </table:table-cell>
          <table:table-cell table:formula="of:=+[.A178]^[.B178]" office:value-type="float" office:value="612220032" calcext:value-type="float">
            <text:p>612220032</text:p>
          </table:table-cell>
          <table:table-cell table:formula="of:=FACT([.A178])/(FACT([.A178]-[.B178]))" office:value-type="float" office:value="160392960" calcext:value-type="float">
            <text:p>160392960</text:p>
          </table:table-cell>
          <table:table-cell table:formula="of:=10^LOG(FACT([.A178])/FACT([.A178]-[.B178]);10)" office:value-type="float" office:value="160392959.999999" calcext:value-type="float">
            <text:p>160392959.999999</text:p>
          </table:table-cell>
          <table:table-cell table:formula="of:=FACT([.A178]+[.B178]+1)/FACT([.A178]-1)/FACT([.B178])" office:value-type="float" office:value="224967600" calcext:value-type="float">
            <text:p>224967600</text:p>
          </table:table-cell>
          <table:table-cell table:formula="of:=10^LOG([.G178])" office:value-type="float" office:value="224967600" calcext:value-type="float">
            <text:p>224967600</text:p>
          </table:table-cell>
          <table:table-cell table:formula="of:=FACT([.A178])/FACT([.A178]-[.B178])/FACT([.B178])" office:value-type="float" office:value="31824" calcext:value-type="float">
            <text:p>31824</text:p>
          </table:table-cell>
          <table:table-cell table:formula="of:=10^LOG([.I178];10)" office:value-type="float" office:value="31823.9999999999" calcext:value-type="float">
            <text:p>31823.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10^([.B179]*LOG([.A179];10))" office:value-type="float" office:value="11019960575.9999" calcext:value-type="float">
            <text:p>11019960575.9999</text:p>
          </table:table-cell>
          <table:table-cell table:formula="of:=+[.A179]^[.B179]" office:value-type="float" office:value="11019960576" calcext:value-type="float">
            <text:p>11019960576</text:p>
          </table:table-cell>
          <table:table-cell table:formula="of:=FACT([.A179])/(FACT([.A179]-[.B179]))" office:value-type="float" office:value="1764322560" calcext:value-type="float">
            <text:p>1764322560</text:p>
          </table:table-cell>
          <table:table-cell table:formula="of:=10^LOG(FACT([.A179])/FACT([.A179]-[.B179]);10)" office:value-type="float" office:value="1764322560" calcext:value-type="float">
            <text:p>1764322560</text:p>
          </table:table-cell>
          <table:table-cell table:formula="of:=FACT([.A179]+[.B179]+1)/FACT([.A179]-1)/FACT([.B179])" office:value-type="float" office:value="759265650" calcext:value-type="float">
            <text:p>759265650</text:p>
          </table:table-cell>
          <table:table-cell table:formula="of:=10^LOG([.G179])" office:value-type="float" office:value="759265649.999996" calcext:value-type="float">
            <text:p>759265649.999996</text:p>
          </table:table-cell>
          <table:table-cell table:formula="of:=FACT([.A179])/FACT([.A179]-[.B179])/FACT([.B179])" office:value-type="float" office:value="43758" calcext:value-type="float">
            <text:p>43758</text:p>
          </table:table-cell>
          <table:table-cell table:formula="of:=10^LOG([.I179];10)" office:value-type="float" office:value="43757.9999999999" calcext:value-type="float">
            <text:p>43757.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10^([.B180]*LOG([.A180];10))" office:value-type="float" office:value="198359290367.999" calcext:value-type="float">
            <text:p>198359290367.999</text:p>
          </table:table-cell>
          <table:table-cell table:formula="of:=+[.A180]^[.B180]" office:value-type="float" office:value="198359290368" calcext:value-type="float">
            <text:p>198359290368</text:p>
          </table:table-cell>
          <table:table-cell table:formula="of:=FACT([.A180])/(FACT([.A180]-[.B180]))" office:value-type="float" office:value="17643225600" calcext:value-type="float">
            <text:p>17643225600</text:p>
          </table:table-cell>
          <table:table-cell table:formula="of:=10^LOG(FACT([.A180])/FACT([.A180]-[.B180]);10)" office:value-type="float" office:value="17643225600" calcext:value-type="float">
            <text:p>17643225600</text:p>
          </table:table-cell>
          <table:table-cell table:formula="of:=FACT([.A180]+[.B180]+1)/FACT([.A180]-1)/FACT([.B180])" office:value-type="float" office:value="2362159800" calcext:value-type="float">
            <text:p>2362159800</text:p>
          </table:table-cell>
          <table:table-cell table:formula="of:=10^LOG([.G180])" office:value-type="float" office:value="2362159799.99999" calcext:value-type="float">
            <text:p>2362159799.99999</text:p>
          </table:table-cell>
          <table:table-cell table:formula="of:=FACT([.A180])/FACT([.A180]-[.B180])/FACT([.B180])" office:value-type="float" office:value="48620" calcext:value-type="float">
            <text:p>48620</text:p>
          </table:table-cell>
          <table:table-cell table:formula="of:=10^LOG([.I180];10)" office:value-type="float" office:value="48620" calcext:value-type="float">
            <text:p>486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10^([.B181]*LOG([.A181];10))" office:value-type="float" office:value="3570467226623.97" calcext:value-type="float">
            <text:p>3570467226623.97</text:p>
          </table:table-cell>
          <table:table-cell table:formula="of:=+[.A181]^[.B181]" office:value-type="float" office:value="3570467226624" calcext:value-type="float">
            <text:p>3570467226624</text:p>
          </table:table-cell>
          <table:table-cell table:formula="of:=FACT([.A181])/(FACT([.A181]-[.B181]))" office:value-type="float" office:value="158789030400" calcext:value-type="float">
            <text:p>158789030400</text:p>
          </table:table-cell>
          <table:table-cell table:formula="of:=10^LOG(FACT([.A181])/FACT([.A181]-[.B181]);10)" office:value-type="float" office:value="158789030399.999" calcext:value-type="float">
            <text:p>158789030399.999</text:p>
          </table:table-cell>
          <table:table-cell table:formula="of:=FACT([.A181]+[.B181]+1)/FACT([.A181]-1)/FACT([.B181])" office:value-type="float" office:value="6850263420" calcext:value-type="float">
            <text:p>6850263420</text:p>
          </table:table-cell>
          <table:table-cell table:formula="of:=10^LOG([.G181])" office:value-type="float" office:value="6850263419.99998" calcext:value-type="float">
            <text:p>6850263419.99998</text:p>
          </table:table-cell>
          <table:table-cell table:formula="of:=FACT([.A181])/FACT([.A181]-[.B181])/FACT([.B181])" office:value-type="float" office:value="43758" calcext:value-type="float">
            <text:p>43758</text:p>
          </table:table-cell>
          <table:table-cell table:formula="of:=10^LOG([.I181];10)" office:value-type="float" office:value="43757.9999999999" calcext:value-type="float">
            <text:p>43757.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10^([.B182]*LOG([.A182];10))" office:value-type="float" office:value="64268410079231.6" calcext:value-type="float">
            <text:p>64268410079231.6</text:p>
          </table:table-cell>
          <table:table-cell table:formula="of:=+[.A182]^[.B182]" office:value-type="float" office:value="64268410079232" calcext:value-type="float">
            <text:p>64268410079232</text:p>
          </table:table-cell>
          <table:table-cell table:formula="of:=FACT([.A182])/(FACT([.A182]-[.B182]))" office:value-type="float" office:value="1270312243200" calcext:value-type="float">
            <text:p>1270312243200</text:p>
          </table:table-cell>
          <table:table-cell table:formula="of:=10^LOG(FACT([.A182])/FACT([.A182]-[.B182]);10)" office:value-type="float" office:value="1270312243200" calcext:value-type="float">
            <text:p>1270312243200</text:p>
          </table:table-cell>
          <table:table-cell table:formula="of:=FACT([.A182]+[.B182]+1)/FACT([.A182]-1)/FACT([.B182])" office:value-type="float" office:value="18682536600" calcext:value-type="float">
            <text:p>18682536600</text:p>
          </table:table-cell>
          <table:table-cell table:formula="of:=10^LOG([.G182])" office:value-type="float" office:value="18682536600" calcext:value-type="float">
            <text:p>18682536600</text:p>
          </table:table-cell>
          <table:table-cell table:formula="of:=FACT([.A182])/FACT([.A182]-[.B182])/FACT([.B182])" office:value-type="float" office:value="31824" calcext:value-type="float">
            <text:p>31824</text:p>
          </table:table-cell>
          <table:table-cell table:formula="of:=10^LOG([.I182];10)" office:value-type="float" office:value="31823.9999999999" calcext:value-type="float">
            <text:p>31823.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10^([.B183]*LOG([.A183];10))" office:value-type="float" office:value="1.15683138142617E+015" calcext:value-type="float">
            <text:p>1.15683138142617E+015</text:p>
          </table:table-cell>
          <table:table-cell table:formula="of:=+[.A183]^[.B183]" office:value-type="float" office:value="1156831381426176" calcext:value-type="float">
            <text:p>1156831381426176</text:p>
          </table:table-cell>
          <table:table-cell table:formula="of:=FACT([.A183])/(FACT([.A183]-[.B183]))" office:value-type="float" office:value="8892185702400" calcext:value-type="float">
            <text:p>8892185702400</text:p>
          </table:table-cell>
          <table:table-cell table:formula="of:=10^LOG(FACT([.A183])/FACT([.A183]-[.B183]);10)" office:value-type="float" office:value="8892185702399.98" calcext:value-type="float">
            <text:p>8892185702399.98</text:p>
          </table:table-cell>
          <table:table-cell table:formula="of:=FACT([.A183]+[.B183]+1)/FACT([.A183]-1)/FACT([.B183])" office:value-type="float" office:value="48263219550" calcext:value-type="float">
            <text:p>48263219550</text:p>
          </table:table-cell>
          <table:table-cell table:formula="of:=10^LOG([.G183])" office:value-type="float" office:value="48263219549.9999" calcext:value-type="float">
            <text:p>48263219549.9999</text:p>
          </table:table-cell>
          <table:table-cell table:formula="of:=FACT([.A183])/FACT([.A183]-[.B183])/FACT([.B183])" office:value-type="float" office:value="18564" calcext:value-type="float">
            <text:p>18564</text:p>
          </table:table-cell>
          <table:table-cell table:formula="of:=10^LOG([.I183];10)" office:value-type="float" office:value="18564" calcext:value-type="float">
            <text:p>185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10^([.B184]*LOG([.A184];10))" office:value-type="float" office:value="2.08229648656711E+016" calcext:value-type="float">
            <text:p>2.08229648656711E+016</text:p>
          </table:table-cell>
          <table:table-cell table:formula="of:=+[.A184]^[.B184]" office:value-type="float" office:value="2.08229648656712E+016" calcext:value-type="float">
            <text:p>2.08229648656712E+016</text:p>
          </table:table-cell>
          <table:table-cell table:formula="of:=FACT([.A184])/(FACT([.A184]-[.B184]))" office:value-type="float" office:value="53353114214400" calcext:value-type="float">
            <text:p>53353114214400</text:p>
          </table:table-cell>
          <table:table-cell table:formula="of:=10^LOG(FACT([.A184])/FACT([.A184]-[.B184]);10)" office:value-type="float" office:value="53353114214399.9" calcext:value-type="float">
            <text:p>53353114214399.9</text:p>
          </table:table-cell>
          <table:table-cell table:formula="of:=FACT([.A184]+[.B184]+1)/FACT([.A184]-1)/FACT([.B184])" office:value-type="float" office:value="118801771200" calcext:value-type="float">
            <text:p>118801771200</text:p>
          </table:table-cell>
          <table:table-cell table:formula="of:=10^LOG([.G184])" office:value-type="float" office:value="118801771200" calcext:value-type="float">
            <text:p>118801771200</text:p>
          </table:table-cell>
          <table:table-cell table:formula="of:=FACT([.A184])/FACT([.A184]-[.B184])/FACT([.B184])" office:value-type="float" office:value="8568" calcext:value-type="float">
            <text:p>8568</text:p>
          </table:table-cell>
          <table:table-cell table:formula="of:=10^LOG([.I184];10)"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10^([.B185]*LOG([.A185];10))" office:value-type="float" office:value="3.74813367582076E+017" calcext:value-type="float">
            <text:p>3.74813367582076E+017</text:p>
          </table:table-cell>
          <table:table-cell table:formula="of:=+[.A185]^[.B185]" office:value-type="float" office:value="3.74813367582081E+017" calcext:value-type="float">
            <text:p>3.74813367582081E+017</text:p>
          </table:table-cell>
          <table:table-cell table:formula="of:=FACT([.A185])/(FACT([.A185]-[.B185]))" office:value-type="float" office:value="266765571072000" calcext:value-type="float">
            <text:p>266765571072000</text:p>
          </table:table-cell>
          <table:table-cell table:formula="of:=10^LOG(FACT([.A185])/FACT([.A185]-[.B185]);10)" office:value-type="float" office:value="266765571071999" calcext:value-type="float">
            <text:p>266765571071999</text:p>
          </table:table-cell>
          <table:table-cell table:formula="of:=FACT([.A185]+[.B185]+1)/FACT([.A185]-1)/FACT([.B185])" office:value-type="float" office:value="280032746400" calcext:value-type="float">
            <text:p>280032746400</text:p>
          </table:table-cell>
          <table:table-cell table:formula="of:=10^LOG([.G185])" office:value-type="float" office:value="280032746400" calcext:value-type="float">
            <text:p>280032746400</text:p>
          </table:table-cell>
          <table:table-cell table:formula="of:=FACT([.A185])/FACT([.A185]-[.B185])/FACT([.B185])" office:value-type="float" office:value="3060" calcext:value-type="float">
            <text:p>3060</text:p>
          </table:table-cell>
          <table:table-cell table:formula="of:=10^LOG([.I185];10)" office:value-type="float" office:value="3059.99999999999" calcext:value-type="float">
            <text:p>3059.9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10^([.B186]*LOG([.A186];10))" office:value-type="float" office:value="6.74664061647738E+018" calcext:value-type="float">
            <text:p>6.74664061647738E+018</text:p>
          </table:table-cell>
          <table:table-cell table:formula="of:=+[.A186]^[.B186]" office:value-type="float" office:value="6.74664061647746E+018" calcext:value-type="float">
            <text:p>6.74664061647746E+018</text:p>
          </table:table-cell>
          <table:table-cell table:formula="of:=FACT([.A186])/(FACT([.A186]-[.B186]))" office:value-type="float" office:value="1067062284288000" calcext:value-type="float">
            <text:p>1067062284288000</text:p>
          </table:table-cell>
          <table:table-cell table:formula="of:=10^LOG(FACT([.A186])/FACT([.A186]-[.B186]);10)" office:value-type="float" office:value="1.067062284288E+015" calcext:value-type="float">
            <text:p>1.067062284288E+015</text:p>
          </table:table-cell>
          <table:table-cell table:formula="of:=FACT([.A186]+[.B186]+1)/FACT([.A186]-1)/FACT([.B186])" office:value-type="float" office:value="634740891840" calcext:value-type="float">
            <text:p>634740891840</text:p>
          </table:table-cell>
          <table:table-cell table:formula="of:=10^LOG([.G186])" office:value-type="float" office:value="634740891839.997" calcext:value-type="float">
            <text:p>634740891839.997</text:p>
          </table:table-cell>
          <table:table-cell table:formula="of:=FACT([.A186])/FACT([.A186]-[.B186])/FACT([.B186])" office:value-type="float" office:value="816" calcext:value-type="float">
            <text:p>816</text:p>
          </table:table-cell>
          <table:table-cell table:formula="of:=10^LOG([.I186];10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10^([.B187]*LOG([.A187];10))" office:value-type="float" office:value="1.21439531096593E+020" calcext:value-type="float">
            <text:p>1.21439531096593E+020</text:p>
          </table:table-cell>
          <table:table-cell table:formula="of:=+[.A187]^[.B187]" office:value-type="float" office:value="1.21439531096594E+020" calcext:value-type="float">
            <text:p>1.21439531096594E+020</text:p>
          </table:table-cell>
          <table:table-cell table:formula="of:=FACT([.A187])/(FACT([.A187]-[.B187]))" office:value-type="float" office:value="3201186852864000" calcext:value-type="float">
            <text:p>3201186852864000</text:p>
          </table:table-cell>
          <table:table-cell table:formula="of:=10^LOG(FACT([.A187])/FACT([.A187]-[.B187]);10)" office:value-type="float" office:value="3201186852863982" calcext:value-type="float">
            <text:p>3201186852863982</text:p>
          </table:table-cell>
          <table:table-cell table:formula="of:=FACT([.A187]+[.B187]+1)/FACT([.A187]-1)/FACT([.B187])" office:value-type="float" office:value="1388495700900" calcext:value-type="float">
            <text:p>1388495700900</text:p>
          </table:table-cell>
          <table:table-cell table:formula="of:=10^LOG([.G187])" office:value-type="float" office:value="1388495700900" calcext:value-type="float">
            <text:p>1388495700900</text:p>
          </table:table-cell>
          <table:table-cell table:formula="of:=FACT([.A187])/FACT([.A187]-[.B187])/FACT([.B187])" office:value-type="float" office:value="153" calcext:value-type="float">
            <text:p>153</text:p>
          </table:table-cell>
          <table:table-cell table:formula="of:=10^LOG([.I187];1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10^([.B188]*LOG([.A188];10))" office:value-type="float" office:value="2.18591155973868E+021" calcext:value-type="float">
            <text:p>2.18591155973868E+021</text:p>
          </table:table-cell>
          <table:table-cell table:formula="of:=+[.A188]^[.B188]" office:value-type="float" office:value="2.1859115597387E+021" calcext:value-type="float">
            <text:p>2.1859115597387E+021</text:p>
          </table:table-cell>
          <table:table-cell table:formula="of:=FACT([.A188])/(FACT([.A188]-[.B188]))" office:value-type="float" office:value="6402373705728000" calcext:value-type="float">
            <text:p>6402373705728000</text:p>
          </table:table-cell>
          <table:table-cell table:formula="of:=10^LOG(FACT([.A188])/FACT([.A188]-[.B188]);10)" office:value-type="float" office:value="6402373705727965" calcext:value-type="float">
            <text:p>6402373705727965</text:p>
          </table:table-cell>
          <table:table-cell table:formula="of:=FACT([.A188]+[.B188]+1)/FACT([.A188]-1)/FACT([.B188])" office:value-type="float" office:value="2940343837200" calcext:value-type="float">
            <text:p>2940343837200</text:p>
          </table:table-cell>
          <table:table-cell table:formula="of:=10^LOG([.G188])" office:value-type="float" office:value="2940343837199.99" calcext:value-type="float">
            <text:p>2940343837199.99</text:p>
          </table:table-cell>
          <table:table-cell table:formula="of:=FACT([.A188])/FACT([.A188]-[.B188])/FACT([.B188])" office:value-type="float" office:value="18" calcext:value-type="float">
            <text:p>18</text:p>
          </table:table-cell>
          <table:table-cell table:formula="of:=10^LOG([.I188];10)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10^([.B189]*LOG([.A189];10))" office:value-type="float" office:value="3.93464080752962E+022" calcext:value-type="float">
            <text:p>3.93464080752962E+022</text:p>
          </table:table-cell>
          <table:table-cell table:formula="of:=+[.A189]^[.B189]" office:value-type="float" office:value="3.93464080752965E+022" calcext:value-type="float">
            <text:p>3.93464080752965E+022</text:p>
          </table:table-cell>
          <table:table-cell table:formula="of:=FACT([.A189])/(FACT([.A189]-[.B189]))" office:value-type="float" office:value="6402373705728000" calcext:value-type="float">
            <text:p>6402373705728000</text:p>
          </table:table-cell>
          <table:table-cell table:formula="of:=10^LOG(FACT([.A189])/FACT([.A189]-[.B189]);10)" office:value-type="float" office:value="6402373705727965" calcext:value-type="float">
            <text:p>6402373705727965</text:p>
          </table:table-cell>
          <table:table-cell table:formula="of:=FACT([.A189]+[.B189]+1)/FACT([.A189]-1)/FACT([.B189])" office:value-type="float" office:value="6044040109800" calcext:value-type="float">
            <text:p>6044040109800</text:p>
          </table:table-cell>
          <table:table-cell table:formula="of:=10^LOG([.G189])" office:value-type="float" office:value="6044040109799.99" calcext:value-type="float">
            <text:p>6044040109799.99</text:p>
          </table:table-cell>
          <table:table-cell table:formula="of:=FACT([.A189])/FACT([.A189]-[.B189])/FACT([.B189])" office:value-type="float" office:value="1" calcext:value-type="float">
            <text:p>1</text:p>
          </table:table-cell>
          <table:table-cell table:formula="of:=10^LOG([.I189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10^([.B190]*LOG([.A190];10))" office:value-type="float" office:value="1" calcext:value-type="float">
            <text:p>1</text:p>
          </table:table-cell>
          <table:table-cell table:formula="of:=+[.A190]^[.B190]" office:value-type="float" office:value="1" calcext:value-type="float">
            <text:p>1</text:p>
          </table:table-cell>
          <table:table-cell table:formula="of:=FACT([.A190])/(FACT([.A190]-[.B190]))" office:value-type="float" office:value="1" calcext:value-type="float">
            <text:p>1</text:p>
          </table:table-cell>
          <table:table-cell table:formula="of:=10^LOG(FACT([.A190])/FACT([.A190]-[.B190]);10)" office:value-type="float" office:value="1" calcext:value-type="float">
            <text:p>1</text:p>
          </table:table-cell>
          <table:table-cell table:formula="of:=FACT([.A190]+[.B190]+1)/FACT([.A190]-1)/FACT([.B190])" office:value-type="float" office:value="420" calcext:value-type="float">
            <text:p>420</text:p>
          </table:table-cell>
          <table:table-cell table:formula="of:=10^LOG([.G190])" office:value-type="float" office:value="420" calcext:value-type="float">
            <text:p>420</text:p>
          </table:table-cell>
          <table:table-cell table:formula="of:=FACT([.A190])/FACT([.A190]-[.B190])/FACT([.B190])" office:value-type="float" office:value="1" calcext:value-type="float">
            <text:p>1</text:p>
          </table:table-cell>
          <table:table-cell table:formula="of:=10^LOG([.I190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10^([.B191]*LOG([.A191];10))" office:value-type="float" office:value="20" calcext:value-type="float">
            <text:p>20</text:p>
          </table:table-cell>
          <table:table-cell table:formula="of:=+[.A191]^[.B191]" office:value-type="float" office:value="20" calcext:value-type="float">
            <text:p>20</text:p>
          </table:table-cell>
          <table:table-cell table:formula="of:=FACT([.A191])/(FACT([.A191]-[.B191]))" office:value-type="float" office:value="20" calcext:value-type="float">
            <text:p>20</text:p>
          </table:table-cell>
          <table:table-cell table:formula="of:=10^LOG(FACT([.A191])/FACT([.A191]-[.B191]);10)" office:value-type="float" office:value="20" calcext:value-type="float">
            <text:p>20</text:p>
          </table:table-cell>
          <table:table-cell table:formula="of:=FACT([.A191]+[.B191]+1)/FACT([.A191]-1)/FACT([.B191])" office:value-type="float" office:value="9240" calcext:value-type="float">
            <text:p>9240</text:p>
          </table:table-cell>
          <table:table-cell table:formula="of:=10^LOG([.G191])" office:value-type="float" office:value="9239.99999999999" calcext:value-type="float">
            <text:p>9239.99999999999</text:p>
          </table:table-cell>
          <table:table-cell table:formula="of:=FACT([.A191])/FACT([.A191]-[.B191])/FACT([.B191])" office:value-type="float" office:value="20" calcext:value-type="float">
            <text:p>20</text:p>
          </table:table-cell>
          <table:table-cell table:formula="of:=10^LOG([.I191];1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10^([.B192]*LOG([.A192];10))" office:value-type="float" office:value="400" calcext:value-type="float">
            <text:p>400</text:p>
          </table:table-cell>
          <table:table-cell table:formula="of:=+[.A192]^[.B192]" office:value-type="float" office:value="400" calcext:value-type="float">
            <text:p>400</text:p>
          </table:table-cell>
          <table:table-cell table:formula="of:=FACT([.A192])/(FACT([.A192]-[.B192]))" office:value-type="float" office:value="380" calcext:value-type="float">
            <text:p>380</text:p>
          </table:table-cell>
          <table:table-cell table:formula="of:=10^LOG(FACT([.A192])/FACT([.A192]-[.B192]);10)" office:value-type="float" office:value="380" calcext:value-type="float">
            <text:p>380</text:p>
          </table:table-cell>
          <table:table-cell table:formula="of:=FACT([.A192]+[.B192]+1)/FACT([.A192]-1)/FACT([.B192])" office:value-type="float" office:value="106260" calcext:value-type="float">
            <text:p>106260</text:p>
          </table:table-cell>
          <table:table-cell table:formula="of:=10^LOG([.G192])" office:value-type="float" office:value="106260" calcext:value-type="float">
            <text:p>106260</text:p>
          </table:table-cell>
          <table:table-cell table:formula="of:=FACT([.A192])/FACT([.A192]-[.B192])/FACT([.B192])" office:value-type="float" office:value="190" calcext:value-type="float">
            <text:p>190</text:p>
          </table:table-cell>
          <table:table-cell table:formula="of:=10^LOG([.I192];1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10^([.B193]*LOG([.A193];10))" office:value-type="float" office:value="7999.99999999999" calcext:value-type="float">
            <text:p>7999.99999999999</text:p>
          </table:table-cell>
          <table:table-cell table:formula="of:=+[.A193]^[.B193]" office:value-type="float" office:value="8000" calcext:value-type="float">
            <text:p>8000</text:p>
          </table:table-cell>
          <table:table-cell table:formula="of:=FACT([.A193])/(FACT([.A193]-[.B193]))" office:value-type="float" office:value="6840" calcext:value-type="float">
            <text:p>6840</text:p>
          </table:table-cell>
          <table:table-cell table:formula="of:=10^LOG(FACT([.A193])/FACT([.A193]-[.B193]);10)" office:value-type="float" office:value="6839.99999999999" calcext:value-type="float">
            <text:p>6839.99999999999</text:p>
          </table:table-cell>
          <table:table-cell table:formula="of:=FACT([.A193]+[.B193]+1)/FACT([.A193]-1)/FACT([.B193])" office:value-type="float" office:value="850080" calcext:value-type="float">
            <text:p>850080</text:p>
          </table:table-cell>
          <table:table-cell table:formula="of:=10^LOG([.G193])" office:value-type="float" office:value="850079.999999999" calcext:value-type="float">
            <text:p>850079.999999999</text:p>
          </table:table-cell>
          <table:table-cell table:formula="of:=FACT([.A193])/FACT([.A193]-[.B193])/FACT([.B193])" office:value-type="float" office:value="1140" calcext:value-type="float">
            <text:p>1140</text:p>
          </table:table-cell>
          <table:table-cell table:formula="of:=10^LOG([.I193];10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^([.B194]*LOG([.A194];10))" office:value-type="float" office:value="160000" calcext:value-type="float">
            <text:p>160000</text:p>
          </table:table-cell>
          <table:table-cell table:formula="of:=+[.A194]^[.B194]" office:value-type="float" office:value="160000" calcext:value-type="float">
            <text:p>160000</text:p>
          </table:table-cell>
          <table:table-cell table:formula="of:=FACT([.A194])/(FACT([.A194]-[.B194]))" office:value-type="float" office:value="116280" calcext:value-type="float">
            <text:p>116280</text:p>
          </table:table-cell>
          <table:table-cell table:formula="of:=10^LOG(FACT([.A194])/FACT([.A194]-[.B194]);10)" office:value-type="float" office:value="116280" calcext:value-type="float">
            <text:p>116280</text:p>
          </table:table-cell>
          <table:table-cell table:formula="of:=FACT([.A194]+[.B194]+1)/FACT([.A194]-1)/FACT([.B194])" office:value-type="float" office:value="5313000" calcext:value-type="float">
            <text:p>5313000</text:p>
          </table:table-cell>
          <table:table-cell table:formula="of:=10^LOG([.G194])" office:value-type="float" office:value="5312999.99999999" calcext:value-type="float">
            <text:p>5312999.99999999</text:p>
          </table:table-cell>
          <table:table-cell table:formula="of:=FACT([.A194])/FACT([.A194]-[.B194])/FACT([.B194])" office:value-type="float" office:value="4845" calcext:value-type="float">
            <text:p>4845</text:p>
          </table:table-cell>
          <table:table-cell table:formula="of:=10^LOG([.I194];10)" office:value-type="float" office:value="4844.99999999999" calcext:value-type="float">
            <text:p>4844.9999999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10^([.B195]*LOG([.A195];10))" office:value-type="float" office:value="3200000" calcext:value-type="float">
            <text:p>3200000</text:p>
          </table:table-cell>
          <table:table-cell table:formula="of:=+[.A195]^[.B195]" office:value-type="float" office:value="3200000" calcext:value-type="float">
            <text:p>3200000</text:p>
          </table:table-cell>
          <table:table-cell table:formula="of:=FACT([.A195])/(FACT([.A195]-[.B195]))" office:value-type="float" office:value="1860480" calcext:value-type="float">
            <text:p>1860480</text:p>
          </table:table-cell>
          <table:table-cell table:formula="of:=10^LOG(FACT([.A195])/FACT([.A195]-[.B195]);10)" office:value-type="float" office:value="1860480" calcext:value-type="float">
            <text:p>1860480</text:p>
          </table:table-cell>
          <table:table-cell table:formula="of:=FACT([.A195]+[.B195]+1)/FACT([.A195]-1)/FACT([.B195])" office:value-type="float" office:value="27627600" calcext:value-type="float">
            <text:p>27627600</text:p>
          </table:table-cell>
          <table:table-cell table:formula="of:=10^LOG([.G195])" office:value-type="float" office:value="27627600" calcext:value-type="float">
            <text:p>27627600</text:p>
          </table:table-cell>
          <table:table-cell table:formula="of:=FACT([.A195])/FACT([.A195]-[.B195])/FACT([.B195])" office:value-type="float" office:value="15504" calcext:value-type="float">
            <text:p>15504</text:p>
          </table:table-cell>
          <table:table-cell table:formula="of:=10^LOG([.I195];10)" office:value-type="float" office:value="15504" calcext:value-type="float">
            <text:p>15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10^([.B196]*LOG([.A196];10))" office:value-type="float" office:value="63999999.9999998" calcext:value-type="float">
            <text:p>63999999.9999998</text:p>
          </table:table-cell>
          <table:table-cell table:formula="of:=+[.A196]^[.B196]" office:value-type="float" office:value="64000000" calcext:value-type="float">
            <text:p>64000000</text:p>
          </table:table-cell>
          <table:table-cell table:formula="of:=FACT([.A196])/(FACT([.A196]-[.B196]))" office:value-type="float" office:value="27907200" calcext:value-type="float">
            <text:p>27907200</text:p>
          </table:table-cell>
          <table:table-cell table:formula="of:=10^LOG(FACT([.A196])/FACT([.A196]-[.B196]);10)" office:value-type="float" office:value="27907200" calcext:value-type="float">
            <text:p>27907200</text:p>
          </table:table-cell>
          <table:table-cell table:formula="of:=FACT([.A196]+[.B196]+1)/FACT([.A196]-1)/FACT([.B196])" office:value-type="float" office:value="124324200" calcext:value-type="float">
            <text:p>124324200</text:p>
          </table:table-cell>
          <table:table-cell table:formula="of:=10^LOG([.G196])" office:value-type="float" office:value="124324200" calcext:value-type="float">
            <text:p>124324200</text:p>
          </table:table-cell>
          <table:table-cell table:formula="of:=FACT([.A196])/FACT([.A196]-[.B196])/FACT([.B196])" office:value-type="float" office:value="38760" calcext:value-type="float">
            <text:p>38760</text:p>
          </table:table-cell>
          <table:table-cell table:formula="of:=10^LOG([.I196];10)" office:value-type="float" office:value="38760" calcext:value-type="float">
            <text:p>38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10^([.B197]*LOG([.A197];10))" office:value-type="float" office:value="1280000000" calcext:value-type="float">
            <text:p>1280000000</text:p>
          </table:table-cell>
          <table:table-cell table:formula="of:=+[.A197]^[.B197]" office:value-type="float" office:value="1280000000" calcext:value-type="float">
            <text:p>1280000000</text:p>
          </table:table-cell>
          <table:table-cell table:formula="of:=FACT([.A197])/(FACT([.A197]-[.B197]))" office:value-type="float" office:value="390700800" calcext:value-type="float">
            <text:p>390700800</text:p>
          </table:table-cell>
          <table:table-cell table:formula="of:=10^LOG(FACT([.A197])/FACT([.A197]-[.B197]);10)" office:value-type="float" office:value="390700799.999999" calcext:value-type="float">
            <text:p>390700799.999999</text:p>
          </table:table-cell>
          <table:table-cell table:formula="of:=FACT([.A197]+[.B197]+1)/FACT([.A197]-1)/FACT([.B197])" office:value-type="float" office:value="497296800" calcext:value-type="float">
            <text:p>497296800</text:p>
          </table:table-cell>
          <table:table-cell table:formula="of:=10^LOG([.G197])" office:value-type="float" office:value="497296800" calcext:value-type="float">
            <text:p>497296800</text:p>
          </table:table-cell>
          <table:table-cell table:formula="of:=FACT([.A197])/FACT([.A197]-[.B197])/FACT([.B197])" office:value-type="float" office:value="77520" calcext:value-type="float">
            <text:p>77520</text:p>
          </table:table-cell>
          <table:table-cell table:formula="of:=10^LOG([.I197];10)" office:value-type="float" office:value="77519.9999999999" calcext:value-type="float">
            <text:p>77519.999999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10^([.B198]*LOG([.A198];10))" office:value-type="float" office:value="25599999999.9999" calcext:value-type="float">
            <text:p>25599999999.9999</text:p>
          </table:table-cell>
          <table:table-cell table:formula="of:=+[.A198]^[.B198]" office:value-type="float" office:value="25600000000" calcext:value-type="float">
            <text:p>25600000000</text:p>
          </table:table-cell>
          <table:table-cell table:formula="of:=FACT([.A198])/(FACT([.A198]-[.B198]))" office:value-type="float" office:value="5079110400" calcext:value-type="float">
            <text:p>5079110400</text:p>
          </table:table-cell>
          <table:table-cell table:formula="of:=10^LOG(FACT([.A198])/FACT([.A198]-[.B198]);10)" office:value-type="float" office:value="5079110399.99999" calcext:value-type="float">
            <text:p>5079110399.99999</text:p>
          </table:table-cell>
          <table:table-cell table:formula="of:=FACT([.A198]+[.B198]+1)/FACT([.A198]-1)/FACT([.B198])" office:value-type="float" office:value="1802700900" calcext:value-type="float">
            <text:p>1802700900</text:p>
          </table:table-cell>
          <table:table-cell table:formula="of:=10^LOG([.G198])" office:value-type="float" office:value="1802700900" calcext:value-type="float">
            <text:p>1802700900</text:p>
          </table:table-cell>
          <table:table-cell table:formula="of:=FACT([.A198])/FACT([.A198]-[.B198])/FACT([.B198])" office:value-type="float" office:value="125970" calcext:value-type="float">
            <text:p>125970</text:p>
          </table:table-cell>
          <table:table-cell table:formula="of:=10^LOG([.I198];10)" office:value-type="float" office:value="125970" calcext:value-type="float">
            <text:p>1259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10^([.B199]*LOG([.A199];10))" office:value-type="float" office:value="511999999999.999" calcext:value-type="float">
            <text:p>511999999999.999</text:p>
          </table:table-cell>
          <table:table-cell table:formula="of:=+[.A199]^[.B199]" office:value-type="float" office:value="512000000000" calcext:value-type="float">
            <text:p>512000000000</text:p>
          </table:table-cell>
          <table:table-cell table:formula="of:=FACT([.A199])/(FACT([.A199]-[.B199]))" office:value-type="float" office:value="60949324800" calcext:value-type="float">
            <text:p>60949324800</text:p>
          </table:table-cell>
          <table:table-cell table:formula="of:=10^LOG(FACT([.A199])/FACT([.A199]-[.B199]);10)" office:value-type="float" office:value="60949324799.9997" calcext:value-type="float">
            <text:p>60949324799.9997</text:p>
          </table:table-cell>
          <table:table-cell table:formula="of:=FACT([.A199]+[.B199]+1)/FACT([.A199]-1)/FACT([.B199])" office:value-type="float" office:value="6009003000" calcext:value-type="float">
            <text:p>6009003000</text:p>
          </table:table-cell>
          <table:table-cell table:formula="of:=10^LOG([.G199])" office:value-type="float" office:value="6009002999.99999" calcext:value-type="float">
            <text:p>6009002999.99999</text:p>
          </table:table-cell>
          <table:table-cell table:formula="of:=FACT([.A199])/FACT([.A199]-[.B199])/FACT([.B199])" office:value-type="float" office:value="167960" calcext:value-type="float">
            <text:p>167960</text:p>
          </table:table-cell>
          <table:table-cell table:formula="of:=10^LOG([.I199];10)" office:value-type="float" office:value="167960" calcext:value-type="float">
            <text:p>1679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10^([.B200]*LOG([.A200];10))" office:value-type="float" office:value="10240000000000" calcext:value-type="float">
            <text:p>10240000000000</text:p>
          </table:table-cell>
          <table:table-cell table:formula="of:=+[.A200]^[.B200]" office:value-type="float" office:value="10240000000000" calcext:value-type="float">
            <text:p>10240000000000</text:p>
          </table:table-cell>
          <table:table-cell table:formula="of:=FACT([.A200])/(FACT([.A200]-[.B200]))" office:value-type="float" office:value="670442572800" calcext:value-type="float">
            <text:p>670442572800</text:p>
          </table:table-cell>
          <table:table-cell table:formula="of:=10^LOG(FACT([.A200])/FACT([.A200]-[.B200]);10)" office:value-type="float" office:value="670442572800" calcext:value-type="float">
            <text:p>670442572800</text:p>
          </table:table-cell>
          <table:table-cell table:formula="of:=FACT([.A200]+[.B200]+1)/FACT([.A200]-1)/FACT([.B200])" office:value-type="float" office:value="18627909300" calcext:value-type="float">
            <text:p>18627909300</text:p>
          </table:table-cell>
          <table:table-cell table:formula="of:=10^LOG([.G200])" office:value-type="float" office:value="18627909300" calcext:value-type="float">
            <text:p>18627909300</text:p>
          </table:table-cell>
          <table:table-cell table:formula="of:=FACT([.A200])/FACT([.A200]-[.B200])/FACT([.B200])" office:value-type="float" office:value="184756" calcext:value-type="float">
            <text:p>184756</text:p>
          </table:table-cell>
          <table:table-cell table:formula="of:=10^LOG([.I200];10)" office:value-type="float" office:value="184756" calcext:value-type="float">
            <text:p>1847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10^([.B201]*LOG([.A201];10))" office:value-type="float" office:value="204799999999999" calcext:value-type="float">
            <text:p>204799999999999</text:p>
          </table:table-cell>
          <table:table-cell table:formula="of:=+[.A201]^[.B201]" office:value-type="float" office:value="204800000000000" calcext:value-type="float">
            <text:p>204800000000000</text:p>
          </table:table-cell>
          <table:table-cell table:formula="of:=FACT([.A201])/(FACT([.A201]-[.B201]))" office:value-type="float" office:value="6704425728000" calcext:value-type="float">
            <text:p>6704425728000</text:p>
          </table:table-cell>
          <table:table-cell table:formula="of:=10^LOG(FACT([.A201])/FACT([.A201]-[.B201]);10)" office:value-type="float" office:value="6704425727999.97" calcext:value-type="float">
            <text:p>6704425727999.97</text:p>
          </table:table-cell>
          <table:table-cell table:formula="of:=FACT([.A201]+[.B201]+1)/FACT([.A201]-1)/FACT([.B201])" office:value-type="float" office:value="54190281600" calcext:value-type="float">
            <text:p>54190281600</text:p>
          </table:table-cell>
          <table:table-cell table:formula="of:=10^LOG([.G201])" office:value-type="float" office:value="54190281599.9999" calcext:value-type="float">
            <text:p>54190281599.9999</text:p>
          </table:table-cell>
          <table:table-cell table:formula="of:=FACT([.A201])/FACT([.A201]-[.B201])/FACT([.B201])" office:value-type="float" office:value="167960" calcext:value-type="float">
            <text:p>167960</text:p>
          </table:table-cell>
          <table:table-cell table:formula="of:=10^LOG([.I201];10)" office:value-type="float" office:value="167960" calcext:value-type="float">
            <text:p>1679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10^([.B202]*LOG([.A202];10))" office:value-type="float" office:value="4095999999999973" calcext:value-type="float">
            <text:p>4095999999999973</text:p>
          </table:table-cell>
          <table:table-cell table:formula="of:=+[.A202]^[.B202]" office:value-type="float" office:value="4096000000000000" calcext:value-type="float">
            <text:p>4096000000000000</text:p>
          </table:table-cell>
          <table:table-cell table:formula="of:=FACT([.A202])/(FACT([.A202]-[.B202]))" office:value-type="float" office:value="60339831552000" calcext:value-type="float">
            <text:p>60339831552000</text:p>
          </table:table-cell>
          <table:table-cell table:formula="of:=10^LOG(FACT([.A202])/FACT([.A202]-[.B202]);10)" office:value-type="float" office:value="60339831551999.8" calcext:value-type="float">
            <text:p>60339831551999.8</text:p>
          </table:table-cell>
          <table:table-cell table:formula="of:=FACT([.A202]+[.B202]+1)/FACT([.A202]-1)/FACT([.B202])" office:value-type="float" office:value="149023274400" calcext:value-type="float">
            <text:p>149023274400</text:p>
          </table:table-cell>
          <table:table-cell table:formula="of:=10^LOG([.G202])" office:value-type="float" office:value="149023274399.999" calcext:value-type="float">
            <text:p>149023274399.999</text:p>
          </table:table-cell>
          <table:table-cell table:formula="of:=FACT([.A202])/FACT([.A202]-[.B202])/FACT([.B202])" office:value-type="float" office:value="125970" calcext:value-type="float">
            <text:p>125970</text:p>
          </table:table-cell>
          <table:table-cell table:formula="of:=10^LOG([.I202];10)" office:value-type="float" office:value="125970" calcext:value-type="float">
            <text:p>1259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10^([.B203]*LOG([.A203];10))" office:value-type="float" office:value="8.19199999999995E+016" calcext:value-type="float">
            <text:p>8.19199999999995E+016</text:p>
          </table:table-cell>
          <table:table-cell table:formula="of:=+[.A203]^[.B203]" office:value-type="float" office:value="8.192E+016" calcext:value-type="float">
            <text:p>8.192E+016</text:p>
          </table:table-cell>
          <table:table-cell table:formula="of:=FACT([.A203])/(FACT([.A203]-[.B203]))" office:value-type="float" office:value="482718652416000" calcext:value-type="float">
            <text:p>482718652416000</text:p>
          </table:table-cell>
          <table:table-cell table:formula="of:=10^LOG(FACT([.A203])/FACT([.A203]-[.B203]);10)" office:value-type="float" office:value="482718652415999" calcext:value-type="float">
            <text:p>482718652415999</text:p>
          </table:table-cell>
          <table:table-cell table:formula="of:=FACT([.A203]+[.B203]+1)/FACT([.A203]-1)/FACT([.B203])" office:value-type="float" office:value="389753179200" calcext:value-type="float">
            <text:p>389753179200</text:p>
          </table:table-cell>
          <table:table-cell table:formula="of:=10^LOG([.G203])" office:value-type="float" office:value="389753179200" calcext:value-type="float">
            <text:p>389753179200</text:p>
          </table:table-cell>
          <table:table-cell table:formula="of:=FACT([.A203])/FACT([.A203]-[.B203])/FACT([.B203])" office:value-type="float" office:value="77520" calcext:value-type="float">
            <text:p>77520</text:p>
          </table:table-cell>
          <table:table-cell table:formula="of:=10^LOG([.I203];10)" office:value-type="float" office:value="77519.9999999999" calcext:value-type="float">
            <text:p>77519.999999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0^([.B204]*LOG([.A204];10))" office:value-type="float" office:value="1.63839999999999E+018" calcext:value-type="float">
            <text:p>1.63839999999999E+018</text:p>
          </table:table-cell>
          <table:table-cell table:formula="of:=+[.A204]^[.B204]" office:value-type="float" office:value="1.6384E+018" calcext:value-type="float">
            <text:p>1.6384E+018</text:p>
          </table:table-cell>
          <table:table-cell table:formula="of:=FACT([.A204])/(FACT([.A204]-[.B204]))" office:value-type="float" office:value="3379030566912000" calcext:value-type="float">
            <text:p>3379030566912000</text:p>
          </table:table-cell>
          <table:table-cell table:formula="of:=10^LOG(FACT([.A204])/FACT([.A204]-[.B204]);10)" office:value-type="float" office:value="3379030566911991" calcext:value-type="float">
            <text:p>3379030566911991</text:p>
          </table:table-cell>
          <table:table-cell table:formula="of:=FACT([.A204]+[.B204]+1)/FACT([.A204]-1)/FACT([.B204])" office:value-type="float" office:value="974382948000" calcext:value-type="float">
            <text:p>974382948000</text:p>
          </table:table-cell>
          <table:table-cell table:formula="of:=10^LOG([.G204])" office:value-type="float" office:value="974382947999.999" calcext:value-type="float">
            <text:p>974382947999.999</text:p>
          </table:table-cell>
          <table:table-cell table:formula="of:=FACT([.A204])/FACT([.A204]-[.B204])/FACT([.B204])" office:value-type="float" office:value="38760" calcext:value-type="float">
            <text:p>38760</text:p>
          </table:table-cell>
          <table:table-cell table:formula="of:=10^LOG([.I204];10)" office:value-type="float" office:value="38760" calcext:value-type="float">
            <text:p>38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0^([.B205]*LOG([.A205];10))" office:value-type="float" office:value="3.27679999999998E+019" calcext:value-type="float">
            <text:p>3.27679999999998E+019</text:p>
          </table:table-cell>
          <table:table-cell table:formula="of:=+[.A205]^[.B205]" office:value-type="float" office:value="3.2768E+019" calcext:value-type="float">
            <text:p>3.2768E+019</text:p>
          </table:table-cell>
          <table:table-cell table:formula="of:=FACT([.A205])/(FACT([.A205]-[.B205]))" office:value-type="float" office:value="2.0274183401472E+016" calcext:value-type="float">
            <text:p>2.0274183401472E+016</text:p>
          </table:table-cell>
          <table:table-cell table:formula="of:=10^LOG(FACT([.A205])/FACT([.A205]-[.B205]);10)" office:value-type="float" office:value="2.02741834014719E+016" calcext:value-type="float">
            <text:p>2.02741834014719E+016</text:p>
          </table:table-cell>
          <table:table-cell table:formula="of:=FACT([.A205]+[.B205]+1)/FACT([.A205]-1)/FACT([.B205])" office:value-type="float" office:value="2338519075200" calcext:value-type="float">
            <text:p>2338519075200</text:p>
          </table:table-cell>
          <table:table-cell table:formula="of:=10^LOG([.G205])" office:value-type="float" office:value="2338519075200" calcext:value-type="float">
            <text:p>2338519075200</text:p>
          </table:table-cell>
          <table:table-cell table:formula="of:=FACT([.A205])/FACT([.A205]-[.B205])/FACT([.B205])" office:value-type="float" office:value="15504" calcext:value-type="float">
            <text:p>15504</text:p>
          </table:table-cell>
          <table:table-cell table:formula="of:=10^LOG([.I205];10)" office:value-type="float" office:value="15504" calcext:value-type="float">
            <text:p>15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10^([.B206]*LOG([.A206];10))" office:value-type="float" office:value="6.55359999999996E+020" calcext:value-type="float">
            <text:p>6.55359999999996E+020</text:p>
          </table:table-cell>
          <table:table-cell table:formula="of:=+[.A206]^[.B206]" office:value-type="float" office:value="6.5536E+020" calcext:value-type="float">
            <text:p>6.5536E+020</text:p>
          </table:table-cell>
          <table:table-cell table:formula="of:=FACT([.A206])/(FACT([.A206]-[.B206]))" office:value-type="float" office:value="1.0137091700736E+017" calcext:value-type="float">
            <text:p>1.0137091700736E+017</text:p>
          </table:table-cell>
          <table:table-cell table:formula="of:=10^LOG(FACT([.A206])/FACT([.A206]-[.B206]);10)" office:value-type="float" office:value="1.01370917007359E+017" calcext:value-type="float">
            <text:p>1.01370917007359E+017</text:p>
          </table:table-cell>
          <table:table-cell table:formula="of:=FACT([.A206]+[.B206]+1)/FACT([.A206]-1)/FACT([.B206])" office:value-type="float" office:value="5407825361400" calcext:value-type="float">
            <text:p>5407825361400</text:p>
          </table:table-cell>
          <table:table-cell table:formula="of:=10^LOG([.G206])" office:value-type="float" office:value="5407825361399.99" calcext:value-type="float">
            <text:p>5407825361399.99</text:p>
          </table:table-cell>
          <table:table-cell table:formula="of:=FACT([.A206])/FACT([.A206]-[.B206])/FACT([.B206])" office:value-type="float" office:value="4845" calcext:value-type="float">
            <text:p>4845</text:p>
          </table:table-cell>
          <table:table-cell table:formula="of:=10^LOG([.I206];10)" office:value-type="float" office:value="4844.99999999999" calcext:value-type="float">
            <text:p>4844.9999999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10^([.B207]*LOG([.A207];10))" office:value-type="float" office:value="1.31071999999999E+022" calcext:value-type="float">
            <text:p>1.31071999999999E+022</text:p>
          </table:table-cell>
          <table:table-cell table:formula="of:=+[.A207]^[.B207]" office:value-type="float" office:value="1.31072E+022" calcext:value-type="float">
            <text:p>1.31072E+022</text:p>
          </table:table-cell>
          <table:table-cell table:formula="of:=FACT([.A207])/(FACT([.A207]-[.B207]))" office:value-type="float" office:value="4.0548366802944E+017" calcext:value-type="float">
            <text:p>4.0548366802944E+017</text:p>
          </table:table-cell>
          <table:table-cell table:formula="of:=10^LOG(FACT([.A207])/FACT([.A207]-[.B207]);10)" office:value-type="float" office:value="4.05483668029438E+017" calcext:value-type="float">
            <text:p>4.05483668029438E+017</text:p>
          </table:table-cell>
          <table:table-cell table:formula="of:=FACT([.A207]+[.B207]+1)/FACT([.A207]-1)/FACT([.B207])" office:value-type="float" office:value="12088080219600" calcext:value-type="float">
            <text:p>12088080219600</text:p>
          </table:table-cell>
          <table:table-cell table:formula="of:=10^LOG([.G207])" office:value-type="float" office:value="12088080219599.9" calcext:value-type="float">
            <text:p>12088080219599.9</text:p>
          </table:table-cell>
          <table:table-cell table:formula="of:=FACT([.A207])/FACT([.A207]-[.B207])/FACT([.B207])" office:value-type="float" office:value="1140" calcext:value-type="float">
            <text:p>1140</text:p>
          </table:table-cell>
          <table:table-cell table:formula="of:=10^LOG([.I207];10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0^([.B208]*LOG([.A208];10))" office:value-type="float" office:value="2.62143999999999E+023" calcext:value-type="float">
            <text:p>2.62143999999999E+023</text:p>
          </table:table-cell>
          <table:table-cell table:formula="of:=+[.A208]^[.B208]" office:value-type="float" office:value="2.62144E+023" calcext:value-type="float">
            <text:p>2.62144E+023</text:p>
          </table:table-cell>
          <table:table-cell table:formula="of:=FACT([.A208])/(FACT([.A208]-[.B208]))" office:value-type="float" office:value="1.21645100408832E+018" calcext:value-type="float">
            <text:p>1.21645100408832E+018</text:p>
          </table:table-cell>
          <table:table-cell table:formula="of:=10^LOG(FACT([.A208])/FACT([.A208]-[.B208]);10)" office:value-type="float" office:value="1.21645100408831E+018" calcext:value-type="float">
            <text:p>1.21645100408831E+018</text:p>
          </table:table-cell>
          <table:table-cell table:formula="of:=FACT([.A208]+[.B208]+1)/FACT([.A208]-1)/FACT([.B208])" office:value-type="float" office:value="26190840475800" calcext:value-type="float">
            <text:p>26190840475800</text:p>
          </table:table-cell>
          <table:table-cell table:formula="of:=10^LOG([.G208])" office:value-type="float" office:value="26190840475800" calcext:value-type="float">
            <text:p>26190840475800</text:p>
          </table:table-cell>
          <table:table-cell table:formula="of:=FACT([.A208])/FACT([.A208]-[.B208])/FACT([.B208])" office:value-type="float" office:value="190" calcext:value-type="float">
            <text:p>190</text:p>
          </table:table-cell>
          <table:table-cell table:formula="of:=10^LOG([.I208];1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0^([.B209]*LOG([.A209];10))" office:value-type="float" office:value="5.24287999999997E+024" calcext:value-type="float">
            <text:p>5.24287999999997E+024</text:p>
          </table:table-cell>
          <table:table-cell table:formula="of:=+[.A209]^[.B209]" office:value-type="float" office:value="5.24288E+024" calcext:value-type="float">
            <text:p>5.24288E+024</text:p>
          </table:table-cell>
          <table:table-cell table:formula="of:=FACT([.A209])/(FACT([.A209]-[.B209]))" office:value-type="float" office:value="2.43290200817664E+018" calcext:value-type="float">
            <text:p>2.43290200817664E+018</text:p>
          </table:table-cell>
          <table:table-cell table:formula="of:=10^LOG(FACT([.A209])/FACT([.A209]-[.B209]);10)" office:value-type="float" office:value="2.43290200817663E+018" calcext:value-type="float">
            <text:p>2.43290200817663E+018</text:p>
          </table:table-cell>
          <table:table-cell table:formula="of:=FACT([.A209]+[.B209]+1)/FACT([.A209]-1)/FACT([.B209])" office:value-type="float" office:value="55138611528000" calcext:value-type="float">
            <text:p>55138611528000</text:p>
          </table:table-cell>
          <table:table-cell table:formula="of:=10^LOG([.G209])" office:value-type="float" office:value="55138611527999.9" calcext:value-type="float">
            <text:p>55138611527999.9</text:p>
          </table:table-cell>
          <table:table-cell table:formula="of:=FACT([.A209])/FACT([.A209]-[.B209])/FACT([.B209])" office:value-type="float" office:value="20" calcext:value-type="float">
            <text:p>20</text:p>
          </table:table-cell>
          <table:table-cell table:formula="of:=10^LOG([.I209];10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10^([.B210]*LOG([.A210];10))" office:value-type="float" office:value="1.04857599999999E+026" calcext:value-type="float">
            <text:p>1.04857599999999E+026</text:p>
          </table:table-cell>
          <table:table-cell table:formula="of:=+[.A210]^[.B210]" office:value-type="float" office:value="1.048576E+026" calcext:value-type="float">
            <text:p>1.048576E+026</text:p>
          </table:table-cell>
          <table:table-cell table:formula="of:=FACT([.A210])/(FACT([.A210]-[.B210]))" office:value-type="float" office:value="2.43290200817664E+018" calcext:value-type="float">
            <text:p>2.43290200817664E+018</text:p>
          </table:table-cell>
          <table:table-cell table:formula="of:=10^LOG(FACT([.A210])/FACT([.A210]-[.B210]);10)" office:value-type="float" office:value="2.43290200817663E+018" calcext:value-type="float">
            <text:p>2.43290200817663E+018</text:p>
          </table:table-cell>
          <table:table-cell table:formula="of:=FACT([.A210]+[.B210]+1)/FACT([.A210]-1)/FACT([.B210])" office:value-type="float" office:value="113034153632400" calcext:value-type="float">
            <text:p>113034153632400</text:p>
          </table:table-cell>
          <table:table-cell table:formula="of:=10^LOG([.G210])" office:value-type="float" office:value="113034153632400" calcext:value-type="float">
            <text:p>113034153632400</text:p>
          </table:table-cell>
          <table:table-cell table:formula="of:=FACT([.A210])/FACT([.A210]-[.B210])/FACT([.B210])" office:value-type="float" office:value="1" calcext:value-type="float">
            <text:p>1</text:p>
          </table:table-cell>
          <table:table-cell table:formula="of:=10^LOG([.I210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10^([.B211]*LOG([.A211];10))" office:value-type="float" office:value="1" calcext:value-type="float">
            <text:p>1</text:p>
          </table:table-cell>
          <table:table-cell table:formula="of:=+[.A211]^[.B211]" office:value-type="float" office:value="1" calcext:value-type="float">
            <text:p>1</text:p>
          </table:table-cell>
          <table:table-cell table:formula="of:=FACT([.A211])/(FACT([.A211]-[.B211]))" office:value-type="float" office:value="1" calcext:value-type="float">
            <text:p>1</text:p>
          </table:table-cell>
          <table:table-cell table:formula="of:=10^LOG(FACT([.A211])/FACT([.A211]-[.B211]);10)" office:value-type="float" office:value="1" calcext:value-type="float">
            <text:p>1</text:p>
          </table:table-cell>
          <table:table-cell table:formula="of:=FACT([.A211]+[.B211]+1)/FACT([.A211]-1)/FACT([.B211])" office:value-type="float" office:value="462" calcext:value-type="float">
            <text:p>462</text:p>
          </table:table-cell>
          <table:table-cell table:formula="of:=10^LOG([.G211])" office:value-type="float" office:value="462" calcext:value-type="float">
            <text:p>462</text:p>
          </table:table-cell>
          <table:table-cell table:formula="of:=FACT([.A211])/FACT([.A211]-[.B211])/FACT([.B211])" office:value-type="float" office:value="1" calcext:value-type="float">
            <text:p>1</text:p>
          </table:table-cell>
          <table:table-cell table:formula="of:=10^LOG([.I211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10^([.B212]*LOG([.A212];10))" office:value-type="float" office:value="21" calcext:value-type="float">
            <text:p>21</text:p>
          </table:table-cell>
          <table:table-cell table:formula="of:=+[.A212]^[.B212]" office:value-type="float" office:value="21" calcext:value-type="float">
            <text:p>21</text:p>
          </table:table-cell>
          <table:table-cell table:formula="of:=FACT([.A212])/(FACT([.A212]-[.B212]))" office:value-type="float" office:value="21" calcext:value-type="float">
            <text:p>21</text:p>
          </table:table-cell>
          <table:table-cell table:formula="of:=10^LOG(FACT([.A212])/FACT([.A212]-[.B212]);10)" office:value-type="float" office:value="21" calcext:value-type="float">
            <text:p>21</text:p>
          </table:table-cell>
          <table:table-cell table:formula="of:=FACT([.A212]+[.B212]+1)/FACT([.A212]-1)/FACT([.B212])" office:value-type="float" office:value="10626" calcext:value-type="float">
            <text:p>10626</text:p>
          </table:table-cell>
          <table:table-cell table:formula="of:=10^LOG([.G212])" office:value-type="float" office:value="10626" calcext:value-type="float">
            <text:p>10626</text:p>
          </table:table-cell>
          <table:table-cell table:formula="of:=FACT([.A212])/FACT([.A212]-[.B212])/FACT([.B212])" office:value-type="float" office:value="21" calcext:value-type="float">
            <text:p>21</text:p>
          </table:table-cell>
          <table:table-cell table:formula="of:=10^LOG([.I212];1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10^([.B213]*LOG([.A213];10))" office:value-type="float" office:value="441" calcext:value-type="float">
            <text:p>441</text:p>
          </table:table-cell>
          <table:table-cell table:formula="of:=+[.A213]^[.B213]" office:value-type="float" office:value="441" calcext:value-type="float">
            <text:p>441</text:p>
          </table:table-cell>
          <table:table-cell table:formula="of:=FACT([.A213])/(FACT([.A213]-[.B213]))" office:value-type="float" office:value="420" calcext:value-type="float">
            <text:p>420</text:p>
          </table:table-cell>
          <table:table-cell table:formula="of:=10^LOG(FACT([.A213])/FACT([.A213]-[.B213]);10)" office:value-type="float" office:value="420" calcext:value-type="float">
            <text:p>420</text:p>
          </table:table-cell>
          <table:table-cell table:formula="of:=FACT([.A213]+[.B213]+1)/FACT([.A213]-1)/FACT([.B213])" office:value-type="float" office:value="127512" calcext:value-type="float">
            <text:p>127512</text:p>
          </table:table-cell>
          <table:table-cell table:formula="of:=10^LOG([.G213])" office:value-type="float" office:value="127512" calcext:value-type="float">
            <text:p>127512</text:p>
          </table:table-cell>
          <table:table-cell table:formula="of:=FACT([.A213])/FACT([.A213]-[.B213])/FACT([.B213])" office:value-type="float" office:value="210" calcext:value-type="float">
            <text:p>210</text:p>
          </table:table-cell>
          <table:table-cell table:formula="of:=10^LOG([.I213];10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10^([.B214]*LOG([.A214];10))" office:value-type="float" office:value="9260.99999999999" calcext:value-type="float">
            <text:p>9260.99999999999</text:p>
          </table:table-cell>
          <table:table-cell table:formula="of:=+[.A214]^[.B214]" office:value-type="float" office:value="9261" calcext:value-type="float">
            <text:p>9261</text:p>
          </table:table-cell>
          <table:table-cell table:formula="of:=FACT([.A214])/(FACT([.A214]-[.B214]))" office:value-type="float" office:value="7980" calcext:value-type="float">
            <text:p>7980</text:p>
          </table:table-cell>
          <table:table-cell table:formula="of:=10^LOG(FACT([.A214])/FACT([.A214]-[.B214]);10)" office:value-type="float" office:value="7980" calcext:value-type="float">
            <text:p>7980</text:p>
          </table:table-cell>
          <table:table-cell table:formula="of:=FACT([.A214]+[.B214]+1)/FACT([.A214]-1)/FACT([.B214])" office:value-type="float" office:value="1062600" calcext:value-type="float">
            <text:p>1062600</text:p>
          </table:table-cell>
          <table:table-cell table:formula="of:=10^LOG([.G214])" office:value-type="float" office:value="1062600" calcext:value-type="float">
            <text:p>1062600</text:p>
          </table:table-cell>
          <table:table-cell table:formula="of:=FACT([.A214])/FACT([.A214]-[.B214])/FACT([.B214])" office:value-type="float" office:value="1330" calcext:value-type="float">
            <text:p>1330</text:p>
          </table:table-cell>
          <table:table-cell table:formula="of:=10^LOG([.I214];10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^([.B215]*LOG([.A215];10))" office:value-type="float" office:value="194481" calcext:value-type="float">
            <text:p>194481</text:p>
          </table:table-cell>
          <table:table-cell table:formula="of:=+[.A215]^[.B215]" office:value-type="float" office:value="194481" calcext:value-type="float">
            <text:p>194481</text:p>
          </table:table-cell>
          <table:table-cell table:formula="of:=FACT([.A215])/(FACT([.A215]-[.B215]))" office:value-type="float" office:value="143640" calcext:value-type="float">
            <text:p>143640</text:p>
          </table:table-cell>
          <table:table-cell table:formula="of:=10^LOG(FACT([.A215])/FACT([.A215]-[.B215]);10)" office:value-type="float" office:value="143640" calcext:value-type="float">
            <text:p>143640</text:p>
          </table:table-cell>
          <table:table-cell table:formula="of:=FACT([.A215]+[.B215]+1)/FACT([.A215]-1)/FACT([.B215])" office:value-type="float" office:value="6906900" calcext:value-type="float">
            <text:p>6906900</text:p>
          </table:table-cell>
          <table:table-cell table:formula="of:=10^LOG([.G215])" office:value-type="float" office:value="6906899.99999999" calcext:value-type="float">
            <text:p>6906899.99999999</text:p>
          </table:table-cell>
          <table:table-cell table:formula="of:=FACT([.A215])/FACT([.A215]-[.B215])/FACT([.B215])" office:value-type="float" office:value="5985" calcext:value-type="float">
            <text:p>5985</text:p>
          </table:table-cell>
          <table:table-cell table:formula="of:=10^LOG([.I215];10)" office:value-type="float" office:value="5984.99999999999" calcext:value-type="float">
            <text:p>5984.99999999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10^([.B216]*LOG([.A216];10))" office:value-type="float" office:value="4084101" calcext:value-type="float">
            <text:p>4084101</text:p>
          </table:table-cell>
          <table:table-cell table:formula="of:=+[.A216]^[.B216]" office:value-type="float" office:value="4084101" calcext:value-type="float">
            <text:p>4084101</text:p>
          </table:table-cell>
          <table:table-cell table:formula="of:=FACT([.A216])/(FACT([.A216]-[.B216]))" office:value-type="float" office:value="2441880" calcext:value-type="float">
            <text:p>2441880</text:p>
          </table:table-cell>
          <table:table-cell table:formula="of:=10^LOG(FACT([.A216])/FACT([.A216]-[.B216]);10)" office:value-type="float" office:value="2441880" calcext:value-type="float">
            <text:p>2441880</text:p>
          </table:table-cell>
          <table:table-cell table:formula="of:=FACT([.A216]+[.B216]+1)/FACT([.A216]-1)/FACT([.B216])" office:value-type="float" office:value="37297260" calcext:value-type="float">
            <text:p>37297260</text:p>
          </table:table-cell>
          <table:table-cell table:formula="of:=10^LOG([.G216])" office:value-type="float" office:value="37297260" calcext:value-type="float">
            <text:p>37297260</text:p>
          </table:table-cell>
          <table:table-cell table:formula="of:=FACT([.A216])/FACT([.A216]-[.B216])/FACT([.B216])" office:value-type="float" office:value="20349" calcext:value-type="float">
            <text:p>20349</text:p>
          </table:table-cell>
          <table:table-cell table:formula="of:=10^LOG([.I216];10)" office:value-type="float" office:value="20349" calcext:value-type="float">
            <text:p>203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10^([.B217]*LOG([.A217];10))" office:value-type="float" office:value="85766120.9999998" calcext:value-type="float">
            <text:p>85766120.9999998</text:p>
          </table:table-cell>
          <table:table-cell table:formula="of:=+[.A217]^[.B217]" office:value-type="float" office:value="85766121" calcext:value-type="float">
            <text:p>85766121</text:p>
          </table:table-cell>
          <table:table-cell table:formula="of:=FACT([.A217])/(FACT([.A217]-[.B217]))" office:value-type="float" office:value="39070080" calcext:value-type="float">
            <text:p>39070080</text:p>
          </table:table-cell>
          <table:table-cell table:formula="of:=10^LOG(FACT([.A217])/FACT([.A217]-[.B217]);10)" office:value-type="float" office:value="39070079.9999999" calcext:value-type="float">
            <text:p>39070079.9999999</text:p>
          </table:table-cell>
          <table:table-cell table:formula="of:=FACT([.A217]+[.B217]+1)/FACT([.A217]-1)/FACT([.B217])" office:value-type="float" office:value="174053880" calcext:value-type="float">
            <text:p>174053880</text:p>
          </table:table-cell>
          <table:table-cell table:formula="of:=10^LOG([.G217])" office:value-type="float" office:value="174053880" calcext:value-type="float">
            <text:p>174053880</text:p>
          </table:table-cell>
          <table:table-cell table:formula="of:=FACT([.A217])/FACT([.A217]-[.B217])/FACT([.B217])" office:value-type="float" office:value="54264" calcext:value-type="float">
            <text:p>54264</text:p>
          </table:table-cell>
          <table:table-cell table:formula="of:=10^LOG([.I217];10)" office:value-type="float" office:value="54264" calcext:value-type="float">
            <text:p>54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10^([.B218]*LOG([.A218];10))" office:value-type="float" office:value="1801088540.99999" calcext:value-type="float">
            <text:p>1801088540.99999</text:p>
          </table:table-cell>
          <table:table-cell table:formula="of:=+[.A218]^[.B218]" office:value-type="float" office:value="1801088541" calcext:value-type="float">
            <text:p>1801088541</text:p>
          </table:table-cell>
          <table:table-cell table:formula="of:=FACT([.A218])/(FACT([.A218]-[.B218]))" office:value-type="float" office:value="586051200" calcext:value-type="float">
            <text:p>586051200</text:p>
          </table:table-cell>
          <table:table-cell table:formula="of:=10^LOG(FACT([.A218])/FACT([.A218]-[.B218]);10)" office:value-type="float" office:value="586051199.999999" calcext:value-type="float">
            <text:p>586051199.999999</text:p>
          </table:table-cell>
          <table:table-cell table:formula="of:=FACT([.A218]+[.B218]+1)/FACT([.A218]-1)/FACT([.B218])" office:value-type="float" office:value="721080360" calcext:value-type="float">
            <text:p>721080360</text:p>
          </table:table-cell>
          <table:table-cell table:formula="of:=10^LOG([.G218])" office:value-type="float" office:value="721080359.999999" calcext:value-type="float">
            <text:p>721080359.999999</text:p>
          </table:table-cell>
          <table:table-cell table:formula="of:=FACT([.A218])/FACT([.A218]-[.B218])/FACT([.B218])" office:value-type="float" office:value="116280" calcext:value-type="float">
            <text:p>116280</text:p>
          </table:table-cell>
          <table:table-cell table:formula="of:=10^LOG([.I218];10)" office:value-type="float" office:value="116280" calcext:value-type="float">
            <text:p>1162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10^([.B219]*LOG([.A219];10))" office:value-type="float" office:value="37822859360.9999" calcext:value-type="float">
            <text:p>37822859360.9999</text:p>
          </table:table-cell>
          <table:table-cell table:formula="of:=+[.A219]^[.B219]" office:value-type="float" office:value="37822859361" calcext:value-type="float">
            <text:p>37822859361</text:p>
          </table:table-cell>
          <table:table-cell table:formula="of:=FACT([.A219])/(FACT([.A219]-[.B219]))" office:value-type="float" office:value="8204716800" calcext:value-type="float">
            <text:p>8204716800</text:p>
          </table:table-cell>
          <table:table-cell table:formula="of:=10^LOG(FACT([.A219])/FACT([.A219]-[.B219]);10)" office:value-type="float" office:value="8204716799.99999" calcext:value-type="float">
            <text:p>8204716799.99999</text:p>
          </table:table-cell>
          <table:table-cell table:formula="of:=FACT([.A219]+[.B219]+1)/FACT([.A219]-1)/FACT([.B219])" office:value-type="float" office:value="2704051350" calcext:value-type="float">
            <text:p>2704051350</text:p>
          </table:table-cell>
          <table:table-cell table:formula="of:=10^LOG([.G219])" office:value-type="float" office:value="2704051349.99999" calcext:value-type="float">
            <text:p>2704051349.99999</text:p>
          </table:table-cell>
          <table:table-cell table:formula="of:=FACT([.A219])/FACT([.A219]-[.B219])/FACT([.B219])" office:value-type="float" office:value="203490" calcext:value-type="float">
            <text:p>203490</text:p>
          </table:table-cell>
          <table:table-cell table:formula="of:=10^LOG([.I219];10)" office:value-type="float" office:value="203490" calcext:value-type="float">
            <text:p>2034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10^([.B220]*LOG([.A220];10))" office:value-type="float" office:value="794280046580.998" calcext:value-type="float">
            <text:p>794280046580.998</text:p>
          </table:table-cell>
          <table:table-cell table:formula="of:=+[.A220]^[.B220]" office:value-type="float" office:value="794280046581" calcext:value-type="float">
            <text:p>794280046581</text:p>
          </table:table-cell>
          <table:table-cell table:formula="of:=FACT([.A220])/(FACT([.A220]-[.B220]))" office:value-type="float" office:value="106661318400" calcext:value-type="float">
            <text:p>106661318400</text:p>
          </table:table-cell>
          <table:table-cell table:formula="of:=10^LOG(FACT([.A220])/FACT([.A220]-[.B220]);10)" office:value-type="float" office:value="106661318400" calcext:value-type="float">
            <text:p>106661318400</text:p>
          </table:table-cell>
          <table:table-cell table:formula="of:=FACT([.A220]+[.B220]+1)/FACT([.A220]-1)/FACT([.B220])" office:value-type="float" office:value="9313954650" calcext:value-type="float">
            <text:p>9313954650</text:p>
          </table:table-cell>
          <table:table-cell table:formula="of:=10^LOG([.G220])" office:value-type="float" office:value="9313954649.99998" calcext:value-type="float">
            <text:p>9313954649.99998</text:p>
          </table:table-cell>
          <table:table-cell table:formula="of:=FACT([.A220])/FACT([.A220]-[.B220])/FACT([.B220])" office:value-type="float" office:value="293930" calcext:value-type="float">
            <text:p>293930</text:p>
          </table:table-cell>
          <table:table-cell table:formula="of:=10^LOG([.I220];10)" office:value-type="float" office:value="293930" calcext:value-type="float">
            <text:p>2939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10^([.B221]*LOG([.A221];10))" office:value-type="float" office:value="16679880978201" calcext:value-type="float">
            <text:p>16679880978201</text:p>
          </table:table-cell>
          <table:table-cell table:formula="of:=+[.A221]^[.B221]" office:value-type="float" office:value="16679880978201" calcext:value-type="float">
            <text:p>16679880978201</text:p>
          </table:table-cell>
          <table:table-cell table:formula="of:=FACT([.A221])/(FACT([.A221]-[.B221]))" office:value-type="float" office:value="1279935820800" calcext:value-type="float">
            <text:p>1279935820800</text:p>
          </table:table-cell>
          <table:table-cell table:formula="of:=10^LOG(FACT([.A221])/FACT([.A221]-[.B221]);10)" office:value-type="float" office:value="1279935820799.99" calcext:value-type="float">
            <text:p>1279935820799.99</text:p>
          </table:table-cell>
          <table:table-cell table:formula="of:=FACT([.A221]+[.B221]+1)/FACT([.A221]-1)/FACT([.B221])" office:value-type="float" office:value="29804654880" calcext:value-type="float">
            <text:p>29804654880</text:p>
          </table:table-cell>
          <table:table-cell table:formula="of:=10^LOG([.G221])" office:value-type="float" office:value="29804654880" calcext:value-type="float">
            <text:p>29804654880</text:p>
          </table:table-cell>
          <table:table-cell table:formula="of:=FACT([.A221])/FACT([.A221]-[.B221])/FACT([.B221])" office:value-type="float" office:value="352716" calcext:value-type="float">
            <text:p>352716</text:p>
          </table:table-cell>
          <table:table-cell table:formula="of:=10^LOG([.I221];10)" office:value-type="float" office:value="352716" calcext:value-type="float">
            <text:p>3527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10^([.B222]*LOG([.A222];10))" office:value-type="float" office:value="350277500542219" calcext:value-type="float">
            <text:p>350277500542219</text:p>
          </table:table-cell>
          <table:table-cell table:formula="of:=+[.A222]^[.B222]" office:value-type="float" office:value="350277500542221" calcext:value-type="float">
            <text:p>350277500542221</text:p>
          </table:table-cell>
          <table:table-cell table:formula="of:=FACT([.A222])/(FACT([.A222]-[.B222]))" office:value-type="float" office:value="14079294028800" calcext:value-type="float">
            <text:p>14079294028800</text:p>
          </table:table-cell>
          <table:table-cell table:formula="of:=10^LOG(FACT([.A222])/FACT([.A222]-[.B222]);10)" office:value-type="float" office:value="14079294028800" calcext:value-type="float">
            <text:p>14079294028800</text:p>
          </table:table-cell>
          <table:table-cell table:formula="of:=FACT([.A222]+[.B222]+1)/FACT([.A222]-1)/FACT([.B222])" office:value-type="float" office:value="89413964640" calcext:value-type="float">
            <text:p>89413964640</text:p>
          </table:table-cell>
          <table:table-cell table:formula="of:=10^LOG([.G222])" office:value-type="float" office:value="89413964639.9999" calcext:value-type="float">
            <text:p>89413964639.9999</text:p>
          </table:table-cell>
          <table:table-cell table:formula="of:=FACT([.A222])/FACT([.A222]-[.B222])/FACT([.B222])" office:value-type="float" office:value="352716" calcext:value-type="float">
            <text:p>352716</text:p>
          </table:table-cell>
          <table:table-cell table:formula="of:=10^LOG([.I222];10)" office:value-type="float" office:value="352716" calcext:value-type="float">
            <text:p>3527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10^([.B223]*LOG([.A223];10))" office:value-type="float" office:value="7355827511386603" calcext:value-type="float">
            <text:p>7355827511386603</text:p>
          </table:table-cell>
          <table:table-cell table:formula="of:=+[.A223]^[.B223]" office:value-type="float" office:value="7355827511386641" calcext:value-type="float">
            <text:p>7355827511386641</text:p>
          </table:table-cell>
          <table:table-cell table:formula="of:=FACT([.A223])/(FACT([.A223]-[.B223]))" office:value-type="float" office:value="140792940288000" calcext:value-type="float">
            <text:p>140792940288000</text:p>
          </table:table-cell>
          <table:table-cell table:formula="of:=10^LOG(FACT([.A223])/FACT([.A223]-[.B223]);10)" office:value-type="float" office:value="140792940287999" calcext:value-type="float">
            <text:p>140792940287999</text:p>
          </table:table-cell>
          <table:table-cell table:formula="of:=FACT([.A223]+[.B223]+1)/FACT([.A223]-1)/FACT([.B223])" office:value-type="float" office:value="253339566480" calcext:value-type="float">
            <text:p>253339566480</text:p>
          </table:table-cell>
          <table:table-cell table:formula="of:=10^LOG([.G223])" office:value-type="float" office:value="253339566480" calcext:value-type="float">
            <text:p>253339566480</text:p>
          </table:table-cell>
          <table:table-cell table:formula="of:=FACT([.A223])/FACT([.A223]-[.B223])/FACT([.B223])" office:value-type="float" office:value="293930" calcext:value-type="float">
            <text:p>293930</text:p>
          </table:table-cell>
          <table:table-cell table:formula="of:=10^LOG([.I223];10)" office:value-type="float" office:value="293930" calcext:value-type="float">
            <text:p>2939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10^([.B224]*LOG([.A224];10))" office:value-type="float" office:value="1.54472377739118E+017" calcext:value-type="float">
            <text:p>1.54472377739118E+017</text:p>
          </table:table-cell>
          <table:table-cell table:formula="of:=+[.A224]^[.B224]" office:value-type="float" office:value="1.54472377739119E+017" calcext:value-type="float">
            <text:p>1.54472377739119E+017</text:p>
          </table:table-cell>
          <table:table-cell table:formula="of:=FACT([.A224])/(FACT([.A224]-[.B224]))" office:value-type="float" office:value="1267136462592000" calcext:value-type="float">
            <text:p>1267136462592000</text:p>
          </table:table-cell>
          <table:table-cell table:formula="of:=10^LOG(FACT([.A224])/FACT([.A224]-[.B224]);10)" office:value-type="float" office:value="1.267136462592E+015" calcext:value-type="float">
            <text:p>1.267136462592E+015</text:p>
          </table:table-cell>
          <table:table-cell table:formula="of:=FACT([.A224]+[.B224]+1)/FACT([.A224]-1)/FACT([.B224])" office:value-type="float" office:value="682068063600" calcext:value-type="float">
            <text:p>682068063600</text:p>
          </table:table-cell>
          <table:table-cell table:formula="of:=10^LOG([.G224])" office:value-type="float" office:value="682068063599.997" calcext:value-type="float">
            <text:p>682068063599.997</text:p>
          </table:table-cell>
          <table:table-cell table:formula="of:=FACT([.A224])/FACT([.A224]-[.B224])/FACT([.B224])" office:value-type="float" office:value="203490" calcext:value-type="float">
            <text:p>203490</text:p>
          </table:table-cell>
          <table:table-cell table:formula="of:=10^LOG([.I224];10)" office:value-type="float" office:value="203490" calcext:value-type="float">
            <text:p>2034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0^([.B225]*LOG([.A225];10))" office:value-type="float" office:value="3.24391993252148E+018" calcext:value-type="float">
            <text:p>3.24391993252148E+018</text:p>
          </table:table-cell>
          <table:table-cell table:formula="of:=+[.A225]^[.B225]" office:value-type="float" office:value="3.24391993252151E+018" calcext:value-type="float">
            <text:p>3.24391993252151E+018</text:p>
          </table:table-cell>
          <table:table-cell table:formula="of:=FACT([.A225])/(FACT([.A225]-[.B225]))" office:value-type="float" office:value="1.0137091700736E+016" calcext:value-type="float">
            <text:p>1.0137091700736E+016</text:p>
          </table:table-cell>
          <table:table-cell table:formula="of:=10^LOG(FACT([.A225])/FACT([.A225]-[.B225]);10)" office:value-type="float" office:value="1.01370917007359E+016" calcext:value-type="float">
            <text:p>1.01370917007359E+016</text:p>
          </table:table-cell>
          <table:table-cell table:formula="of:=FACT([.A225]+[.B225]+1)/FACT([.A225]-1)/FACT([.B225])" office:value-type="float" office:value="1753889306400" calcext:value-type="float">
            <text:p>1753889306400</text:p>
          </table:table-cell>
          <table:table-cell table:formula="of:=10^LOG([.G225])" office:value-type="float" office:value="1753889306400" calcext:value-type="float">
            <text:p>1753889306400</text:p>
          </table:table-cell>
          <table:table-cell table:formula="of:=FACT([.A225])/FACT([.A225]-[.B225])/FACT([.B225])" office:value-type="float" office:value="116280" calcext:value-type="float">
            <text:p>116280</text:p>
          </table:table-cell>
          <table:table-cell table:formula="of:=10^LOG([.I225];10)" office:value-type="float" office:value="116280" calcext:value-type="float">
            <text:p>1162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10^([.B226]*LOG([.A226];10))" office:value-type="float" office:value="6.81223185829512E+019" calcext:value-type="float">
            <text:p>6.81223185829512E+019</text:p>
          </table:table-cell>
          <table:table-cell table:formula="of:=+[.A226]^[.B226]" office:value-type="float" office:value="6.81223185829517E+019" calcext:value-type="float">
            <text:p>6.81223185829517E+019</text:p>
          </table:table-cell>
          <table:table-cell table:formula="of:=FACT([.A226])/(FACT([.A226]-[.B226]))" office:value-type="float" office:value="7.0959641905152E+016" calcext:value-type="float">
            <text:p>7.0959641905152E+016</text:p>
          </table:table-cell>
          <table:table-cell table:formula="of:=10^LOG(FACT([.A226])/FACT([.A226]-[.B226]);10)" office:value-type="float" office:value="7.09596419051516E+016" calcext:value-type="float">
            <text:p>7.09596419051516E+016</text:p>
          </table:table-cell>
          <table:table-cell table:formula="of:=FACT([.A226]+[.B226]+1)/FACT([.A226]-1)/FACT([.B226])" office:value-type="float" office:value="4326260289120" calcext:value-type="float">
            <text:p>4326260289120</text:p>
          </table:table-cell>
          <table:table-cell table:formula="of:=10^LOG([.G226])" office:value-type="float" office:value="4326260289119.98" calcext:value-type="float">
            <text:p>4326260289119.98</text:p>
          </table:table-cell>
          <table:table-cell table:formula="of:=FACT([.A226])/FACT([.A226]-[.B226])/FACT([.B226])" office:value-type="float" office:value="54264" calcext:value-type="float">
            <text:p>54264</text:p>
          </table:table-cell>
          <table:table-cell table:formula="of:=10^LOG([.I226];10)" office:value-type="float" office:value="54264" calcext:value-type="float">
            <text:p>54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10^([.B227]*LOG([.A227];10))" office:value-type="float" office:value="1.43056869024198E+021" calcext:value-type="float">
            <text:p>1.43056869024198E+021</text:p>
          </table:table-cell>
          <table:table-cell table:formula="of:=+[.A227]^[.B227]" office:value-type="float" office:value="1.43056869024199E+021" calcext:value-type="float">
            <text:p>1.43056869024199E+021</text:p>
          </table:table-cell>
          <table:table-cell table:formula="of:=FACT([.A227])/(FACT([.A227]-[.B227]))" office:value-type="float" office:value="4.25757851430912E+017" calcext:value-type="float">
            <text:p>4.25757851430912E+017</text:p>
          </table:table-cell>
          <table:table-cell table:formula="of:=10^LOG(FACT([.A227])/FACT([.A227]-[.B227]);10)" office:value-type="float" office:value="4.2575785143091E+017" calcext:value-type="float">
            <text:p>4.2575785143091E+017</text:p>
          </table:table-cell>
          <table:table-cell table:formula="of:=FACT([.A227]+[.B227]+1)/FACT([.A227]-1)/FACT([.B227])" office:value-type="float" office:value="10274868186660" calcext:value-type="float">
            <text:p>10274868186660</text:p>
          </table:table-cell>
          <table:table-cell table:formula="of:=10^LOG([.G227])" office:value-type="float" office:value="10274868186660" calcext:value-type="float">
            <text:p>10274868186660</text:p>
          </table:table-cell>
          <table:table-cell table:formula="of:=FACT([.A227])/FACT([.A227]-[.B227])/FACT([.B227])" office:value-type="float" office:value="20349" calcext:value-type="float">
            <text:p>20349</text:p>
          </table:table-cell>
          <table:table-cell table:formula="of:=10^LOG([.I227];10)" office:value-type="float" office:value="20349" calcext:value-type="float">
            <text:p>203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10^([.B228]*LOG([.A228];10))" office:value-type="float" office:value="3.00419424950815E+022" calcext:value-type="float">
            <text:p>3.00419424950815E+022</text:p>
          </table:table-cell>
          <table:table-cell table:formula="of:=+[.A228]^[.B228]" office:value-type="float" office:value="3.00419424950817E+022" calcext:value-type="float">
            <text:p>3.00419424950817E+022</text:p>
          </table:table-cell>
          <table:table-cell table:formula="of:=FACT([.A228])/(FACT([.A228]-[.B228]))" office:value-type="float" office:value="2.12878925715456E+018" calcext:value-type="float">
            <text:p>2.12878925715456E+018</text:p>
          </table:table-cell>
          <table:table-cell table:formula="of:=10^LOG(FACT([.A228])/FACT([.A228]-[.B228]);10)" office:value-type="float" office:value="2.12878925715456E+018" calcext:value-type="float">
            <text:p>2.12878925715456E+018</text:p>
          </table:table-cell>
          <table:table-cell table:formula="of:=FACT([.A228]+[.B228]+1)/FACT([.A228]-1)/FACT([.B228])" office:value-type="float" office:value="23571756428220" calcext:value-type="float">
            <text:p>23571756428220</text:p>
          </table:table-cell>
          <table:table-cell table:formula="of:=10^LOG([.G228])" office:value-type="float" office:value="23571756428219.9" calcext:value-type="float">
            <text:p>23571756428219.9</text:p>
          </table:table-cell>
          <table:table-cell table:formula="of:=FACT([.A228])/FACT([.A228]-[.B228])/FACT([.B228])" office:value-type="float" office:value="5985" calcext:value-type="float">
            <text:p>5985</text:p>
          </table:table-cell>
          <table:table-cell table:formula="of:=10^LOG([.I228];10)" office:value-type="float" office:value="5984.99999999999" calcext:value-type="float">
            <text:p>5984.99999999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10^([.B229]*LOG([.A229];10))" office:value-type="float" office:value="6.30880792396712E+023" calcext:value-type="float">
            <text:p>6.30880792396712E+023</text:p>
          </table:table-cell>
          <table:table-cell table:formula="of:=+[.A229]^[.B229]" office:value-type="float" office:value="6.30880792396716E+023" calcext:value-type="float">
            <text:p>6.30880792396716E+023</text:p>
          </table:table-cell>
          <table:table-cell table:formula="of:=FACT([.A229])/(FACT([.A229]-[.B229]))" office:value-type="float" office:value="8.51515702861824E+018" calcext:value-type="float">
            <text:p>8.51515702861824E+018</text:p>
          </table:table-cell>
          <table:table-cell table:formula="of:=10^LOG(FACT([.A229])/FACT([.A229]-[.B229]);10)" office:value-type="float" office:value="8.51515702861819E+018" calcext:value-type="float">
            <text:p>8.51515702861819E+018</text:p>
          </table:table-cell>
          <table:table-cell table:formula="of:=FACT([.A229]+[.B229]+1)/FACT([.A229]-1)/FACT([.B229])" office:value-type="float" office:value="52381680951600" calcext:value-type="float">
            <text:p>52381680951600</text:p>
          </table:table-cell>
          <table:table-cell table:formula="of:=10^LOG([.G229])" office:value-type="float" office:value="52381680951599.9" calcext:value-type="float">
            <text:p>52381680951599.9</text:p>
          </table:table-cell>
          <table:table-cell table:formula="of:=FACT([.A229])/FACT([.A229]-[.B229])/FACT([.B229])" office:value-type="float" office:value="1330" calcext:value-type="float">
            <text:p>1330</text:p>
          </table:table-cell>
          <table:table-cell table:formula="of:=10^LOG([.I229];10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10^([.B230]*LOG([.A230];10))" office:value-type="float" office:value="1.3248496640331E+025" calcext:value-type="float">
            <text:p>1.3248496640331E+025</text:p>
          </table:table-cell>
          <table:table-cell table:formula="of:=+[.A230]^[.B230]" office:value-type="float" office:value="1.3248496640331E+025" calcext:value-type="float">
            <text:p>1.3248496640331E+025</text:p>
          </table:table-cell>
          <table:table-cell table:formula="of:=FACT([.A230])/(FACT([.A230]-[.B230]))" office:value-type="float" office:value="2.55454710858547E+019" calcext:value-type="float">
            <text:p>2.55454710858547E+019</text:p>
          </table:table-cell>
          <table:table-cell table:formula="of:=10^LOG(FACT([.A230])/FACT([.A230]-[.B230]);10)" office:value-type="float" office:value="2.55454710858546E+019" calcext:value-type="float">
            <text:p>2.55454710858546E+019</text:p>
          </table:table-cell>
          <table:table-cell table:formula="of:=FACT([.A230]+[.B230]+1)/FACT([.A230]-1)/FACT([.B230])" office:value-type="float" office:value="113034153632400" calcext:value-type="float">
            <text:p>113034153632400</text:p>
          </table:table-cell>
          <table:table-cell table:formula="of:=10^LOG([.G230])" office:value-type="float" office:value="113034153632400" calcext:value-type="float">
            <text:p>113034153632400</text:p>
          </table:table-cell>
          <table:table-cell table:formula="of:=FACT([.A230])/FACT([.A230]-[.B230])/FACT([.B230])" office:value-type="float" office:value="210" calcext:value-type="float">
            <text:p>210</text:p>
          </table:table-cell>
          <table:table-cell table:formula="of:=10^LOG([.I230];10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0^([.B231]*LOG([.A231];10))" office:value-type="float" office:value="2.7821842944695E+026" calcext:value-type="float">
            <text:p>2.7821842944695E+026</text:p>
          </table:table-cell>
          <table:table-cell table:formula="of:=+[.A231]^[.B231]" office:value-type="float" office:value="2.78218429446952E+026" calcext:value-type="float">
            <text:p>2.78218429446952E+026</text:p>
          </table:table-cell>
          <table:table-cell table:formula="of:=FACT([.A231])/(FACT([.A231]-[.B231]))" office:value-type="float" office:value="5.10909421717094E+019" calcext:value-type="float">
            <text:p>5.10909421717094E+019</text:p>
          </table:table-cell>
          <table:table-cell table:formula="of:=10^LOG(FACT([.A231])/FACT([.A231]-[.B231]);10)" office:value-type="float" office:value="5.10909421717092E+019" calcext:value-type="float">
            <text:p>5.10909421717092E+019</text:p>
          </table:table-cell>
          <table:table-cell table:formula="of:=FACT([.A231]+[.B231]+1)/FACT([.A231]-1)/FACT([.B231])" office:value-type="float" office:value="237371722628040" calcext:value-type="float">
            <text:p>237371722628040</text:p>
          </table:table-cell>
          <table:table-cell table:formula="of:=10^LOG([.G231])" office:value-type="float" office:value="237371722628039" calcext:value-type="float">
            <text:p>237371722628039</text:p>
          </table:table-cell>
          <table:table-cell table:formula="of:=FACT([.A231])/FACT([.A231]-[.B231])/FACT([.B231])" office:value-type="float" office:value="21" calcext:value-type="float">
            <text:p>21</text:p>
          </table:table-cell>
          <table:table-cell table:formula="of:=10^LOG([.I231];10)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10^([.B232]*LOG([.A232];10))" office:value-type="float" office:value="5.84258701838591E+027" calcext:value-type="float">
            <text:p>5.84258701838591E+027</text:p>
          </table:table-cell>
          <table:table-cell table:formula="of:=+[.A232]^[.B232]" office:value-type="float" office:value="5.84258701838598E+027" calcext:value-type="float">
            <text:p>5.84258701838598E+027</text:p>
          </table:table-cell>
          <table:table-cell table:formula="of:=FACT([.A232])/(FACT([.A232]-[.B232]))" office:value-type="float" office:value="5.10909421717094E+019" calcext:value-type="float">
            <text:p>5.10909421717094E+019</text:p>
          </table:table-cell>
          <table:table-cell table:formula="of:=10^LOG(FACT([.A232])/FACT([.A232]-[.B232]);10)" office:value-type="float" office:value="5.10909421717092E+019" calcext:value-type="float">
            <text:p>5.10909421717092E+019</text:p>
          </table:table-cell>
          <table:table-cell table:formula="of:=FACT([.A232]+[.B232]+1)/FACT([.A232]-1)/FACT([.B232])" office:value-type="float" office:value="486046860619320" calcext:value-type="float">
            <text:p>486046860619320</text:p>
          </table:table-cell>
          <table:table-cell table:formula="of:=10^LOG([.G232])" office:value-type="float" office:value="486046860619318" calcext:value-type="float">
            <text:p>486046860619318</text:p>
          </table:table-cell>
          <table:table-cell table:formula="of:=FACT([.A232])/FACT([.A232]-[.B232])/FACT([.B232])" office:value-type="float" office:value="1" calcext:value-type="float">
            <text:p>1</text:p>
          </table:table-cell>
          <table:table-cell table:formula="of:=10^LOG([.I232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10^([.B233]*LOG([.A233];10))" office:value-type="float" office:value="1" calcext:value-type="float">
            <text:p>1</text:p>
          </table:table-cell>
          <table:table-cell table:formula="of:=+[.A233]^[.B233]" office:value-type="float" office:value="1" calcext:value-type="float">
            <text:p>1</text:p>
          </table:table-cell>
          <table:table-cell table:formula="of:=FACT([.A233])/(FACT([.A233]-[.B233]))" office:value-type="float" office:value="1" calcext:value-type="float">
            <text:p>1</text:p>
          </table:table-cell>
          <table:table-cell table:formula="of:=10^LOG(FACT([.A233])/FACT([.A233]-[.B233]);10)" office:value-type="float" office:value="1" calcext:value-type="float">
            <text:p>1</text:p>
          </table:table-cell>
          <table:table-cell table:formula="of:=FACT([.A233]+[.B233]+1)/FACT([.A233]-1)/FACT([.B233])" office:value-type="float" office:value="506" calcext:value-type="float">
            <text:p>506</text:p>
          </table:table-cell>
          <table:table-cell table:formula="of:=10^LOG([.G233])" office:value-type="float" office:value="506" calcext:value-type="float">
            <text:p>506</text:p>
          </table:table-cell>
          <table:table-cell table:formula="of:=FACT([.A233])/FACT([.A233]-[.B233])/FACT([.B233])" office:value-type="float" office:value="1" calcext:value-type="float">
            <text:p>1</text:p>
          </table:table-cell>
          <table:table-cell table:formula="of:=10^LOG([.I233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10^([.B234]*LOG([.A234];10))" office:value-type="float" office:value="22" calcext:value-type="float">
            <text:p>22</text:p>
          </table:table-cell>
          <table:table-cell table:formula="of:=+[.A234]^[.B234]" office:value-type="float" office:value="22" calcext:value-type="float">
            <text:p>22</text:p>
          </table:table-cell>
          <table:table-cell table:formula="of:=FACT([.A234])/(FACT([.A234]-[.B234]))" office:value-type="float" office:value="22" calcext:value-type="float">
            <text:p>22</text:p>
          </table:table-cell>
          <table:table-cell table:formula="of:=10^LOG(FACT([.A234])/FACT([.A234]-[.B234]);10)" office:value-type="float" office:value="22" calcext:value-type="float">
            <text:p>22</text:p>
          </table:table-cell>
          <table:table-cell table:formula="of:=FACT([.A234]+[.B234]+1)/FACT([.A234]-1)/FACT([.B234])" office:value-type="float" office:value="12144" calcext:value-type="float">
            <text:p>12144</text:p>
          </table:table-cell>
          <table:table-cell table:formula="of:=10^LOG([.G234])" office:value-type="float" office:value="12144" calcext:value-type="float">
            <text:p>12144</text:p>
          </table:table-cell>
          <table:table-cell table:formula="of:=FACT([.A234])/FACT([.A234]-[.B234])/FACT([.B234])" office:value-type="float" office:value="22" calcext:value-type="float">
            <text:p>22</text:p>
          </table:table-cell>
          <table:table-cell table:formula="of:=10^LOG([.I234];1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10^([.B235]*LOG([.A235];10))" office:value-type="float" office:value="484" calcext:value-type="float">
            <text:p>484</text:p>
          </table:table-cell>
          <table:table-cell table:formula="of:=+[.A235]^[.B235]" office:value-type="float" office:value="484" calcext:value-type="float">
            <text:p>484</text:p>
          </table:table-cell>
          <table:table-cell table:formula="of:=FACT([.A235])/(FACT([.A235]-[.B235]))" office:value-type="float" office:value="462" calcext:value-type="float">
            <text:p>462</text:p>
          </table:table-cell>
          <table:table-cell table:formula="of:=10^LOG(FACT([.A235])/FACT([.A235]-[.B235]);10)" office:value-type="float" office:value="462" calcext:value-type="float">
            <text:p>462</text:p>
          </table:table-cell>
          <table:table-cell table:formula="of:=FACT([.A235]+[.B235]+1)/FACT([.A235]-1)/FACT([.B235])" office:value-type="float" office:value="151800" calcext:value-type="float">
            <text:p>151800</text:p>
          </table:table-cell>
          <table:table-cell table:formula="of:=10^LOG([.G235])" office:value-type="float" office:value="151800" calcext:value-type="float">
            <text:p>151800</text:p>
          </table:table-cell>
          <table:table-cell table:formula="of:=FACT([.A235])/FACT([.A235]-[.B235])/FACT([.B235])" office:value-type="float" office:value="231" calcext:value-type="float">
            <text:p>231</text:p>
          </table:table-cell>
          <table:table-cell table:formula="of:=10^LOG([.I235];10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10^([.B236]*LOG([.A236];10))" office:value-type="float" office:value="10648" calcext:value-type="float">
            <text:p>10648</text:p>
          </table:table-cell>
          <table:table-cell table:formula="of:=+[.A236]^[.B236]" office:value-type="float" office:value="10648" calcext:value-type="float">
            <text:p>10648</text:p>
          </table:table-cell>
          <table:table-cell table:formula="of:=FACT([.A236])/(FACT([.A236]-[.B236]))" office:value-type="float" office:value="9240" calcext:value-type="float">
            <text:p>9240</text:p>
          </table:table-cell>
          <table:table-cell table:formula="of:=10^LOG(FACT([.A236])/FACT([.A236]-[.B236]);10)" office:value-type="float" office:value="9239.99999999999" calcext:value-type="float">
            <text:p>9239.99999999999</text:p>
          </table:table-cell>
          <table:table-cell table:formula="of:=FACT([.A236]+[.B236]+1)/FACT([.A236]-1)/FACT([.B236])" office:value-type="float" office:value="1315600" calcext:value-type="float">
            <text:p>1315600</text:p>
          </table:table-cell>
          <table:table-cell table:formula="of:=10^LOG([.G236])" office:value-type="float" office:value="1315600" calcext:value-type="float">
            <text:p>1315600</text:p>
          </table:table-cell>
          <table:table-cell table:formula="of:=FACT([.A236])/FACT([.A236]-[.B236])/FACT([.B236])" office:value-type="float" office:value="1540" calcext:value-type="float">
            <text:p>1540</text:p>
          </table:table-cell>
          <table:table-cell table:formula="of:=10^LOG([.I236];10)"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10^([.B237]*LOG([.A237];10))" office:value-type="float" office:value="234256" calcext:value-type="float">
            <text:p>234256</text:p>
          </table:table-cell>
          <table:table-cell table:formula="of:=+[.A237]^[.B237]" office:value-type="float" office:value="234256" calcext:value-type="float">
            <text:p>234256</text:p>
          </table:table-cell>
          <table:table-cell table:formula="of:=FACT([.A237])/(FACT([.A237]-[.B237]))" office:value-type="float" office:value="175560" calcext:value-type="float">
            <text:p>175560</text:p>
          </table:table-cell>
          <table:table-cell table:formula="of:=10^LOG(FACT([.A237])/FACT([.A237]-[.B237]);10)" office:value-type="float" office:value="175560" calcext:value-type="float">
            <text:p>175560</text:p>
          </table:table-cell>
          <table:table-cell table:formula="of:=FACT([.A237]+[.B237]+1)/FACT([.A237]-1)/FACT([.B237])" office:value-type="float" office:value="8880300" calcext:value-type="float">
            <text:p>8880300</text:p>
          </table:table-cell>
          <table:table-cell table:formula="of:=10^LOG([.G237])" office:value-type="float" office:value="8880299.99999999" calcext:value-type="float">
            <text:p>8880299.99999999</text:p>
          </table:table-cell>
          <table:table-cell table:formula="of:=FACT([.A237])/FACT([.A237]-[.B237])/FACT([.B237])" office:value-type="float" office:value="7315" calcext:value-type="float">
            <text:p>7315</text:p>
          </table:table-cell>
          <table:table-cell table:formula="of:=10^LOG([.I237];10)" office:value-type="float" office:value="7314.99999999999" calcext:value-type="float">
            <text:p>7314.99999999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10^([.B238]*LOG([.A238];10))" office:value-type="float" office:value="5153632" calcext:value-type="float">
            <text:p>5153632</text:p>
          </table:table-cell>
          <table:table-cell table:formula="of:=+[.A238]^[.B238]" office:value-type="float" office:value="5153632" calcext:value-type="float">
            <text:p>5153632</text:p>
          </table:table-cell>
          <table:table-cell table:formula="of:=FACT([.A238])/(FACT([.A238]-[.B238]))" office:value-type="float" office:value="3160080" calcext:value-type="float">
            <text:p>3160080</text:p>
          </table:table-cell>
          <table:table-cell table:formula="of:=10^LOG(FACT([.A238])/FACT([.A238]-[.B238]);10)" office:value-type="float" office:value="3160079.99999999" calcext:value-type="float">
            <text:p>3160079.99999999</text:p>
          </table:table-cell>
          <table:table-cell table:formula="of:=FACT([.A238]+[.B238]+1)/FACT([.A238]-1)/FACT([.B238])" office:value-type="float" office:value="49729680" calcext:value-type="float">
            <text:p>49729680</text:p>
          </table:table-cell>
          <table:table-cell table:formula="of:=10^LOG([.G238])" office:value-type="float" office:value="49729679.9999999" calcext:value-type="float">
            <text:p>49729679.9999999</text:p>
          </table:table-cell>
          <table:table-cell table:formula="of:=FACT([.A238])/FACT([.A238]-[.B238])/FACT([.B238])" office:value-type="float" office:value="26334" calcext:value-type="float">
            <text:p>26334</text:p>
          </table:table-cell>
          <table:table-cell table:formula="of:=10^LOG([.I238];10)" office:value-type="float" office:value="26334" calcext:value-type="float">
            <text:p>263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10^([.B239]*LOG([.A239];10))" office:value-type="float" office:value="113379904" calcext:value-type="float">
            <text:p>113379904</text:p>
          </table:table-cell>
          <table:table-cell table:formula="of:=+[.A239]^[.B239]" office:value-type="float" office:value="113379904" calcext:value-type="float">
            <text:p>113379904</text:p>
          </table:table-cell>
          <table:table-cell table:formula="of:=FACT([.A239])/(FACT([.A239]-[.B239]))" office:value-type="float" office:value="53721360" calcext:value-type="float">
            <text:p>53721360</text:p>
          </table:table-cell>
          <table:table-cell table:formula="of:=10^LOG(FACT([.A239])/FACT([.A239]-[.B239]);10)" office:value-type="float" office:value="53721359.9999999" calcext:value-type="float">
            <text:p>53721359.9999999</text:p>
          </table:table-cell>
          <table:table-cell table:formula="of:=FACT([.A239]+[.B239]+1)/FACT([.A239]-1)/FACT([.B239])" office:value-type="float" office:value="240360120" calcext:value-type="float">
            <text:p>240360120</text:p>
          </table:table-cell>
          <table:table-cell table:formula="of:=10^LOG([.G239])" office:value-type="float" office:value="240360119.999999" calcext:value-type="float">
            <text:p>240360119.999999</text:p>
          </table:table-cell>
          <table:table-cell table:formula="of:=FACT([.A239])/FACT([.A239]-[.B239])/FACT([.B239])" office:value-type="float" office:value="74613" calcext:value-type="float">
            <text:p>74613</text:p>
          </table:table-cell>
          <table:table-cell table:formula="of:=10^LOG([.I239];10)" office:value-type="float" office:value="74613" calcext:value-type="float">
            <text:p>746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10^([.B240]*LOG([.A240];10))" office:value-type="float" office:value="2494357887.99999" calcext:value-type="float">
            <text:p>2494357887.99999</text:p>
          </table:table-cell>
          <table:table-cell table:formula="of:=+[.A240]^[.B240]" office:value-type="float" office:value="2494357888" calcext:value-type="float">
            <text:p>2494357888</text:p>
          </table:table-cell>
          <table:table-cell table:formula="of:=FACT([.A240])/(FACT([.A240]-[.B240]))" office:value-type="float" office:value="859541760" calcext:value-type="float">
            <text:p>859541760</text:p>
          </table:table-cell>
          <table:table-cell table:formula="of:=10^LOG(FACT([.A240])/FACT([.A240]-[.B240]);10)" office:value-type="float" office:value="859541759.999999" calcext:value-type="float">
            <text:p>859541759.999999</text:p>
          </table:table-cell>
          <table:table-cell table:formula="of:=FACT([.A240]+[.B240]+1)/FACT([.A240]-1)/FACT([.B240])" office:value-type="float" office:value="1030114800" calcext:value-type="float">
            <text:p>1030114800</text:p>
          </table:table-cell>
          <table:table-cell table:formula="of:=10^LOG([.G240])" office:value-type="float" office:value="1030114800" calcext:value-type="float">
            <text:p>1030114800</text:p>
          </table:table-cell>
          <table:table-cell table:formula="of:=FACT([.A240])/FACT([.A240]-[.B240])/FACT([.B240])" office:value-type="float" office:value="170544" calcext:value-type="float">
            <text:p>170544</text:p>
          </table:table-cell>
          <table:table-cell table:formula="of:=10^LOG([.I240];10)" office:value-type="float" office:value="170544" calcext:value-type="float">
            <text:p>1705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10^([.B241]*LOG([.A241];10))" office:value-type="float" office:value="54875873535.9999" calcext:value-type="float">
            <text:p>54875873535.9999</text:p>
          </table:table-cell>
          <table:table-cell table:formula="of:=+[.A241]^[.B241]" office:value-type="float" office:value="54875873536" calcext:value-type="float">
            <text:p>54875873536</text:p>
          </table:table-cell>
          <table:table-cell table:formula="of:=FACT([.A241])/(FACT([.A241]-[.B241]))" office:value-type="float" office:value="12893126400" calcext:value-type="float">
            <text:p>12893126400</text:p>
          </table:table-cell>
          <table:table-cell table:formula="of:=10^LOG(FACT([.A241])/FACT([.A241]-[.B241]);10)" office:value-type="float" office:value="12893126400" calcext:value-type="float">
            <text:p>12893126400</text:p>
          </table:table-cell>
          <table:table-cell table:formula="of:=FACT([.A241]+[.B241]+1)/FACT([.A241]-1)/FACT([.B241])" office:value-type="float" office:value="3991694850" calcext:value-type="float">
            <text:p>3991694850</text:p>
          </table:table-cell>
          <table:table-cell table:formula="of:=10^LOG([.G241])" office:value-type="float" office:value="3991694849.99999" calcext:value-type="float">
            <text:p>3991694849.99999</text:p>
          </table:table-cell>
          <table:table-cell table:formula="of:=FACT([.A241])/FACT([.A241]-[.B241])/FACT([.B241])" office:value-type="float" office:value="319770" calcext:value-type="float">
            <text:p>319770</text:p>
          </table:table-cell>
          <table:table-cell table:formula="of:=10^LOG([.I241];10)" office:value-type="float" office:value="319770" calcext:value-type="float">
            <text:p>3197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10^([.B242]*LOG([.A242];10))" office:value-type="float" office:value="1207269217792" calcext:value-type="float">
            <text:p>1207269217792</text:p>
          </table:table-cell>
          <table:table-cell table:formula="of:=+[.A242]^[.B242]" office:value-type="float" office:value="1207269217792" calcext:value-type="float">
            <text:p>1207269217792</text:p>
          </table:table-cell>
          <table:table-cell table:formula="of:=FACT([.A242])/(FACT([.A242]-[.B242]))" office:value-type="float" office:value="180503769600" calcext:value-type="float">
            <text:p>180503769600</text:p>
          </table:table-cell>
          <table:table-cell table:formula="of:=10^LOG(FACT([.A242])/FACT([.A242]-[.B242]);10)" office:value-type="float" office:value="180503769600" calcext:value-type="float">
            <text:p>180503769600</text:p>
          </table:table-cell>
          <table:table-cell table:formula="of:=FACT([.A242]+[.B242]+1)/FACT([.A242]-1)/FACT([.B242])" office:value-type="float" office:value="14192692800" calcext:value-type="float">
            <text:p>14192692800</text:p>
          </table:table-cell>
          <table:table-cell table:formula="of:=10^LOG([.G242])" office:value-type="float" office:value="14192692800" calcext:value-type="float">
            <text:p>14192692800</text:p>
          </table:table-cell>
          <table:table-cell table:formula="of:=FACT([.A242])/FACT([.A242]-[.B242])/FACT([.B242])" office:value-type="float" office:value="497420" calcext:value-type="float">
            <text:p>497420</text:p>
          </table:table-cell>
          <table:table-cell table:formula="of:=10^LOG([.I242];10)" office:value-type="float" office:value="497420" calcext:value-type="float">
            <text:p>4974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10^([.B243]*LOG([.A243];10))" office:value-type="float" office:value="26559922791424" calcext:value-type="float">
            <text:p>26559922791424</text:p>
          </table:table-cell>
          <table:table-cell table:formula="of:=+[.A243]^[.B243]" office:value-type="float" office:value="26559922791424" calcext:value-type="float">
            <text:p>26559922791424</text:p>
          </table:table-cell>
          <table:table-cell table:formula="of:=FACT([.A243])/(FACT([.A243]-[.B243]))" office:value-type="float" office:value="2346549004800" calcext:value-type="float">
            <text:p>2346549004800</text:p>
          </table:table-cell>
          <table:table-cell table:formula="of:=10^LOG(FACT([.A243])/FACT([.A243]-[.B243]);10)" office:value-type="float" office:value="2346549004800" calcext:value-type="float">
            <text:p>2346549004800</text:p>
          </table:table-cell>
          <table:table-cell table:formula="of:=FACT([.A243]+[.B243]+1)/FACT([.A243]-1)/FACT([.B243])" office:value-type="float" office:value="46835886240" calcext:value-type="float">
            <text:p>46835886240</text:p>
          </table:table-cell>
          <table:table-cell table:formula="of:=10^LOG([.G243])" office:value-type="float" office:value="46835886240" calcext:value-type="float">
            <text:p>46835886240</text:p>
          </table:table-cell>
          <table:table-cell table:formula="of:=FACT([.A243])/FACT([.A243]-[.B243])/FACT([.B243])" office:value-type="float" office:value="646646" calcext:value-type="float">
            <text:p>646646</text:p>
          </table:table-cell>
          <table:table-cell table:formula="of:=10^LOG([.I243];10)" office:value-type="float" office:value="646646" calcext:value-type="float">
            <text:p>6466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10^([.B244]*LOG([.A244];10))" office:value-type="float" office:value="584318301411327" calcext:value-type="float">
            <text:p>584318301411327</text:p>
          </table:table-cell>
          <table:table-cell table:formula="of:=+[.A244]^[.B244]" office:value-type="float" office:value="584318301411328" calcext:value-type="float">
            <text:p>584318301411328</text:p>
          </table:table-cell>
          <table:table-cell table:formula="of:=FACT([.A244])/(FACT([.A244]-[.B244]))" office:value-type="float" office:value="28158588057600" calcext:value-type="float">
            <text:p>28158588057600</text:p>
          </table:table-cell>
          <table:table-cell table:formula="of:=10^LOG(FACT([.A244])/FACT([.A244]-[.B244]);10)" office:value-type="float" office:value="28158588057599.9" calcext:value-type="float">
            <text:p>28158588057599.9</text:p>
          </table:table-cell>
          <table:table-cell table:formula="of:=FACT([.A244]+[.B244]+1)/FACT([.A244]-1)/FACT([.B244])" office:value-type="float" office:value="144765466560" calcext:value-type="float">
            <text:p>144765466560</text:p>
          </table:table-cell>
          <table:table-cell table:formula="of:=10^LOG([.G244])" office:value-type="float" office:value="144765466559.999" calcext:value-type="float">
            <text:p>144765466559.999</text:p>
          </table:table-cell>
          <table:table-cell table:formula="of:=FACT([.A244])/FACT([.A244]-[.B244])/FACT([.B244])" office:value-type="float" office:value="705432" calcext:value-type="float">
            <text:p>705432</text:p>
          </table:table-cell>
          <table:table-cell table:formula="of:=10^LOG([.I244];10)" office:value-type="float" office:value="705432" calcext:value-type="float">
            <text:p>7054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10^([.B245]*LOG([.A245];10))" office:value-type="float" office:value="1.28550026310491E+016" calcext:value-type="float">
            <text:p>1.28550026310491E+016</text:p>
          </table:table-cell>
          <table:table-cell table:formula="of:=+[.A245]^[.B245]" office:value-type="float" office:value="1.28550026310492E+016" calcext:value-type="float">
            <text:p>1.28550026310492E+016</text:p>
          </table:table-cell>
          <table:table-cell table:formula="of:=FACT([.A245])/(FACT([.A245]-[.B245]))" office:value-type="float" office:value="309744468633600" calcext:value-type="float">
            <text:p>309744468633600</text:p>
          </table:table-cell>
          <table:table-cell table:formula="of:=10^LOG(FACT([.A245])/FACT([.A245]-[.B245]);10)" office:value-type="float" office:value="309744468633598" calcext:value-type="float">
            <text:p>309744468633598</text:p>
          </table:table-cell>
          <table:table-cell table:formula="of:=FACT([.A245]+[.B245]+1)/FACT([.A245]-1)/FACT([.B245])" office:value-type="float" office:value="422232610800" calcext:value-type="float">
            <text:p>422232610800</text:p>
          </table:table-cell>
          <table:table-cell table:formula="of:=10^LOG([.G245])" office:value-type="float" office:value="422232610799.998" calcext:value-type="float">
            <text:p>422232610799.998</text:p>
          </table:table-cell>
          <table:table-cell table:formula="of:=FACT([.A245])/FACT([.A245]-[.B245])/FACT([.B245])" office:value-type="float" office:value="646646" calcext:value-type="float">
            <text:p>646646</text:p>
          </table:table-cell>
          <table:table-cell table:formula="of:=10^LOG([.I245];10)" office:value-type="float" office:value="646646" calcext:value-type="float">
            <text:p>6466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10^([.B246]*LOG([.A246];10))" office:value-type="float" office:value="2.82810057883081E+017" calcext:value-type="float">
            <text:p>2.82810057883081E+017</text:p>
          </table:table-cell>
          <table:table-cell table:formula="of:=+[.A246]^[.B246]" office:value-type="float" office:value="2.82810057883083E+017" calcext:value-type="float">
            <text:p>2.82810057883083E+017</text:p>
          </table:table-cell>
          <table:table-cell table:formula="of:=FACT([.A246])/(FACT([.A246]-[.B246]))" office:value-type="float" office:value="3097444686336000" calcext:value-type="float">
            <text:p>3097444686336000</text:p>
          </table:table-cell>
          <table:table-cell table:formula="of:=10^LOG(FACT([.A246])/FACT([.A246]-[.B246]);10)" office:value-type="float" office:value="3097444686335992" calcext:value-type="float">
            <text:p>3097444686335992</text:p>
          </table:table-cell>
          <table:table-cell table:formula="of:=FACT([.A246]+[.B246]+1)/FACT([.A246]-1)/FACT([.B246])" office:value-type="float" office:value="1169259537600" calcext:value-type="float">
            <text:p>1169259537600</text:p>
          </table:table-cell>
          <table:table-cell table:formula="of:=10^LOG([.G246])" office:value-type="float" office:value="1169259537600" calcext:value-type="float">
            <text:p>1169259537600</text:p>
          </table:table-cell>
          <table:table-cell table:formula="of:=FACT([.A246])/FACT([.A246]-[.B246])/FACT([.B246])" office:value-type="float" office:value="497420" calcext:value-type="float">
            <text:p>497420</text:p>
          </table:table-cell>
          <table:table-cell table:formula="of:=10^LOG([.I246];10)" office:value-type="float" office:value="497420" calcext:value-type="float">
            <text:p>4974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10^([.B247]*LOG([.A247];10))" office:value-type="float" office:value="6.2218212734278E+018" calcext:value-type="float">
            <text:p>6.2218212734278E+018</text:p>
          </table:table-cell>
          <table:table-cell table:formula="of:=+[.A247]^[.B247]" office:value-type="float" office:value="6.22182127342782E+018" calcext:value-type="float">
            <text:p>6.22182127342782E+018</text:p>
          </table:table-cell>
          <table:table-cell table:formula="of:=FACT([.A247])/(FACT([.A247]-[.B247]))" office:value-type="float" office:value="2.7877002177024E+016" calcext:value-type="float">
            <text:p>2.7877002177024E+016</text:p>
          </table:table-cell>
          <table:table-cell table:formula="of:=10^LOG(FACT([.A247])/FACT([.A247]-[.B247]);10)" office:value-type="float" office:value="2.78770021770238E+016" calcext:value-type="float">
            <text:p>2.78770021770238E+016</text:p>
          </table:table-cell>
          <table:table-cell table:formula="of:=FACT([.A247]+[.B247]+1)/FACT([.A247]-1)/FACT([.B247])" office:value-type="float" office:value="3090185920800" calcext:value-type="float">
            <text:p>3090185920800</text:p>
          </table:table-cell>
          <table:table-cell table:formula="of:=10^LOG([.G247])" office:value-type="float" office:value="3090185920799.98" calcext:value-type="float">
            <text:p>3090185920799.98</text:p>
          </table:table-cell>
          <table:table-cell table:formula="of:=FACT([.A247])/FACT([.A247]-[.B247])/FACT([.B247])" office:value-type="float" office:value="319770" calcext:value-type="float">
            <text:p>319770</text:p>
          </table:table-cell>
          <table:table-cell table:formula="of:=10^LOG([.I247];10)" office:value-type="float" office:value="319770" calcext:value-type="float">
            <text:p>3197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10^([.B248]*LOG([.A248];10))" office:value-type="float" office:value="1.36880068015412E+020" calcext:value-type="float">
            <text:p>1.36880068015412E+020</text:p>
          </table:table-cell>
          <table:table-cell table:formula="of:=+[.A248]^[.B248]" office:value-type="float" office:value="1.36880068015412E+020" calcext:value-type="float">
            <text:p>1.36880068015412E+020</text:p>
          </table:table-cell>
          <table:table-cell table:formula="of:=FACT([.A248])/(FACT([.A248]-[.B248]))" office:value-type="float" office:value="2.23016017416192E+017" calcext:value-type="float">
            <text:p>2.23016017416192E+017</text:p>
          </table:table-cell>
          <table:table-cell table:formula="of:=10^LOG(FACT([.A248])/FACT([.A248]-[.B248]);10)" office:value-type="float" office:value="2.23016017416193E+017" calcext:value-type="float">
            <text:p>2.23016017416193E+017</text:p>
          </table:table-cell>
          <table:table-cell table:formula="of:=FACT([.A248]+[.B248]+1)/FACT([.A248]-1)/FACT([.B248])" office:value-type="float" office:value="7828470999360" calcext:value-type="float">
            <text:p>7828470999360</text:p>
          </table:table-cell>
          <table:table-cell table:formula="of:=10^LOG([.G248])" office:value-type="float" office:value="7828470999359.96" calcext:value-type="float">
            <text:p>7828470999359.96</text:p>
          </table:table-cell>
          <table:table-cell table:formula="of:=FACT([.A248])/FACT([.A248]-[.B248])/FACT([.B248])" office:value-type="float" office:value="170544" calcext:value-type="float">
            <text:p>170544</text:p>
          </table:table-cell>
          <table:table-cell table:formula="of:=10^LOG([.I248];10)" office:value-type="float" office:value="170544" calcext:value-type="float">
            <text:p>1705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10^([.B249]*LOG([.A249];10))" office:value-type="float" office:value="3.01136149633906E+021" calcext:value-type="float">
            <text:p>3.01136149633906E+021</text:p>
          </table:table-cell>
          <table:table-cell table:formula="of:=+[.A249]^[.B249]" office:value-type="float" office:value="3.01136149633906E+021" calcext:value-type="float">
            <text:p>3.01136149633906E+021</text:p>
          </table:table-cell>
          <table:table-cell table:formula="of:=FACT([.A249])/(FACT([.A249]-[.B249]))" office:value-type="float" office:value="1.56111212191334E+018" calcext:value-type="float">
            <text:p>1.56111212191334E+018</text:p>
          </table:table-cell>
          <table:table-cell table:formula="of:=10^LOG(FACT([.A249])/FACT([.A249]-[.B249]);10)" office:value-type="float" office:value="1.56111212191334E+018" calcext:value-type="float">
            <text:p>1.56111212191334E+018</text:p>
          </table:table-cell>
          <table:table-cell table:formula="of:=FACT([.A249]+[.B249]+1)/FACT([.A249]-1)/FACT([.B249])" office:value-type="float" office:value="19081898060940" calcext:value-type="float">
            <text:p>19081898060940</text:p>
          </table:table-cell>
          <table:table-cell table:formula="of:=10^LOG([.G249])" office:value-type="float" office:value="19081898060939.9" calcext:value-type="float">
            <text:p>19081898060939.9</text:p>
          </table:table-cell>
          <table:table-cell table:formula="of:=FACT([.A249])/FACT([.A249]-[.B249])/FACT([.B249])" office:value-type="float" office:value="74613" calcext:value-type="float">
            <text:p>74613</text:p>
          </table:table-cell>
          <table:table-cell table:formula="of:=10^LOG([.I249];10)" office:value-type="float" office:value="74613" calcext:value-type="float">
            <text:p>746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0^([.B250]*LOG([.A250];10))" office:value-type="float" office:value="6.62499529194593E+022" calcext:value-type="float">
            <text:p>6.62499529194593E+022</text:p>
          </table:table-cell>
          <table:table-cell table:formula="of:=+[.A250]^[.B250]" office:value-type="float" office:value="6.62499529194594E+022" calcext:value-type="float">
            <text:p>6.62499529194594E+022</text:p>
          </table:table-cell>
          <table:table-cell table:formula="of:=FACT([.A250])/(FACT([.A250]-[.B250]))" office:value-type="float" office:value="9.36667273148006E+018" calcext:value-type="float">
            <text:p>9.36667273148006E+018</text:p>
          </table:table-cell>
          <table:table-cell table:formula="of:=10^LOG(FACT([.A250])/FACT([.A250]-[.B250]);10)" office:value-type="float" office:value="9.36667273148002E+018" calcext:value-type="float">
            <text:p>9.36667273148002E+018</text:p>
          </table:table-cell>
          <table:table-cell table:formula="of:=FACT([.A250]+[.B250]+1)/FACT([.A250]-1)/FACT([.B250])" office:value-type="float" office:value="44898583672800" calcext:value-type="float">
            <text:p>44898583672800</text:p>
          </table:table-cell>
          <table:table-cell table:formula="of:=10^LOG([.G250])" office:value-type="float" office:value="44898583672799.9" calcext:value-type="float">
            <text:p>44898583672799.9</text:p>
          </table:table-cell>
          <table:table-cell table:formula="of:=FACT([.A250])/FACT([.A250]-[.B250])/FACT([.B250])" office:value-type="float" office:value="26334" calcext:value-type="float">
            <text:p>26334</text:p>
          </table:table-cell>
          <table:table-cell table:formula="of:=10^LOG([.I250];10)" office:value-type="float" office:value="26334" calcext:value-type="float">
            <text:p>263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10^([.B251]*LOG([.A251];10))" office:value-type="float" office:value="1.45749896422811E+024" calcext:value-type="float">
            <text:p>1.45749896422811E+024</text:p>
          </table:table-cell>
          <table:table-cell table:formula="of:=+[.A251]^[.B251]" office:value-type="float" office:value="1.45749896422811E+024" calcext:value-type="float">
            <text:p>1.45749896422811E+024</text:p>
          </table:table-cell>
          <table:table-cell table:formula="of:=FACT([.A251])/(FACT([.A251]-[.B251]))" office:value-type="float" office:value="4.68333636574003E+019" calcext:value-type="float">
            <text:p>4.68333636574003E+019</text:p>
          </table:table-cell>
          <table:table-cell table:formula="of:=10^LOG(FACT([.A251])/FACT([.A251]-[.B251]);10)" office:value-type="float" office:value="4.68333636574001E+019" calcext:value-type="float">
            <text:p>4.68333636574001E+019</text:p>
          </table:table-cell>
          <table:table-cell table:formula="of:=FACT([.A251]+[.B251]+1)/FACT([.A251]-1)/FACT([.B251])" office:value-type="float" office:value="102268996143600" calcext:value-type="float">
            <text:p>102268996143600</text:p>
          </table:table-cell>
          <table:table-cell table:formula="of:=10^LOG([.G251])" office:value-type="float" office:value="102268996143599" calcext:value-type="float">
            <text:p>102268996143599</text:p>
          </table:table-cell>
          <table:table-cell table:formula="of:=FACT([.A251])/FACT([.A251]-[.B251])/FACT([.B251])" office:value-type="float" office:value="7315" calcext:value-type="float">
            <text:p>7315</text:p>
          </table:table-cell>
          <table:table-cell table:formula="of:=10^LOG([.I251];10)" office:value-type="float" office:value="7314.99999999999" calcext:value-type="float">
            <text:p>7314.99999999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10^([.B252]*LOG([.A252];10))" office:value-type="float" office:value="3.20649772130184E+025" calcext:value-type="float">
            <text:p>3.20649772130184E+025</text:p>
          </table:table-cell>
          <table:table-cell table:formula="of:=+[.A252]^[.B252]" office:value-type="float" office:value="3.20649772130184E+025" calcext:value-type="float">
            <text:p>3.20649772130184E+025</text:p>
          </table:table-cell>
          <table:table-cell table:formula="of:=FACT([.A252])/(FACT([.A252]-[.B252]))" office:value-type="float" office:value="1.87333454629601E+020" calcext:value-type="float">
            <text:p>1.87333454629601E+020</text:p>
          </table:table-cell>
          <table:table-cell table:formula="of:=10^LOG(FACT([.A252])/FACT([.A252]-[.B252]);10)" office:value-type="float" office:value="1.873334546296E+020" calcext:value-type="float">
            <text:p>1.873334546296E+020</text:p>
          </table:table-cell>
          <table:table-cell table:formula="of:=FACT([.A252]+[.B252]+1)/FACT([.A252]-1)/FACT([.B252])" office:value-type="float" office:value="226068307264800" calcext:value-type="float">
            <text:p>226068307264800</text:p>
          </table:table-cell>
          <table:table-cell table:formula="of:=10^LOG([.G252])" office:value-type="float" office:value="226068307264799" calcext:value-type="float">
            <text:p>226068307264799</text:p>
          </table:table-cell>
          <table:table-cell table:formula="of:=FACT([.A252])/FACT([.A252]-[.B252])/FACT([.B252])" office:value-type="float" office:value="1540" calcext:value-type="float">
            <text:p>1540</text:p>
          </table:table-cell>
          <table:table-cell table:formula="of:=10^LOG([.I252];10)"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10^([.B253]*LOG([.A253];10))" office:value-type="float" office:value="7.05429498686405E+026" calcext:value-type="float">
            <text:p>7.05429498686405E+026</text:p>
          </table:table-cell>
          <table:table-cell table:formula="of:=+[.A253]^[.B253]" office:value-type="float" office:value="7.05429498686404E+026" calcext:value-type="float">
            <text:p>7.05429498686404E+026</text:p>
          </table:table-cell>
          <table:table-cell table:formula="of:=FACT([.A253])/(FACT([.A253]-[.B253]))" office:value-type="float" office:value="5.62000363888804E+020" calcext:value-type="float">
            <text:p>5.62000363888804E+020</text:p>
          </table:table-cell>
          <table:table-cell table:formula="of:=10^LOG(FACT([.A253])/FACT([.A253]-[.B253]);10)" office:value-type="float" office:value="5.62000363888801E+020" calcext:value-type="float">
            <text:p>5.62000363888801E+020</text:p>
          </table:table-cell>
          <table:table-cell table:formula="of:=FACT([.A253]+[.B253]+1)/FACT([.A253]-1)/FACT([.B253])" office:value-type="float" office:value="486046860619320" calcext:value-type="float">
            <text:p>486046860619320</text:p>
          </table:table-cell>
          <table:table-cell table:formula="of:=10^LOG([.G253])" office:value-type="float" office:value="486046860619318" calcext:value-type="float">
            <text:p>486046860619318</text:p>
          </table:table-cell>
          <table:table-cell table:formula="of:=FACT([.A253])/FACT([.A253]-[.B253])/FACT([.B253])" office:value-type="float" office:value="231" calcext:value-type="float">
            <text:p>231</text:p>
          </table:table-cell>
          <table:table-cell table:formula="of:=10^LOG([.I253];10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10^([.B254]*LOG([.A254];10))" office:value-type="float" office:value="1.55194489711008E+028" calcext:value-type="float">
            <text:p>1.55194489711008E+028</text:p>
          </table:table-cell>
          <table:table-cell table:formula="of:=+[.A254]^[.B254]" office:value-type="float" office:value="1.55194489711009E+028" calcext:value-type="float">
            <text:p>1.55194489711009E+028</text:p>
          </table:table-cell>
          <table:table-cell table:formula="of:=FACT([.A254])/(FACT([.A254]-[.B254]))" office:value-type="float" office:value="1.12400072777761E+021" calcext:value-type="float">
            <text:p>1.12400072777761E+021</text:p>
          </table:table-cell>
          <table:table-cell table:formula="of:=10^LOG(FACT([.A254])/FACT([.A254]-[.B254]);10)" office:value-type="float" office:value="1.1240007277776E+021" calcext:value-type="float">
            <text:p>1.1240007277776E+021</text:p>
          </table:table-cell>
          <table:table-cell table:formula="of:=FACT([.A254]+[.B254]+1)/FACT([.A254]-1)/FACT([.B254])" office:value-type="float" office:value="1.01838389844048E+015" calcext:value-type="float">
            <text:p>1.01838389844048E+015</text:p>
          </table:table-cell>
          <table:table-cell table:formula="of:=10^LOG([.G254])" office:value-type="float" office:value="1.01838389844047E+015" calcext:value-type="float">
            <text:p>1.01838389844047E+015</text:p>
          </table:table-cell>
          <table:table-cell table:formula="of:=FACT([.A254])/FACT([.A254]-[.B254])/FACT([.B254])" office:value-type="float" office:value="22" calcext:value-type="float">
            <text:p>22</text:p>
          </table:table-cell>
          <table:table-cell table:formula="of:=10^LOG([.I254];10)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10^([.B255]*LOG([.A255];10))" office:value-type="float" office:value="3.41427877364218E+029" calcext:value-type="float">
            <text:p>3.41427877364218E+029</text:p>
          </table:table-cell>
          <table:table-cell table:formula="of:=+[.A255]^[.B255]" office:value-type="float" office:value="3.4142787736422E+029" calcext:value-type="float">
            <text:p>3.4142787736422E+029</text:p>
          </table:table-cell>
          <table:table-cell table:formula="of:=FACT([.A255])/(FACT([.A255]-[.B255]))" office:value-type="float" office:value="1.12400072777761E+021" calcext:value-type="float">
            <text:p>1.12400072777761E+021</text:p>
          </table:table-cell>
          <table:table-cell table:formula="of:=10^LOG(FACT([.A255])/FACT([.A255]-[.B255]);10)" office:value-type="float" office:value="1.1240007277776E+021" calcext:value-type="float">
            <text:p>1.1240007277776E+021</text:p>
          </table:table-cell>
          <table:table-cell table:formula="of:=FACT([.A255]+[.B255]+1)/FACT([.A255]-1)/FACT([.B255])" office:value-type="float" office:value="2.0830579740828E+015" calcext:value-type="float">
            <text:p>2.0830579740828E+015</text:p>
          </table:table-cell>
          <table:table-cell table:formula="of:=10^LOG([.G255])" office:value-type="float" office:value="2.08305797408279E+015" calcext:value-type="float">
            <text:p>2.08305797408279E+015</text:p>
          </table:table-cell>
          <table:table-cell table:formula="of:=FACT([.A255])/FACT([.A255]-[.B255])/FACT([.B255])" office:value-type="float" office:value="1" calcext:value-type="float">
            <text:p>1</text:p>
          </table:table-cell>
          <table:table-cell table:formula="of:=10^LOG([.I25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10^([.B256]*LOG([.A256];10))" office:value-type="float" office:value="1" calcext:value-type="float">
            <text:p>1</text:p>
          </table:table-cell>
          <table:table-cell table:formula="of:=+[.A256]^[.B256]" office:value-type="float" office:value="1" calcext:value-type="float">
            <text:p>1</text:p>
          </table:table-cell>
          <table:table-cell table:formula="of:=FACT([.A256])/(FACT([.A256]-[.B256]))" office:value-type="float" office:value="1" calcext:value-type="float">
            <text:p>1</text:p>
          </table:table-cell>
          <table:table-cell table:formula="of:=10^LOG(FACT([.A256])/FACT([.A256]-[.B256]);10)" office:value-type="float" office:value="1" calcext:value-type="float">
            <text:p>1</text:p>
          </table:table-cell>
          <table:table-cell table:formula="of:=FACT([.A256]+[.B256]+1)/FACT([.A256]-1)/FACT([.B256])" office:value-type="float" office:value="552" calcext:value-type="float">
            <text:p>552</text:p>
          </table:table-cell>
          <table:table-cell table:formula="of:=10^LOG([.G256])" office:value-type="float" office:value="552" calcext:value-type="float">
            <text:p>552</text:p>
          </table:table-cell>
          <table:table-cell table:formula="of:=FACT([.A256])/FACT([.A256]-[.B256])/FACT([.B256])" office:value-type="float" office:value="1" calcext:value-type="float">
            <text:p>1</text:p>
          </table:table-cell>
          <table:table-cell table:formula="of:=10^LOG([.I256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10^([.B257]*LOG([.A257];10))" office:value-type="float" office:value="23" calcext:value-type="float">
            <text:p>23</text:p>
          </table:table-cell>
          <table:table-cell table:formula="of:=+[.A257]^[.B257]" office:value-type="float" office:value="23" calcext:value-type="float">
            <text:p>23</text:p>
          </table:table-cell>
          <table:table-cell table:formula="of:=FACT([.A257])/(FACT([.A257]-[.B257]))" office:value-type="float" office:value="23" calcext:value-type="float">
            <text:p>23</text:p>
          </table:table-cell>
          <table:table-cell table:formula="of:=10^LOG(FACT([.A257])/FACT([.A257]-[.B257]);10)" office:value-type="float" office:value="23" calcext:value-type="float">
            <text:p>23</text:p>
          </table:table-cell>
          <table:table-cell table:formula="of:=FACT([.A257]+[.B257]+1)/FACT([.A257]-1)/FACT([.B257])" office:value-type="float" office:value="13800" calcext:value-type="float">
            <text:p>13800</text:p>
          </table:table-cell>
          <table:table-cell table:formula="of:=10^LOG([.G257])" office:value-type="float" office:value="13800" calcext:value-type="float">
            <text:p>13800</text:p>
          </table:table-cell>
          <table:table-cell table:formula="of:=FACT([.A257])/FACT([.A257]-[.B257])/FACT([.B257])" office:value-type="float" office:value="23" calcext:value-type="float">
            <text:p>23</text:p>
          </table:table-cell>
          <table:table-cell table:formula="of:=10^LOG([.I257];1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10^([.B258]*LOG([.A258];10))" office:value-type="float" office:value="529" calcext:value-type="float">
            <text:p>529</text:p>
          </table:table-cell>
          <table:table-cell table:formula="of:=+[.A258]^[.B258]" office:value-type="float" office:value="529" calcext:value-type="float">
            <text:p>529</text:p>
          </table:table-cell>
          <table:table-cell table:formula="of:=FACT([.A258])/(FACT([.A258]-[.B258]))" office:value-type="float" office:value="506" calcext:value-type="float">
            <text:p>506</text:p>
          </table:table-cell>
          <table:table-cell table:formula="of:=10^LOG(FACT([.A258])/FACT([.A258]-[.B258]);10)" office:value-type="float" office:value="506" calcext:value-type="float">
            <text:p>506</text:p>
          </table:table-cell>
          <table:table-cell table:formula="of:=FACT([.A258]+[.B258]+1)/FACT([.A258]-1)/FACT([.B258])" office:value-type="float" office:value="179400" calcext:value-type="float">
            <text:p>179400</text:p>
          </table:table-cell>
          <table:table-cell table:formula="of:=10^LOG([.G258])" office:value-type="float" office:value="179400" calcext:value-type="float">
            <text:p>179400</text:p>
          </table:table-cell>
          <table:table-cell table:formula="of:=FACT([.A258])/FACT([.A258]-[.B258])/FACT([.B258])" office:value-type="float" office:value="253" calcext:value-type="float">
            <text:p>253</text:p>
          </table:table-cell>
          <table:table-cell table:formula="of:=10^LOG([.I258];10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10^([.B259]*LOG([.A259];10))" office:value-type="float" office:value="12167" calcext:value-type="float">
            <text:p>12167</text:p>
          </table:table-cell>
          <table:table-cell table:formula="of:=+[.A259]^[.B259]" office:value-type="float" office:value="12167" calcext:value-type="float">
            <text:p>12167</text:p>
          </table:table-cell>
          <table:table-cell table:formula="of:=FACT([.A259])/(FACT([.A259]-[.B259]))" office:value-type="float" office:value="10626" calcext:value-type="float">
            <text:p>10626</text:p>
          </table:table-cell>
          <table:table-cell table:formula="of:=10^LOG(FACT([.A259])/FACT([.A259]-[.B259]);10)" office:value-type="float" office:value="10626" calcext:value-type="float">
            <text:p>10626</text:p>
          </table:table-cell>
          <table:table-cell table:formula="of:=FACT([.A259]+[.B259]+1)/FACT([.A259]-1)/FACT([.B259])" office:value-type="float" office:value="1614600" calcext:value-type="float">
            <text:p>1614600</text:p>
          </table:table-cell>
          <table:table-cell table:formula="of:=10^LOG([.G259])" office:value-type="float" office:value="1614600" calcext:value-type="float">
            <text:p>1614600</text:p>
          </table:table-cell>
          <table:table-cell table:formula="of:=FACT([.A259])/FACT([.A259]-[.B259])/FACT([.B259])" office:value-type="float" office:value="1771" calcext:value-type="float">
            <text:p>1771</text:p>
          </table:table-cell>
          <table:table-cell table:formula="of:=10^LOG([.I259];10)"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10^([.B260]*LOG([.A260];10))" office:value-type="float" office:value="279841" calcext:value-type="float">
            <text:p>279841</text:p>
          </table:table-cell>
          <table:table-cell table:formula="of:=+[.A260]^[.B260]" office:value-type="float" office:value="279841" calcext:value-type="float">
            <text:p>279841</text:p>
          </table:table-cell>
          <table:table-cell table:formula="of:=FACT([.A260])/(FACT([.A260]-[.B260]))" office:value-type="float" office:value="212520" calcext:value-type="float">
            <text:p>212520</text:p>
          </table:table-cell>
          <table:table-cell table:formula="of:=10^LOG(FACT([.A260])/FACT([.A260]-[.B260]);10)" office:value-type="float" office:value="212520" calcext:value-type="float">
            <text:p>212520</text:p>
          </table:table-cell>
          <table:table-cell table:formula="of:=FACT([.A260]+[.B260]+1)/FACT([.A260]-1)/FACT([.B260])" office:value-type="float" office:value="11302200" calcext:value-type="float">
            <text:p>11302200</text:p>
          </table:table-cell>
          <table:table-cell table:formula="of:=10^LOG([.G260])" office:value-type="float" office:value="11302200" calcext:value-type="float">
            <text:p>11302200</text:p>
          </table:table-cell>
          <table:table-cell table:formula="of:=FACT([.A260])/FACT([.A260]-[.B260])/FACT([.B260])" office:value-type="float" office:value="8855" calcext:value-type="float">
            <text:p>8855</text:p>
          </table:table-cell>
          <table:table-cell table:formula="of:=10^LOG([.I260];10)" office:value-type="float" office:value="8854.99999999998" calcext:value-type="float">
            <text:p>8854.99999999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10^([.B261]*LOG([.A261];10))" office:value-type="float" office:value="6436343" calcext:value-type="float">
            <text:p>6436343</text:p>
          </table:table-cell>
          <table:table-cell table:formula="of:=+[.A261]^[.B261]" office:value-type="float" office:value="6436343" calcext:value-type="float">
            <text:p>6436343</text:p>
          </table:table-cell>
          <table:table-cell table:formula="of:=FACT([.A261])/(FACT([.A261]-[.B261]))" office:value-type="float" office:value="4037880" calcext:value-type="float">
            <text:p>4037880</text:p>
          </table:table-cell>
          <table:table-cell table:formula="of:=10^LOG(FACT([.A261])/FACT([.A261]-[.B261]);10)" office:value-type="float" office:value="4037880" calcext:value-type="float">
            <text:p>4037880</text:p>
          </table:table-cell>
          <table:table-cell table:formula="of:=FACT([.A261]+[.B261]+1)/FACT([.A261]-1)/FACT([.B261])" office:value-type="float" office:value="65552760" calcext:value-type="float">
            <text:p>65552760</text:p>
          </table:table-cell>
          <table:table-cell table:formula="of:=10^LOG([.G261])" office:value-type="float" office:value="65552759.9999998" calcext:value-type="float">
            <text:p>65552759.9999998</text:p>
          </table:table-cell>
          <table:table-cell table:formula="of:=FACT([.A261])/FACT([.A261]-[.B261])/FACT([.B261])" office:value-type="float" office:value="33649" calcext:value-type="float">
            <text:p>33649</text:p>
          </table:table-cell>
          <table:table-cell table:formula="of:=10^LOG([.I261];10)" office:value-type="float" office:value="33649" calcext:value-type="float">
            <text:p>336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10^([.B262]*LOG([.A262];10))" office:value-type="float" office:value="148035889" calcext:value-type="float">
            <text:p>148035889</text:p>
          </table:table-cell>
          <table:table-cell table:formula="of:=+[.A262]^[.B262]" office:value-type="float" office:value="148035889" calcext:value-type="float">
            <text:p>148035889</text:p>
          </table:table-cell>
          <table:table-cell table:formula="of:=FACT([.A262])/(FACT([.A262]-[.B262]))" office:value-type="float" office:value="72681840" calcext:value-type="float">
            <text:p>72681840</text:p>
          </table:table-cell>
          <table:table-cell table:formula="of:=10^LOG(FACT([.A262])/FACT([.A262]-[.B262]);10)" office:value-type="float" office:value="72681840" calcext:value-type="float">
            <text:p>72681840</text:p>
          </table:table-cell>
          <table:table-cell table:formula="of:=FACT([.A262]+[.B262]+1)/FACT([.A262]-1)/FACT([.B262])" office:value-type="float" office:value="327763800" calcext:value-type="float">
            <text:p>327763800</text:p>
          </table:table-cell>
          <table:table-cell table:formula="of:=10^LOG([.G262])" office:value-type="float" office:value="327763799.999999" calcext:value-type="float">
            <text:p>327763799.999999</text:p>
          </table:table-cell>
          <table:table-cell table:formula="of:=FACT([.A262])/FACT([.A262]-[.B262])/FACT([.B262])" office:value-type="float" office:value="100947" calcext:value-type="float">
            <text:p>100947</text:p>
          </table:table-cell>
          <table:table-cell table:formula="of:=10^LOG([.I262];10)" office:value-type="float" office:value="100947" calcext:value-type="float">
            <text:p>1009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10^([.B263]*LOG([.A263];10))" office:value-type="float" office:value="3404825447" calcext:value-type="float">
            <text:p>3404825447</text:p>
          </table:table-cell>
          <table:table-cell table:formula="of:=+[.A263]^[.B263]" office:value-type="float" office:value="3404825447" calcext:value-type="float">
            <text:p>3404825447</text:p>
          </table:table-cell>
          <table:table-cell table:formula="of:=FACT([.A263])/(FACT([.A263]-[.B263]))" office:value-type="float" office:value="1235591280" calcext:value-type="float">
            <text:p>1235591280</text:p>
          </table:table-cell>
          <table:table-cell table:formula="of:=10^LOG(FACT([.A263])/FACT([.A263]-[.B263]);10)" office:value-type="float" office:value="1235591280" calcext:value-type="float">
            <text:p>1235591280</text:p>
          </table:table-cell>
          <table:table-cell table:formula="of:=FACT([.A263]+[.B263]+1)/FACT([.A263]-1)/FACT([.B263])" office:value-type="float" office:value="1451525400" calcext:value-type="float">
            <text:p>1451525400</text:p>
          </table:table-cell>
          <table:table-cell table:formula="of:=10^LOG([.G263])" office:value-type="float" office:value="1451525400" calcext:value-type="float">
            <text:p>1451525400</text:p>
          </table:table-cell>
          <table:table-cell table:formula="of:=FACT([.A263])/FACT([.A263]-[.B263])/FACT([.B263])" office:value-type="float" office:value="245157" calcext:value-type="float">
            <text:p>245157</text:p>
          </table:table-cell>
          <table:table-cell table:formula="of:=10^LOG([.I263];10)" office:value-type="float" office:value="245157" calcext:value-type="float">
            <text:p>2451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10^([.B264]*LOG([.A264];10))" office:value-type="float" office:value="78310985280.9999" calcext:value-type="float">
            <text:p>78310985280.9999</text:p>
          </table:table-cell>
          <table:table-cell table:formula="of:=+[.A264]^[.B264]" office:value-type="float" office:value="78310985281" calcext:value-type="float">
            <text:p>78310985281</text:p>
          </table:table-cell>
          <table:table-cell table:formula="of:=FACT([.A264])/(FACT([.A264]-[.B264]))" office:value-type="float" office:value="19769460480" calcext:value-type="float">
            <text:p>19769460480</text:p>
          </table:table-cell>
          <table:table-cell table:formula="of:=10^LOG(FACT([.A264])/FACT([.A264]-[.B264]);10)" office:value-type="float" office:value="19769460480" calcext:value-type="float">
            <text:p>19769460480</text:p>
          </table:table-cell>
          <table:table-cell table:formula="of:=FACT([.A264]+[.B264]+1)/FACT([.A264]-1)/FACT([.B264])" office:value-type="float" office:value="5806101600" calcext:value-type="float">
            <text:p>5806101600</text:p>
          </table:table-cell>
          <table:table-cell table:formula="of:=10^LOG([.G264])" office:value-type="float" office:value="5806101599.99999" calcext:value-type="float">
            <text:p>5806101599.99999</text:p>
          </table:table-cell>
          <table:table-cell table:formula="of:=FACT([.A264])/FACT([.A264]-[.B264])/FACT([.B264])" office:value-type="float" office:value="490314" calcext:value-type="float">
            <text:p>490314</text:p>
          </table:table-cell>
          <table:table-cell table:formula="of:=10^LOG([.I264];10)" office:value-type="float" office:value="490314" calcext:value-type="float">
            <text:p>4903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10^([.B265]*LOG([.A265];10))" office:value-type="float" office:value="1801152661463" calcext:value-type="float">
            <text:p>1801152661463</text:p>
          </table:table-cell>
          <table:table-cell table:formula="of:=+[.A265]^[.B265]" office:value-type="float" office:value="1801152661463" calcext:value-type="float">
            <text:p>1801152661463</text:p>
          </table:table-cell>
          <table:table-cell table:formula="of:=FACT([.A265])/(FACT([.A265]-[.B265]))" office:value-type="float" office:value="296541907200" calcext:value-type="float">
            <text:p>296541907200</text:p>
          </table:table-cell>
          <table:table-cell table:formula="of:=10^LOG(FACT([.A265])/FACT([.A265]-[.B265]);10)" office:value-type="float" office:value="296541907200" calcext:value-type="float">
            <text:p>296541907200</text:p>
          </table:table-cell>
          <table:table-cell table:formula="of:=FACT([.A265]+[.B265]+1)/FACT([.A265]-1)/FACT([.B265])" office:value-type="float" office:value="21289039200" calcext:value-type="float">
            <text:p>21289039200</text:p>
          </table:table-cell>
          <table:table-cell table:formula="of:=10^LOG([.G265])" office:value-type="float" office:value="21289039200" calcext:value-type="float">
            <text:p>21289039200</text:p>
          </table:table-cell>
          <table:table-cell table:formula="of:=FACT([.A265])/FACT([.A265]-[.B265])/FACT([.B265])" office:value-type="float" office:value="817190" calcext:value-type="float">
            <text:p>817190</text:p>
          </table:table-cell>
          <table:table-cell table:formula="of:=10^LOG([.I265];10)" office:value-type="float" office:value="817189.999999999" calcext:value-type="float">
            <text:p>817189.99999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10^([.B266]*LOG([.A266];10))" office:value-type="float" office:value="41426511213649" calcext:value-type="float">
            <text:p>41426511213649</text:p>
          </table:table-cell>
          <table:table-cell table:formula="of:=+[.A266]^[.B266]" office:value-type="float" office:value="41426511213649" calcext:value-type="float">
            <text:p>41426511213649</text:p>
          </table:table-cell>
          <table:table-cell table:formula="of:=FACT([.A266])/(FACT([.A266]-[.B266]))" office:value-type="float" office:value="4151586700800" calcext:value-type="float">
            <text:p>4151586700800</text:p>
          </table:table-cell>
          <table:table-cell table:formula="of:=10^LOG(FACT([.A266])/FACT([.A266]-[.B266]);10)" office:value-type="float" office:value="4151586700800" calcext:value-type="float">
            <text:p>4151586700800</text:p>
          </table:table-cell>
          <table:table-cell table:formula="of:=FACT([.A266]+[.B266]+1)/FACT([.A266]-1)/FACT([.B266])" office:value-type="float" office:value="72382733280" calcext:value-type="float">
            <text:p>72382733280</text:p>
          </table:table-cell>
          <table:table-cell table:formula="of:=10^LOG([.G266])" office:value-type="float" office:value="72382733279.9999" calcext:value-type="float">
            <text:p>72382733279.9999</text:p>
          </table:table-cell>
          <table:table-cell table:formula="of:=FACT([.A266])/FACT([.A266]-[.B266])/FACT([.B266])" office:value-type="float" office:value="1144066" calcext:value-type="float">
            <text:p>1144066</text:p>
          </table:table-cell>
          <table:table-cell table:formula="of:=10^LOG([.I266];10)" office:value-type="float" office:value="1144066" calcext:value-type="float">
            <text:p>11440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10^([.B267]*LOG([.A267];10))" office:value-type="float" office:value="952809757913927" calcext:value-type="float">
            <text:p>952809757913927</text:p>
          </table:table-cell>
          <table:table-cell table:formula="of:=+[.A267]^[.B267]" office:value-type="float" office:value="952809757913927" calcext:value-type="float">
            <text:p>952809757913927</text:p>
          </table:table-cell>
          <table:table-cell table:formula="of:=FACT([.A267])/(FACT([.A267]-[.B267]))" office:value-type="float" office:value="53970627110400" calcext:value-type="float">
            <text:p>53970627110400</text:p>
          </table:table-cell>
          <table:table-cell table:formula="of:=10^LOG(FACT([.A267])/FACT([.A267]-[.B267]);10)" office:value-type="float" office:value="53970627110399.8" calcext:value-type="float">
            <text:p>53970627110399.8</text:p>
          </table:table-cell>
          <table:table-cell table:formula="of:=FACT([.A267]+[.B267]+1)/FACT([.A267]-1)/FACT([.B267])" office:value-type="float" office:value="230308696800" calcext:value-type="float">
            <text:p>230308696800</text:p>
          </table:table-cell>
          <table:table-cell table:formula="of:=10^LOG([.G267])" office:value-type="float" office:value="230308696800" calcext:value-type="float">
            <text:p>230308696800</text:p>
          </table:table-cell>
          <table:table-cell table:formula="of:=FACT([.A267])/FACT([.A267]-[.B267])/FACT([.B267])" office:value-type="float" office:value="1352078" calcext:value-type="float">
            <text:p>1352078</text:p>
          </table:table-cell>
          <table:table-cell table:formula="of:=10^LOG([.I267];10)" office:value-type="float" office:value="1352078" calcext:value-type="float">
            <text:p>1352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10^([.B268]*LOG([.A268];10))" office:value-type="float" office:value="2.19146244320203E+016" calcext:value-type="float">
            <text:p>2.19146244320203E+016</text:p>
          </table:table-cell>
          <table:table-cell table:formula="of:=+[.A268]^[.B268]" office:value-type="float" office:value="2.19146244320203E+016" calcext:value-type="float">
            <text:p>2.19146244320203E+016</text:p>
          </table:table-cell>
          <table:table-cell table:formula="of:=FACT([.A268])/(FACT([.A268]-[.B268]))" office:value-type="float" office:value="647647525324800" calcext:value-type="float">
            <text:p>647647525324800</text:p>
          </table:table-cell>
          <table:table-cell table:formula="of:=10^LOG(FACT([.A268])/FACT([.A268]-[.B268]);10)" office:value-type="float" office:value="647647525324801" calcext:value-type="float">
            <text:p>647647525324801</text:p>
          </table:table-cell>
          <table:table-cell table:formula="of:=FACT([.A268]+[.B268]+1)/FACT([.A268]-1)/FACT([.B268])" office:value-type="float" office:value="690926090400" calcext:value-type="float">
            <text:p>690926090400</text:p>
          </table:table-cell>
          <table:table-cell table:formula="of:=10^LOG([.G268])" office:value-type="float" office:value="690926090399.999" calcext:value-type="float">
            <text:p>690926090399.999</text:p>
          </table:table-cell>
          <table:table-cell table:formula="of:=FACT([.A268])/FACT([.A268]-[.B268])/FACT([.B268])" office:value-type="float" office:value="1352078" calcext:value-type="float">
            <text:p>1352078</text:p>
          </table:table-cell>
          <table:table-cell table:formula="of:=10^LOG([.I268];10)" office:value-type="float" office:value="1352078" calcext:value-type="float">
            <text:p>1352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10^([.B269]*LOG([.A269];10))" office:value-type="float" office:value="5.04036361936466E+017" calcext:value-type="float">
            <text:p>5.04036361936466E+017</text:p>
          </table:table-cell>
          <table:table-cell table:formula="of:=+[.A269]^[.B269]" office:value-type="float" office:value="5.04036361936467E+017" calcext:value-type="float">
            <text:p>5.04036361936467E+017</text:p>
          </table:table-cell>
          <table:table-cell table:formula="of:=FACT([.A269])/(FACT([.A269]-[.B269]))" office:value-type="float" office:value="7124122778572800" calcext:value-type="float">
            <text:p>7124122778572800</text:p>
          </table:table-cell>
          <table:table-cell table:formula="of:=10^LOG(FACT([.A269])/FACT([.A269]-[.B269]);10)" office:value-type="float" office:value="7124122778572755" calcext:value-type="float">
            <text:p>7124122778572755</text:p>
          </table:table-cell>
          <table:table-cell table:formula="of:=FACT([.A269]+[.B269]+1)/FACT([.A269]-1)/FACT([.B269])" office:value-type="float" office:value="1966481949600" calcext:value-type="float">
            <text:p>1966481949600</text:p>
          </table:table-cell>
          <table:table-cell table:formula="of:=10^LOG([.G269])" office:value-type="float" office:value="1966481949600" calcext:value-type="float">
            <text:p>1966481949600</text:p>
          </table:table-cell>
          <table:table-cell table:formula="of:=FACT([.A269])/FACT([.A269]-[.B269])/FACT([.B269])" office:value-type="float" office:value="1144066" calcext:value-type="float">
            <text:p>1144066</text:p>
          </table:table-cell>
          <table:table-cell table:formula="of:=10^LOG([.I269];10)" office:value-type="float" office:value="1144066" calcext:value-type="float">
            <text:p>11440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10^([.B270]*LOG([.A270];10))" office:value-type="float" office:value="1.15928363245387E+019" calcext:value-type="float">
            <text:p>1.15928363245387E+019</text:p>
          </table:table-cell>
          <table:table-cell table:formula="of:=+[.A270]^[.B270]" office:value-type="float" office:value="1.15928363245387E+019" calcext:value-type="float">
            <text:p>1.15928363245387E+019</text:p>
          </table:table-cell>
          <table:table-cell table:formula="of:=FACT([.A270])/(FACT([.A270]-[.B270]))" office:value-type="float" office:value="7.1241227785728E+016" calcext:value-type="float">
            <text:p>7.1241227785728E+016</text:p>
          </table:table-cell>
          <table:table-cell table:formula="of:=10^LOG(FACT([.A270])/FACT([.A270]-[.B270]);10)" office:value-type="float" office:value="7.12412277857281E+016" calcext:value-type="float">
            <text:p>7.12412277857281E+016</text:p>
          </table:table-cell>
          <table:table-cell table:formula="of:=FACT([.A270]+[.B270]+1)/FACT([.A270]-1)/FACT([.B270])" office:value-type="float" office:value="5337593863200" calcext:value-type="float">
            <text:p>5337593863200</text:p>
          </table:table-cell>
          <table:table-cell table:formula="of:=10^LOG([.G270])" office:value-type="float" office:value="5337593863199.99" calcext:value-type="float">
            <text:p>5337593863199.99</text:p>
          </table:table-cell>
          <table:table-cell table:formula="of:=FACT([.A270])/FACT([.A270]-[.B270])/FACT([.B270])" office:value-type="float" office:value="817190" calcext:value-type="float">
            <text:p>817190</text:p>
          </table:table-cell>
          <table:table-cell table:formula="of:=10^LOG([.I270];10)" office:value-type="float" office:value="817189.999999999" calcext:value-type="float">
            <text:p>817189.99999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10^([.B271]*LOG([.A271];10))" office:value-type="float" office:value="2.66635235464391E+020" calcext:value-type="float">
            <text:p>2.66635235464391E+020</text:p>
          </table:table-cell>
          <table:table-cell table:formula="of:=+[.A271]^[.B271]" office:value-type="float" office:value="2.66635235464391E+020" calcext:value-type="float">
            <text:p>2.66635235464391E+020</text:p>
          </table:table-cell>
          <table:table-cell table:formula="of:=FACT([.A271])/(FACT([.A271]-[.B271]))" office:value-type="float" office:value="6.41171050071552E+017" calcext:value-type="float">
            <text:p>6.41171050071552E+017</text:p>
          </table:table-cell>
          <table:table-cell table:formula="of:=10^LOG(FACT([.A271])/FACT([.A271]-[.B271]);10)" office:value-type="float" office:value="6.41171050071548E+017" calcext:value-type="float">
            <text:p>6.41171050071548E+017</text:p>
          </table:table-cell>
          <table:table-cell table:formula="of:=FACT([.A271]+[.B271]+1)/FACT([.A271]-1)/FACT([.B271])" office:value-type="float" office:value="13877744044320" calcext:value-type="float">
            <text:p>13877744044320</text:p>
          </table:table-cell>
          <table:table-cell table:formula="of:=10^LOG([.G271])" office:value-type="float" office:value="13877744044319.9" calcext:value-type="float">
            <text:p>13877744044319.9</text:p>
          </table:table-cell>
          <table:table-cell table:formula="of:=FACT([.A271])/FACT([.A271]-[.B271])/FACT([.B271])" office:value-type="float" office:value="490314" calcext:value-type="float">
            <text:p>490314</text:p>
          </table:table-cell>
          <table:table-cell table:formula="of:=10^LOG([.I271];10)" office:value-type="float" office:value="490314" calcext:value-type="float">
            <text:p>4903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10^([.B272]*LOG([.A272];10))" office:value-type="float" office:value="6.13261041568099E+021" calcext:value-type="float">
            <text:p>6.13261041568099E+021</text:p>
          </table:table-cell>
          <table:table-cell table:formula="of:=+[.A272]^[.B272]" office:value-type="float" office:value="6.132610415681E+021" calcext:value-type="float">
            <text:p>6.132610415681E+021</text:p>
          </table:table-cell>
          <table:table-cell table:formula="of:=FACT([.A272])/(FACT([.A272]-[.B272]))" office:value-type="float" office:value="5.12936840057242E+018" calcext:value-type="float">
            <text:p>5.12936840057242E+018</text:p>
          </table:table-cell>
          <table:table-cell table:formula="of:=10^LOG(FACT([.A272])/FACT([.A272]-[.B272]);10)" office:value-type="float" office:value="5.12936840057239E+018" calcext:value-type="float">
            <text:p>5.12936840057239E+018</text:p>
          </table:table-cell>
          <table:table-cell table:formula="of:=FACT([.A272]+[.B272]+1)/FACT([.A272]-1)/FACT([.B272])" office:value-type="float" office:value="34694360110800" calcext:value-type="float">
            <text:p>34694360110800</text:p>
          </table:table-cell>
          <table:table-cell table:formula="of:=10^LOG([.G272])" office:value-type="float" office:value="34694360110799.9" calcext:value-type="float">
            <text:p>34694360110799.9</text:p>
          </table:table-cell>
          <table:table-cell table:formula="of:=FACT([.A272])/FACT([.A272]-[.B272])/FACT([.B272])" office:value-type="float" office:value="245157" calcext:value-type="float">
            <text:p>245157</text:p>
          </table:table-cell>
          <table:table-cell table:formula="of:=10^LOG([.I272];10)" office:value-type="float" office:value="245157" calcext:value-type="float">
            <text:p>2451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0^([.B273]*LOG([.A273];10))" office:value-type="float" office:value="1.41050039560663E+023" calcext:value-type="float">
            <text:p>1.41050039560663E+023</text:p>
          </table:table-cell>
          <table:table-cell table:formula="of:=+[.A273]^[.B273]" office:value-type="float" office:value="1.41050039560663E+023" calcext:value-type="float">
            <text:p>1.41050039560663E+023</text:p>
          </table:table-cell>
          <table:table-cell table:formula="of:=FACT([.A273])/(FACT([.A273]-[.B273]))" office:value-type="float" office:value="3.59055788040069E+019" calcext:value-type="float">
            <text:p>3.59055788040069E+019</text:p>
          </table:table-cell>
          <table:table-cell table:formula="of:=10^LOG(FACT([.A273])/FACT([.A273]-[.B273]);10)" office:value-type="float" office:value="3.59055788040067E+019" calcext:value-type="float">
            <text:p>3.59055788040067E+019</text:p>
          </table:table-cell>
          <table:table-cell table:formula="of:=FACT([.A273]+[.B273]+1)/FACT([.A273]-1)/FACT([.B273])" office:value-type="float" office:value="83674633208400" calcext:value-type="float">
            <text:p>83674633208400</text:p>
          </table:table-cell>
          <table:table-cell table:formula="of:=10^LOG([.G273])" office:value-type="float" office:value="83674633208399.5" calcext:value-type="float">
            <text:p>83674633208399.5</text:p>
          </table:table-cell>
          <table:table-cell table:formula="of:=FACT([.A273])/FACT([.A273]-[.B273])/FACT([.B273])" office:value-type="float" office:value="100947" calcext:value-type="float">
            <text:p>100947</text:p>
          </table:table-cell>
          <table:table-cell table:formula="of:=10^LOG([.I273];10)" office:value-type="float" office:value="100947" calcext:value-type="float">
            <text:p>1009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10^([.B274]*LOG([.A274];10))" office:value-type="float" office:value="3.24415090989525E+024" calcext:value-type="float">
            <text:p>3.24415090989525E+024</text:p>
          </table:table-cell>
          <table:table-cell table:formula="of:=+[.A274]^[.B274]" office:value-type="float" office:value="3.24415090989525E+024" calcext:value-type="float">
            <text:p>3.24415090989525E+024</text:p>
          </table:table-cell>
          <table:table-cell table:formula="of:=FACT([.A274])/(FACT([.A274]-[.B274]))" office:value-type="float" office:value="2.15433472824041E+020" calcext:value-type="float">
            <text:p>2.15433472824041E+020</text:p>
          </table:table-cell>
          <table:table-cell table:formula="of:=10^LOG(FACT([.A274])/FACT([.A274]-[.B274]);10)" office:value-type="float" office:value="2.15433472824041E+020" calcext:value-type="float">
            <text:p>2.15433472824041E+020</text:p>
          </table:table-cell>
          <table:table-cell table:formula="of:=FACT([.A274]+[.B274]+1)/FACT([.A274]-1)/FACT([.B274])" office:value-type="float" office:value="195240810819600" calcext:value-type="float">
            <text:p>195240810819600</text:p>
          </table:table-cell>
          <table:table-cell table:formula="of:=10^LOG([.G274])" office:value-type="float" office:value="195240810819600" calcext:value-type="float">
            <text:p>195240810819600</text:p>
          </table:table-cell>
          <table:table-cell table:formula="of:=FACT([.A274])/FACT([.A274]-[.B274])/FACT([.B274])" office:value-type="float" office:value="33649" calcext:value-type="float">
            <text:p>33649</text:p>
          </table:table-cell>
          <table:table-cell table:formula="of:=10^LOG([.I274];10)" office:value-type="float" office:value="33649" calcext:value-type="float">
            <text:p>336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10^([.B275]*LOG([.A275];10))" office:value-type="float" office:value="7.46154709275907E+025" calcext:value-type="float">
            <text:p>7.46154709275907E+025</text:p>
          </table:table-cell>
          <table:table-cell table:formula="of:=+[.A275]^[.B275]" office:value-type="float" office:value="7.46154709275907E+025" calcext:value-type="float">
            <text:p>7.46154709275907E+025</text:p>
          </table:table-cell>
          <table:table-cell table:formula="of:=FACT([.A275])/(FACT([.A275]-[.B275]))" office:value-type="float" office:value="1.07716736412021E+021" calcext:value-type="float">
            <text:p>1.07716736412021E+021</text:p>
          </table:table-cell>
          <table:table-cell table:formula="of:=10^LOG(FACT([.A275])/FACT([.A275]-[.B275]);10)" office:value-type="float" office:value="1.0771673641202E+021" calcext:value-type="float">
            <text:p>1.0771673641202E+021</text:p>
          </table:table-cell>
          <table:table-cell table:formula="of:=FACT([.A275]+[.B275]+1)/FACT([.A275]-1)/FACT([.B275])" office:value-type="float" office:value="441860782381200" calcext:value-type="float">
            <text:p>441860782381200</text:p>
          </table:table-cell>
          <table:table-cell table:formula="of:=10^LOG([.G275])" office:value-type="float" office:value="441860782381200" calcext:value-type="float">
            <text:p>441860782381200</text:p>
          </table:table-cell>
          <table:table-cell table:formula="of:=FACT([.A275])/FACT([.A275]-[.B275])/FACT([.B275])" office:value-type="float" office:value="8855" calcext:value-type="float">
            <text:p>8855</text:p>
          </table:table-cell>
          <table:table-cell table:formula="of:=10^LOG([.I275];10)" office:value-type="float" office:value="8854.99999999998" calcext:value-type="float">
            <text:p>8854.99999999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10^([.B276]*LOG([.A276];10))" office:value-type="float" office:value="1.71615583133459E+027" calcext:value-type="float">
            <text:p>1.71615583133459E+027</text:p>
          </table:table-cell>
          <table:table-cell table:formula="of:=+[.A276]^[.B276]" office:value-type="float" office:value="1.71615583133459E+027" calcext:value-type="float">
            <text:p>1.71615583133459E+027</text:p>
          </table:table-cell>
          <table:table-cell table:formula="of:=FACT([.A276])/(FACT([.A276]-[.B276]))" office:value-type="float" office:value="4.30866945648083E+021" calcext:value-type="float">
            <text:p>4.30866945648083E+021</text:p>
          </table:table-cell>
          <table:table-cell table:formula="of:=10^LOG(FACT([.A276])/FACT([.A276]-[.B276]);10)" office:value-type="float" office:value="4.30866945648081E+021" calcext:value-type="float">
            <text:p>4.30866945648081E+021</text:p>
          </table:table-cell>
          <table:table-cell table:formula="of:=FACT([.A276]+[.B276]+1)/FACT([.A276]-1)/FACT([.B276])" office:value-type="float" office:value="972093721238640" calcext:value-type="float">
            <text:p>972093721238640</text:p>
          </table:table-cell>
          <table:table-cell table:formula="of:=10^LOG([.G276])" office:value-type="float" office:value="972093721238636" calcext:value-type="float">
            <text:p>972093721238636</text:p>
          </table:table-cell>
          <table:table-cell table:formula="of:=FACT([.A276])/FACT([.A276]-[.B276])/FACT([.B276])" office:value-type="float" office:value="1771" calcext:value-type="float">
            <text:p>1771</text:p>
          </table:table-cell>
          <table:table-cell table:formula="of:=10^LOG([.I276];10)"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0^([.B277]*LOG([.A277];10))" office:value-type="float" office:value="3.94715841206955E+028" calcext:value-type="float">
            <text:p>3.94715841206955E+028</text:p>
          </table:table-cell>
          <table:table-cell table:formula="of:=+[.A277]^[.B277]" office:value-type="float" office:value="3.94715841206955E+028" calcext:value-type="float">
            <text:p>3.94715841206955E+028</text:p>
          </table:table-cell>
          <table:table-cell table:formula="of:=FACT([.A277])/(FACT([.A277]-[.B277]))" office:value-type="float" office:value="1.29260083694425E+022" calcext:value-type="float">
            <text:p>1.29260083694425E+022</text:p>
          </table:table-cell>
          <table:table-cell table:formula="of:=10^LOG(FACT([.A277])/FACT([.A277]-[.B277]);10)" office:value-type="float" office:value="1.29260083694424E+022" calcext:value-type="float">
            <text:p>1.29260083694424E+022</text:p>
          </table:table-cell>
          <table:table-cell table:formula="of:=FACT([.A277]+[.B277]+1)/FACT([.A277]-1)/FACT([.B277])" office:value-type="float" office:value="2.0830579740828E+015" calcext:value-type="float">
            <text:p>2.0830579740828E+015</text:p>
          </table:table-cell>
          <table:table-cell table:formula="of:=10^LOG([.G277])" office:value-type="float" office:value="2.08305797408279E+015" calcext:value-type="float">
            <text:p>2.08305797408279E+015</text:p>
          </table:table-cell>
          <table:table-cell table:formula="of:=FACT([.A277])/FACT([.A277]-[.B277])/FACT([.B277])" office:value-type="float" office:value="253" calcext:value-type="float">
            <text:p>253</text:p>
          </table:table-cell>
          <table:table-cell table:formula="of:=10^LOG([.I277];10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10^([.B278]*LOG([.A278];10))" office:value-type="float" office:value="9.07846434775997E+029" calcext:value-type="float">
            <text:p>9.07846434775997E+029</text:p>
          </table:table-cell>
          <table:table-cell table:formula="of:=+[.A278]^[.B278]" office:value-type="float" office:value="9.07846434775996E+029" calcext:value-type="float">
            <text:p>9.07846434775996E+029</text:p>
          </table:table-cell>
          <table:table-cell table:formula="of:=FACT([.A278])/(FACT([.A278]-[.B278]))" office:value-type="float" office:value="2.5852016738885E+022" calcext:value-type="float">
            <text:p>2.5852016738885E+022</text:p>
          </table:table-cell>
          <table:table-cell table:formula="of:=10^LOG(FACT([.A278])/FACT([.A278]-[.B278]);10)" office:value-type="float" office:value="2.58520167388849E+022" calcext:value-type="float">
            <text:p>2.58520167388849E+022</text:p>
          </table:table-cell>
          <table:table-cell table:formula="of:=FACT([.A278]+[.B278]+1)/FACT([.A278]-1)/FACT([.B278])" office:value-type="float" office:value="4355484854900400" calcext:value-type="float">
            <text:p>4355484854900400</text:p>
          </table:table-cell>
          <table:table-cell table:formula="of:=10^LOG([.G278])" office:value-type="float" office:value="4.3554848549004E+015" calcext:value-type="float">
            <text:p>4.3554848549004E+015</text:p>
          </table:table-cell>
          <table:table-cell table:formula="of:=FACT([.A278])/FACT([.A278]-[.B278])/FACT([.B278])" office:value-type="float" office:value="23" calcext:value-type="float">
            <text:p>23</text:p>
          </table:table-cell>
          <table:table-cell table:formula="of:=10^LOG([.I278];10)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10^([.B279]*LOG([.A279];10))" office:value-type="float" office:value="2.08804679998479E+031" calcext:value-type="float">
            <text:p>2.08804679998479E+031</text:p>
          </table:table-cell>
          <table:table-cell table:formula="of:=+[.A279]^[.B279]" office:value-type="float" office:value="2.08804679998479E+031" calcext:value-type="float">
            <text:p>2.08804679998479E+031</text:p>
          </table:table-cell>
          <table:table-cell table:formula="of:=FACT([.A279])/(FACT([.A279]-[.B279]))" office:value-type="float" office:value="2.5852016738885E+022" calcext:value-type="float">
            <text:p>2.5852016738885E+022</text:p>
          </table:table-cell>
          <table:table-cell table:formula="of:=10^LOG(FACT([.A279])/FACT([.A279]-[.B279]);10)" office:value-type="float" office:value="2.58520167388849E+022" calcext:value-type="float">
            <text:p>2.58520167388849E+022</text:p>
          </table:table-cell>
          <table:table-cell table:formula="of:=FACT([.A279]+[.B279]+1)/FACT([.A279]-1)/FACT([.B279])" office:value-type="float" office:value="8900338616535602" calcext:value-type="float">
            <text:p>8900338616535602</text:p>
          </table:table-cell>
          <table:table-cell table:formula="of:=10^LOG([.G279])" office:value-type="float" office:value="8900338616535567" calcext:value-type="float">
            <text:p>8900338616535567</text:p>
          </table:table-cell>
          <table:table-cell table:formula="of:=FACT([.A279])/FACT([.A279]-[.B279])/FACT([.B279])" office:value-type="float" office:value="1" calcext:value-type="float">
            <text:p>1</text:p>
          </table:table-cell>
          <table:table-cell table:formula="of:=10^LOG([.I279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10^([.B280]*LOG([.A280];10))" office:value-type="float" office:value="1" calcext:value-type="float">
            <text:p>1</text:p>
          </table:table-cell>
          <table:table-cell table:formula="of:=+[.A280]^[.B280]" office:value-type="float" office:value="1" calcext:value-type="float">
            <text:p>1</text:p>
          </table:table-cell>
          <table:table-cell table:formula="of:=FACT([.A280])/(FACT([.A280]-[.B280]))" office:value-type="float" office:value="1" calcext:value-type="float">
            <text:p>1</text:p>
          </table:table-cell>
          <table:table-cell table:formula="of:=10^LOG(FACT([.A280])/FACT([.A280]-[.B280]);10)" office:value-type="float" office:value="1" calcext:value-type="float">
            <text:p>1</text:p>
          </table:table-cell>
          <table:table-cell table:formula="of:=FACT([.A280]+[.B280]+1)/FACT([.A280]-1)/FACT([.B280])" office:value-type="float" office:value="600" calcext:value-type="float">
            <text:p>600</text:p>
          </table:table-cell>
          <table:table-cell table:formula="of:=10^LOG([.G280])" office:value-type="float" office:value="600" calcext:value-type="float">
            <text:p>600</text:p>
          </table:table-cell>
          <table:table-cell table:formula="of:=FACT([.A280])/FACT([.A280]-[.B280])/FACT([.B280])" office:value-type="float" office:value="1" calcext:value-type="float">
            <text:p>1</text:p>
          </table:table-cell>
          <table:table-cell table:formula="of:=10^LOG([.I280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10^([.B281]*LOG([.A281];10))" office:value-type="float" office:value="24" calcext:value-type="float">
            <text:p>24</text:p>
          </table:table-cell>
          <table:table-cell table:formula="of:=+[.A281]^[.B281]" office:value-type="float" office:value="24" calcext:value-type="float">
            <text:p>24</text:p>
          </table:table-cell>
          <table:table-cell table:formula="of:=FACT([.A281])/(FACT([.A281]-[.B281]))" office:value-type="float" office:value="24" calcext:value-type="float">
            <text:p>24</text:p>
          </table:table-cell>
          <table:table-cell table:formula="of:=10^LOG(FACT([.A281])/FACT([.A281]-[.B281]);10)" office:value-type="float" office:value="24" calcext:value-type="float">
            <text:p>24</text:p>
          </table:table-cell>
          <table:table-cell table:formula="of:=FACT([.A281]+[.B281]+1)/FACT([.A281]-1)/FACT([.B281])" office:value-type="float" office:value="15600" calcext:value-type="float">
            <text:p>15600</text:p>
          </table:table-cell>
          <table:table-cell table:formula="of:=10^LOG([.G281])" office:value-type="float" office:value="15600" calcext:value-type="float">
            <text:p>15600</text:p>
          </table:table-cell>
          <table:table-cell table:formula="of:=FACT([.A281])/FACT([.A281]-[.B281])/FACT([.B281])" office:value-type="float" office:value="24" calcext:value-type="float">
            <text:p>24</text:p>
          </table:table-cell>
          <table:table-cell table:formula="of:=10^LOG([.I281];1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10^([.B282]*LOG([.A282];10))" office:value-type="float" office:value="576" calcext:value-type="float">
            <text:p>576</text:p>
          </table:table-cell>
          <table:table-cell table:formula="of:=+[.A282]^[.B282]" office:value-type="float" office:value="576" calcext:value-type="float">
            <text:p>576</text:p>
          </table:table-cell>
          <table:table-cell table:formula="of:=FACT([.A282])/(FACT([.A282]-[.B282]))" office:value-type="float" office:value="552" calcext:value-type="float">
            <text:p>552</text:p>
          </table:table-cell>
          <table:table-cell table:formula="of:=10^LOG(FACT([.A282])/FACT([.A282]-[.B282]);10)" office:value-type="float" office:value="552" calcext:value-type="float">
            <text:p>552</text:p>
          </table:table-cell>
          <table:table-cell table:formula="of:=FACT([.A282]+[.B282]+1)/FACT([.A282]-1)/FACT([.B282])" office:value-type="float" office:value="210600" calcext:value-type="float">
            <text:p>210600</text:p>
          </table:table-cell>
          <table:table-cell table:formula="of:=10^LOG([.G282])" office:value-type="float" office:value="210600" calcext:value-type="float">
            <text:p>210600</text:p>
          </table:table-cell>
          <table:table-cell table:formula="of:=FACT([.A282])/FACT([.A282]-[.B282])/FACT([.B282])" office:value-type="float" office:value="276" calcext:value-type="float">
            <text:p>276</text:p>
          </table:table-cell>
          <table:table-cell table:formula="of:=10^LOG([.I282];10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10^([.B283]*LOG([.A283];10))" office:value-type="float" office:value="13824" calcext:value-type="float">
            <text:p>13824</text:p>
          </table:table-cell>
          <table:table-cell table:formula="of:=+[.A283]^[.B283]" office:value-type="float" office:value="13824" calcext:value-type="float">
            <text:p>13824</text:p>
          </table:table-cell>
          <table:table-cell table:formula="of:=FACT([.A283])/(FACT([.A283]-[.B283]))" office:value-type="float" office:value="12144" calcext:value-type="float">
            <text:p>12144</text:p>
          </table:table-cell>
          <table:table-cell table:formula="of:=10^LOG(FACT([.A283])/FACT([.A283]-[.B283]);10)" office:value-type="float" office:value="12144" calcext:value-type="float">
            <text:p>12144</text:p>
          </table:table-cell>
          <table:table-cell table:formula="of:=FACT([.A283]+[.B283]+1)/FACT([.A283]-1)/FACT([.B283])" office:value-type="float" office:value="1965600" calcext:value-type="float">
            <text:p>1965600</text:p>
          </table:table-cell>
          <table:table-cell table:formula="of:=10^LOG([.G283])" office:value-type="float" office:value="1965600" calcext:value-type="float">
            <text:p>1965600</text:p>
          </table:table-cell>
          <table:table-cell table:formula="of:=FACT([.A283])/FACT([.A283]-[.B283])/FACT([.B283])" office:value-type="float" office:value="2024" calcext:value-type="float">
            <text:p>2024</text:p>
          </table:table-cell>
          <table:table-cell table:formula="of:=10^LOG([.I283];10)"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10^([.B284]*LOG([.A284];10))" office:value-type="float" office:value="331776" calcext:value-type="float">
            <text:p>331776</text:p>
          </table:table-cell>
          <table:table-cell table:formula="of:=+[.A284]^[.B284]" office:value-type="float" office:value="331776" calcext:value-type="float">
            <text:p>331776</text:p>
          </table:table-cell>
          <table:table-cell table:formula="of:=FACT([.A284])/(FACT([.A284]-[.B284]))" office:value-type="float" office:value="255024" calcext:value-type="float">
            <text:p>255024</text:p>
          </table:table-cell>
          <table:table-cell table:formula="of:=10^LOG(FACT([.A284])/FACT([.A284]-[.B284]);10)" office:value-type="float" office:value="255024" calcext:value-type="float">
            <text:p>255024</text:p>
          </table:table-cell>
          <table:table-cell table:formula="of:=FACT([.A284]+[.B284]+1)/FACT([.A284]-1)/FACT([.B284])" office:value-type="float" office:value="14250600" calcext:value-type="float">
            <text:p>14250600</text:p>
          </table:table-cell>
          <table:table-cell table:formula="of:=10^LOG([.G284])" office:value-type="float" office:value="14250600" calcext:value-type="float">
            <text:p>14250600</text:p>
          </table:table-cell>
          <table:table-cell table:formula="of:=FACT([.A284])/FACT([.A284]-[.B284])/FACT([.B284])" office:value-type="float" office:value="10626" calcext:value-type="float">
            <text:p>10626</text:p>
          </table:table-cell>
          <table:table-cell table:formula="of:=10^LOG([.I284];10)" office:value-type="float" office:value="10626" calcext:value-type="float">
            <text:p>106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10^([.B285]*LOG([.A285];10))" office:value-type="float" office:value="7962624" calcext:value-type="float">
            <text:p>7962624</text:p>
          </table:table-cell>
          <table:table-cell table:formula="of:=+[.A285]^[.B285]" office:value-type="float" office:value="7962624" calcext:value-type="float">
            <text:p>7962624</text:p>
          </table:table-cell>
          <table:table-cell table:formula="of:=FACT([.A285])/(FACT([.A285]-[.B285]))" office:value-type="float" office:value="5100480" calcext:value-type="float">
            <text:p>5100480</text:p>
          </table:table-cell>
          <table:table-cell table:formula="of:=10^LOG(FACT([.A285])/FACT([.A285]-[.B285]);10)" office:value-type="float" office:value="5100479.99999999" calcext:value-type="float">
            <text:p>5100479.99999999</text:p>
          </table:table-cell>
          <table:table-cell table:formula="of:=FACT([.A285]+[.B285]+1)/FACT([.A285]-1)/FACT([.B285])" office:value-type="float" office:value="85503600" calcext:value-type="float">
            <text:p>85503600</text:p>
          </table:table-cell>
          <table:table-cell table:formula="of:=10^LOG([.G285])" office:value-type="float" office:value="85503599.9999998" calcext:value-type="float">
            <text:p>85503599.9999998</text:p>
          </table:table-cell>
          <table:table-cell table:formula="of:=FACT([.A285])/FACT([.A285]-[.B285])/FACT([.B285])" office:value-type="float" office:value="42504" calcext:value-type="float">
            <text:p>42504</text:p>
          </table:table-cell>
          <table:table-cell table:formula="of:=10^LOG([.I285];10)" office:value-type="float" office:value="42503.9999999999" calcext:value-type="float">
            <text:p>42503.9999999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10^([.B286]*LOG([.A286];10))" office:value-type="float" office:value="191102975.999999" calcext:value-type="float">
            <text:p>191102975.999999</text:p>
          </table:table-cell>
          <table:table-cell table:formula="of:=+[.A286]^[.B286]" office:value-type="float" office:value="191102976" calcext:value-type="float">
            <text:p>191102976</text:p>
          </table:table-cell>
          <table:table-cell table:formula="of:=FACT([.A286])/(FACT([.A286]-[.B286]))" office:value-type="float" office:value="96909120" calcext:value-type="float">
            <text:p>96909120</text:p>
          </table:table-cell>
          <table:table-cell table:formula="of:=10^LOG(FACT([.A286])/FACT([.A286]-[.B286]);10)" office:value-type="float" office:value="96909119.9999999" calcext:value-type="float">
            <text:p>96909119.9999999</text:p>
          </table:table-cell>
          <table:table-cell table:formula="of:=FACT([.A286]+[.B286]+1)/FACT([.A286]-1)/FACT([.B286])" office:value-type="float" office:value="441768600" calcext:value-type="float">
            <text:p>441768600</text:p>
          </table:table-cell>
          <table:table-cell table:formula="of:=10^LOG([.G286])" office:value-type="float" office:value="441768600.000001" calcext:value-type="float">
            <text:p>441768600.000001</text:p>
          </table:table-cell>
          <table:table-cell table:formula="of:=FACT([.A286])/FACT([.A286]-[.B286])/FACT([.B286])" office:value-type="float" office:value="134596" calcext:value-type="float">
            <text:p>134596</text:p>
          </table:table-cell>
          <table:table-cell table:formula="of:=10^LOG([.I286];10)" office:value-type="float" office:value="134596" calcext:value-type="float">
            <text:p>1345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10^([.B287]*LOG([.A287];10))" office:value-type="float" office:value="4586471423.99999" calcext:value-type="float">
            <text:p>4586471423.99999</text:p>
          </table:table-cell>
          <table:table-cell table:formula="of:=+[.A287]^[.B287]" office:value-type="float" office:value="4586471424" calcext:value-type="float">
            <text:p>4586471424</text:p>
          </table:table-cell>
          <table:table-cell table:formula="of:=FACT([.A287])/(FACT([.A287]-[.B287]))" office:value-type="float" office:value="1744364160" calcext:value-type="float">
            <text:p>1744364160</text:p>
          </table:table-cell>
          <table:table-cell table:formula="of:=10^LOG(FACT([.A287])/FACT([.A287]-[.B287]);10)" office:value-type="float" office:value="1744364160" calcext:value-type="float">
            <text:p>1744364160</text:p>
          </table:table-cell>
          <table:table-cell table:formula="of:=FACT([.A287]+[.B287]+1)/FACT([.A287]-1)/FACT([.B287])" office:value-type="float" office:value="2019513600" calcext:value-type="float">
            <text:p>2019513600</text:p>
          </table:table-cell>
          <table:table-cell table:formula="of:=10^LOG([.G287])" office:value-type="float" office:value="2019513600" calcext:value-type="float">
            <text:p>2019513600</text:p>
          </table:table-cell>
          <table:table-cell table:formula="of:=FACT([.A287])/FACT([.A287]-[.B287])/FACT([.B287])" office:value-type="float" office:value="346104" calcext:value-type="float">
            <text:p>346104</text:p>
          </table:table-cell>
          <table:table-cell table:formula="of:=10^LOG([.I287];10)" office:value-type="float" office:value="346104" calcext:value-type="float">
            <text:p>3461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10^([.B288]*LOG([.A288];10))" office:value-type="float" office:value="110075314176" calcext:value-type="float">
            <text:p>110075314176</text:p>
          </table:table-cell>
          <table:table-cell table:formula="of:=+[.A288]^[.B288]" office:value-type="float" office:value="110075314176" calcext:value-type="float">
            <text:p>110075314176</text:p>
          </table:table-cell>
          <table:table-cell table:formula="of:=FACT([.A288])/(FACT([.A288]-[.B288]))" office:value-type="float" office:value="29654190720" calcext:value-type="float">
            <text:p>29654190720</text:p>
          </table:table-cell>
          <table:table-cell table:formula="of:=10^LOG(FACT([.A288])/FACT([.A288]-[.B288]);10)" office:value-type="float" office:value="29654190720" calcext:value-type="float">
            <text:p>29654190720</text:p>
          </table:table-cell>
          <table:table-cell table:formula="of:=FACT([.A288]+[.B288]+1)/FACT([.A288]-1)/FACT([.B288])" office:value-type="float" office:value="8330493600" calcext:value-type="float">
            <text:p>8330493600</text:p>
          </table:table-cell>
          <table:table-cell table:formula="of:=10^LOG([.G288])" office:value-type="float" office:value="8330493599.99999" calcext:value-type="float">
            <text:p>8330493599.99999</text:p>
          </table:table-cell>
          <table:table-cell table:formula="of:=FACT([.A288])/FACT([.A288]-[.B288])/FACT([.B288])" office:value-type="float" office:value="735471" calcext:value-type="float">
            <text:p>735471</text:p>
          </table:table-cell>
          <table:table-cell table:formula="of:=10^LOG([.I288];10)" office:value-type="float" office:value="735470.999999999" calcext:value-type="float">
            <text:p>735470.999999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10^([.B289]*LOG([.A289];10))" office:value-type="float" office:value="2641807540224" calcext:value-type="float">
            <text:p>2641807540224</text:p>
          </table:table-cell>
          <table:table-cell table:formula="of:=+[.A289]^[.B289]" office:value-type="float" office:value="2641807540224" calcext:value-type="float">
            <text:p>2641807540224</text:p>
          </table:table-cell>
          <table:table-cell table:formula="of:=FACT([.A289])/(FACT([.A289]-[.B289]))" office:value-type="float" office:value="474467051520" calcext:value-type="float">
            <text:p>474467051520</text:p>
          </table:table-cell>
          <table:table-cell table:formula="of:=10^LOG(FACT([.A289])/FACT([.A289]-[.B289]);10)" office:value-type="float" office:value="474467051519.998" calcext:value-type="float">
            <text:p>474467051519.998</text:p>
          </table:table-cell>
          <table:table-cell table:formula="of:=FACT([.A289]+[.B289]+1)/FACT([.A289]-1)/FACT([.B289])" office:value-type="float" office:value="31470753600" calcext:value-type="float">
            <text:p>31470753600</text:p>
          </table:table-cell>
          <table:table-cell table:formula="of:=10^LOG([.G289])" office:value-type="float" office:value="31470753599.9998" calcext:value-type="float">
            <text:p>31470753599.9998</text:p>
          </table:table-cell>
          <table:table-cell table:formula="of:=FACT([.A289])/FACT([.A289]-[.B289])/FACT([.B289])" office:value-type="float" office:value="1307504" calcext:value-type="float">
            <text:p>1307504</text:p>
          </table:table-cell>
          <table:table-cell table:formula="of:=10^LOG([.I289];10)" office:value-type="float" office:value="1307504" calcext:value-type="float">
            <text:p>13075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10^([.B290]*LOG([.A290];10))" office:value-type="float" office:value="63403380965376" calcext:value-type="float">
            <text:p>63403380965376</text:p>
          </table:table-cell>
          <table:table-cell table:formula="of:=+[.A290]^[.B290]" office:value-type="float" office:value="63403380965376" calcext:value-type="float">
            <text:p>63403380965376</text:p>
          </table:table-cell>
          <table:table-cell table:formula="of:=FACT([.A290])/(FACT([.A290]-[.B290]))" office:value-type="float" office:value="7117005772800" calcext:value-type="float">
            <text:p>7117005772800</text:p>
          </table:table-cell>
          <table:table-cell table:formula="of:=10^LOG(FACT([.A290])/FACT([.A290]-[.B290]);10)" office:value-type="float" office:value="7117005772799.98" calcext:value-type="float">
            <text:p>7117005772799.98</text:p>
          </table:table-cell>
          <table:table-cell table:formula="of:=FACT([.A290]+[.B290]+1)/FACT([.A290]-1)/FACT([.B290])" office:value-type="float" office:value="110147637600" calcext:value-type="float">
            <text:p>110147637600</text:p>
          </table:table-cell>
          <table:table-cell table:formula="of:=10^LOG([.G290])" office:value-type="float" office:value="110147637599.999" calcext:value-type="float">
            <text:p>110147637599.999</text:p>
          </table:table-cell>
          <table:table-cell table:formula="of:=FACT([.A290])/FACT([.A290]-[.B290])/FACT([.B290])" office:value-type="float" office:value="1961256" calcext:value-type="float">
            <text:p>1961256</text:p>
          </table:table-cell>
          <table:table-cell table:formula="of:=10^LOG([.I290];10)" office:value-type="float" office:value="1961256" calcext:value-type="float">
            <text:p>1961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10^([.B291]*LOG([.A291];10))" office:value-type="float" office:value="1.52168114316902E+015" calcext:value-type="float">
            <text:p>1.52168114316902E+015</text:p>
          </table:table-cell>
          <table:table-cell table:formula="of:=+[.A291]^[.B291]" office:value-type="float" office:value="1521681143169024" calcext:value-type="float">
            <text:p>1521681143169024</text:p>
          </table:table-cell>
          <table:table-cell table:formula="of:=FACT([.A291])/(FACT([.A291]-[.B291]))" office:value-type="float" office:value="99638080819200" calcext:value-type="float">
            <text:p>99638080819200</text:p>
          </table:table-cell>
          <table:table-cell table:formula="of:=10^LOG(FACT([.A291])/FACT([.A291]-[.B291]);10)" office:value-type="float" office:value="99638080819199.7" calcext:value-type="float">
            <text:p>99638080819199.7</text:p>
          </table:table-cell>
          <table:table-cell table:formula="of:=FACT([.A291]+[.B291]+1)/FACT([.A291]-1)/FACT([.B291])" office:value-type="float" office:value="360483177600" calcext:value-type="float">
            <text:p>360483177600</text:p>
          </table:table-cell>
          <table:table-cell table:formula="of:=10^LOG([.G291])" office:value-type="float" office:value="360483177599.998" calcext:value-type="float">
            <text:p>360483177599.998</text:p>
          </table:table-cell>
          <table:table-cell table:formula="of:=FACT([.A291])/FACT([.A291]-[.B291])/FACT([.B291])" office:value-type="float" office:value="2496144" calcext:value-type="float">
            <text:p>2496144</text:p>
          </table:table-cell>
          <table:table-cell table:formula="of:=10^LOG([.I291];10)" office:value-type="float" office:value="2496144" calcext:value-type="float">
            <text:p>24961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0^([.B292]*LOG([.A292];10))" office:value-type="float" office:value="3.65203474360563E+016" calcext:value-type="float">
            <text:p>3.65203474360563E+016</text:p>
          </table:table-cell>
          <table:table-cell table:formula="of:=+[.A292]^[.B292]" office:value-type="float" office:value="3.65203474360566E+016" calcext:value-type="float">
            <text:p>3.65203474360566E+016</text:p>
          </table:table-cell>
          <table:table-cell table:formula="of:=FACT([.A292])/(FACT([.A292]-[.B292]))" office:value-type="float" office:value="1295295050649600" calcext:value-type="float">
            <text:p>1295295050649600</text:p>
          </table:table-cell>
          <table:table-cell table:formula="of:=10^LOG(FACT([.A292])/FACT([.A292]-[.B292]);10)" office:value-type="float" office:value="1295295050649591" calcext:value-type="float">
            <text:p>1295295050649591</text:p>
          </table:table-cell>
          <table:table-cell table:formula="of:=FACT([.A292]+[.B292]+1)/FACT([.A292]-1)/FACT([.B292])" office:value-type="float" office:value="1111489797600" calcext:value-type="float">
            <text:p>1111489797600</text:p>
          </table:table-cell>
          <table:table-cell table:formula="of:=10^LOG([.G292])" office:value-type="float" office:value="1111489797599.99" calcext:value-type="float">
            <text:p>1111489797599.99</text:p>
          </table:table-cell>
          <table:table-cell table:formula="of:=FACT([.A292])/FACT([.A292]-[.B292])/FACT([.B292])" office:value-type="float" office:value="2704156" calcext:value-type="float">
            <text:p>2704156</text:p>
          </table:table-cell>
          <table:table-cell table:formula="of:=10^LOG([.I292];10)" office:value-type="float" office:value="2704156" calcext:value-type="float">
            <text:p>27041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10^([.B293]*LOG([.A293];10))" office:value-type="float" office:value="8.76488338465352E+017" calcext:value-type="float">
            <text:p>8.76488338465352E+017</text:p>
          </table:table-cell>
          <table:table-cell table:formula="of:=+[.A293]^[.B293]" office:value-type="float" office:value="8.76488338465358E+017" calcext:value-type="float">
            <text:p>8.76488338465358E+017</text:p>
          </table:table-cell>
          <table:table-cell table:formula="of:=FACT([.A293])/(FACT([.A293]-[.B293]))" office:value-type="float" office:value="1.55435406077952E+016" calcext:value-type="float">
            <text:p>1.55435406077952E+016</text:p>
          </table:table-cell>
          <table:table-cell table:formula="of:=10^LOG(FACT([.A293])/FACT([.A293]-[.B293]);10)" office:value-type="float" office:value="1.55435406077951E+016" calcext:value-type="float">
            <text:p>1.55435406077951E+016</text:p>
          </table:table-cell>
          <table:table-cell table:formula="of:=FACT([.A293]+[.B293]+1)/FACT([.A293]-1)/FACT([.B293])" office:value-type="float" office:value="3248970177600" calcext:value-type="float">
            <text:p>3248970177600</text:p>
          </table:table-cell>
          <table:table-cell table:formula="of:=10^LOG([.G293])" office:value-type="float" office:value="3248970177599.99" calcext:value-type="float">
            <text:p>3248970177599.99</text:p>
          </table:table-cell>
          <table:table-cell table:formula="of:=FACT([.A293])/FACT([.A293]-[.B293])/FACT([.B293])" office:value-type="float" office:value="2496144" calcext:value-type="float">
            <text:p>2496144</text:p>
          </table:table-cell>
          <table:table-cell table:formula="of:=10^LOG([.I293];10)" office:value-type="float" office:value="2496144" calcext:value-type="float">
            <text:p>24961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0^([.B294]*LOG([.A294];10))" office:value-type="float" office:value="2.10357201231685E+019" calcext:value-type="float">
            <text:p>2.10357201231685E+019</text:p>
          </table:table-cell>
          <table:table-cell table:formula="of:=+[.A294]^[.B294]" office:value-type="float" office:value="2.10357201231686E+019" calcext:value-type="float">
            <text:p>2.10357201231686E+019</text:p>
          </table:table-cell>
          <table:table-cell table:formula="of:=FACT([.A294])/(FACT([.A294]-[.B294]))" office:value-type="float" office:value="1.70978946685747E+017" calcext:value-type="float">
            <text:p>1.70978946685747E+017</text:p>
          </table:table-cell>
          <table:table-cell table:formula="of:=10^LOG(FACT([.A294])/FACT([.A294]-[.B294]);10)" office:value-type="float" office:value="1.70978946685746E+017" calcext:value-type="float">
            <text:p>1.70978946685746E+017</text:p>
          </table:table-cell>
          <table:table-cell table:formula="of:=FACT([.A294]+[.B294]+1)/FACT([.A294]-1)/FACT([.B294])" office:value-type="float" office:value="9050702637600" calcext:value-type="float">
            <text:p>9050702637600</text:p>
          </table:table-cell>
          <table:table-cell table:formula="of:=10^LOG([.G294])" office:value-type="float" office:value="9050702637599.98" calcext:value-type="float">
            <text:p>9050702637599.98</text:p>
          </table:table-cell>
          <table:table-cell table:formula="of:=FACT([.A294])/FACT([.A294]-[.B294])/FACT([.B294])" office:value-type="float" office:value="1961256" calcext:value-type="float">
            <text:p>1961256</text:p>
          </table:table-cell>
          <table:table-cell table:formula="of:=10^LOG([.I294];10)" office:value-type="float" office:value="1961256" calcext:value-type="float">
            <text:p>1961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0^([.B295]*LOG([.A295];10))" office:value-type="float" office:value="5.04857282956044E+020" calcext:value-type="float">
            <text:p>5.04857282956044E+020</text:p>
          </table:table-cell>
          <table:table-cell table:formula="of:=+[.A295]^[.B295]" office:value-type="float" office:value="5.04857282956046E+020" calcext:value-type="float">
            <text:p>5.04857282956046E+020</text:p>
          </table:table-cell>
          <table:table-cell table:formula="of:=FACT([.A295])/(FACT([.A295]-[.B295]))" office:value-type="float" office:value="1.70978946685747E+018" calcext:value-type="float">
            <text:p>1.70978946685747E+018</text:p>
          </table:table-cell>
          <table:table-cell table:formula="of:=10^LOG(FACT([.A295])/FACT([.A295]-[.B295]);10)" office:value-type="float" office:value="1.70978946685746E+018" calcext:value-type="float">
            <text:p>1.70978946685746E+018</text:p>
          </table:table-cell>
          <table:table-cell table:formula="of:=FACT([.A295]+[.B295]+1)/FACT([.A295]-1)/FACT([.B295])" office:value-type="float" office:value="24135207033600" calcext:value-type="float">
            <text:p>24135207033600</text:p>
          </table:table-cell>
          <table:table-cell table:formula="of:=10^LOG([.G295])" office:value-type="float" office:value="24135207033600" calcext:value-type="float">
            <text:p>24135207033600</text:p>
          </table:table-cell>
          <table:table-cell table:formula="of:=FACT([.A295])/FACT([.A295]-[.B295])/FACT([.B295])" office:value-type="float" office:value="1307504" calcext:value-type="float">
            <text:p>1307504</text:p>
          </table:table-cell>
          <table:table-cell table:formula="of:=10^LOG([.I295];10)" office:value-type="float" office:value="1307504" calcext:value-type="float">
            <text:p>13075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10^([.B296]*LOG([.A296];10))" office:value-type="float" office:value="1.21165747909451E+022" calcext:value-type="float">
            <text:p>1.21165747909451E+022</text:p>
          </table:table-cell>
          <table:table-cell table:formula="of:=+[.A296]^[.B296]" office:value-type="float" office:value="1.21165747909451E+022" calcext:value-type="float">
            <text:p>1.21165747909451E+022</text:p>
          </table:table-cell>
          <table:table-cell table:formula="of:=FACT([.A296])/(FACT([.A296]-[.B296]))" office:value-type="float" office:value="1.53881052017172E+019" calcext:value-type="float">
            <text:p>1.53881052017172E+019</text:p>
          </table:table-cell>
          <table:table-cell table:formula="of:=10^LOG(FACT([.A296])/FACT([.A296]-[.B296]);10)" office:value-type="float" office:value="1.53881052017172E+019" calcext:value-type="float">
            <text:p>1.53881052017172E+019</text:p>
          </table:table-cell>
          <table:table-cell table:formula="of:=FACT([.A296]+[.B296]+1)/FACT([.A296]-1)/FACT([.B296])" office:value-type="float" office:value="61846468023600" calcext:value-type="float">
            <text:p>61846468023600</text:p>
          </table:table-cell>
          <table:table-cell table:formula="of:=10^LOG([.G296])" office:value-type="float" office:value="61846468023599.9" calcext:value-type="float">
            <text:p>61846468023599.9</text:p>
          </table:table-cell>
          <table:table-cell table:formula="of:=FACT([.A296])/FACT([.A296]-[.B296])/FACT([.B296])" office:value-type="float" office:value="735471" calcext:value-type="float">
            <text:p>735471</text:p>
          </table:table-cell>
          <table:table-cell table:formula="of:=10^LOG([.I296];10)" office:value-type="float" office:value="735470.999999999" calcext:value-type="float">
            <text:p>735470.999999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10^([.B297]*LOG([.A297];10))" office:value-type="float" office:value="2.90797794982682E+023" calcext:value-type="float">
            <text:p>2.90797794982682E+023</text:p>
          </table:table-cell>
          <table:table-cell table:formula="of:=+[.A297]^[.B297]" office:value-type="float" office:value="2.90797794982683E+023" calcext:value-type="float">
            <text:p>2.90797794982683E+023</text:p>
          </table:table-cell>
          <table:table-cell table:formula="of:=FACT([.A297])/(FACT([.A297]-[.B297]))" office:value-type="float" office:value="1.23104841613738E+020" calcext:value-type="float">
            <text:p>1.23104841613738E+020</text:p>
          </table:table-cell>
          <table:table-cell table:formula="of:=10^LOG(FACT([.A297])/FACT([.A297]-[.B297]);10)" office:value-type="float" office:value="1.23104841613737E+020" calcext:value-type="float">
            <text:p>1.23104841613737E+020</text:p>
          </table:table-cell>
          <table:table-cell table:formula="of:=FACT([.A297]+[.B297]+1)/FACT([.A297]-1)/FACT([.B297])" office:value-type="float" office:value="152797156293600" calcext:value-type="float">
            <text:p>152797156293600</text:p>
          </table:table-cell>
          <table:table-cell table:formula="of:=10^LOG([.G297])" office:value-type="float" office:value="152797156293600" calcext:value-type="float">
            <text:p>152797156293600</text:p>
          </table:table-cell>
          <table:table-cell table:formula="of:=FACT([.A297])/FACT([.A297]-[.B297])/FACT([.B297])" office:value-type="float" office:value="346104" calcext:value-type="float">
            <text:p>346104</text:p>
          </table:table-cell>
          <table:table-cell table:formula="of:=10^LOG([.I297];10)" office:value-type="float" office:value="346104" calcext:value-type="float">
            <text:p>3461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0^([.B298]*LOG([.A298];10))" office:value-type="float" office:value="6.97914707958437E+024" calcext:value-type="float">
            <text:p>6.97914707958437E+024</text:p>
          </table:table-cell>
          <table:table-cell table:formula="of:=+[.A298]^[.B298]" office:value-type="float" office:value="6.97914707958438E+024" calcext:value-type="float">
            <text:p>6.97914707958438E+024</text:p>
          </table:table-cell>
          <table:table-cell table:formula="of:=FACT([.A298])/(FACT([.A298]-[.B298]))" office:value-type="float" office:value="8.61733891296166E+020" calcext:value-type="float">
            <text:p>8.61733891296166E+020</text:p>
          </table:table-cell>
          <table:table-cell table:formula="of:=10^LOG(FACT([.A298])/FACT([.A298]-[.B298]);10)" office:value-type="float" office:value="8.61733891296162E+020" calcext:value-type="float">
            <text:p>8.61733891296162E+020</text:p>
          </table:table-cell>
          <table:table-cell table:formula="of:=FACT([.A298]+[.B298]+1)/FACT([.A298]-1)/FACT([.B298])" office:value-type="float" office:value="365015428923600" calcext:value-type="float">
            <text:p>365015428923600</text:p>
          </table:table-cell>
          <table:table-cell table:formula="of:=10^LOG([.G298])" office:value-type="float" office:value="365015428923599" calcext:value-type="float">
            <text:p>365015428923599</text:p>
          </table:table-cell>
          <table:table-cell table:formula="of:=FACT([.A298])/FACT([.A298]-[.B298])/FACT([.B298])" office:value-type="float" office:value="134596" calcext:value-type="float">
            <text:p>134596</text:p>
          </table:table-cell>
          <table:table-cell table:formula="of:=10^LOG([.I298];10)" office:value-type="float" office:value="134596" calcext:value-type="float">
            <text:p>1345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0^([.B299]*LOG([.A299];10))" office:value-type="float" office:value="1.67499529910025E+026" calcext:value-type="float">
            <text:p>1.67499529910025E+026</text:p>
          </table:table-cell>
          <table:table-cell table:formula="of:=+[.A299]^[.B299]" office:value-type="float" office:value="1.67499529910025E+026" calcext:value-type="float">
            <text:p>1.67499529910025E+026</text:p>
          </table:table-cell>
          <table:table-cell table:formula="of:=FACT([.A299])/(FACT([.A299]-[.B299]))" office:value-type="float" office:value="5.170403347777E+021" calcext:value-type="float">
            <text:p>5.170403347777E+021</text:p>
          </table:table-cell>
          <table:table-cell table:formula="of:=10^LOG(FACT([.A299])/FACT([.A299]-[.B299]);10)" office:value-type="float" office:value="5.17040334777698E+021" calcext:value-type="float">
            <text:p>5.17040334777698E+021</text:p>
          </table:table-cell>
          <table:table-cell table:formula="of:=FACT([.A299]+[.B299]+1)/FACT([.A299]-1)/FACT([.B299])" office:value-type="float" office:value="845298888033600" calcext:value-type="float">
            <text:p>845298888033600</text:p>
          </table:table-cell>
          <table:table-cell table:formula="of:=10^LOG([.G299])" office:value-type="float" office:value="845298888033596" calcext:value-type="float">
            <text:p>845298888033596</text:p>
          </table:table-cell>
          <table:table-cell table:formula="of:=FACT([.A299])/FACT([.A299]-[.B299])/FACT([.B299])" office:value-type="float" office:value="42504" calcext:value-type="float">
            <text:p>42504</text:p>
          </table:table-cell>
          <table:table-cell table:formula="of:=10^LOG([.I299];10)" office:value-type="float" office:value="42503.9999999999" calcext:value-type="float">
            <text:p>42503.9999999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0^([.B300]*LOG([.A300];10))" office:value-type="float" office:value="4.0199887178406E+027" calcext:value-type="float">
            <text:p>4.0199887178406E+027</text:p>
          </table:table-cell>
          <table:table-cell table:formula="of:=+[.A300]^[.B300]" office:value-type="float" office:value="4.0199887178406E+027" calcext:value-type="float">
            <text:p>4.0199887178406E+027</text:p>
          </table:table-cell>
          <table:table-cell table:formula="of:=FACT([.A300])/(FACT([.A300]-[.B300]))" office:value-type="float" office:value="2.5852016738885E+022" calcext:value-type="float">
            <text:p>2.5852016738885E+022</text:p>
          </table:table-cell>
          <table:table-cell table:formula="of:=10^LOG(FACT([.A300])/FACT([.A300]-[.B300]);10)" office:value-type="float" office:value="2.58520167388849E+022" calcext:value-type="float">
            <text:p>2.58520167388849E+022</text:p>
          </table:table-cell>
          <table:table-cell table:formula="of:=FACT([.A300]+[.B300]+1)/FACT([.A300]-1)/FACT([.B300])" office:value-type="float" office:value="1.9019224980756E+015" calcext:value-type="float">
            <text:p>1.9019224980756E+015</text:p>
          </table:table-cell>
          <table:table-cell table:formula="of:=10^LOG([.G300])" office:value-type="float" office:value="1.90192249807559E+015" calcext:value-type="float">
            <text:p>1.90192249807559E+015</text:p>
          </table:table-cell>
          <table:table-cell table:formula="of:=FACT([.A300])/FACT([.A300]-[.B300])/FACT([.B300])" office:value-type="float" office:value="10626" calcext:value-type="float">
            <text:p>10626</text:p>
          </table:table-cell>
          <table:table-cell table:formula="of:=10^LOG([.I300];10)" office:value-type="float" office:value="10626" calcext:value-type="float">
            <text:p>106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10^([.B301]*LOG([.A301];10))" office:value-type="float" office:value="9.64797292281737E+028" calcext:value-type="float">
            <text:p>9.64797292281737E+028</text:p>
          </table:table-cell>
          <table:table-cell table:formula="of:=+[.A301]^[.B301]" office:value-type="float" office:value="9.64797292281745E+028" calcext:value-type="float">
            <text:p>9.64797292281745E+028</text:p>
          </table:table-cell>
          <table:table-cell table:formula="of:=FACT([.A301])/(FACT([.A301]-[.B301]))" office:value-type="float" office:value="1.0340806695554E+023" calcext:value-type="float">
            <text:p>1.0340806695554E+023</text:p>
          </table:table-cell>
          <table:table-cell table:formula="of:=10^LOG(FACT([.A301])/FACT([.A301]-[.B301]);10)" office:value-type="float" office:value="1.0340806695554E+023" calcext:value-type="float">
            <text:p>1.0340806695554E+023</text:p>
          </table:table-cell>
          <table:table-cell table:formula="of:=FACT([.A301]+[.B301]+1)/FACT([.A301]-1)/FACT([.B301])" office:value-type="float" office:value="4.1661159481656E+015" calcext:value-type="float">
            <text:p>4.1661159481656E+015</text:p>
          </table:table-cell>
          <table:table-cell table:formula="of:=10^LOG([.G301])" office:value-type="float" office:value="4.16611594816558E+015" calcext:value-type="float">
            <text:p>4.16611594816558E+015</text:p>
          </table:table-cell>
          <table:table-cell table:formula="of:=FACT([.A301])/FACT([.A301]-[.B301])/FACT([.B301])" office:value-type="float" office:value="2024" calcext:value-type="float">
            <text:p>2024</text:p>
          </table:table-cell>
          <table:table-cell table:formula="of:=10^LOG([.I301];10)"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0^([.B302]*LOG([.A302];10))" office:value-type="float" office:value="2.31551350147617E+030" calcext:value-type="float">
            <text:p>2.31551350147617E+030</text:p>
          </table:table-cell>
          <table:table-cell table:formula="of:=+[.A302]^[.B302]" office:value-type="float" office:value="2.31551350147619E+030" calcext:value-type="float">
            <text:p>2.31551350147619E+030</text:p>
          </table:table-cell>
          <table:table-cell table:formula="of:=FACT([.A302])/(FACT([.A302]-[.B302]))" office:value-type="float" office:value="3.1022420086662E+023" calcext:value-type="float">
            <text:p>3.1022420086662E+023</text:p>
          </table:table-cell>
          <table:table-cell table:formula="of:=10^LOG(FACT([.A302])/FACT([.A302]-[.B302]);10)" office:value-type="float" office:value="3.10224200866616E+023" calcext:value-type="float">
            <text:p>3.10224200866616E+023</text:p>
          </table:table-cell>
          <table:table-cell table:formula="of:=FACT([.A302]+[.B302]+1)/FACT([.A302]-1)/FACT([.B302])" office:value-type="float" office:value="8900338616535602" calcext:value-type="float">
            <text:p>8900338616535602</text:p>
          </table:table-cell>
          <table:table-cell table:formula="of:=10^LOG([.G302])" office:value-type="float" office:value="8900338616535567" calcext:value-type="float">
            <text:p>8900338616535567</text:p>
          </table:table-cell>
          <table:table-cell table:formula="of:=FACT([.A302])/FACT([.A302]-[.B302])/FACT([.B302])" office:value-type="float" office:value="276" calcext:value-type="float">
            <text:p>276</text:p>
          </table:table-cell>
          <table:table-cell table:formula="of:=10^LOG([.I302];10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10^([.B303]*LOG([.A303];10))" office:value-type="float" office:value="5.55723240354282E+031" calcext:value-type="float">
            <text:p>5.55723240354282E+031</text:p>
          </table:table-cell>
          <table:table-cell table:formula="of:=+[.A303]^[.B303]" office:value-type="float" office:value="5.55723240354285E+031" calcext:value-type="float">
            <text:p>5.55723240354285E+031</text:p>
          </table:table-cell>
          <table:table-cell table:formula="of:=FACT([.A303])/(FACT([.A303]-[.B303]))" office:value-type="float" office:value="6.2044840173324E+023" calcext:value-type="float">
            <text:p>6.2044840173324E+023</text:p>
          </table:table-cell>
          <table:table-cell table:formula="of:=10^LOG(FACT([.A303])/FACT([.A303]-[.B303]);10)" office:value-type="float" office:value="6.20448401733238E+023" calcext:value-type="float">
            <text:p>6.20448401733238E+023</text:p>
          </table:table-cell>
          <table:table-cell table:formula="of:=FACT([.A303]+[.B303]+1)/FACT([.A303]-1)/FACT([.B303])" office:value-type="float" office:value="1.85746197214656E+016" calcext:value-type="float">
            <text:p>1.85746197214656E+016</text:p>
          </table:table-cell>
          <table:table-cell table:formula="of:=10^LOG([.G303])" office:value-type="float" office:value="1.85746197214655E+016" calcext:value-type="float">
            <text:p>1.85746197214655E+016</text:p>
          </table:table-cell>
          <table:table-cell table:formula="of:=FACT([.A303])/FACT([.A303]-[.B303])/FACT([.B303])" office:value-type="float" office:value="24" calcext:value-type="float">
            <text:p>24</text:p>
          </table:table-cell>
          <table:table-cell table:formula="of:=10^LOG([.I303];10)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10^([.B304]*LOG([.A304];10))" office:value-type="float" office:value="1.33373577685027E+033" calcext:value-type="float">
            <text:p>1.33373577685027E+033</text:p>
          </table:table-cell>
          <table:table-cell table:formula="of:=+[.A304]^[.B304]" office:value-type="float" office:value="1.33373577685028E+033" calcext:value-type="float">
            <text:p>1.33373577685028E+033</text:p>
          </table:table-cell>
          <table:table-cell table:formula="of:=FACT([.A304])/(FACT([.A304]-[.B304]))" office:value-type="float" office:value="6.2044840173324E+023" calcext:value-type="float">
            <text:p>6.2044840173324E+023</text:p>
          </table:table-cell>
          <table:table-cell table:formula="of:=10^LOG(FACT([.A304])/FACT([.A304]-[.B304]);10)" office:value-type="float" office:value="6.20448401733238E+023" calcext:value-type="float">
            <text:p>6.20448401733238E+023</text:p>
          </table:table-cell>
          <table:table-cell table:formula="of:=FACT([.A304]+[.B304]+1)/FACT([.A304]-1)/FACT([.B304])" office:value-type="float" office:value="3.79231819313256E+016" calcext:value-type="float">
            <text:p>3.79231819313256E+016</text:p>
          </table:table-cell>
          <table:table-cell table:formula="of:=10^LOG([.G304])" office:value-type="float" office:value="3.79231819313255E+016" calcext:value-type="float">
            <text:p>3.79231819313255E+016</text:p>
          </table:table-cell>
          <table:table-cell table:formula="of:=FACT([.A304])/FACT([.A304]-[.B304])/FACT([.B304])" office:value-type="float" office:value="1" calcext:value-type="float">
            <text:p>1</text:p>
          </table:table-cell>
          <table:table-cell table:formula="of:=10^LOG([.I304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10^([.B305]*LOG([.A305];10))" office:value-type="float" office:value="1" calcext:value-type="float">
            <text:p>1</text:p>
          </table:table-cell>
          <table:table-cell table:formula="of:=+[.A305]^[.B305]" office:value-type="float" office:value="1" calcext:value-type="float">
            <text:p>1</text:p>
          </table:table-cell>
          <table:table-cell table:formula="of:=FACT([.A305])/(FACT([.A305]-[.B305]))" office:value-type="float" office:value="1" calcext:value-type="float">
            <text:p>1</text:p>
          </table:table-cell>
          <table:table-cell table:formula="of:=10^LOG(FACT([.A305])/FACT([.A305]-[.B305]);10)" office:value-type="float" office:value="1" calcext:value-type="float">
            <text:p>1</text:p>
          </table:table-cell>
          <table:table-cell table:formula="of:=FACT([.A305]+[.B305]+1)/FACT([.A305]-1)/FACT([.B305])" office:value-type="float" office:value="650" calcext:value-type="float">
            <text:p>650</text:p>
          </table:table-cell>
          <table:table-cell table:formula="of:=10^LOG([.G305])" office:value-type="float" office:value="650" calcext:value-type="float">
            <text:p>650</text:p>
          </table:table-cell>
          <table:table-cell table:formula="of:=FACT([.A305])/FACT([.A305]-[.B305])/FACT([.B305])" office:value-type="float" office:value="1" calcext:value-type="float">
            <text:p>1</text:p>
          </table:table-cell>
          <table:table-cell table:formula="of:=10^LOG([.I305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10^([.B306]*LOG([.A306];10))" office:value-type="float" office:value="25" calcext:value-type="float">
            <text:p>25</text:p>
          </table:table-cell>
          <table:table-cell table:formula="of:=+[.A306]^[.B306]" office:value-type="float" office:value="25" calcext:value-type="float">
            <text:p>25</text:p>
          </table:table-cell>
          <table:table-cell table:formula="of:=FACT([.A306])/(FACT([.A306]-[.B306]))" office:value-type="float" office:value="25" calcext:value-type="float">
            <text:p>25</text:p>
          </table:table-cell>
          <table:table-cell table:formula="of:=10^LOG(FACT([.A306])/FACT([.A306]-[.B306]);10)" office:value-type="float" office:value="25" calcext:value-type="float">
            <text:p>25</text:p>
          </table:table-cell>
          <table:table-cell table:formula="of:=FACT([.A306]+[.B306]+1)/FACT([.A306]-1)/FACT([.B306])" office:value-type="float" office:value="17550" calcext:value-type="float">
            <text:p>17550</text:p>
          </table:table-cell>
          <table:table-cell table:formula="of:=10^LOG([.G306])" office:value-type="float" office:value="17550" calcext:value-type="float">
            <text:p>17550</text:p>
          </table:table-cell>
          <table:table-cell table:formula="of:=FACT([.A306])/FACT([.A306]-[.B306])/FACT([.B306])" office:value-type="float" office:value="25" calcext:value-type="float">
            <text:p>25</text:p>
          </table:table-cell>
          <table:table-cell table:formula="of:=10^LOG([.I306];1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10^([.B307]*LOG([.A307];10))" office:value-type="float" office:value="625" calcext:value-type="float">
            <text:p>625</text:p>
          </table:table-cell>
          <table:table-cell table:formula="of:=+[.A307]^[.B307]" office:value-type="float" office:value="625" calcext:value-type="float">
            <text:p>625</text:p>
          </table:table-cell>
          <table:table-cell table:formula="of:=FACT([.A307])/(FACT([.A307]-[.B307]))" office:value-type="float" office:value="600" calcext:value-type="float">
            <text:p>600</text:p>
          </table:table-cell>
          <table:table-cell table:formula="of:=10^LOG(FACT([.A307])/FACT([.A307]-[.B307]);10)" office:value-type="float" office:value="600" calcext:value-type="float">
            <text:p>600</text:p>
          </table:table-cell>
          <table:table-cell table:formula="of:=FACT([.A307]+[.B307]+1)/FACT([.A307]-1)/FACT([.B307])" office:value-type="float" office:value="245700" calcext:value-type="float">
            <text:p>245700</text:p>
          </table:table-cell>
          <table:table-cell table:formula="of:=10^LOG([.G307])" office:value-type="float" office:value="245700" calcext:value-type="float">
            <text:p>245700</text:p>
          </table:table-cell>
          <table:table-cell table:formula="of:=FACT([.A307])/FACT([.A307]-[.B307])/FACT([.B307])" office:value-type="float" office:value="300" calcext:value-type="float">
            <text:p>300</text:p>
          </table:table-cell>
          <table:table-cell table:formula="of:=10^LOG([.I307];1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10^([.B308]*LOG([.A308];10))" office:value-type="float" office:value="15625" calcext:value-type="float">
            <text:p>15625</text:p>
          </table:table-cell>
          <table:table-cell table:formula="of:=+[.A308]^[.B308]" office:value-type="float" office:value="15625" calcext:value-type="float">
            <text:p>15625</text:p>
          </table:table-cell>
          <table:table-cell table:formula="of:=FACT([.A308])/(FACT([.A308]-[.B308]))" office:value-type="float" office:value="13800" calcext:value-type="float">
            <text:p>13800</text:p>
          </table:table-cell>
          <table:table-cell table:formula="of:=10^LOG(FACT([.A308])/FACT([.A308]-[.B308]);10)" office:value-type="float" office:value="13800" calcext:value-type="float">
            <text:p>13800</text:p>
          </table:table-cell>
          <table:table-cell table:formula="of:=FACT([.A308]+[.B308]+1)/FACT([.A308]-1)/FACT([.B308])" office:value-type="float" office:value="2375100" calcext:value-type="float">
            <text:p>2375100</text:p>
          </table:table-cell>
          <table:table-cell table:formula="of:=10^LOG([.G308])" office:value-type="float" office:value="2375100" calcext:value-type="float">
            <text:p>2375100</text:p>
          </table:table-cell>
          <table:table-cell table:formula="of:=FACT([.A308])/FACT([.A308]-[.B308])/FACT([.B308])" office:value-type="float" office:value="2300" calcext:value-type="float">
            <text:p>2300</text:p>
          </table:table-cell>
          <table:table-cell table:formula="of:=10^LOG([.I308];10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10^([.B309]*LOG([.A309];10))" office:value-type="float" office:value="390625" calcext:value-type="float">
            <text:p>390625</text:p>
          </table:table-cell>
          <table:table-cell table:formula="of:=+[.A309]^[.B309]" office:value-type="float" office:value="390625" calcext:value-type="float">
            <text:p>390625</text:p>
          </table:table-cell>
          <table:table-cell table:formula="of:=FACT([.A309])/(FACT([.A309]-[.B309]))" office:value-type="float" office:value="303600" calcext:value-type="float">
            <text:p>303600</text:p>
          </table:table-cell>
          <table:table-cell table:formula="of:=10^LOG(FACT([.A309])/FACT([.A309]-[.B309]);10)" office:value-type="float" office:value="303600" calcext:value-type="float">
            <text:p>303600</text:p>
          </table:table-cell>
          <table:table-cell table:formula="of:=FACT([.A309]+[.B309]+1)/FACT([.A309]-1)/FACT([.B309])" office:value-type="float" office:value="17813250" calcext:value-type="float">
            <text:p>17813250</text:p>
          </table:table-cell>
          <table:table-cell table:formula="of:=10^LOG([.G309])" office:value-type="float" office:value="17813250" calcext:value-type="float">
            <text:p>17813250</text:p>
          </table:table-cell>
          <table:table-cell table:formula="of:=FACT([.A309])/FACT([.A309]-[.B309])/FACT([.B309])" office:value-type="float" office:value="12650" calcext:value-type="float">
            <text:p>12650</text:p>
          </table:table-cell>
          <table:table-cell table:formula="of:=10^LOG([.I309];10)" office:value-type="float" office:value="12650" calcext:value-type="float">
            <text:p>126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10^([.B310]*LOG([.A310];10))" office:value-type="float" office:value="9765624.99999999" calcext:value-type="float">
            <text:p>9765624.99999999</text:p>
          </table:table-cell>
          <table:table-cell table:formula="of:=+[.A310]^[.B310]" office:value-type="float" office:value="9765625" calcext:value-type="float">
            <text:p>9765625</text:p>
          </table:table-cell>
          <table:table-cell table:formula="of:=FACT([.A310])/(FACT([.A310]-[.B310]))" office:value-type="float" office:value="6375600" calcext:value-type="float">
            <text:p>6375600</text:p>
          </table:table-cell>
          <table:table-cell table:formula="of:=10^LOG(FACT([.A310])/FACT([.A310]-[.B310]);10)" office:value-type="float" office:value="6375599.99999999" calcext:value-type="float">
            <text:p>6375599.99999999</text:p>
          </table:table-cell>
          <table:table-cell table:formula="of:=FACT([.A310]+[.B310]+1)/FACT([.A310]-1)/FACT([.B310])" office:value-type="float" office:value="110442150" calcext:value-type="float">
            <text:p>110442150</text:p>
          </table:table-cell>
          <table:table-cell table:formula="of:=10^LOG([.G310])" office:value-type="float" office:value="110442150" calcext:value-type="float">
            <text:p>110442150</text:p>
          </table:table-cell>
          <table:table-cell table:formula="of:=FACT([.A310])/FACT([.A310]-[.B310])/FACT([.B310])" office:value-type="float" office:value="53130" calcext:value-type="float">
            <text:p>53130</text:p>
          </table:table-cell>
          <table:table-cell table:formula="of:=10^LOG([.I310];10)" office:value-type="float" office:value="53129.9999999999" calcext:value-type="float">
            <text:p>53129.999999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10^([.B311]*LOG([.A311];10))" office:value-type="float" office:value="244140625" calcext:value-type="float">
            <text:p>244140625</text:p>
          </table:table-cell>
          <table:table-cell table:formula="of:=+[.A311]^[.B311]" office:value-type="float" office:value="244140625" calcext:value-type="float">
            <text:p>244140625</text:p>
          </table:table-cell>
          <table:table-cell table:formula="of:=FACT([.A311])/(FACT([.A311]-[.B311]))" office:value-type="float" office:value="127512000" calcext:value-type="float">
            <text:p>127512000</text:p>
          </table:table-cell>
          <table:table-cell table:formula="of:=10^LOG(FACT([.A311])/FACT([.A311]-[.B311]);10)" office:value-type="float" office:value="127512000" calcext:value-type="float">
            <text:p>127512000</text:p>
          </table:table-cell>
          <table:table-cell table:formula="of:=FACT([.A311]+[.B311]+1)/FACT([.A311]-1)/FACT([.B311])" office:value-type="float" office:value="589024800" calcext:value-type="float">
            <text:p>589024800</text:p>
          </table:table-cell>
          <table:table-cell table:formula="of:=10^LOG([.G311])" office:value-type="float" office:value="589024799.999999" calcext:value-type="float">
            <text:p>589024799.999999</text:p>
          </table:table-cell>
          <table:table-cell table:formula="of:=FACT([.A311])/FACT([.A311]-[.B311])/FACT([.B311])" office:value-type="float" office:value="177100" calcext:value-type="float">
            <text:p>177100</text:p>
          </table:table-cell>
          <table:table-cell table:formula="of:=10^LOG([.I311];10)" office:value-type="float" office:value="177100" calcext:value-type="float">
            <text:p>177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10^([.B312]*LOG([.A312];10))" office:value-type="float" office:value="6103515624.99999" calcext:value-type="float">
            <text:p>6103515624.99999</text:p>
          </table:table-cell>
          <table:table-cell table:formula="of:=+[.A312]^[.B312]" office:value-type="float" office:value="6103515625" calcext:value-type="float">
            <text:p>6103515625</text:p>
          </table:table-cell>
          <table:table-cell table:formula="of:=FACT([.A312])/(FACT([.A312]-[.B312]))" office:value-type="float" office:value="2422728000" calcext:value-type="float">
            <text:p>2422728000</text:p>
          </table:table-cell>
          <table:table-cell table:formula="of:=10^LOG(FACT([.A312])/FACT([.A312]-[.B312]);10)" office:value-type="float" office:value="2422728000" calcext:value-type="float">
            <text:p>2422728000</text:p>
          </table:table-cell>
          <table:table-cell table:formula="of:=FACT([.A312]+[.B312]+1)/FACT([.A312]-1)/FACT([.B312])" office:value-type="float" office:value="2776831200" calcext:value-type="float">
            <text:p>2776831200</text:p>
          </table:table-cell>
          <table:table-cell table:formula="of:=10^LOG([.G312])" office:value-type="float" office:value="2776831200" calcext:value-type="float">
            <text:p>2776831200</text:p>
          </table:table-cell>
          <table:table-cell table:formula="of:=FACT([.A312])/FACT([.A312]-[.B312])/FACT([.B312])" office:value-type="float" office:value="480700" calcext:value-type="float">
            <text:p>480700</text:p>
          </table:table-cell>
          <table:table-cell table:formula="of:=10^LOG([.I312];10)" office:value-type="float" office:value="480700" calcext:value-type="float">
            <text:p>4807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10^([.B313]*LOG([.A313];10))" office:value-type="float" office:value="152587890625" calcext:value-type="float">
            <text:p>152587890625</text:p>
          </table:table-cell>
          <table:table-cell table:formula="of:=+[.A313]^[.B313]" office:value-type="float" office:value="152587890625" calcext:value-type="float">
            <text:p>152587890625</text:p>
          </table:table-cell>
          <table:table-cell table:formula="of:=FACT([.A313])/(FACT([.A313]-[.B313]))" office:value-type="float" office:value="43609104000" calcext:value-type="float">
            <text:p>43609104000</text:p>
          </table:table-cell>
          <table:table-cell table:formula="of:=10^LOG(FACT([.A313])/FACT([.A313]-[.B313]);10)" office:value-type="float" office:value="43609104000" calcext:value-type="float">
            <text:p>43609104000</text:p>
          </table:table-cell>
          <table:table-cell table:formula="of:=FACT([.A313]+[.B313]+1)/FACT([.A313]-1)/FACT([.B313])" office:value-type="float" office:value="11801532600" calcext:value-type="float">
            <text:p>11801532600</text:p>
          </table:table-cell>
          <table:table-cell table:formula="of:=10^LOG([.G313])" office:value-type="float" office:value="11801532600" calcext:value-type="float">
            <text:p>11801532600</text:p>
          </table:table-cell>
          <table:table-cell table:formula="of:=FACT([.A313])/FACT([.A313]-[.B313])/FACT([.B313])" office:value-type="float" office:value="1081575" calcext:value-type="float">
            <text:p>1081575</text:p>
          </table:table-cell>
          <table:table-cell table:formula="of:=10^LOG([.I313];10)" office:value-type="float" office:value="1081575" calcext:value-type="float">
            <text:p>1081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10^([.B314]*LOG([.A314];10))" office:value-type="float" office:value="3814697265624.99" calcext:value-type="float">
            <text:p>3814697265624.99</text:p>
          </table:table-cell>
          <table:table-cell table:formula="of:=+[.A314]^[.B314]" office:value-type="float" office:value="3814697265625" calcext:value-type="float">
            <text:p>3814697265625</text:p>
          </table:table-cell>
          <table:table-cell table:formula="of:=FACT([.A314])/(FACT([.A314]-[.B314]))" office:value-type="float" office:value="741354768000" calcext:value-type="float">
            <text:p>741354768000</text:p>
          </table:table-cell>
          <table:table-cell table:formula="of:=10^LOG(FACT([.A314])/FACT([.A314]-[.B314]);10)" office:value-type="float" office:value="741354767999.997" calcext:value-type="float">
            <text:p>741354767999.997</text:p>
          </table:table-cell>
          <table:table-cell table:formula="of:=FACT([.A314]+[.B314]+1)/FACT([.A314]-1)/FACT([.B314])" office:value-type="float" office:value="45894849000" calcext:value-type="float">
            <text:p>45894849000</text:p>
          </table:table-cell>
          <table:table-cell table:formula="of:=10^LOG([.G314])" office:value-type="float" office:value="45894848999.9999" calcext:value-type="float">
            <text:p>45894848999.9999</text:p>
          </table:table-cell>
          <table:table-cell table:formula="of:=FACT([.A314])/FACT([.A314]-[.B314])/FACT([.B314])" office:value-type="float" office:value="2042975" calcext:value-type="float">
            <text:p>2042975</text:p>
          </table:table-cell>
          <table:table-cell table:formula="of:=10^LOG([.I314];10)" office:value-type="float" office:value="2042974.99999999" calcext:value-type="float">
            <text:p>2042974.9999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10^([.B315]*LOG([.A315];10))" office:value-type="float" office:value="95367431640624.8" calcext:value-type="float">
            <text:p>95367431640624.8</text:p>
          </table:table-cell>
          <table:table-cell table:formula="of:=+[.A315]^[.B315]" office:value-type="float" office:value="95367431640625" calcext:value-type="float">
            <text:p>95367431640625</text:p>
          </table:table-cell>
          <table:table-cell table:formula="of:=FACT([.A315])/(FACT([.A315]-[.B315]))" office:value-type="float" office:value="11861676288000" calcext:value-type="float">
            <text:p>11861676288000</text:p>
          </table:table-cell>
          <table:table-cell table:formula="of:=10^LOG(FACT([.A315])/FACT([.A315]-[.B315]);10)" office:value-type="float" office:value="11861676288000" calcext:value-type="float">
            <text:p>11861676288000</text:p>
          </table:table-cell>
          <table:table-cell table:formula="of:=FACT([.A315]+[.B315]+1)/FACT([.A315]-1)/FACT([.B315])" office:value-type="float" office:value="165221456400" calcext:value-type="float">
            <text:p>165221456400</text:p>
          </table:table-cell>
          <table:table-cell table:formula="of:=10^LOG([.G315])" office:value-type="float" office:value="165221456400" calcext:value-type="float">
            <text:p>165221456400</text:p>
          </table:table-cell>
          <table:table-cell table:formula="of:=FACT([.A315])/FACT([.A315]-[.B315])/FACT([.B315])" office:value-type="float" office:value="3268760" calcext:value-type="float">
            <text:p>3268760</text:p>
          </table:table-cell>
          <table:table-cell table:formula="of:=10^LOG([.I315];10)" office:value-type="float" office:value="3268760" calcext:value-type="float">
            <text:p>32687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10^([.B316]*LOG([.A316];10))" office:value-type="float" office:value="2384185791015618" calcext:value-type="float">
            <text:p>2384185791015618</text:p>
          </table:table-cell>
          <table:table-cell table:formula="of:=+[.A316]^[.B316]" office:value-type="float" office:value="2384185791015625" calcext:value-type="float">
            <text:p>2384185791015625</text:p>
          </table:table-cell>
          <table:table-cell table:formula="of:=FACT([.A316])/(FACT([.A316]-[.B316]))" office:value-type="float" office:value="177925144320000" calcext:value-type="float">
            <text:p>177925144320000</text:p>
          </table:table-cell>
          <table:table-cell table:formula="of:=10^LOG(FACT([.A316])/FACT([.A316]-[.B316]);10)" office:value-type="float" office:value="177925144319999" calcext:value-type="float">
            <text:p>177925144319999</text:p>
          </table:table-cell>
          <table:table-cell table:formula="of:=FACT([.A316]+[.B316]+1)/FACT([.A316]-1)/FACT([.B316])" office:value-type="float" office:value="555744898800" calcext:value-type="float">
            <text:p>555744898800</text:p>
          </table:table-cell>
          <table:table-cell table:formula="of:=10^LOG([.G316])" office:value-type="float" office:value="555744898799.999" calcext:value-type="float">
            <text:p>555744898799.999</text:p>
          </table:table-cell>
          <table:table-cell table:formula="of:=FACT([.A316])/FACT([.A316]-[.B316])/FACT([.B316])" office:value-type="float" office:value="4457400" calcext:value-type="float">
            <text:p>4457400</text:p>
          </table:table-cell>
          <table:table-cell table:formula="of:=10^LOG([.I316];10)" office:value-type="float" office:value="4457399.99999999" calcext:value-type="float">
            <text:p>4457399.9999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10^([.B317]*LOG([.A317];10))" office:value-type="float" office:value="5.96046447753904E+016" calcext:value-type="float">
            <text:p>5.96046447753904E+016</text:p>
          </table:table-cell>
          <table:table-cell table:formula="of:=+[.A317]^[.B317]" office:value-type="float" office:value="5.96046447753906E+016" calcext:value-type="float">
            <text:p>5.96046447753906E+016</text:p>
          </table:table-cell>
          <table:table-cell table:formula="of:=FACT([.A317])/(FACT([.A317]-[.B317]))" office:value-type="float" office:value="2.49095202048E+015" calcext:value-type="float">
            <text:p>2.49095202048E+015</text:p>
          </table:table-cell>
          <table:table-cell table:formula="of:=10^LOG(FACT([.A317])/FACT([.A317]-[.B317]);10)" office:value-type="float" office:value="2.49095202047998E+015" calcext:value-type="float">
            <text:p>2.49095202047998E+015</text:p>
          </table:table-cell>
          <table:table-cell table:formula="of:=FACT([.A317]+[.B317]+1)/FACT([.A317]-1)/FACT([.B317])" office:value-type="float" office:value="1759858846200" calcext:value-type="float">
            <text:p>1759858846200</text:p>
          </table:table-cell>
          <table:table-cell table:formula="of:=10^LOG([.G317])" office:value-type="float" office:value="1759858846200" calcext:value-type="float">
            <text:p>1759858846200</text:p>
          </table:table-cell>
          <table:table-cell table:formula="of:=FACT([.A317])/FACT([.A317]-[.B317])/FACT([.B317])" office:value-type="float" office:value="5200300" calcext:value-type="float">
            <text:p>5200300</text:p>
          </table:table-cell>
          <table:table-cell table:formula="of:=10^LOG([.I317];10)" office:value-type="float" office:value="5200299.99999999" calcext:value-type="float">
            <text:p>5200299.9999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10^([.B318]*LOG([.A318];10))" office:value-type="float" office:value="1.49011611938476E+018" calcext:value-type="float">
            <text:p>1.49011611938476E+018</text:p>
          </table:table-cell>
          <table:table-cell table:formula="of:=+[.A318]^[.B318]" office:value-type="float" office:value="1.49011611938477E+018" calcext:value-type="float">
            <text:p>1.49011611938477E+018</text:p>
          </table:table-cell>
          <table:table-cell table:formula="of:=FACT([.A318])/(FACT([.A318]-[.B318]))" office:value-type="float" office:value="3.238237626624E+016" calcext:value-type="float">
            <text:p>3.238237626624E+016</text:p>
          </table:table-cell>
          <table:table-cell table:formula="of:=10^LOG(FACT([.A318])/FACT([.A318]-[.B318]);10)" office:value-type="float" office:value="3.238237626624E+016" calcext:value-type="float">
            <text:p>3.238237626624E+016</text:p>
          </table:table-cell>
          <table:table-cell table:formula="of:=FACT([.A318]+[.B318]+1)/FACT([.A318]-1)/FACT([.B318])" office:value-type="float" office:value="5279576538600" calcext:value-type="float">
            <text:p>5279576538600</text:p>
          </table:table-cell>
          <table:table-cell table:formula="of:=10^LOG([.G318])" office:value-type="float" office:value="5279576538599.99" calcext:value-type="float">
            <text:p>5279576538599.99</text:p>
          </table:table-cell>
          <table:table-cell table:formula="of:=FACT([.A318])/FACT([.A318]-[.B318])/FACT([.B318])" office:value-type="float" office:value="5200300" calcext:value-type="float">
            <text:p>5200300</text:p>
          </table:table-cell>
          <table:table-cell table:formula="of:=10^LOG([.I318];10)" office:value-type="float" office:value="5200299.99999999" calcext:value-type="float">
            <text:p>5200299.9999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10^([.B319]*LOG([.A319];10))" office:value-type="float" office:value="3.7252902984619E+019" calcext:value-type="float">
            <text:p>3.7252902984619E+019</text:p>
          </table:table-cell>
          <table:table-cell table:formula="of:=+[.A319]^[.B319]" office:value-type="float" office:value="3.72529029846191E+019" calcext:value-type="float">
            <text:p>3.72529029846191E+019</text:p>
          </table:table-cell>
          <table:table-cell table:formula="of:=FACT([.A319])/(FACT([.A319]-[.B319]))" office:value-type="float" office:value="3.8858851519488E+017" calcext:value-type="float">
            <text:p>3.8858851519488E+017</text:p>
          </table:table-cell>
          <table:table-cell table:formula="of:=10^LOG(FACT([.A319])/FACT([.A319]-[.B319]);10)" office:value-type="float" office:value="3.88588515194877E+017" calcext:value-type="float">
            <text:p>3.88588515194877E+017</text:p>
          </table:table-cell>
          <table:table-cell table:formula="of:=FACT([.A319]+[.B319]+1)/FACT([.A319]-1)/FACT([.B319])" office:value-type="float" office:value="15084504396000" calcext:value-type="float">
            <text:p>15084504396000</text:p>
          </table:table-cell>
          <table:table-cell table:formula="of:=10^LOG([.G319])" office:value-type="float" office:value="15084504396000" calcext:value-type="float">
            <text:p>15084504396000</text:p>
          </table:table-cell>
          <table:table-cell table:formula="of:=FACT([.A319])/FACT([.A319]-[.B319])/FACT([.B319])" office:value-type="float" office:value="4457400" calcext:value-type="float">
            <text:p>4457400</text:p>
          </table:table-cell>
          <table:table-cell table:formula="of:=10^LOG([.I319];10)" office:value-type="float" office:value="4457399.99999999" calcext:value-type="float">
            <text:p>4457399.9999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10^([.B320]*LOG([.A320];10))" office:value-type="float" office:value="9.31322574615475E+020" calcext:value-type="float">
            <text:p>9.31322574615475E+020</text:p>
          </table:table-cell>
          <table:table-cell table:formula="of:=+[.A320]^[.B320]" office:value-type="float" office:value="9.31322574615479E+020" calcext:value-type="float">
            <text:p>9.31322574615479E+020</text:p>
          </table:table-cell>
          <table:table-cell table:formula="of:=FACT([.A320])/(FACT([.A320]-[.B320]))" office:value-type="float" office:value="4.27447366714368E+018" calcext:value-type="float">
            <text:p>4.27447366714368E+018</text:p>
          </table:table-cell>
          <table:table-cell table:formula="of:=10^LOG(FACT([.A320])/FACT([.A320]-[.B320]);10)" office:value-type="float" office:value="4.27447366714366E+018" calcext:value-type="float">
            <text:p>4.27447366714366E+018</text:p>
          </table:table-cell>
          <table:table-cell table:formula="of:=FACT([.A320]+[.B320]+1)/FACT([.A320]-1)/FACT([.B320])" office:value-type="float" office:value="41230978682400" calcext:value-type="float">
            <text:p>41230978682400</text:p>
          </table:table-cell>
          <table:table-cell table:formula="of:=10^LOG([.G320])" office:value-type="float" office:value="41230978682399.7" calcext:value-type="float">
            <text:p>41230978682399.7</text:p>
          </table:table-cell>
          <table:table-cell table:formula="of:=FACT([.A320])/FACT([.A320]-[.B320])/FACT([.B320])" office:value-type="float" office:value="3268760" calcext:value-type="float">
            <text:p>3268760</text:p>
          </table:table-cell>
          <table:table-cell table:formula="of:=10^LOG([.I320];10)" office:value-type="float" office:value="3268760" calcext:value-type="float">
            <text:p>32687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10^([.B321]*LOG([.A321];10))" office:value-type="float" office:value="2.32830643653869E+022" calcext:value-type="float">
            <text:p>2.32830643653869E+022</text:p>
          </table:table-cell>
          <table:table-cell table:formula="of:=+[.A321]^[.B321]" office:value-type="float" office:value="2.3283064365387E+022" calcext:value-type="float">
            <text:p>2.3283064365387E+022</text:p>
          </table:table-cell>
          <table:table-cell table:formula="of:=FACT([.A321])/(FACT([.A321]-[.B321]))" office:value-type="float" office:value="4.27447366714368E+019" calcext:value-type="float">
            <text:p>4.27447366714368E+019</text:p>
          </table:table-cell>
          <table:table-cell table:formula="of:=10^LOG(FACT([.A321])/FACT([.A321]-[.B321]);10)" office:value-type="float" office:value="4.27447366714366E+019" calcext:value-type="float">
            <text:p>4.27447366714366E+019</text:p>
          </table:table-cell>
          <table:table-cell table:formula="of:=FACT([.A321]+[.B321]+1)/FACT([.A321]-1)/FACT([.B321])" office:value-type="float" office:value="108231319041300" calcext:value-type="float">
            <text:p>108231319041300</text:p>
          </table:table-cell>
          <table:table-cell table:formula="of:=10^LOG([.G321])" office:value-type="float" office:value="108231319041300" calcext:value-type="float">
            <text:p>108231319041300</text:p>
          </table:table-cell>
          <table:table-cell table:formula="of:=FACT([.A321])/FACT([.A321]-[.B321])/FACT([.B321])" office:value-type="float" office:value="2042975" calcext:value-type="float">
            <text:p>2042975</text:p>
          </table:table-cell>
          <table:table-cell table:formula="of:=10^LOG([.I321];10)" office:value-type="float" office:value="2042974.99999999" calcext:value-type="float">
            <text:p>2042974.9999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10^([.B322]*LOG([.A322];10))" office:value-type="float" office:value="5.82076609134672E+023" calcext:value-type="float">
            <text:p>5.82076609134672E+023</text:p>
          </table:table-cell>
          <table:table-cell table:formula="of:=+[.A322]^[.B322]" office:value-type="float" office:value="5.82076609134674E+023" calcext:value-type="float">
            <text:p>5.82076609134674E+023</text:p>
          </table:table-cell>
          <table:table-cell table:formula="of:=FACT([.A322])/(FACT([.A322]-[.B322]))" office:value-type="float" office:value="3.84702630042931E+020" calcext:value-type="float">
            <text:p>3.84702630042931E+020</text:p>
          </table:table-cell>
          <table:table-cell table:formula="of:=10^LOG(FACT([.A322])/FACT([.A322]-[.B322]);10)" office:value-type="float" office:value="3.84702630042929E+020" calcext:value-type="float">
            <text:p>3.84702630042929E+020</text:p>
          </table:table-cell>
          <table:table-cell table:formula="of:=FACT([.A322]+[.B322]+1)/FACT([.A322]-1)/FACT([.B322])" office:value-type="float" office:value="273761571692700" calcext:value-type="float">
            <text:p>273761571692700</text:p>
          </table:table-cell>
          <table:table-cell table:formula="of:=10^LOG([.G322])" office:value-type="float" office:value="273761571692700" calcext:value-type="float">
            <text:p>273761571692700</text:p>
          </table:table-cell>
          <table:table-cell table:formula="of:=FACT([.A322])/FACT([.A322]-[.B322])/FACT([.B322])" office:value-type="float" office:value="1081575" calcext:value-type="float">
            <text:p>1081575</text:p>
          </table:table-cell>
          <table:table-cell table:formula="of:=10^LOG([.I322];10)" office:value-type="float" office:value="1081575" calcext:value-type="float">
            <text:p>1081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0^([.B323]*LOG([.A323];10))" office:value-type="float" office:value="1.45519152283668E+025" calcext:value-type="float">
            <text:p>1.45519152283668E+025</text:p>
          </table:table-cell>
          <table:table-cell table:formula="of:=+[.A323]^[.B323]" office:value-type="float" office:value="1.45519152283669E+025" calcext:value-type="float">
            <text:p>1.45519152283669E+025</text:p>
          </table:table-cell>
          <table:table-cell table:formula="of:=FACT([.A323])/(FACT([.A323]-[.B323]))" office:value-type="float" office:value="3.07762104034345E+021" calcext:value-type="float">
            <text:p>3.07762104034345E+021</text:p>
          </table:table-cell>
          <table:table-cell table:formula="of:=10^LOG(FACT([.A323])/FACT([.A323]-[.B323]);10)" office:value-type="float" office:value="3.07762104034344E+021" calcext:value-type="float">
            <text:p>3.07762104034344E+021</text:p>
          </table:table-cell>
          <table:table-cell table:formula="of:=FACT([.A323]+[.B323]+1)/FACT([.A323]-1)/FACT([.B323])" office:value-type="float" office:value="669194953026600" calcext:value-type="float">
            <text:p>669194953026600</text:p>
          </table:table-cell>
          <table:table-cell table:formula="of:=10^LOG([.G323])" office:value-type="float" office:value="669194953026596" calcext:value-type="float">
            <text:p>669194953026596</text:p>
          </table:table-cell>
          <table:table-cell table:formula="of:=FACT([.A323])/FACT([.A323]-[.B323])/FACT([.B323])" office:value-type="float" office:value="480700" calcext:value-type="float">
            <text:p>480700</text:p>
          </table:table-cell>
          <table:table-cell table:formula="of:=10^LOG([.I323];10)" office:value-type="float" office:value="480700" calcext:value-type="float">
            <text:p>4807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10^([.B324]*LOG([.A324];10))" office:value-type="float" office:value="3.63797880709169E+026" calcext:value-type="float">
            <text:p>3.63797880709169E+026</text:p>
          </table:table-cell>
          <table:table-cell table:formula="of:=+[.A324]^[.B324]" office:value-type="float" office:value="3.63797880709171E+026" calcext:value-type="float">
            <text:p>3.63797880709171E+026</text:p>
          </table:table-cell>
          <table:table-cell table:formula="of:=FACT([.A324])/(FACT([.A324]-[.B324]))" office:value-type="float" office:value="2.15433472824041E+022" calcext:value-type="float">
            <text:p>2.15433472824041E+022</text:p>
          </table:table-cell>
          <table:table-cell table:formula="of:=10^LOG(FACT([.A324])/FACT([.A324]-[.B324]);10)" office:value-type="float" office:value="2.15433472824041E+022" calcext:value-type="float">
            <text:p>2.15433472824041E+022</text:p>
          </table:table-cell>
          <table:table-cell table:formula="of:=FACT([.A324]+[.B324]+1)/FACT([.A324]-1)/FACT([.B324])" office:value-type="float" office:value="1.584935415063E+015" calcext:value-type="float">
            <text:p>1.584935415063E+015</text:p>
          </table:table-cell>
          <table:table-cell table:formula="of:=10^LOG([.G324])" office:value-type="float" office:value="1.584935415063E+015" calcext:value-type="float">
            <text:p>1.584935415063E+015</text:p>
          </table:table-cell>
          <table:table-cell table:formula="of:=FACT([.A324])/FACT([.A324]-[.B324])/FACT([.B324])" office:value-type="float" office:value="177100" calcext:value-type="float">
            <text:p>177100</text:p>
          </table:table-cell>
          <table:table-cell table:formula="of:=10^LOG([.I324];10)" office:value-type="float" office:value="177100" calcext:value-type="float">
            <text:p>177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10^([.B325]*LOG([.A325];10))" office:value-type="float" office:value="9.09494701772923E+027" calcext:value-type="float">
            <text:p>9.09494701772923E+027</text:p>
          </table:table-cell>
          <table:table-cell table:formula="of:=+[.A325]^[.B325]" office:value-type="float" office:value="9.09494701772928E+027" calcext:value-type="float">
            <text:p>9.09494701772928E+027</text:p>
          </table:table-cell>
          <table:table-cell table:formula="of:=FACT([.A325])/(FACT([.A325]-[.B325]))" office:value-type="float" office:value="1.29260083694425E+023" calcext:value-type="float">
            <text:p>1.29260083694425E+023</text:p>
          </table:table-cell>
          <table:table-cell table:formula="of:=10^LOG(FACT([.A325])/FACT([.A325]-[.B325]);10)" office:value-type="float" office:value="1.29260083694424E+023" calcext:value-type="float">
            <text:p>1.29260083694424E+023</text:p>
          </table:table-cell>
          <table:table-cell table:formula="of:=FACT([.A325]+[.B325]+1)/FACT([.A325]-1)/FACT([.B325])" office:value-type="float" office:value="3645351454644900" calcext:value-type="float">
            <text:p>3645351454644900</text:p>
          </table:table-cell>
          <table:table-cell table:formula="of:=10^LOG([.G325])" office:value-type="float" office:value="3645351454644870" calcext:value-type="float">
            <text:p>3645351454644870</text:p>
          </table:table-cell>
          <table:table-cell table:formula="of:=FACT([.A325])/FACT([.A325]-[.B325])/FACT([.B325])" office:value-type="float" office:value="53130" calcext:value-type="float">
            <text:p>53130</text:p>
          </table:table-cell>
          <table:table-cell table:formula="of:=10^LOG([.I325];10)" office:value-type="float" office:value="53129.9999999999" calcext:value-type="float">
            <text:p>53129.999999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10^([.B326]*LOG([.A326];10))" office:value-type="float" office:value="2.27373675443231E+029" calcext:value-type="float">
            <text:p>2.27373675443231E+029</text:p>
          </table:table-cell>
          <table:table-cell table:formula="of:=+[.A326]^[.B326]" office:value-type="float" office:value="2.27373675443232E+029" calcext:value-type="float">
            <text:p>2.27373675443232E+029</text:p>
          </table:table-cell>
          <table:table-cell table:formula="of:=FACT([.A326])/(FACT([.A326]-[.B326]))" office:value-type="float" office:value="6.46300418472124E+023" calcext:value-type="float">
            <text:p>6.46300418472124E+023</text:p>
          </table:table-cell>
          <table:table-cell table:formula="of:=10^LOG(FACT([.A326])/FACT([.A326]-[.B326]);10)" office:value-type="float" office:value="6.46300418472122E+023" calcext:value-type="float">
            <text:p>6.46300418472122E+023</text:p>
          </table:table-cell>
          <table:table-cell table:formula="of:=FACT([.A326]+[.B326]+1)/FACT([.A326]-1)/FACT([.B326])" office:value-type="float" office:value="8158643731824303" calcext:value-type="float">
            <text:p>8158643731824303</text:p>
          </table:table-cell>
          <table:table-cell table:formula="of:=10^LOG([.G326])" office:value-type="float" office:value="8158643731824270" calcext:value-type="float">
            <text:p>8158643731824270</text:p>
          </table:table-cell>
          <table:table-cell table:formula="of:=FACT([.A326])/FACT([.A326]-[.B326])/FACT([.B326])" office:value-type="float" office:value="12650" calcext:value-type="float">
            <text:p>12650</text:p>
          </table:table-cell>
          <table:table-cell table:formula="of:=10^LOG([.I326];10)" office:value-type="float" office:value="12650" calcext:value-type="float">
            <text:p>126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10^([.B327]*LOG([.A327];10))" office:value-type="float" office:value="5.68434188608077E+030" calcext:value-type="float">
            <text:p>5.68434188608077E+030</text:p>
          </table:table-cell>
          <table:table-cell table:formula="of:=+[.A327]^[.B327]" office:value-type="float" office:value="5.6843418860808E+030" calcext:value-type="float">
            <text:p>5.6843418860808E+030</text:p>
          </table:table-cell>
          <table:table-cell table:formula="of:=FACT([.A327])/(FACT([.A327]-[.B327]))" office:value-type="float" office:value="2.5852016738885E+024" calcext:value-type="float">
            <text:p>2.5852016738885E+024</text:p>
          </table:table-cell>
          <table:table-cell table:formula="of:=10^LOG(FACT([.A327])/FACT([.A327]-[.B327]);10)" office:value-type="float" office:value="2.58520167388849E+024" calcext:value-type="float">
            <text:p>2.58520167388849E+024</text:p>
          </table:table-cell>
          <table:table-cell table:formula="of:=FACT([.A327]+[.B327]+1)/FACT([.A327]-1)/FACT([.B327])" office:value-type="float" office:value="1.78006772330712E+016" calcext:value-type="float">
            <text:p>1.78006772330712E+016</text:p>
          </table:table-cell>
          <table:table-cell table:formula="of:=10^LOG([.G327])" office:value-type="float" office:value="1.78006772330711E+016" calcext:value-type="float">
            <text:p>1.78006772330711E+016</text:p>
          </table:table-cell>
          <table:table-cell table:formula="of:=FACT([.A327])/FACT([.A327]-[.B327])/FACT([.B327])" office:value-type="float" office:value="2300" calcext:value-type="float">
            <text:p>2300</text:p>
          </table:table-cell>
          <table:table-cell table:formula="of:=10^LOG([.I327];10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10^([.B328]*LOG([.A328];10))" office:value-type="float" office:value="1.42108547152019E+032" calcext:value-type="float">
            <text:p>1.42108547152019E+032</text:p>
          </table:table-cell>
          <table:table-cell table:formula="of:=+[.A328]^[.B328]" office:value-type="float" office:value="1.4210854715202E+032" calcext:value-type="float">
            <text:p>1.4210854715202E+032</text:p>
          </table:table-cell>
          <table:table-cell table:formula="of:=FACT([.A328])/(FACT([.A328]-[.B328]))" office:value-type="float" office:value="7.75560502166549E+024" calcext:value-type="float">
            <text:p>7.75560502166549E+024</text:p>
          </table:table-cell>
          <table:table-cell table:formula="of:=10^LOG(FACT([.A328])/FACT([.A328]-[.B328]);10)" office:value-type="float" office:value="7.75560502166547E+024" calcext:value-type="float">
            <text:p>7.75560502166547E+024</text:p>
          </table:table-cell>
          <table:table-cell table:formula="of:=FACT([.A328]+[.B328]+1)/FACT([.A328]-1)/FACT([.B328])" office:value-type="float" office:value="3.79231819313256E+016" calcext:value-type="float">
            <text:p>3.79231819313256E+016</text:p>
          </table:table-cell>
          <table:table-cell table:formula="of:=10^LOG([.G328])" office:value-type="float" office:value="3.79231819313255E+016" calcext:value-type="float">
            <text:p>3.79231819313255E+016</text:p>
          </table:table-cell>
          <table:table-cell table:formula="of:=FACT([.A328])/FACT([.A328]-[.B328])/FACT([.B328])" office:value-type="float" office:value="300" calcext:value-type="float">
            <text:p>300</text:p>
          </table:table-cell>
          <table:table-cell table:formula="of:=10^LOG([.I328];1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10^([.B329]*LOG([.A329];10))" office:value-type="float" office:value="3.55271367880048E+033" calcext:value-type="float">
            <text:p>3.55271367880048E+033</text:p>
          </table:table-cell>
          <table:table-cell table:formula="of:=+[.A329]^[.B329]" office:value-type="float" office:value="3.5527136788005E+033" calcext:value-type="float">
            <text:p>3.5527136788005E+033</text:p>
          </table:table-cell>
          <table:table-cell table:formula="of:=FACT([.A329])/(FACT([.A329]-[.B329]))" office:value-type="float" office:value="1.5511210043331E+025" calcext:value-type="float">
            <text:p>1.5511210043331E+025</text:p>
          </table:table-cell>
          <table:table-cell table:formula="of:=10^LOG(FACT([.A329])/FACT([.A329]-[.B329]);10)" office:value-type="float" office:value="1.55112100433308E+025" calcext:value-type="float">
            <text:p>1.55112100433308E+025</text:p>
          </table:table-cell>
          <table:table-cell table:formula="of:=FACT([.A329]+[.B329]+1)/FACT([.A329]-1)/FACT([.B329])" office:value-type="float" office:value="7.9006629023595E+016" calcext:value-type="float">
            <text:p>7.9006629023595E+016</text:p>
          </table:table-cell>
          <table:table-cell table:formula="of:=10^LOG([.G329])" office:value-type="float" office:value="7.90066290235953E+016" calcext:value-type="float">
            <text:p>7.90066290235953E+016</text:p>
          </table:table-cell>
          <table:table-cell table:formula="of:=FACT([.A329])/FACT([.A329]-[.B329])/FACT([.B329])" office:value-type="float" office:value="25" calcext:value-type="float">
            <text:p>25</text:p>
          </table:table-cell>
          <table:table-cell table:formula="of:=10^LOG([.I329];10)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10^([.B330]*LOG([.A330];10))" office:value-type="float" office:value="8.88178419700119E+034" calcext:value-type="float">
            <text:p>8.88178419700119E+034</text:p>
          </table:table-cell>
          <table:table-cell table:formula="of:=+[.A330]^[.B330]" office:value-type="float" office:value="8.88178419700125E+034" calcext:value-type="float">
            <text:p>8.88178419700125E+034</text:p>
          </table:table-cell>
          <table:table-cell table:formula="of:=FACT([.A330])/(FACT([.A330]-[.B330]))" office:value-type="float" office:value="1.5511210043331E+025" calcext:value-type="float">
            <text:p>1.5511210043331E+025</text:p>
          </table:table-cell>
          <table:table-cell table:formula="of:=10^LOG(FACT([.A330])/FACT([.A330]-[.B330]);10)" office:value-type="float" office:value="1.55112100433308E+025" calcext:value-type="float">
            <text:p>1.55112100433308E+025</text:p>
          </table:table-cell>
          <table:table-cell table:formula="of:=FACT([.A330]+[.B330]+1)/FACT([.A330]-1)/FACT([.B330])" office:value-type="float" office:value="1.61173523208134E+017" calcext:value-type="float">
            <text:p>1.61173523208134E+017</text:p>
          </table:table-cell>
          <table:table-cell table:formula="of:=10^LOG([.G330])" office:value-type="float" office:value="1.61173523208133E+017" calcext:value-type="float">
            <text:p>1.61173523208133E+017</text:p>
          </table:table-cell>
          <table:table-cell table:formula="of:=FACT([.A330])/FACT([.A330]-[.B330])/FACT([.B330])" office:value-type="float" office:value="1" calcext:value-type="float">
            <text:p>1</text:p>
          </table:table-cell>
          <table:table-cell table:formula="of:=10^LOG([.I330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10^([.B331]*LOG([.A331];10))" office:value-type="float" office:value="1" calcext:value-type="float">
            <text:p>1</text:p>
          </table:table-cell>
          <table:table-cell table:formula="of:=+[.A331]^[.B331]" office:value-type="float" office:value="1" calcext:value-type="float">
            <text:p>1</text:p>
          </table:table-cell>
          <table:table-cell table:formula="of:=FACT([.A331])/(FACT([.A331]-[.B331]))" office:value-type="float" office:value="1" calcext:value-type="float">
            <text:p>1</text:p>
          </table:table-cell>
          <table:table-cell table:formula="of:=10^LOG(FACT([.A331])/FACT([.A331]-[.B331]);10)" office:value-type="float" office:value="1" calcext:value-type="float">
            <text:p>1</text:p>
          </table:table-cell>
          <table:table-cell table:formula="of:=FACT([.A331]+[.B331]+1)/FACT([.A331]-1)/FACT([.B331])" office:value-type="float" office:value="702" calcext:value-type="float">
            <text:p>702</text:p>
          </table:table-cell>
          <table:table-cell table:formula="of:=10^LOG([.G331])" office:value-type="float" office:value="702" calcext:value-type="float">
            <text:p>702</text:p>
          </table:table-cell>
          <table:table-cell table:formula="of:=FACT([.A331])/FACT([.A331]-[.B331])/FACT([.B331])" office:value-type="float" office:value="1" calcext:value-type="float">
            <text:p>1</text:p>
          </table:table-cell>
          <table:table-cell table:formula="of:=10^LOG([.I331]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10^([.B332]*LOG([.A332];10))" office:value-type="float" office:value="26" calcext:value-type="float">
            <text:p>26</text:p>
          </table:table-cell>
          <table:table-cell table:formula="of:=+[.A332]^[.B332]" office:value-type="float" office:value="26" calcext:value-type="float">
            <text:p>26</text:p>
          </table:table-cell>
          <table:table-cell table:formula="of:=FACT([.A332])/(FACT([.A332]-[.B332]))" office:value-type="float" office:value="26" calcext:value-type="float">
            <text:p>26</text:p>
          </table:table-cell>
          <table:table-cell table:formula="of:=10^LOG(FACT([.A332])/FACT([.A332]-[.B332]);10)" office:value-type="float" office:value="26" calcext:value-type="float">
            <text:p>26</text:p>
          </table:table-cell>
          <table:table-cell table:formula="of:=FACT([.A332]+[.B332]+1)/FACT([.A332]-1)/FACT([.B332])" office:value-type="float" office:value="19656" calcext:value-type="float">
            <text:p>19656</text:p>
          </table:table-cell>
          <table:table-cell table:formula="of:=10^LOG([.G332])" office:value-type="float" office:value="19656" calcext:value-type="float">
            <text:p>19656</text:p>
          </table:table-cell>
          <table:table-cell table:formula="of:=FACT([.A332])/FACT([.A332]-[.B332])/FACT([.B332])" office:value-type="float" office:value="26" calcext:value-type="float">
            <text:p>26</text:p>
          </table:table-cell>
          <table:table-cell table:formula="of:=10^LOG([.I332];1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10^([.B333]*LOG([.A333];10))" office:value-type="float" office:value="676" calcext:value-type="float">
            <text:p>676</text:p>
          </table:table-cell>
          <table:table-cell table:formula="of:=+[.A333]^[.B333]" office:value-type="float" office:value="676" calcext:value-type="float">
            <text:p>676</text:p>
          </table:table-cell>
          <table:table-cell table:formula="of:=FACT([.A333])/(FACT([.A333]-[.B333]))" office:value-type="float" office:value="650" calcext:value-type="float">
            <text:p>650</text:p>
          </table:table-cell>
          <table:table-cell table:formula="of:=10^LOG(FACT([.A333])/FACT([.A333]-[.B333]);10)" office:value-type="float" office:value="650" calcext:value-type="float">
            <text:p>650</text:p>
          </table:table-cell>
          <table:table-cell table:formula="of:=FACT([.A333]+[.B333]+1)/FACT([.A333]-1)/FACT([.B333])" office:value-type="float" office:value="285012" calcext:value-type="float">
            <text:p>285012</text:p>
          </table:table-cell>
          <table:table-cell table:formula="of:=10^LOG([.G333])" office:value-type="float" office:value="285012" calcext:value-type="float">
            <text:p>285012</text:p>
          </table:table-cell>
          <table:table-cell table:formula="of:=FACT([.A333])/FACT([.A333]-[.B333])/FACT([.B333])" office:value-type="float" office:value="325" calcext:value-type="float">
            <text:p>325</text:p>
          </table:table-cell>
          <table:table-cell table:formula="of:=10^LOG([.I333];10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10^([.B334]*LOG([.A334];10))" office:value-type="float" office:value="17576" calcext:value-type="float">
            <text:p>17576</text:p>
          </table:table-cell>
          <table:table-cell table:formula="of:=+[.A334]^[.B334]" office:value-type="float" office:value="17576" calcext:value-type="float">
            <text:p>17576</text:p>
          </table:table-cell>
          <table:table-cell table:formula="of:=FACT([.A334])/(FACT([.A334]-[.B334]))" office:value-type="float" office:value="15600" calcext:value-type="float">
            <text:p>15600</text:p>
          </table:table-cell>
          <table:table-cell table:formula="of:=10^LOG(FACT([.A334])/FACT([.A334]-[.B334]);10)" office:value-type="float" office:value="15600" calcext:value-type="float">
            <text:p>15600</text:p>
          </table:table-cell>
          <table:table-cell table:formula="of:=FACT([.A334]+[.B334]+1)/FACT([.A334]-1)/FACT([.B334])" office:value-type="float" office:value="2850120" calcext:value-type="float">
            <text:p>2850120</text:p>
          </table:table-cell>
          <table:table-cell table:formula="of:=10^LOG([.G334])" office:value-type="float" office:value="2850120" calcext:value-type="float">
            <text:p>2850120</text:p>
          </table:table-cell>
          <table:table-cell table:formula="of:=FACT([.A334])/FACT([.A334]-[.B334])/FACT([.B334])" office:value-type="float" office:value="2600" calcext:value-type="float">
            <text:p>2600</text:p>
          </table:table-cell>
          <table:table-cell table:formula="of:=10^LOG([.I334];10)"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10^([.B335]*LOG([.A335];10))" office:value-type="float" office:value="456976" calcext:value-type="float">
            <text:p>456976</text:p>
          </table:table-cell>
          <table:table-cell table:formula="of:=+[.A335]^[.B335]" office:value-type="float" office:value="456976" calcext:value-type="float">
            <text:p>456976</text:p>
          </table:table-cell>
          <table:table-cell table:formula="of:=FACT([.A335])/(FACT([.A335]-[.B335]))" office:value-type="float" office:value="358800" calcext:value-type="float">
            <text:p>358800</text:p>
          </table:table-cell>
          <table:table-cell table:formula="of:=10^LOG(FACT([.A335])/FACT([.A335]-[.B335]);10)" office:value-type="float" office:value="358799.999999999" calcext:value-type="float">
            <text:p>358799.999999999</text:p>
          </table:table-cell>
          <table:table-cell table:formula="of:=FACT([.A335]+[.B335]+1)/FACT([.A335]-1)/FACT([.B335])" office:value-type="float" office:value="22088430" calcext:value-type="float">
            <text:p>22088430</text:p>
          </table:table-cell>
          <table:table-cell table:formula="of:=10^LOG([.G335])" office:value-type="float" office:value="22088429.9999999" calcext:value-type="float">
            <text:p>22088429.9999999</text:p>
          </table:table-cell>
          <table:table-cell table:formula="of:=FACT([.A335])/FACT([.A335]-[.B335])/FACT([.B335])" office:value-type="float" office:value="14950" calcext:value-type="float">
            <text:p>14950</text:p>
          </table:table-cell>
          <table:table-cell table:formula="of:=10^LOG([.I335];10)"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10^([.B336]*LOG([.A336];10))" office:value-type="float" office:value="11881376" calcext:value-type="float">
            <text:p>11881376</text:p>
          </table:table-cell>
          <table:table-cell table:formula="of:=+[.A336]^[.B336]" office:value-type="float" office:value="11881376" calcext:value-type="float">
            <text:p>11881376</text:p>
          </table:table-cell>
          <table:table-cell table:formula="of:=FACT([.A336])/(FACT([.A336]-[.B336]))" office:value-type="float" office:value="7893600" calcext:value-type="float">
            <text:p>7893600</text:p>
          </table:table-cell>
          <table:table-cell table:formula="of:=10^LOG(FACT([.A336])/FACT([.A336]-[.B336]);10)" office:value-type="float" office:value="7893599.99999999" calcext:value-type="float">
            <text:p>7893599.99999999</text:p>
          </table:table-cell>
          <table:table-cell table:formula="of:=FACT([.A336]+[.B336]+1)/FACT([.A336]-1)/FACT([.B336])" office:value-type="float" office:value="141365952" calcext:value-type="float">
            <text:p>141365952</text:p>
          </table:table-cell>
          <table:table-cell table:formula="of:=10^LOG([.G336])" office:value-type="float" office:value="141365952" calcext:value-type="float">
            <text:p>141365952</text:p>
          </table:table-cell>
          <table:table-cell table:formula="of:=FACT([.A336])/FACT([.A336]-[.B336])/FACT([.B336])" office:value-type="float" office:value="65780" calcext:value-type="float">
            <text:p>65780</text:p>
          </table:table-cell>
          <table:table-cell table:formula="of:=10^LOG([.I336];10)" office:value-type="float" office:value="65780" calcext:value-type="float">
            <text:p>657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10^([.B337]*LOG([.A337];10))" office:value-type="float" office:value="308915776" calcext:value-type="float">
            <text:p>308915776</text:p>
          </table:table-cell>
          <table:table-cell table:formula="of:=+[.A337]^[.B337]" office:value-type="float" office:value="308915776" calcext:value-type="float">
            <text:p>308915776</text:p>
          </table:table-cell>
          <table:table-cell table:formula="of:=FACT([.A337])/(FACT([.A337]-[.B337]))" office:value-type="float" office:value="165765600" calcext:value-type="float">
            <text:p>165765600</text:p>
          </table:table-cell>
          <table:table-cell table:formula="of:=10^LOG(FACT([.A337])/FACT([.A337]-[.B337]);10)" office:value-type="float" office:value="165765600" calcext:value-type="float">
            <text:p>165765600</text:p>
          </table:table-cell>
          <table:table-cell table:formula="of:=FACT([.A337]+[.B337]+1)/FACT([.A337]-1)/FACT([.B337])" office:value-type="float" office:value="777512736" calcext:value-type="float">
            <text:p>777512736</text:p>
          </table:table-cell>
          <table:table-cell table:formula="of:=10^LOG([.G337])" office:value-type="float" office:value="777512735.999999" calcext:value-type="float">
            <text:p>777512735.999999</text:p>
          </table:table-cell>
          <table:table-cell table:formula="of:=FACT([.A337])/FACT([.A337]-[.B337])/FACT([.B337])" office:value-type="float" office:value="230230" calcext:value-type="float">
            <text:p>230230</text:p>
          </table:table-cell>
          <table:table-cell table:formula="of:=10^LOG([.I337];10)" office:value-type="float" office:value="230230" calcext:value-type="float">
            <text:p>2302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10^([.B338]*LOG([.A338];10))" office:value-type="float" office:value="8031810176" calcext:value-type="float">
            <text:p>8031810176</text:p>
          </table:table-cell>
          <table:table-cell table:formula="of:=+[.A338]^[.B338]" office:value-type="float" office:value="8031810176" calcext:value-type="float">
            <text:p>8031810176</text:p>
          </table:table-cell>
          <table:table-cell table:formula="of:=FACT([.A338])/(FACT([.A338]-[.B338]))" office:value-type="float" office:value="3315312000" calcext:value-type="float">
            <text:p>3315312000</text:p>
          </table:table-cell>
          <table:table-cell table:formula="of:=10^LOG(FACT([.A338])/FACT([.A338]-[.B338]);10)" office:value-type="float" office:value="3315311999.99998" calcext:value-type="float">
            <text:p>3315311999.99998</text:p>
          </table:table-cell>
          <table:table-cell table:formula="of:=FACT([.A338]+[.B338]+1)/FACT([.A338]-1)/FACT([.B338])" office:value-type="float" office:value="3776490432" calcext:value-type="float">
            <text:p>3776490432</text:p>
          </table:table-cell>
          <table:table-cell table:formula="of:=10^LOG([.G338])" office:value-type="float" office:value="3776490432" calcext:value-type="float">
            <text:p>3776490432</text:p>
          </table:table-cell>
          <table:table-cell table:formula="of:=FACT([.A338])/FACT([.A338]-[.B338])/FACT([.B338])" office:value-type="float" office:value="657800" calcext:value-type="float">
            <text:p>657800</text:p>
          </table:table-cell>
          <table:table-cell table:formula="of:=10^LOG([.I338];10)" office:value-type="float" office:value="657800" calcext:value-type="float">
            <text:p>657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10^([.B339]*LOG([.A339];10))" office:value-type="float" office:value="208827064576" calcext:value-type="float">
            <text:p>208827064576</text:p>
          </table:table-cell>
          <table:table-cell table:formula="of:=+[.A339]^[.B339]" office:value-type="float" office:value="208827064576" calcext:value-type="float">
            <text:p>208827064576</text:p>
          </table:table-cell>
          <table:table-cell table:formula="of:=FACT([.A339])/(FACT([.A339]-[.B339]))" office:value-type="float" office:value="62990928000" calcext:value-type="float">
            <text:p>62990928000</text:p>
          </table:table-cell>
          <table:table-cell table:formula="of:=10^LOG(FACT([.A339])/FACT([.A339]-[.B339]);10)" office:value-type="float" office:value="62990927999.9999" calcext:value-type="float">
            <text:p>62990927999.9999</text:p>
          </table:table-cell>
          <table:table-cell table:formula="of:=FACT([.A339]+[.B339]+1)/FACT([.A339]-1)/FACT([.B339])" office:value-type="float" office:value="16522145640" calcext:value-type="float">
            <text:p>16522145640</text:p>
          </table:table-cell>
          <table:table-cell table:formula="of:=10^LOG([.G339])" office:value-type="float" office:value="16522145640" calcext:value-type="float">
            <text:p>16522145640</text:p>
          </table:table-cell>
          <table:table-cell table:formula="of:=FACT([.A339])/FACT([.A339]-[.B339])/FACT([.B339])" office:value-type="float" office:value="1562275" calcext:value-type="float">
            <text:p>1562275</text:p>
          </table:table-cell>
          <table:table-cell table:formula="of:=10^LOG([.I339];10)" office:value-type="float" office:value="1562275" calcext:value-type="float">
            <text:p>15622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10^([.B340]*LOG([.A340];10))" office:value-type="float" office:value="5429503678976" calcext:value-type="float">
            <text:p>5429503678976</text:p>
          </table:table-cell>
          <table:table-cell table:formula="of:=+[.A340]^[.B340]" office:value-type="float" office:value="5429503678976" calcext:value-type="float">
            <text:p>5429503678976</text:p>
          </table:table-cell>
          <table:table-cell table:formula="of:=FACT([.A340])/(FACT([.A340]-[.B340]))" office:value-type="float" office:value="1133836704000" calcext:value-type="float">
            <text:p>1133836704000</text:p>
          </table:table-cell>
          <table:table-cell table:formula="of:=10^LOG(FACT([.A340])/FACT([.A340]-[.B340]);10)" office:value-type="float" office:value="1133836704000" calcext:value-type="float">
            <text:p>1133836704000</text:p>
          </table:table-cell>
          <table:table-cell table:formula="of:=FACT([.A340]+[.B340]+1)/FACT([.A340]-1)/FACT([.B340])" office:value-type="float" office:value="66088582560" calcext:value-type="float">
            <text:p>66088582560</text:p>
          </table:table-cell>
          <table:table-cell table:formula="of:=10^LOG([.G340])" office:value-type="float" office:value="66088582560" calcext:value-type="float">
            <text:p>66088582560</text:p>
          </table:table-cell>
          <table:table-cell table:formula="of:=FACT([.A340])/FACT([.A340]-[.B340])/FACT([.B340])" office:value-type="float" office:value="3124550" calcext:value-type="float">
            <text:p>3124550</text:p>
          </table:table-cell>
          <table:table-cell table:formula="of:=10^LOG([.I340];10)" office:value-type="float" office:value="3124550" calcext:value-type="float">
            <text:p>31245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10^([.B341]*LOG([.A341];10))" office:value-type="float" office:value="141167095653376" calcext:value-type="float">
            <text:p>141167095653376</text:p>
          </table:table-cell>
          <table:table-cell table:formula="of:=+[.A341]^[.B341]" office:value-type="float" office:value="141167095653376" calcext:value-type="float">
            <text:p>141167095653376</text:p>
          </table:table-cell>
          <table:table-cell table:formula="of:=FACT([.A341])/(FACT([.A341]-[.B341]))" office:value-type="float" office:value="19275223968000" calcext:value-type="float">
            <text:p>19275223968000</text:p>
          </table:table-cell>
          <table:table-cell table:formula="of:=10^LOG(FACT([.A341])/FACT([.A341]-[.B341]);10)" office:value-type="float" office:value="19275223967999.9" calcext:value-type="float">
            <text:p>19275223967999.9</text:p>
          </table:table-cell>
          <table:table-cell table:formula="of:=FACT([.A341]+[.B341]+1)/FACT([.A341]-1)/FACT([.B341])" office:value-type="float" office:value="244527755472" calcext:value-type="float">
            <text:p>244527755472</text:p>
          </table:table-cell>
          <table:table-cell table:formula="of:=10^LOG([.G341])" office:value-type="float" office:value="244527755472" calcext:value-type="float">
            <text:p>244527755472</text:p>
          </table:table-cell>
          <table:table-cell table:formula="of:=FACT([.A341])/FACT([.A341]-[.B341])/FACT([.B341])" office:value-type="float" office:value="5311735" calcext:value-type="float">
            <text:p>5311735</text:p>
          </table:table-cell>
          <table:table-cell table:formula="of:=10^LOG([.I341];10)" office:value-type="float" office:value="5311734.99999999" calcext:value-type="float">
            <text:p>5311734.9999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10^([.B342]*LOG([.A342];10))" office:value-type="float" office:value="3.67034448698778E+015" calcext:value-type="float">
            <text:p>3.67034448698778E+015</text:p>
          </table:table-cell>
          <table:table-cell table:formula="of:=+[.A342]^[.B342]" office:value-type="float" office:value="3670344486987776" calcext:value-type="float">
            <text:p>3670344486987776</text:p>
          </table:table-cell>
          <table:table-cell table:formula="of:=FACT([.A342])/(FACT([.A342]-[.B342]))" office:value-type="float" office:value="308403583488000" calcext:value-type="float">
            <text:p>308403583488000</text:p>
          </table:table-cell>
          <table:table-cell table:formula="of:=10^LOG(FACT([.A342])/FACT([.A342]-[.B342]);10)" office:value-type="float" office:value="308403583487999" calcext:value-type="float">
            <text:p>308403583487999</text:p>
          </table:table-cell>
          <table:table-cell table:formula="of:=FACT([.A342]+[.B342]+1)/FACT([.A342]-1)/FACT([.B342])" office:value-type="float" office:value="844732246176" calcext:value-type="float">
            <text:p>844732246176</text:p>
          </table:table-cell>
          <table:table-cell table:formula="of:=10^LOG([.G342])" office:value-type="float" office:value="844732246175.995" calcext:value-type="float">
            <text:p>844732246175.995</text:p>
          </table:table-cell>
          <table:table-cell table:formula="of:=FACT([.A342])/FACT([.A342]-[.B342])/FACT([.B342])" office:value-type="float" office:value="7726160" calcext:value-type="float">
            <text:p>7726160</text:p>
          </table:table-cell>
          <table:table-cell table:formula="of:=10^LOG([.I342];10)" office:value-type="float" office:value="7726160" calcext:value-type="float">
            <text:p>7726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10^([.B343]*LOG([.A343];10))" office:value-type="float" office:value="9.5428956661682E+016" calcext:value-type="float">
            <text:p>9.5428956661682E+016</text:p>
          </table:table-cell>
          <table:table-cell table:formula="of:=+[.A343]^[.B343]" office:value-type="float" office:value="9.54289566616822E+016" calcext:value-type="float">
            <text:p>9.54289566616822E+016</text:p>
          </table:table-cell>
          <table:table-cell table:formula="of:=FACT([.A343])/(FACT([.A343]-[.B343]))" office:value-type="float" office:value="4626053752320001" calcext:value-type="float">
            <text:p>4626053752320001</text:p>
          </table:table-cell>
          <table:table-cell table:formula="of:=10^LOG(FACT([.A343])/FACT([.A343]-[.B343]);10)" office:value-type="float" office:value="4626053752319985" calcext:value-type="float">
            <text:p>4626053752319985</text:p>
          </table:table-cell>
          <table:table-cell table:formula="of:=FACT([.A343]+[.B343]+1)/FACT([.A343]-1)/FACT([.B343])" office:value-type="float" office:value="2745379800072" calcext:value-type="float">
            <text:p>2745379800072</text:p>
          </table:table-cell>
          <table:table-cell table:formula="of:=10^LOG([.G343])" office:value-type="float" office:value="2745379800072" calcext:value-type="float">
            <text:p>2745379800072</text:p>
          </table:table-cell>
          <table:table-cell table:formula="of:=FACT([.A343])/FACT([.A343]-[.B343])/FACT([.B343])" office:value-type="float" office:value="9657700" calcext:value-type="float">
            <text:p>9657700</text:p>
          </table:table-cell>
          <table:table-cell table:formula="of:=10^LOG([.I343];10)" office:value-type="float" office:value="9657699.99999997" calcext:value-type="float">
            <text:p>9657699.999999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10^([.B344]*LOG([.A344];10))" office:value-type="float" office:value="2.48115287320373E+018" calcext:value-type="float">
            <text:p>2.48115287320373E+018</text:p>
          </table:table-cell>
          <table:table-cell table:formula="of:=+[.A344]^[.B344]" office:value-type="float" office:value="2.48115287320374E+018" calcext:value-type="float">
            <text:p>2.48115287320374E+018</text:p>
          </table:table-cell>
          <table:table-cell table:formula="of:=FACT([.A344])/(FACT([.A344]-[.B344]))" office:value-type="float" office:value="6.476475253248E+016" calcext:value-type="float">
            <text:p>6.476475253248E+016</text:p>
          </table:table-cell>
          <table:table-cell table:formula="of:=10^LOG(FACT([.A344])/FACT([.A344]-[.B344]);10)" office:value-type="float" office:value="6.47647525324796E+016" calcext:value-type="float">
            <text:p>6.47647525324796E+016</text:p>
          </table:table-cell>
          <table:table-cell table:formula="of:=FACT([.A344]+[.B344]+1)/FACT([.A344]-1)/FACT([.B344])" office:value-type="float" office:value="8447322461760" calcext:value-type="float">
            <text:p>8447322461760</text:p>
          </table:table-cell>
          <table:table-cell table:formula="of:=10^LOG([.G344])" office:value-type="float" office:value="8447322461759.99" calcext:value-type="float">
            <text:p>8447322461759.99</text:p>
          </table:table-cell>
          <table:table-cell table:formula="of:=FACT([.A344])/FACT([.A344]-[.B344])/FACT([.B344])" office:value-type="float" office:value="10400600" calcext:value-type="float">
            <text:p>10400600</text:p>
          </table:table-cell>
          <table:table-cell table:formula="of:=10^LOG([.I344];10)" office:value-type="float" office:value="10400600" calcext:value-type="float">
            <text:p>104006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10^([.B345]*LOG([.A345];10))" office:value-type="float" office:value="6.45099747032971E+019" calcext:value-type="float">
            <text:p>6.45099747032971E+019</text:p>
          </table:table-cell>
          <table:table-cell table:formula="of:=+[.A345]^[.B345]" office:value-type="float" office:value="6.45099747032972E+019" calcext:value-type="float">
            <text:p>6.45099747032972E+019</text:p>
          </table:table-cell>
          <table:table-cell table:formula="of:=FACT([.A345])/(FACT([.A345]-[.B345]))" office:value-type="float" office:value="8.4194178292224E+017" calcext:value-type="float">
            <text:p>8.4194178292224E+017</text:p>
          </table:table-cell>
          <table:table-cell table:formula="of:=10^LOG(FACT([.A345])/FACT([.A345]-[.B345]);10)" office:value-type="float" office:value="8.41941782922235E+017" calcext:value-type="float">
            <text:p>8.41941782922235E+017</text:p>
          </table:table-cell>
          <table:table-cell table:formula="of:=FACT([.A345]+[.B345]+1)/FACT([.A345]-1)/FACT([.B345])" office:value-type="float" office:value="24738587209440" calcext:value-type="float">
            <text:p>24738587209440</text:p>
          </table:table-cell>
          <table:table-cell table:formula="of:=10^LOG([.G345])" office:value-type="float" office:value="24738587209439.9" calcext:value-type="float">
            <text:p>24738587209439.9</text:p>
          </table:table-cell>
          <table:table-cell table:formula="of:=FACT([.A345])/FACT([.A345]-[.B345])/FACT([.B345])" office:value-type="float" office:value="9657700" calcext:value-type="float">
            <text:p>9657700</text:p>
          </table:table-cell>
          <table:table-cell table:formula="of:=10^LOG([.I345];10)" office:value-type="float" office:value="9657699.99999997" calcext:value-type="float">
            <text:p>9657699.999999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10^([.B346]*LOG([.A346];10))" office:value-type="float" office:value="1.67725934228573E+021" calcext:value-type="float">
            <text:p>1.67725934228573E+021</text:p>
          </table:table-cell>
          <table:table-cell table:formula="of:=+[.A346]^[.B346]" office:value-type="float" office:value="1.67725934228573E+021" calcext:value-type="float">
            <text:p>1.67725934228573E+021</text:p>
          </table:table-cell>
          <table:table-cell table:formula="of:=FACT([.A346])/(FACT([.A346]-[.B346]))" office:value-type="float" office:value="1.01033013950669E+019" calcext:value-type="float">
            <text:p>1.01033013950669E+019</text:p>
          </table:table-cell>
          <table:table-cell table:formula="of:=10^LOG(FACT([.A346])/FACT([.A346]-[.B346]);10)" office:value-type="float" office:value="1.01033013950668E+019" calcext:value-type="float">
            <text:p>1.01033013950668E+019</text:p>
          </table:table-cell>
          <table:table-cell table:formula="of:=FACT([.A346]+[.B346]+1)/FACT([.A346]-1)/FACT([.B346])" office:value-type="float" office:value="69268044186432" calcext:value-type="float">
            <text:p>69268044186432</text:p>
          </table:table-cell>
          <table:table-cell table:formula="of:=10^LOG([.G346])" office:value-type="float" office:value="69268044186431.9" calcext:value-type="float">
            <text:p>69268044186431.9</text:p>
          </table:table-cell>
          <table:table-cell table:formula="of:=FACT([.A346])/FACT([.A346]-[.B346])/FACT([.B346])" office:value-type="float" office:value="7726160" calcext:value-type="float">
            <text:p>7726160</text:p>
          </table:table-cell>
          <table:table-cell table:formula="of:=10^LOG([.I346];10)" office:value-type="float" office:value="7726160" calcext:value-type="float">
            <text:p>7726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10^([.B347]*LOG([.A347];10))" office:value-type="float" office:value="4.36087428994289E+022" calcext:value-type="float">
            <text:p>4.36087428994289E+022</text:p>
          </table:table-cell>
          <table:table-cell table:formula="of:=+[.A347]^[.B347]" office:value-type="float" office:value="4.36087428994289E+022" calcext:value-type="float">
            <text:p>4.36087428994289E+022</text:p>
          </table:table-cell>
          <table:table-cell table:formula="of:=FACT([.A347])/(FACT([.A347]-[.B347]))" office:value-type="float" office:value="1.11136315345736E+020" calcext:value-type="float">
            <text:p>1.11136315345736E+020</text:p>
          </table:table-cell>
          <table:table-cell table:formula="of:=10^LOG(FACT([.A347])/FACT([.A347]-[.B347]);10)" office:value-type="float" office:value="1.11136315345735E+020" calcext:value-type="float">
            <text:p>1.11136315345735E+020</text:p>
          </table:table-cell>
          <table:table-cell table:formula="of:=FACT([.A347]+[.B347]+1)/FACT([.A347]-1)/FACT([.B347])" office:value-type="float" office:value="186157868751036" calcext:value-type="float">
            <text:p>186157868751036</text:p>
          </table:table-cell>
          <table:table-cell table:formula="of:=10^LOG([.G347])" office:value-type="float" office:value="186157868751036" calcext:value-type="float">
            <text:p>186157868751036</text:p>
          </table:table-cell>
          <table:table-cell table:formula="of:=FACT([.A347])/FACT([.A347]-[.B347])/FACT([.B347])" office:value-type="float" office:value="5311735" calcext:value-type="float">
            <text:p>5311735</text:p>
          </table:table-cell>
          <table:table-cell table:formula="of:=10^LOG([.I347];10)" office:value-type="float" office:value="5311734.99999999" calcext:value-type="float">
            <text:p>5311734.9999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10^([.B348]*LOG([.A348];10))" office:value-type="float" office:value="1.13382731538515E+024" calcext:value-type="float">
            <text:p>1.13382731538515E+024</text:p>
          </table:table-cell>
          <table:table-cell table:formula="of:=+[.A348]^[.B348]" office:value-type="float" office:value="1.13382731538515E+024" calcext:value-type="float">
            <text:p>1.13382731538515E+024</text:p>
          </table:table-cell>
          <table:table-cell table:formula="of:=FACT([.A348])/(FACT([.A348]-[.B348]))" office:value-type="float" office:value="1.11136315345736E+021" calcext:value-type="float">
            <text:p>1.11136315345736E+021</text:p>
          </table:table-cell>
          <table:table-cell table:formula="of:=10^LOG(FACT([.A348])/FACT([.A348]-[.B348]);10)" office:value-type="float" office:value="1.11136315345735E+021" calcext:value-type="float">
            <text:p>1.11136315345735E+021</text:p>
          </table:table-cell>
          <table:table-cell table:formula="of:=FACT([.A348]+[.B348]+1)/FACT([.A348]-1)/FACT([.B348])" office:value-type="float" office:value="481820366179152" calcext:value-type="float">
            <text:p>481820366179152</text:p>
          </table:table-cell>
          <table:table-cell table:formula="of:=10^LOG([.G348])" office:value-type="float" office:value="481820366179152" calcext:value-type="float">
            <text:p>481820366179152</text:p>
          </table:table-cell>
          <table:table-cell table:formula="of:=FACT([.A348])/FACT([.A348]-[.B348])/FACT([.B348])" office:value-type="float" office:value="3124550" calcext:value-type="float">
            <text:p>3124550</text:p>
          </table:table-cell>
          <table:table-cell table:formula="of:=10^LOG([.I348];10)" office:value-type="float" office:value="3124550" calcext:value-type="float">
            <text:p>31245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0^([.B349]*LOG([.A349];10))" office:value-type="float" office:value="2.9479510200014E+025" calcext:value-type="float">
            <text:p>2.9479510200014E+025</text:p>
          </table:table-cell>
          <table:table-cell table:formula="of:=+[.A349]^[.B349]" office:value-type="float" office:value="2.94795102000139E+025" calcext:value-type="float">
            <text:p>2.94795102000139E+025</text:p>
          </table:table-cell>
          <table:table-cell table:formula="of:=FACT([.A349])/(FACT([.A349]-[.B349]))" office:value-type="float" office:value="1.00022683811162E+022" calcext:value-type="float">
            <text:p>1.00022683811162E+022</text:p>
          </table:table-cell>
          <table:table-cell table:formula="of:=10^LOG(FACT([.A349])/FACT([.A349]-[.B349]);10)" office:value-type="float" office:value="1.00022683811162E+022" calcext:value-type="float">
            <text:p>1.00022683811162E+022</text:p>
          </table:table-cell>
          <table:table-cell table:formula="of:=FACT([.A349]+[.B349]+1)/FACT([.A349]-1)/FACT([.B349])" office:value-type="float" office:value="1.20455091544788E+015" calcext:value-type="float">
            <text:p>1.20455091544788E+015</text:p>
          </table:table-cell>
          <table:table-cell table:formula="of:=10^LOG([.G349])" office:value-type="float" office:value="1.20455091544787E+015" calcext:value-type="float">
            <text:p>1.20455091544787E+015</text:p>
          </table:table-cell>
          <table:table-cell table:formula="of:=FACT([.A349])/FACT([.A349]-[.B349])/FACT([.B349])" office:value-type="float" office:value="1562275" calcext:value-type="float">
            <text:p>1562275</text:p>
          </table:table-cell>
          <table:table-cell table:formula="of:=10^LOG([.I349];10)" office:value-type="float" office:value="1562275" calcext:value-type="float">
            <text:p>15622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10^([.B350]*LOG([.A350];10))" office:value-type="float" office:value="7.66467265200363E+026" calcext:value-type="float">
            <text:p>7.66467265200363E+026</text:p>
          </table:table-cell>
          <table:table-cell table:formula="of:=+[.A350]^[.B350]" office:value-type="float" office:value="7.66467265200362E+026" calcext:value-type="float">
            <text:p>7.66467265200362E+026</text:p>
          </table:table-cell>
          <table:table-cell table:formula="of:=FACT([.A350])/(FACT([.A350]-[.B350]))" office:value-type="float" office:value="8.00181470489297E+022" calcext:value-type="float">
            <text:p>8.00181470489297E+022</text:p>
          </table:table-cell>
          <table:table-cell table:formula="of:=10^LOG(FACT([.A350])/FACT([.A350]-[.B350]);10)" office:value-type="float" office:value="8.00181470489294E+022" calcext:value-type="float">
            <text:p>8.00181470489294E+022</text:p>
          </table:table-cell>
          <table:table-cell table:formula="of:=FACT([.A350]+[.B350]+1)/FACT([.A350]-1)/FACT([.B350])" office:value-type="float" office:value="2.91628116371592E+015" calcext:value-type="float">
            <text:p>2.91628116371592E+015</text:p>
          </table:table-cell>
          <table:table-cell table:formula="of:=10^LOG([.G350])" office:value-type="float" office:value="2916281163715897" calcext:value-type="float">
            <text:p>2916281163715897</text:p>
          </table:table-cell>
          <table:table-cell table:formula="of:=FACT([.A350])/FACT([.A350]-[.B350])/FACT([.B350])" office:value-type="float" office:value="657800" calcext:value-type="float">
            <text:p>657800</text:p>
          </table:table-cell>
          <table:table-cell table:formula="of:=10^LOG([.I350];10)" office:value-type="float" office:value="657800" calcext:value-type="float">
            <text:p>657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10^([.B351]*LOG([.A351];10))" office:value-type="float" office:value="1.99281488952095E+028" calcext:value-type="float">
            <text:p>1.99281488952095E+028</text:p>
          </table:table-cell>
          <table:table-cell table:formula="of:=+[.A351]^[.B351]" office:value-type="float" office:value="1.99281488952094E+028" calcext:value-type="float">
            <text:p>1.99281488952094E+028</text:p>
          </table:table-cell>
          <table:table-cell table:formula="of:=FACT([.A351])/(FACT([.A351]-[.B351]))" office:value-type="float" office:value="5.60127029342508E+023" calcext:value-type="float">
            <text:p>5.60127029342508E+023</text:p>
          </table:table-cell>
          <table:table-cell table:formula="of:=10^LOG(FACT([.A351])/FACT([.A351]-[.B351]);10)" office:value-type="float" office:value="5.60127029342506E+023" calcext:value-type="float">
            <text:p>5.60127029342506E+023</text:p>
          </table:table-cell>
          <table:table-cell table:formula="of:=FACT([.A351]+[.B351]+1)/FACT([.A351]-1)/FACT([.B351])" office:value-type="float" office:value="6853260734732415" calcext:value-type="float">
            <text:p>6853260734732415</text:p>
          </table:table-cell>
          <table:table-cell table:formula="of:=10^LOG([.G351])" office:value-type="float" office:value="6853260734732393" calcext:value-type="float">
            <text:p>6853260734732393</text:p>
          </table:table-cell>
          <table:table-cell table:formula="of:=FACT([.A351])/FACT([.A351]-[.B351])/FACT([.B351])" office:value-type="float" office:value="230230" calcext:value-type="float">
            <text:p>230230</text:p>
          </table:table-cell>
          <table:table-cell table:formula="of:=10^LOG([.I351];10)" office:value-type="float" office:value="230230" calcext:value-type="float">
            <text:p>2302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10^([.B352]*LOG([.A352];10))" office:value-type="float" office:value="5.18131871275446E+029" calcext:value-type="float">
            <text:p>5.18131871275446E+029</text:p>
          </table:table-cell>
          <table:table-cell table:formula="of:=+[.A352]^[.B352]" office:value-type="float" office:value="5.18131871275445E+029" calcext:value-type="float">
            <text:p>5.18131871275445E+029</text:p>
          </table:table-cell>
          <table:table-cell table:formula="of:=FACT([.A352])/(FACT([.A352]-[.B352]))" office:value-type="float" office:value="3.36076217605505E+024" calcext:value-type="float">
            <text:p>3.36076217605505E+024</text:p>
          </table:table-cell>
          <table:table-cell table:formula="of:=10^LOG(FACT([.A352])/FACT([.A352]-[.B352]);10)" office:value-type="float" office:value="3.36076217605504E+024" calcext:value-type="float">
            <text:p>3.36076217605504E+024</text:p>
          </table:table-cell>
          <table:table-cell table:formula="of:=FACT([.A352]+[.B352]+1)/FACT([.A352]-1)/FACT([.B352])" office:value-type="float" office:value="1.56645959651027E+016" calcext:value-type="float">
            <text:p>1.56645959651027E+016</text:p>
          </table:table-cell>
          <table:table-cell table:formula="of:=10^LOG([.G352])" office:value-type="float" office:value="1.56645959651026E+016" calcext:value-type="float">
            <text:p>1.56645959651026E+016</text:p>
          </table:table-cell>
          <table:table-cell table:formula="of:=FACT([.A352])/FACT([.A352]-[.B352])/FACT([.B352])" office:value-type="float" office:value="65780" calcext:value-type="float">
            <text:p>65780</text:p>
          </table:table-cell>
          <table:table-cell table:formula="of:=10^LOG([.I352];10)" office:value-type="float" office:value="65780" calcext:value-type="float">
            <text:p>657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10^([.B353]*LOG([.A353];10))" office:value-type="float" office:value="1.34714286531616E+031" calcext:value-type="float">
            <text:p>1.34714286531616E+031</text:p>
          </table:table-cell>
          <table:table-cell table:formula="of:=+[.A353]^[.B353]" office:value-type="float" office:value="1.34714286531616E+031" calcext:value-type="float">
            <text:p>1.34714286531616E+031</text:p>
          </table:table-cell>
          <table:table-cell table:formula="of:=FACT([.A353])/(FACT([.A353]-[.B353]))" office:value-type="float" office:value="1.68038108802752E+025" calcext:value-type="float">
            <text:p>1.68038108802752E+025</text:p>
          </table:table-cell>
          <table:table-cell table:formula="of:=10^LOG(FACT([.A353])/FACT([.A353]-[.B353]);10)" office:value-type="float" office:value="1.68038108802752E+025" calcext:value-type="float">
            <text:p>1.68038108802752E+025</text:p>
          </table:table-cell>
          <table:table-cell table:formula="of:=FACT([.A353]+[.B353]+1)/FACT([.A353]-1)/FACT([.B353])" office:value-type="float" office:value="3.48893273768196E+016" calcext:value-type="float">
            <text:p>3.48893273768196E+016</text:p>
          </table:table-cell>
          <table:table-cell table:formula="of:=10^LOG([.G353])" office:value-type="float" office:value="3.48893273768194E+016" calcext:value-type="float">
            <text:p>3.48893273768194E+016</text:p>
          </table:table-cell>
          <table:table-cell table:formula="of:=FACT([.A353])/FACT([.A353]-[.B353])/FACT([.B353])" office:value-type="float" office:value="14950" calcext:value-type="float">
            <text:p>14950</text:p>
          </table:table-cell>
          <table:table-cell table:formula="of:=10^LOG([.I353];10)"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10^([.B354]*LOG([.A354];10))" office:value-type="float" office:value="3.50257144982202E+032" calcext:value-type="float">
            <text:p>3.50257144982202E+032</text:p>
          </table:table-cell>
          <table:table-cell table:formula="of:=+[.A354]^[.B354]" office:value-type="float" office:value="3.50257144982201E+032" calcext:value-type="float">
            <text:p>3.50257144982201E+032</text:p>
          </table:table-cell>
          <table:table-cell table:formula="of:=FACT([.A354])/(FACT([.A354]-[.B354]))" office:value-type="float" office:value="6.7215243521101E+025" calcext:value-type="float">
            <text:p>6.7215243521101E+025</text:p>
          </table:table-cell>
          <table:table-cell table:formula="of:=10^LOG(FACT([.A354])/FACT([.A354]-[.B354]);10)" office:value-type="float" office:value="6.72152435211007E+025" calcext:value-type="float">
            <text:p>6.72152435211007E+025</text:p>
          </table:table-cell>
          <table:table-cell table:formula="of:=FACT([.A354]+[.B354]+1)/FACT([.A354]-1)/FACT([.B354])" office:value-type="float" office:value="7.58463638626512E+016" calcext:value-type="float">
            <text:p>7.58463638626512E+016</text:p>
          </table:table-cell>
          <table:table-cell table:formula="of:=10^LOG([.G354])" office:value-type="float" office:value="7.58463638626509E+016" calcext:value-type="float">
            <text:p>7.58463638626509E+016</text:p>
          </table:table-cell>
          <table:table-cell table:formula="of:=FACT([.A354])/FACT([.A354]-[.B354])/FACT([.B354])" office:value-type="float" office:value="2600" calcext:value-type="float">
            <text:p>2600</text:p>
          </table:table-cell>
          <table:table-cell table:formula="of:=10^LOG([.I354];10)"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10^([.B355]*LOG([.A355];10))" office:value-type="float" office:value="9.10668576953718E+033" calcext:value-type="float">
            <text:p>9.10668576953718E+033</text:p>
          </table:table-cell>
          <table:table-cell table:formula="of:=+[.A355]^[.B355]" office:value-type="float" office:value="9.10668576953722E+033" calcext:value-type="float">
            <text:p>9.10668576953722E+033</text:p>
          </table:table-cell>
          <table:table-cell table:formula="of:=FACT([.A355])/(FACT([.A355]-[.B355]))" office:value-type="float" office:value="2.01645730563303E+026" calcext:value-type="float">
            <text:p>2.01645730563303E+026</text:p>
          </table:table-cell>
          <table:table-cell table:formula="of:=10^LOG(FACT([.A355])/FACT([.A355]-[.B355]);10)" office:value-type="float" office:value="2.01645730563301E+026" calcext:value-type="float">
            <text:p>2.01645730563301E+026</text:p>
          </table:table-cell>
          <table:table-cell table:formula="of:=FACT([.A355]+[.B355]+1)/FACT([.A355]-1)/FACT([.B355])" office:value-type="float" office:value="1.61173523208134E+017" calcext:value-type="float">
            <text:p>1.61173523208134E+017</text:p>
          </table:table-cell>
          <table:table-cell table:formula="of:=10^LOG([.G355])" office:value-type="float" office:value="1.61173523208133E+017" calcext:value-type="float">
            <text:p>1.61173523208133E+017</text:p>
          </table:table-cell>
          <table:table-cell table:formula="of:=FACT([.A355])/FACT([.A355]-[.B355])/FACT([.B355])" office:value-type="float" office:value="325" calcext:value-type="float">
            <text:p>325</text:p>
          </table:table-cell>
          <table:table-cell table:formula="of:=10^LOG([.I355];10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10^([.B356]*LOG([.A356];10))" office:value-type="float" office:value="2.36773830007969E+035" calcext:value-type="float">
            <text:p>2.36773830007969E+035</text:p>
          </table:table-cell>
          <table:table-cell table:formula="of:=+[.A356]^[.B356]" office:value-type="float" office:value="2.36773830007968E+035" calcext:value-type="float">
            <text:p>2.36773830007968E+035</text:p>
          </table:table-cell>
          <table:table-cell table:formula="of:=FACT([.A356])/(FACT([.A356]-[.B356]))" office:value-type="float" office:value="4.03291461126606E+026" calcext:value-type="float">
            <text:p>4.03291461126606E+026</text:p>
          </table:table-cell>
          <table:table-cell table:formula="of:=10^LOG(FACT([.A356])/FACT([.A356]-[.B356]);10)" office:value-type="float" office:value="4.03291461126605E+026" calcext:value-type="float">
            <text:p>4.03291461126605E+026</text:p>
          </table:table-cell>
          <table:table-cell table:formula="of:=FACT([.A356]+[.B356]+1)/FACT([.A356]-1)/FACT([.B356])" office:value-type="float" office:value="3.35240928272918E+017" calcext:value-type="float">
            <text:p>3.35240928272918E+017</text:p>
          </table:table-cell>
          <table:table-cell table:formula="of:=10^LOG([.G356])" office:value-type="float" office:value="3.35240928272919E+017" calcext:value-type="float">
            <text:p>3.35240928272919E+017</text:p>
          </table:table-cell>
          <table:table-cell table:formula="of:=FACT([.A356])/FACT([.A356]-[.B356])/FACT([.B356])" office:value-type="float" office:value="26" calcext:value-type="float">
            <text:p>26</text:p>
          </table:table-cell>
          <table:table-cell table:formula="of:=10^LOG([.I356];10)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10^([.B357]*LOG([.A357];10))" office:value-type="float" office:value="6.15611958020714E+036" calcext:value-type="float">
            <text:p>6.15611958020714E+036</text:p>
          </table:table-cell>
          <table:table-cell table:formula="of:=+[.A357]^[.B357]" office:value-type="float" office:value="6.15611958020716E+036" calcext:value-type="float">
            <text:p>6.15611958020716E+036</text:p>
          </table:table-cell>
          <table:table-cell table:formula="of:=FACT([.A357])/(FACT([.A357]-[.B357]))" office:value-type="float" office:value="4.03291461126606E+026" calcext:value-type="float">
            <text:p>4.03291461126606E+026</text:p>
          </table:table-cell>
          <table:table-cell table:formula="of:=10^LOG(FACT([.A357])/FACT([.A357]-[.B357]);10)" office:value-type="float" office:value="4.03291461126605E+026" calcext:value-type="float">
            <text:p>4.03291461126605E+026</text:p>
          </table:table-cell>
          <table:table-cell table:formula="of:=FACT([.A357]+[.B357]+1)/FACT([.A357]-1)/FACT([.B357])" office:value-type="float" office:value="6.83375738402487E+017" calcext:value-type="float">
            <text:p>6.83375738402487E+017</text:p>
          </table:table-cell>
          <table:table-cell table:formula="of:=10^LOG([.G357])" office:value-type="float" office:value="6.83375738402481E+017" calcext:value-type="float">
            <text:p>6.83375738402481E+017</text:p>
          </table:table-cell>
          <table:table-cell table:formula="of:=FACT([.A357])/FACT([.A357]-[.B357])/FACT([.B357])" office:value-type="float" office:value="1" calcext:value-type="float">
            <text:p>1</text:p>
          </table:table-cell>
          <table:table-cell table:formula="of:=10^LOG([.I357];10)" office:value-type="float" office:value="1" calcext:value-type="float">
            <text:p>1</text:p>
          </table:table-cell>
        </table:table-row>
        <table:table-row table:style-name="ro1" table:number-rows-repeated="10482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2:21:35.938702015</meta:creation-date>
    <dc:date>2019-09-28T16:04:17.624653967</dc:date>
    <meta:editing-duration>PT50M6S</meta:editing-duration>
    <meta:editing-cycles>1</meta:editing-cycles>
    <meta:document-statistic meta:table-count="1" meta:cell-count="3558" meta:object-count="0"/>
    <meta:generator>LibreOffice/6.0.7.3$Linux_X86_64 LibreOffice_project/00m0$Build-3</meta:generator>
  </office:meta>
</office:document-meta>
</file>